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4.8563in"/>
    </style:style>
    <style:style style:name="co3" style:family="table-column">
      <style:table-column-properties fo:break-before="auto" style:column-width="1.0189in"/>
    </style:style>
    <style:style style:name="co4" style:family="table-column">
      <style:table-column-properties fo:break-before="auto" style:column-width="1.5228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Normal_20_2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" style:family="table-cell" style:parent-style-name="Normal_20_2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Normal_20_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row table:style-name="ro1">
          <table:table-cell table:style-name="ce16" office:value-type="string" calcext:value-type="string">
            <text:p>Codigo</text:p>
          </table:table-cell>
          <table:table-cell table:style-name="ce16" office:value-type="string" calcext:value-type="string">
            <text:p>Descripcion</text:p>
          </table:table-cell>
          <table:table-cell table:style-name="ce16" office:value-type="string" calcext:value-type="string">
            <text:p>Marca</text:p>
          </table:table-cell>
          <table:table-cell table:style-name="ce16" office:value-type="string" calcext:value-type="string">
            <text:p>Precio de lista</text:p>
          </table:table-cell>
          <table:table-cell table:style-name="ce16" office:value-type="string" calcext:value-type="string">
            <text:p>Moneda</text:p>
          </table:table-cell>
          <table:table-cell office:value-type="string" calcext:value-type="string">
            <text:p>Iva</text:p>
          </table:table-cell>
        </table:table-row>
        <table:table-row table:style-name="ro2">
          <table:table-cell table:style-name="ce17" office:value-type="string" calcext:value-type="string">
            <text:p>0201000</text:p>
          </table:table-cell>
          <table:table-cell table:style-name="ce17" office:value-type="string" calcext:value-type="string">
            <text:p>BC2.5 GRIS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10</text:p>
          </table:table-cell>
          <table:table-cell table:style-name="ce17" office:value-type="string" calcext:value-type="string">
            <text:p>BT2.5 - BORNERA TIERRA (verde/amarillo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2" calcext:value-type="float">
            <text:p>4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15</text:p>
          </table:table-cell>
          <table:table-cell table:style-name="ce17" office:value-type="string" calcext:value-type="string">
            <text:p>BC2.5 AZUL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19</text:p>
          </table:table-cell>
          <table:table-cell table:style-name="ce17" office:value-type="string" calcext:value-type="string">
            <text:p>BC2.5 NARANJA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21</text:p>
          </table:table-cell>
          <table:table-cell table:style-name="ce17" office:value-type="string" calcext:value-type="string">
            <text:p>BC2.5 BLANC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23</text:p>
          </table:table-cell>
          <table:table-cell table:style-name="ce17" office:value-type="string" calcext:value-type="string">
            <text:p>BC2.5 MARRON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26</text:p>
          </table:table-cell>
          <table:table-cell table:style-name="ce17" office:value-type="string" calcext:value-type="string">
            <text:p>BC2.5 ROJ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28</text:p>
          </table:table-cell>
          <table:table-cell table:style-name="ce17" office:value-type="string" calcext:value-type="string">
            <text:p>BC2.5 NEGRO - BORNERAS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32</text:p>
          </table:table-cell>
          <table:table-cell table:style-name="ce17" office:value-type="string" calcext:value-type="string">
            <text:p>BC2.5 VERDE - BORNE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34</text:p>
          </table:table-cell>
          <table:table-cell table:style-name="ce17" office:value-type="string" calcext:value-type="string">
            <text:p>BC2.5 AMARILL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37</text:p>
          </table:table-cell>
          <table:table-cell table:style-name="ce17" office:value-type="string" calcext:value-type="string">
            <text:p>TC2.5 GRIS - TAPA BORNE de 2.5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39</text:p>
          </table:table-cell>
          <table:table-cell table:style-name="ce17" office:value-type="string" calcext:value-type="string">
            <text:p>TT2.5 - TAPA BORNE TIERRA (v/a) de 2,5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1</text:p>
          </table:table-cell>
          <table:table-cell table:style-name="ce17" office:value-type="string" calcext:value-type="string">
            <text:p>TC2,5 AZUL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2</text:p>
          </table:table-cell>
          <table:table-cell table:style-name="ce17" office:value-type="string" calcext:value-type="string">
            <text:p>TC2,5 NEGRO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3</text:p>
          </table:table-cell>
          <table:table-cell table:style-name="ce17" office:value-type="string" calcext:value-type="string">
            <text:p>TC2,5 BLANCO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4</text:p>
          </table:table-cell>
          <table:table-cell table:style-name="ce17" office:value-type="string" calcext:value-type="string">
            <text:p>TC2,5 VERDE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5</text:p>
          </table:table-cell>
          <table:table-cell table:style-name="ce17" office:value-type="string" calcext:value-type="string">
            <text:p>TC2,5 NARANJA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6</text:p>
          </table:table-cell>
          <table:table-cell table:style-name="ce17" office:value-type="string" calcext:value-type="string">
            <text:p>TC2,5 MARRON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7</text:p>
          </table:table-cell>
          <table:table-cell table:style-name="ce17" office:value-type="string" calcext:value-type="string">
            <text:p>TC2,5 AMARILLO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8</text:p>
          </table:table-cell>
          <table:table-cell table:style-name="ce17" office:value-type="string" calcext:value-type="string">
            <text:p>TC2,5 ROJO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50</text:p>
          </table:table-cell>
          <table:table-cell table:style-name="ce17" office:value-type="string" calcext:value-type="string">
            <text:p>SC2.5 - SEPARADOR OPTICO p/BORNERAS de 2.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60</text:p>
          </table:table-cell>
          <table:table-cell table:style-name="ce17" office:value-type="string" calcext:value-type="string">
            <text:p>PC2.5 - PUENTE p/BORNERAS de 2.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2" calcext:value-type="float">
            <text:p>1.4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70</text:p>
          </table:table-cell>
          <table:table-cell table:style-name="ce17" office:value-type="string" calcext:value-type="string">
            <text:p>PT2.5 - PUENTE P/BORNERA DE TIERRA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2" calcext:value-type="float">
            <text:p>1.4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00</text:p>
          </table:table-cell>
          <table:table-cell table:style-name="ce17" office:value-type="string" calcext:value-type="string">
            <text:p>BC4 GRIS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10</text:p>
          </table:table-cell>
          <table:table-cell table:style-name="ce17" office:value-type="string" calcext:value-type="string">
            <text:p>BT4 - BORNERA TIERRA (verde/amarillo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2" calcext:value-type="float">
            <text:p>4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15</text:p>
          </table:table-cell>
          <table:table-cell table:style-name="ce17" office:value-type="string" calcext:value-type="string">
            <text:p>BC4 AZUL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19</text:p>
          </table:table-cell>
          <table:table-cell table:style-name="ce17" office:value-type="string" calcext:value-type="string">
            <text:p>BC4 NARANJA - BORNE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21</text:p>
          </table:table-cell>
          <table:table-cell table:style-name="ce17" office:value-type="string" calcext:value-type="string">
            <text:p>BC4 BLANC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23</text:p>
          </table:table-cell>
          <table:table-cell table:style-name="ce17" office:value-type="string" calcext:value-type="string">
            <text:p>BC4 MARRON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26</text:p>
          </table:table-cell>
          <table:table-cell table:style-name="ce17" office:value-type="string" calcext:value-type="string">
            <text:p>BC4 ROJ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28</text:p>
          </table:table-cell>
          <table:table-cell table:style-name="ce17" office:value-type="string" calcext:value-type="string">
            <text:p>BC4 NEGR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32</text:p>
          </table:table-cell>
          <table:table-cell table:style-name="ce17" office:value-type="string" calcext:value-type="string">
            <text:p>BC4 VERDE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34</text:p>
          </table:table-cell>
          <table:table-cell table:style-name="ce17" office:value-type="string" calcext:value-type="string">
            <text:p>BC4 AMARILL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37</text:p>
          </table:table-cell>
          <table:table-cell table:style-name="ce17" office:value-type="string" calcext:value-type="string">
            <text:p>TC4 GRIS - TAPA BORNE de 4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39</text:p>
          </table:table-cell>
          <table:table-cell table:style-name="ce17" office:value-type="string" calcext:value-type="string">
            <text:p>TT4 TAPA BORNE TIERRA (v/a) de 4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1</text:p>
          </table:table-cell>
          <table:table-cell table:style-name="ce17" office:value-type="string" calcext:value-type="string">
            <text:p>TC4 AZUL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2</text:p>
          </table:table-cell>
          <table:table-cell table:style-name="ce17" office:value-type="string" calcext:value-type="string">
            <text:p>TC4 NEGRO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3</text:p>
          </table:table-cell>
          <table:table-cell table:style-name="ce17" office:value-type="string" calcext:value-type="string">
            <text:p>TC4 BLANCO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4</text:p>
          </table:table-cell>
          <table:table-cell table:style-name="ce17" office:value-type="string" calcext:value-type="string">
            <text:p>TC4 VERDE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5</text:p>
          </table:table-cell>
          <table:table-cell table:style-name="ce17" office:value-type="string" calcext:value-type="string">
            <text:p>TC4 NARANJA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6</text:p>
          </table:table-cell>
          <table:table-cell table:style-name="ce17" office:value-type="string" calcext:value-type="string">
            <text:p>TC4 MARRON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7</text:p>
          </table:table-cell>
          <table:table-cell table:style-name="ce17" office:value-type="string" calcext:value-type="string">
            <text:p>TC4 AMARILLO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8</text:p>
          </table:table-cell>
          <table:table-cell table:style-name="ce17" office:value-type="string" calcext:value-type="string">
            <text:p>TC4 ROJO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50</text:p>
          </table:table-cell>
          <table:table-cell table:style-name="ce17" office:value-type="string" calcext:value-type="string">
            <text:p>SC4 - SEPARADOR OPTICO p/BORNERAS de 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60</text:p>
          </table:table-cell>
          <table:table-cell table:style-name="ce17" office:value-type="string" calcext:value-type="string">
            <text:p>PC4 - PUENTE p/BORNERAS de 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7" calcext:value-type="float">
            <text:p>1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70</text:p>
          </table:table-cell>
          <table:table-cell table:style-name="ce17" office:value-type="string" calcext:value-type="string">
            <text:p>PT4 - PUENTE P/BORNERA DE TIERRA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7" calcext:value-type="float">
            <text:p>1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120</text:p>
          </table:table-cell>
          <table:table-cell table:style-name="ce17" office:value-type="string" calcext:value-type="string">
            <text:p>BF4-120 - BORNERA FUSIBLE 5X2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47" calcext:value-type="float">
            <text:p>4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130</text:p>
          </table:table-cell>
          <table:table-cell table:style-name="ce17" office:value-type="string" calcext:value-type="string">
            <text:p>BF4-130 - BORNERA FUSIBLE 5X3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47" calcext:value-type="float">
            <text:p>4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220</text:p>
          </table:table-cell>
          <table:table-cell table:style-name="ce17" office:value-type="string" calcext:value-type="string">
            <text:p>BF4-120/541 - BORNERA FUSIBLE 5X20MM c/LED 15-3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230</text:p>
          </table:table-cell>
          <table:table-cell table:style-name="ce17" office:value-type="string" calcext:value-type="string">
            <text:p>BF4-130/541 - BORNERA FUSIBLE 5X30MM c/LED 15-3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320</text:p>
          </table:table-cell>
          <table:table-cell table:style-name="ce17" office:value-type="string" calcext:value-type="string">
            <text:p>BF4-120/418 - BORNERA FUSIBLE 5X20MM c/LED 1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330</text:p>
          </table:table-cell>
          <table:table-cell table:style-name="ce17" office:value-type="string" calcext:value-type="string">
            <text:p>BF4-130/418 - BORNERA FUSIBLE 5X30MM c/LED 1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420</text:p>
          </table:table-cell>
          <table:table-cell table:style-name="ce17" office:value-type="string" calcext:value-type="string">
            <text:p>BF4-120/417 - BORNERA FUSIBLE 5X20MM c/LED 23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430</text:p>
          </table:table-cell>
          <table:table-cell table:style-name="ce17" office:value-type="string" calcext:value-type="string">
            <text:p>BF4-130/417 - BORNERA FUSIBLE 5X30 c/LED 23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537</text:p>
          </table:table-cell>
          <table:table-cell table:style-name="ce17" office:value-type="string" calcext:value-type="string">
            <text:p>TF4 - TAPA GRIS BORNERA FUSIBL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29" calcext:value-type="float">
            <text:p>0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550</text:p>
          </table:table-cell>
          <table:table-cell table:style-name="ce17" office:value-type="string" calcext:value-type="string">
            <text:p>SF4 - SEPARADOR OPTICO p/BORNERA FUSIBL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29" calcext:value-type="float">
            <text:p>0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00</text:p>
          </table:table-cell>
          <table:table-cell table:style-name="ce17" office:value-type="string" calcext:value-type="string">
            <text:p>BC6 GRIS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10</text:p>
          </table:table-cell>
          <table:table-cell table:style-name="ce17" office:value-type="string" calcext:value-type="string">
            <text:p>BT6 - BORNERA TIERRA (verde/amarillo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61" calcext:value-type="float">
            <text:p>5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15</text:p>
          </table:table-cell>
          <table:table-cell table:style-name="ce17" office:value-type="string" calcext:value-type="string">
            <text:p>BC6 AZUL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19</text:p>
          </table:table-cell>
          <table:table-cell table:style-name="ce17" office:value-type="string" calcext:value-type="string">
            <text:p>BC6 NARANJA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21</text:p>
          </table:table-cell>
          <table:table-cell table:style-name="ce17" office:value-type="string" calcext:value-type="string">
            <text:p>BC6 BLANC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23</text:p>
          </table:table-cell>
          <table:table-cell table:style-name="ce17" office:value-type="string" calcext:value-type="string">
            <text:p>BC6 MARRON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26</text:p>
          </table:table-cell>
          <table:table-cell table:style-name="ce17" office:value-type="string" calcext:value-type="string">
            <text:p>BC6 ROJ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28</text:p>
          </table:table-cell>
          <table:table-cell table:style-name="ce17" office:value-type="string" calcext:value-type="string">
            <text:p>BC6 NEGR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32</text:p>
          </table:table-cell>
          <table:table-cell table:style-name="ce17" office:value-type="string" calcext:value-type="string">
            <text:p>BC6 VERDE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34</text:p>
          </table:table-cell>
          <table:table-cell table:style-name="ce17" office:value-type="string" calcext:value-type="string">
            <text:p>BC6 AMARILL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37</text:p>
          </table:table-cell>
          <table:table-cell table:style-name="ce17" office:value-type="string" calcext:value-type="string">
            <text:p>TC6 GRIS - TAPA BORNE de 6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39</text:p>
          </table:table-cell>
          <table:table-cell table:style-name="ce17" office:value-type="string" calcext:value-type="string">
            <text:p>TT6 TAPA BORNE TIERRA (v/a) de 6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1</text:p>
          </table:table-cell>
          <table:table-cell table:style-name="ce17" office:value-type="string" calcext:value-type="string">
            <text:p>TC6 AZUL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2</text:p>
          </table:table-cell>
          <table:table-cell table:style-name="ce17" office:value-type="string" calcext:value-type="string">
            <text:p>TC6 NEGRO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3</text:p>
          </table:table-cell>
          <table:table-cell table:style-name="ce17" office:value-type="string" calcext:value-type="string">
            <text:p>TC6 BLANCO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4</text:p>
          </table:table-cell>
          <table:table-cell table:style-name="ce17" office:value-type="string" calcext:value-type="string">
            <text:p>TC6 VERDE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5</text:p>
          </table:table-cell>
          <table:table-cell table:style-name="ce17" office:value-type="string" calcext:value-type="string">
            <text:p>TC6 NARANJA - TAPA BORNERA DE PASO DE 6 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6</text:p>
          </table:table-cell>
          <table:table-cell table:style-name="ce17" office:value-type="string" calcext:value-type="string">
            <text:p>TC6 MARRON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7</text:p>
          </table:table-cell>
          <table:table-cell table:style-name="ce17" office:value-type="string" calcext:value-type="string">
            <text:p>TC6 AMARILLO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8</text:p>
          </table:table-cell>
          <table:table-cell table:style-name="ce17" office:value-type="string" calcext:value-type="string">
            <text:p>TC6 ROJO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50</text:p>
          </table:table-cell>
          <table:table-cell table:style-name="ce17" office:value-type="string" calcext:value-type="string">
            <text:p>SC6 - SEPARADOR OPTICO p/BORNERAS de 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60</text:p>
          </table:table-cell>
          <table:table-cell table:style-name="ce17" office:value-type="string" calcext:value-type="string">
            <text:p>PC6 - PUENTE p/BORNERAS de 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7" calcext:value-type="float">
            <text:p>1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70</text:p>
          </table:table-cell>
          <table:table-cell table:style-name="ce17" office:value-type="string" calcext:value-type="string">
            <text:p>PT6 - PUENTE P/BORNERA DE TIERRA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7" calcext:value-type="float">
            <text:p>1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00</text:p>
          </table:table-cell>
          <table:table-cell table:style-name="ce17" office:value-type="string" calcext:value-type="string">
            <text:p>BC10 GRIS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10</text:p>
          </table:table-cell>
          <table:table-cell table:style-name="ce17" office:value-type="string" calcext:value-type="string">
            <text:p>BT10 - BORNERA TIERRA (verde/amarillo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49" calcext:value-type="float">
            <text:p>7.4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15</text:p>
          </table:table-cell>
          <table:table-cell table:style-name="ce17" office:value-type="string" calcext:value-type="string">
            <text:p>BC10 AZUL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19</text:p>
          </table:table-cell>
          <table:table-cell table:style-name="ce17" office:value-type="string" calcext:value-type="string">
            <text:p>BC10 NARANJA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21</text:p>
          </table:table-cell>
          <table:table-cell table:style-name="ce17" office:value-type="string" calcext:value-type="string">
            <text:p>BC10 BLANC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23</text:p>
          </table:table-cell>
          <table:table-cell table:style-name="ce17" office:value-type="string" calcext:value-type="string">
            <text:p>BC10 MARRON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26</text:p>
          </table:table-cell>
          <table:table-cell table:style-name="ce17" office:value-type="string" calcext:value-type="string">
            <text:p>BC10 ROJ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28</text:p>
          </table:table-cell>
          <table:table-cell table:style-name="ce17" office:value-type="string" calcext:value-type="string">
            <text:p>BC10 NEGR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32</text:p>
          </table:table-cell>
          <table:table-cell table:style-name="ce17" office:value-type="string" calcext:value-type="string">
            <text:p>BC10 VERDE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34</text:p>
          </table:table-cell>
          <table:table-cell table:style-name="ce17" office:value-type="string" calcext:value-type="string">
            <text:p>BC10 AMARILL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37</text:p>
          </table:table-cell>
          <table:table-cell table:style-name="ce17" office:value-type="string" calcext:value-type="string">
            <text:p>TC10 GRIS - TAPA BORNE de 10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39</text:p>
          </table:table-cell>
          <table:table-cell table:style-name="ce17" office:value-type="string" calcext:value-type="string">
            <text:p>TT10 - TAPA BORNE TIERRA (v/a) de 10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1</text:p>
          </table:table-cell>
          <table:table-cell table:style-name="ce17" office:value-type="string" calcext:value-type="string">
            <text:p>TC10 AZUL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2</text:p>
          </table:table-cell>
          <table:table-cell table:style-name="ce17" office:value-type="string" calcext:value-type="string">
            <text:p>TC10 NEGRO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3</text:p>
          </table:table-cell>
          <table:table-cell table:style-name="ce17" office:value-type="string" calcext:value-type="string">
            <text:p>TC10 BLANCO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4</text:p>
          </table:table-cell>
          <table:table-cell table:style-name="ce17" office:value-type="string" calcext:value-type="string">
            <text:p>TC10 VERDE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5</text:p>
          </table:table-cell>
          <table:table-cell table:style-name="ce17" office:value-type="string" calcext:value-type="string">
            <text:p>TC10 NARANJA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6</text:p>
          </table:table-cell>
          <table:table-cell table:style-name="ce17" office:value-type="string" calcext:value-type="string">
            <text:p>TC10 MARRON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7</text:p>
          </table:table-cell>
          <table:table-cell table:style-name="ce17" office:value-type="string" calcext:value-type="string">
            <text:p>TC10 AMARILLO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8</text:p>
          </table:table-cell>
          <table:table-cell table:style-name="ce17" office:value-type="string" calcext:value-type="string">
            <text:p>TC10 ROJO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50</text:p>
          </table:table-cell>
          <table:table-cell table:style-name="ce17" office:value-type="string" calcext:value-type="string">
            <text:p>SC10 - SEPARADOR OPTICO p/BORNERAS de 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60</text:p>
          </table:table-cell>
          <table:table-cell table:style-name="ce17" office:value-type="string" calcext:value-type="string">
            <text:p>PC10 - PUENTE p/BORNERAS de 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52" calcext:value-type="float">
            <text:p>1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70</text:p>
          </table:table-cell>
          <table:table-cell table:style-name="ce17" office:value-type="string" calcext:value-type="string">
            <text:p>PT10 - PUENTE P/BORNERA DE TIERRA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52" calcext:value-type="float">
            <text:p>1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000</text:p>
          </table:table-cell>
          <table:table-cell table:style-name="ce17" office:value-type="string" calcext:value-type="string">
            <text:p>EC35 - TOPE DE RIEL DI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69" calcext:value-type="float">
            <text:p>0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00</text:p>
          </table:table-cell>
          <table:table-cell table:style-name="ce17" office:value-type="string" calcext:value-type="string">
            <text:p>ECH1-12 - ETIQEUTA BORNERA 1-12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10</text:p>
          </table:table-cell>
          <table:table-cell table:style-name="ce17" office:value-type="string" calcext:value-type="string">
            <text:p>ECH13-24 - ETIQUETA BORNERA 13-24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20</text:p>
          </table:table-cell>
          <table:table-cell table:style-name="ce17" office:value-type="string" calcext:value-type="string">
            <text:p>ECH25-36 - ETIQUETA BORNERA 25-36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30</text:p>
          </table:table-cell>
          <table:table-cell table:style-name="ce17" office:value-type="string" calcext:value-type="string">
            <text:p>ECH37-48 - ETIQUETA BORNERA 37-48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40</text:p>
          </table:table-cell>
          <table:table-cell table:style-name="ce17" office:value-type="string" calcext:value-type="string">
            <text:p>ECH01-48 - ETIQUETA BORNERA 1-48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50</text:p>
          </table:table-cell>
          <table:table-cell table:style-name="ce17" office:value-type="string" calcext:value-type="string">
            <text:p>ECH49-96 - ETIQUETA BORNERA 49-96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60</text:p>
          </table:table-cell>
          <table:table-cell table:style-name="ce17" office:value-type="string" calcext:value-type="string">
            <text:p>ECH97-144 - ETIQUETA BORNERA 97-144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70</text:p>
          </table:table-cell>
          <table:table-cell table:style-name="ce17" office:value-type="string" calcext:value-type="string">
            <text:p>ECH145-192 - ETIQUETA BORNERA 145-192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80</text:p>
          </table:table-cell>
          <table:table-cell table:style-name="ce17" office:value-type="string" calcext:value-type="string">
            <text:p>ECH193-240 - ETIQUETA BORNERA 193-240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90</text:p>
          </table:table-cell>
          <table:table-cell table:style-name="ce17" office:value-type="string" calcext:value-type="string">
            <text:p>ECH241-288 - ETIQUETA BORNERA 241-288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00</text:p>
          </table:table-cell>
          <table:table-cell table:style-name="ce17" office:value-type="string" calcext:value-type="string">
            <text:p>ECH289-336 - ETIQUETA BORNERA 289-336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10</text:p>
          </table:table-cell>
          <table:table-cell table:style-name="ce17" office:value-type="string" calcext:value-type="string">
            <text:p>ECH337-384 - ETIQUETA BORNERA 337-384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20</text:p>
          </table:table-cell>
          <table:table-cell table:style-name="ce17" office:value-type="string" calcext:value-type="string">
            <text:p>ECH385-432 - ETIQUETA BORNERA 385-432 HORIZON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30</text:p>
          </table:table-cell>
          <table:table-cell table:style-name="ce17" office:value-type="string" calcext:value-type="string">
            <text:p>ECH433-480 - ETIQUETA BORNERA 433-480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40</text:p>
          </table:table-cell>
          <table:table-cell table:style-name="ce17" office:value-type="string" calcext:value-type="string">
            <text:p>ECH-NP - ETIQUETA BORNERA N a P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50</text:p>
          </table:table-cell>
          <table:table-cell table:style-name="ce17" office:value-type="string" calcext:value-type="string">
            <text:p>ECH-RZ - ETIQUETA BORNERA R a Z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00</text:p>
          </table:table-cell>
          <table:table-cell table:style-name="ce17" office:value-type="string" calcext:value-type="string">
            <text:p>ECV1-12 - ETIQUETA BORNERA 1-12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10</text:p>
          </table:table-cell>
          <table:table-cell table:style-name="ce17" office:value-type="string" calcext:value-type="string">
            <text:p>ECV13-24 - ETIQUETA BORNERA 13-24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20</text:p>
          </table:table-cell>
          <table:table-cell table:style-name="ce17" office:value-type="string" calcext:value-type="string">
            <text:p>ECV25-36 - ETIQUETA BORNERA 25-36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30</text:p>
          </table:table-cell>
          <table:table-cell table:style-name="ce17" office:value-type="string" calcext:value-type="string">
            <text:p>ECB37-48 - ETIQUETA BORNERA 37-48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40</text:p>
          </table:table-cell>
          <table:table-cell table:style-name="ce17" office:value-type="string" calcext:value-type="string">
            <text:p>ECV1-48 - ETIQUETA BORNERA 1-48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50</text:p>
          </table:table-cell>
          <table:table-cell table:style-name="ce17" office:value-type="string" calcext:value-type="string">
            <text:p>ECV49-96 - ETIQUETA BORNERA 49-96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60</text:p>
          </table:table-cell>
          <table:table-cell table:style-name="ce17" office:value-type="string" calcext:value-type="string">
            <text:p>ECV97-144 - ETIQUETA BORNERA 97-144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70</text:p>
          </table:table-cell>
          <table:table-cell table:style-name="ce17" office:value-type="string" calcext:value-type="string">
            <text:p>ECV145-192 - ETIQUETA BORNERA 145-192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80</text:p>
          </table:table-cell>
          <table:table-cell table:style-name="ce17" office:value-type="string" calcext:value-type="string">
            <text:p>ECV193-240 - ETIQUETA BORNERA 193-240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90</text:p>
          </table:table-cell>
          <table:table-cell table:style-name="ce17" office:value-type="string" calcext:value-type="string">
            <text:p>ECV241-288 - ETIQUETA BORNERA 241-288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00</text:p>
          </table:table-cell>
          <table:table-cell table:style-name="ce17" office:value-type="string" calcext:value-type="string">
            <text:p>ECV289-336 - ETIQUETA BORNERA 289-336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10</text:p>
          </table:table-cell>
          <table:table-cell table:style-name="ce17" office:value-type="string" calcext:value-type="string">
            <text:p>ECV337-384 - ETIQUETA BORNERA 337-384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20</text:p>
          </table:table-cell>
          <table:table-cell table:style-name="ce17" office:value-type="string" calcext:value-type="string">
            <text:p>ECV385-432 - ETIQUETA BORNERA 385-432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30</text:p>
          </table:table-cell>
          <table:table-cell table:style-name="ce17" office:value-type="string" calcext:value-type="string">
            <text:p>ECV433-480 - ETIQUETA BORNERA 433-480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40</text:p>
          </table:table-cell>
          <table:table-cell table:style-name="ce17" office:value-type="string" calcext:value-type="string">
            <text:p>ECV-NP - ETIQUETA BORNERA N a P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50</text:p>
          </table:table-cell>
          <table:table-cell table:style-name="ce17" office:value-type="string" calcext:value-type="string">
            <text:p>ECV-RZ - ETIQUETA BORNERA R a Z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600</text:p>
          </table:table-cell>
          <table:table-cell table:style-name="ce17" office:value-type="string" calcext:value-type="string">
            <text:p>EC-BL - ETIQUETA BORNERA BLAN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200/1 N <text:s text:c="10"/></text:p>
          </table:table-cell>
          <table:table-cell table:style-name="ce17" office:value-type="string" calcext:value-type="string">
            <text:p>BOTONERA 15200/1 N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1" calcext:value-type="float">
            <text:p>11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00/1 R <text:s text:c="10"/></text:p>
          </table:table-cell>
          <table:table-cell table:style-name="ce17" office:value-type="string" calcext:value-type="string">
            <text:p>BOTONERA 15200/1 R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1" calcext:value-type="float">
            <text:p>11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00/1 V <text:s text:c="10"/></text:p>
          </table:table-cell>
          <table:table-cell table:style-name="ce17" office:value-type="string" calcext:value-type="string">
            <text:p>BOTONERA 15200/1 V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1" calcext:value-type="float">
            <text:p>11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06/1 N <text:s text:c="10"/></text:p>
          </table:table-cell>
          <table:table-cell table:style-name="ce17" office:value-type="string" calcext:value-type="string">
            <text:p>BOTONERA 15206/1 N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8" calcext:value-type="float">
            <text:p>12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06/1 V <text:s text:c="10"/></text:p>
          </table:table-cell>
          <table:table-cell table:style-name="ce17" office:value-type="string" calcext:value-type="string">
            <text:p>BOTONERA 15206/1 V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8" calcext:value-type="float">
            <text:p>12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20/1 N <text:s text:c="10"/></text:p>
          </table:table-cell>
          <table:table-cell table:style-name="ce17" office:value-type="string" calcext:value-type="string">
            <text:p>BOTONERA 15220/1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93" calcext:value-type="float">
            <text:p>8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60/1 <text:s text:c="12"/></text:p>
          </table:table-cell>
          <table:table-cell table:style-name="ce17" office:value-type="string" calcext:value-type="string">
            <text:p>BOTONERA E.CHATA 15260/1 <text:s text:c="2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1" calcext:value-type="float">
            <text:p>11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60/1 + 15155</text:p>
          </table:table-cell>
          <table:table-cell table:style-name="ce17" office:value-type="string" calcext:value-type="string">
            <text:p>BOTONERA 15260/1 + 1515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81" calcext:value-type="float">
            <text:p>1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65 <text:s text:c="14"/></text:p>
          </table:table-cell>
          <table:table-cell table:style-name="ce17" office:value-type="string" calcext:value-type="string">
            <text:p>BOTONERA 15265 <text:s text:c="11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98" calcext:value-type="float">
            <text:p>9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70 <text:s text:c="14"/></text:p>
          </table:table-cell>
          <table:table-cell table:style-name="ce17" office:value-type="string" calcext:value-type="string">
            <text:p>BOTONERA 15270 <text:s text:c="11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97" calcext:value-type="float">
            <text:p>10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2000 R <text:s text:c="12"/></text:p>
          </table:table-cell>
          <table:table-cell table:style-name="ce17" office:value-type="string" calcext:value-type="string">
            <text:p>BOTONERA 12000 R <text:s text:c="2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00 AM <text:s text:c="12"/></text:p>
          </table:table-cell>
          <table:table-cell table:style-name="ce17" office:value-type="string" calcext:value-type="string">
            <text:p>BOTONERA 1000 AM <text:s text:c="3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00 N <text:s text:c="13"/></text:p>
          </table:table-cell>
          <table:table-cell table:style-name="ce17" office:value-type="string" calcext:value-type="string">
            <text:p>BOTONERA 10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00 R <text:s text:c="13"/></text:p>
          </table:table-cell>
          <table:table-cell table:style-name="ce17" office:value-type="string" calcext:value-type="string">
            <text:p>BOTONERA 10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00 V <text:s text:c="13"/></text:p>
          </table:table-cell>
          <table:table-cell table:style-name="ce17" office:value-type="string" calcext:value-type="string">
            <text:p>BOTONERA 10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 N <text:s text:c="13"/></text:p>
          </table:table-cell>
          <table:table-cell table:style-name="ce17" office:value-type="string" calcext:value-type="string">
            <text:p>BOTONERA 11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 R <text:s text:c="13"/></text:p>
          </table:table-cell>
          <table:table-cell table:style-name="ce17" office:value-type="string" calcext:value-type="string">
            <text:p>BOTONERA 11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 V <text:s text:c="13"/></text:p>
          </table:table-cell>
          <table:table-cell table:style-name="ce17" office:value-type="string" calcext:value-type="string">
            <text:p>BOTONERA 11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200 N <text:s text:c="13"/></text:p>
          </table:table-cell>
          <table:table-cell table:style-name="ce17" office:value-type="string" calcext:value-type="string">
            <text:p>BOTONERA 12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200 R <text:s text:c="13"/></text:p>
          </table:table-cell>
          <table:table-cell table:style-name="ce17" office:value-type="string" calcext:value-type="string">
            <text:p>BOTONERA 12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200 V **</text:p>
          </table:table-cell>
          <table:table-cell table:style-name="ce17" office:value-type="string" calcext:value-type="string">
            <text:p>BOTONERA 1200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00 N <text:s text:c="13"/></text:p>
          </table:table-cell>
          <table:table-cell table:style-name="ce17" office:value-type="string" calcext:value-type="string">
            <text:p>BOTONERA 13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00 R <text:s text:c="13"/></text:p>
          </table:table-cell>
          <table:table-cell table:style-name="ce17" office:value-type="string" calcext:value-type="string">
            <text:p>BOTONERA 13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00 V <text:s text:c="13"/></text:p>
          </table:table-cell>
          <table:table-cell table:style-name="ce17" office:value-type="string" calcext:value-type="string">
            <text:p>BOTONERA 13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400 N <text:s text:c="13"/></text:p>
          </table:table-cell>
          <table:table-cell table:style-name="ce17" office:value-type="string" calcext:value-type="string">
            <text:p>BOTONERA 1400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400 R <text:s text:c="13"/></text:p>
          </table:table-cell>
          <table:table-cell table:style-name="ce17" office:value-type="string" calcext:value-type="string">
            <text:p>BOTONERA 14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400 V <text:s text:c="13"/></text:p>
          </table:table-cell>
          <table:table-cell table:style-name="ce17" office:value-type="string" calcext:value-type="string">
            <text:p>BOTONERA 14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00 N <text:s text:c="13"/></text:p>
          </table:table-cell>
          <table:table-cell table:style-name="ce17" office:value-type="string" calcext:value-type="string">
            <text:p>BOTONERA 1500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3" calcext:value-type="float">
            <text:p>6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00 R <text:s text:c="13"/></text:p>
          </table:table-cell>
          <table:table-cell table:style-name="ce17" office:value-type="string" calcext:value-type="string">
            <text:p>BOTONERA 15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3" calcext:value-type="float">
            <text:p>6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00 V <text:s text:c="13"/></text:p>
          </table:table-cell>
          <table:table-cell table:style-name="ce17" office:value-type="string" calcext:value-type="string">
            <text:p>BOTONERA 15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3" calcext:value-type="float">
            <text:p>6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600 N <text:s text:c="13"/></text:p>
          </table:table-cell>
          <table:table-cell table:style-name="ce17" office:value-type="string" calcext:value-type="string">
            <text:p>BOTONERA 16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92" calcext:value-type="float">
            <text:p>4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600 R <text:s text:c="13"/></text:p>
          </table:table-cell>
          <table:table-cell table:style-name="ce17" office:value-type="string" calcext:value-type="string">
            <text:p>BOTONERA 16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92" calcext:value-type="float">
            <text:p>4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600 V <text:s text:c="13"/></text:p>
          </table:table-cell>
          <table:table-cell table:style-name="ce17" office:value-type="string" calcext:value-type="string">
            <text:p>BOTONERA 16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92" calcext:value-type="float">
            <text:p>4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700 N <text:s text:c="13"/></text:p>
          </table:table-cell>
          <table:table-cell table:style-name="ce17" office:value-type="string" calcext:value-type="string">
            <text:p>BOTONERA 17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700 R <text:s text:c="13"/></text:p>
          </table:table-cell>
          <table:table-cell table:style-name="ce17" office:value-type="string" calcext:value-type="string">
            <text:p>BOTONERA 17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700 V <text:s text:c="13"/></text:p>
          </table:table-cell>
          <table:table-cell table:style-name="ce17" office:value-type="string" calcext:value-type="string">
            <text:p>BOTONERA 17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0 N <text:s text:c="13"/></text:p>
          </table:table-cell>
          <table:table-cell table:style-name="ce17" office:value-type="string" calcext:value-type="string">
            <text:p>BOTONERA 18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0 R <text:s text:c="13"/></text:p>
          </table:table-cell>
          <table:table-cell table:style-name="ce17" office:value-type="string" calcext:value-type="string">
            <text:p>BOTONERA 18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0 V <text:s text:c="13"/></text:p>
          </table:table-cell>
          <table:table-cell table:style-name="ce17" office:value-type="string" calcext:value-type="string">
            <text:p>BOTONERA 18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900 N <text:s text:c="13"/></text:p>
          </table:table-cell>
          <table:table-cell table:style-name="ce17" office:value-type="string" calcext:value-type="string">
            <text:p>BOTONERA 19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900 R <text:s text:c="13"/></text:p>
          </table:table-cell>
          <table:table-cell table:style-name="ce17" office:value-type="string" calcext:value-type="string">
            <text:p>BOTONERA 19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900 V <text:s text:c="13"/></text:p>
          </table:table-cell>
          <table:table-cell table:style-name="ce17" office:value-type="string" calcext:value-type="string">
            <text:p>BOTONERA 19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00 N <text:s text:c="13"/></text:p>
          </table:table-cell>
          <table:table-cell table:style-name="ce17" office:value-type="string" calcext:value-type="string">
            <text:p>BOTONERA 20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02" calcext:value-type="float">
            <text:p>58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00 V <text:s text:c="13"/></text:p>
          </table:table-cell>
          <table:table-cell table:style-name="ce17" office:value-type="string" calcext:value-type="string">
            <text:p>BOTONERA 20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02" calcext:value-type="float">
            <text:p>58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00 N <text:s text:c="13"/></text:p>
          </table:table-cell>
          <table:table-cell table:style-name="ce17" office:value-type="string" calcext:value-type="string">
            <text:p>BOTONERA 2100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5" calcext:value-type="float">
            <text:p>58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00 R <text:s text:c="13"/></text:p>
          </table:table-cell>
          <table:table-cell table:style-name="ce17" office:value-type="string" calcext:value-type="string">
            <text:p>BOTONERA 21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5" calcext:value-type="float">
            <text:p>58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00 V <text:s text:c="13"/></text:p>
          </table:table-cell>
          <table:table-cell table:style-name="ce17" office:value-type="string" calcext:value-type="string">
            <text:p>BOTONERA 21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5" calcext:value-type="float">
            <text:p>58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GW410B</text:p>
          </table:table-cell>
          <table:table-cell table:style-name="ce17" office:value-type="string" calcext:value-type="string">
            <text:p>BOTONERA ABGW41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81" calcext:value-type="float">
            <text:p>3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VW401-R</text:p>
          </table:table-cell>
          <table:table-cell table:style-name="ce17" office:value-type="string" calcext:value-type="string">
            <text:p>BOTONERA AVW401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04" calcext:value-type="float">
            <text:p>5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B-M101Y</text:p>
          </table:table-cell>
          <table:table-cell table:style-name="ce17" office:value-type="string" calcext:value-type="string">
            <text:p>BOTONERA HW1B-M101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64" calcext:value-type="float">
            <text:p>10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B-M110B</text:p>
          </table:table-cell>
          <table:table-cell table:style-name="ce17" office:value-type="string" calcext:value-type="string">
            <text:p>BOTONERA HW1B-M11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64" calcext:value-type="float">
            <text:p>10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B-M110-Y</text:p>
          </table:table-cell>
          <table:table-cell table:style-name="ce17" office:value-type="string" calcext:value-type="string">
            <text:p>BOTONERA HW1B-M110-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64" calcext:value-type="float">
            <text:p>10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B-V411-R</text:p>
          </table:table-cell>
          <table:table-cell table:style-name="ce17" office:value-type="string" calcext:value-type="string">
            <text:p>BOTONERA HW1B-V411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55" calcext:value-type="float">
            <text:p>40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4L-M1F20QD-G 24V</text:p>
          </table:table-cell>
          <table:table-cell table:style-name="ce17" office:value-type="string" calcext:value-type="string">
            <text:p>BOTONERA HW4L-M1F20QD-G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34" calcext:value-type="float">
            <text:p>52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4L-M1F20QD-R 24V</text:p>
          </table:table-cell>
          <table:table-cell table:style-name="ce17" office:value-type="string" calcext:value-type="string">
            <text:p>BOTONERA HW4L-M1F20QD-R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34" calcext:value-type="float">
            <text:p>52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03 M</text:p>
          </table:table-cell>
          <table:table-cell table:style-name="ce17" office:value-type="string" calcext:value-type="string">
            <text:p>ETIQUETA MARCHA PARA LINEA A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2" calcext:value-type="float">
            <text:p>0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3 P</text:p>
          </table:table-cell>
          <table:table-cell table:style-name="ce17" office:value-type="string" calcext:value-type="string">
            <text:p>ETIQUETA PARADA PARA LINEA A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2" calcext:value-type="float">
            <text:p>0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3 PA <text:s text:c="12"/></text:p>
          </table:table-cell>
          <table:table-cell table:style-name="ce17" office:value-type="string" calcext:value-type="string">
            <text:p>ETIQUETA 0 1 45 PARA LINEA A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2" calcext:value-type="float">
            <text:p>0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3 PC</text:p>
          </table:table-cell>
          <table:table-cell table:style-name="ce17" office:value-type="string" calcext:value-type="string">
            <text:p>ETIQUETA 2 0 1 PARA LINEA A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2" calcext:value-type="float">
            <text:p>0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4 <text:s text:c="15"/></text:p>
          </table:table-cell>
          <table:table-cell table:style-name="ce17" office:value-type="string" calcext:value-type="string">
            <text:p>ARO 1004 PARA BOT.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05" calcext:value-type="float">
            <text:p>1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7 AB</text:p>
          </table:table-cell>
          <table:table-cell table:style-name="ce17" office:value-type="string" calcext:value-type="string">
            <text:p>ETIQUETA ABIERTO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7 AD</text:p>
          </table:table-cell>
          <table:table-cell table:style-name="ce17" office:value-type="string" calcext:value-type="string">
            <text:p>ETIQUETA ADELANTE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104 <text:s text:c="15"/></text:p>
          </table:table-cell>
          <table:table-cell table:style-name="ce17" office:value-type="string" calcext:value-type="string">
            <text:p>ARO 1104 <text:s/>P/BOTONERA D.22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05" calcext:value-type="float">
            <text:p>1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203 <text:s text:c="15"/></text:p>
          </table:table-cell>
          <table:table-cell table:style-name="ce17" office:value-type="string" calcext:value-type="string">
            <text:p>1203 ARO DE RETENCION <text:s text:c="2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2" calcext:value-type="float">
            <text:p>0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9Z-KG3</text:p>
          </table:table-cell>
          <table:table-cell table:style-name="ce17" office:value-type="string" calcext:value-type="string">
            <text:p>GUARDA DE SEGURIDAD P/GOLPE DE PUÑO D.22 HW9Z-KG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79" calcext:value-type="float">
            <text:p>25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9Z-KG4</text:p>
          </table:table-cell>
          <table:table-cell table:style-name="ce17" office:value-type="string" calcext:value-type="string">
            <text:p>GUARDA DE SEGURIDAD P/GOLPE DE PUÑO D.22 HW9Z-KG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79" calcext:value-type="float">
            <text:p>25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AV-27-Y</text:p>
          </table:table-cell>
          <table:table-cell table:style-name="ce17" office:value-type="string" calcext:value-type="string">
            <text:p>ET. AMARILLA EMERGENCIA HWAV-27-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71" calcext:value-type="float">
            <text:p>4.7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LAVE CIEGA LINEA A </text:p>
          </table:table-cell>
          <table:table-cell table:style-name="ce17" office:value-type="string" calcext:value-type="string">
            <text:p>LLAVE CIEGA LINEA 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7" calcext:value-type="float">
            <text:p>1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1 N <text:s text:c="11"/></text:p>
          </table:table-cell>
          <table:table-cell table:style-name="ce17" office:value-type="string" calcext:value-type="string">
            <text:p>CAP EST NEGRO D22 P 17481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95" calcext:value-type="float">
            <text:p>3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1 R <text:s text:c="11"/></text:p>
          </table:table-cell>
          <table:table-cell table:style-name="ce17" office:value-type="string" calcext:value-type="string">
            <text:p>CAP EST ROJO D22 <text:s/>P 17481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95" calcext:value-type="float">
            <text:p>3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1 T <text:s text:c="11"/></text:p>
          </table:table-cell>
          <table:table-cell table:style-name="ce17" office:value-type="string" calcext:value-type="string">
            <text:p>CAP EST TRANS. D22 P 17481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18" calcext:value-type="float">
            <text:p>5.1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1 V <text:s text:c="11"/></text:p>
          </table:table-cell>
          <table:table-cell table:style-name="ce17" office:value-type="string" calcext:value-type="string">
            <text:p>CAP EST VERDE D22 P 17481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95" calcext:value-type="float">
            <text:p>3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 1003 M0A</text:p>
          </table:table-cell>
          <table:table-cell table:style-name="ce17" office:value-type="string" calcext:value-type="string">
            <text:p>ETIQUETA MAN. 0 AUTOM. <text:s/>P / 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 AM EM</text:p>
          </table:table-cell>
          <table:table-cell table:style-name="ce17" office:value-type="string" calcext:value-type="string">
            <text:p>ET. AMARILLA D.60 EMERGENCI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</text:p>
          </table:table-cell>
          <table:table-cell table:style-name="ce17" office:value-type="string" calcext:value-type="string">
            <text:p>ETIQUETA CIEGA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AT</text:p>
          </table:table-cell>
          <table:table-cell table:style-name="ce17" office:value-type="string" calcext:value-type="string">
            <text:p>ETIQUETA ATRAS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B</text:p>
          </table:table-cell>
          <table:table-cell table:style-name="ce17" office:value-type="string" calcext:value-type="string">
            <text:p>ETIQUETA BAJAR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C</text:p>
          </table:table-cell>
          <table:table-cell table:style-name="ce17" office:value-type="string" calcext:value-type="string">
            <text:p>ETIQUETA 2 0 1 <text:s/>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CE</text:p>
          </table:table-cell>
          <table:table-cell table:style-name="ce17" office:value-type="string" calcext:value-type="string">
            <text:p>ETIQUETA CERRADO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D</text:p>
          </table:table-cell>
          <table:table-cell table:style-name="ce17" office:value-type="string" calcext:value-type="string">
            <text:p>ETIQUETA DERECHA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IZ</text:p>
          </table:table-cell>
          <table:table-cell table:style-name="ce17" office:value-type="string" calcext:value-type="string">
            <text:p>ETIQUETA IZQUIERDA P/ 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M</text:p>
          </table:table-cell>
          <table:table-cell table:style-name="ce17" office:value-type="string" calcext:value-type="string">
            <text:p>ETIQUETA MARCHA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MA</text:p>
          </table:table-cell>
          <table:table-cell table:style-name="ce17" office:value-type="string" calcext:value-type="string">
            <text:p>ETIQUETA MANUAL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PA</text:p>
          </table:table-cell>
          <table:table-cell table:style-name="ce17" office:value-type="string" calcext:value-type="string">
            <text:p>ETIQUETA 0 1 45°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PB</text:p>
          </table:table-cell>
          <table:table-cell table:style-name="ce17" office:value-type="string" calcext:value-type="string">
            <text:p>ETIQUETA 0 1 90°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PC</text:p>
          </table:table-cell>
          <table:table-cell table:style-name="ce17" office:value-type="string" calcext:value-type="string">
            <text:p>ETIQUETA PARADA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SU</text:p>
          </table:table-cell>
          <table:table-cell table:style-name="ce17" office:value-type="string" calcext:value-type="string">
            <text:p>ETIQUETA SUBIR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EDUCTOR D.30 A D.22</text:p>
          </table:table-cell>
          <table:table-cell table:style-name="ce17" office:value-type="string" calcext:value-type="string">
            <text:p>REDUCTOR DIAM.30 A DIAM.22 <text:s text:c="2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91" calcext:value-type="float">
            <text:p>2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VN301N-R</text:p>
          </table:table-cell>
          <table:table-cell table:style-name="ce17" office:value-type="string" calcext:value-type="string">
            <text:p>BOTONERA D.30 AVN301N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89" calcext:value-type="float">
            <text:p>37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6020 N <text:s text:c="12"/></text:p>
          </table:table-cell>
          <table:table-cell table:style-name="ce17" office:value-type="string" calcext:value-type="string">
            <text:p>BOTONERA D.30 T6020 N <text:s text:c="6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6020 V <text:s text:c="12"/></text:p>
          </table:table-cell>
          <table:table-cell table:style-name="ce17" office:value-type="string" calcext:value-type="string">
            <text:p>BOTONERA D.30 T6020 V <text:s text:c="6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1 M</text:p>
          </table:table-cell>
          <table:table-cell table:style-name="ce17" office:value-type="string" calcext:value-type="string">
            <text:p>TARJETA D.30 MARCH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" calcext:value-type="float">
            <text:p>0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11 P</text:p>
          </table:table-cell>
          <table:table-cell table:style-name="ce17" office:value-type="string" calcext:value-type="string">
            <text:p>TARJETA D.30 PARAD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" calcext:value-type="float">
            <text:p>0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NAV-27</text:p>
          </table:table-cell>
          <table:table-cell table:style-name="ce17" office:value-type="string" calcext:value-type="string">
            <text:p>ET.AMARILLA EMERGENCIA HNAV-2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7" calcext:value-type="float">
            <text:p>5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3 R <text:s text:c="11"/></text:p>
          </table:table-cell>
          <table:table-cell table:style-name="ce17" office:value-type="string" calcext:value-type="string">
            <text:p>CAP EST ROJO .30 P 17483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51" calcext:value-type="float">
            <text:p>2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3 T <text:s text:c="11"/></text:p>
          </table:table-cell>
          <table:table-cell table:style-name="ce17" office:value-type="string" calcext:value-type="string">
            <text:p>CAP EST TRANS.30 P 17483T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51" calcext:value-type="float">
            <text:p>2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00 AM <text:s text:c="12"/></text:p>
          </table:table-cell>
          <table:table-cell table:style-name="ce17" office:value-type="string" calcext:value-type="string">
            <text:p>BOTONERA LUMINOSA 3000 AM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00 AZ <text:s text:c="12"/></text:p>
          </table:table-cell>
          <table:table-cell table:style-name="ce17" office:value-type="string" calcext:value-type="string">
            <text:p>BOTONERA LUMINOSA 30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00 B <text:s text:c="13"/></text:p>
          </table:table-cell>
          <table:table-cell table:style-name="ce17" office:value-type="string" calcext:value-type="string">
            <text:p>BOTONERA LUMINOSA 30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00 R <text:s text:c="13"/></text:p>
          </table:table-cell>
          <table:table-cell table:style-name="ce17" office:value-type="string" calcext:value-type="string">
            <text:p>BOTONERA LUMINOSA 30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00 V <text:s text:c="13"/></text:p>
          </table:table-cell>
          <table:table-cell table:style-name="ce17" office:value-type="string" calcext:value-type="string">
            <text:p>BOTONERA LUMINOSA 3000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100 AM <text:s text:c="12"/></text:p>
          </table:table-cell>
          <table:table-cell table:style-name="ce17" office:value-type="string" calcext:value-type="string">
            <text:p>BOTONERA LUMINOSA 3100 AM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8" calcext:value-type="float">
            <text:p>11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100 AZ <text:s text:c="12"/></text:p>
          </table:table-cell>
          <table:table-cell table:style-name="ce17" office:value-type="string" calcext:value-type="string">
            <text:p>BOTONERA LUMINOSA 31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8" calcext:value-type="float">
            <text:p>11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100 B <text:s text:c="13"/></text:p>
          </table:table-cell>
          <table:table-cell table:style-name="ce17" office:value-type="string" calcext:value-type="string">
            <text:p>BOTONERA LUMINOSA 31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8" calcext:value-type="float">
            <text:p>11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100 R <text:s text:c="13"/></text:p>
          </table:table-cell>
          <table:table-cell table:style-name="ce17" office:value-type="string" calcext:value-type="string">
            <text:p>BOTONERA LUMINOSA 31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8" calcext:value-type="float">
            <text:p>11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100 V <text:s text:c="13"/></text:p>
          </table:table-cell>
          <table:table-cell table:style-name="ce17" office:value-type="string" calcext:value-type="string">
            <text:p>BOTONERA LUMINOSA 3100 V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8" calcext:value-type="float">
            <text:p>11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200 AZ <text:s text:c="12"/></text:p>
          </table:table-cell>
          <table:table-cell table:style-name="ce17" office:value-type="string" calcext:value-type="string">
            <text:p>BOTONERA LUMINOSA 32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200 B <text:s text:c="13"/></text:p>
          </table:table-cell>
          <table:table-cell table:style-name="ce17" office:value-type="string" calcext:value-type="string">
            <text:p>BOTONERA LUMINOSA 32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00 AM <text:s text:c="12"/></text:p>
          </table:table-cell>
          <table:table-cell table:style-name="ce17" office:value-type="string" calcext:value-type="string">
            <text:p>BOTONERA LUMINOSA 3400 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00 AZ <text:s text:c="12"/></text:p>
          </table:table-cell>
          <table:table-cell table:style-name="ce17" office:value-type="string" calcext:value-type="string">
            <text:p>BOTONERA LUMINOSA 3400 A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00 B <text:s text:c="13"/></text:p>
          </table:table-cell>
          <table:table-cell table:style-name="ce17" office:value-type="string" calcext:value-type="string">
            <text:p>BOTONERA LUMINOSA 3400 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00 R <text:s text:c="13"/></text:p>
          </table:table-cell>
          <table:table-cell table:style-name="ce17" office:value-type="string" calcext:value-type="string">
            <text:p>BOTONERA LUMINOSA 34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00 V <text:s text:c="13"/></text:p>
          </table:table-cell>
          <table:table-cell table:style-name="ce17" office:value-type="string" calcext:value-type="string">
            <text:p>BOTONERA LUMINOSA 3400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110Q4-A</text:p>
          </table:table-cell>
          <table:table-cell table:style-name="ce17" office:value-type="string" calcext:value-type="string">
            <text:p>BOTONERA LUMINOSA HW1L-M110Q4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57" calcext:value-type="float">
            <text:p>31.5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110Q4-G</text:p>
          </table:table-cell>
          <table:table-cell table:style-name="ce17" office:value-type="string" calcext:value-type="string">
            <text:p>BOTONERA LUMINOSA HW1L-M110Q4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57" calcext:value-type="float">
            <text:p>31.5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120Q4-G</text:p>
          </table:table-cell>
          <table:table-cell table:style-name="ce17" office:value-type="string" calcext:value-type="string">
            <text:p>BOTONERA LUMINOSA HW1L-M120Q4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65" calcext:value-type="float">
            <text:p>38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F210Q4A</text:p>
          </table:table-cell>
          <table:table-cell table:style-name="ce17" office:value-type="string" calcext:value-type="string">
            <text:p>BOTONERA LUMINOSA HW1L-MF210Q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78" calcext:value-type="float">
            <text:p>40.7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F210Q4G</text:p>
          </table:table-cell>
          <table:table-cell table:style-name="ce17" office:value-type="string" calcext:value-type="string">
            <text:p>BOTONERA LUMINOSA HW1L-MF210Q4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78" calcext:value-type="float">
            <text:p>40.7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F210Q4Y</text:p>
          </table:table-cell>
          <table:table-cell table:style-name="ce17" office:value-type="string" calcext:value-type="string">
            <text:p>BOTONERA LUMINOSA HW1L-MF210Q4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78" calcext:value-type="float">
            <text:p>40.7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W1E- LV402Q4M- R **</text:p>
          </table:table-cell>
          <table:table-cell table:style-name="ce17" office:value-type="string" calcext:value-type="string">
            <text:p>BOTONERA LUMINOSA XW1E- LV402Q4M- 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51" calcext:value-type="float">
            <text:p>79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20 V <text:s text:c="12"/></text:p>
          </table:table-cell>
          <table:table-cell table:style-name="ce17" office:value-type="string" calcext:value-type="string">
            <text:p>B.LUM.D.30 C/MDT.M6120 V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2" calcext:value-type="float">
            <text:p>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21 R <text:s text:c="12"/></text:p>
          </table:table-cell>
          <table:table-cell table:style-name="ce17" office:value-type="string" calcext:value-type="string">
            <text:p>B.LUM.D.30 M6121 R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6" calcext:value-type="float">
            <text:p>4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50 AM <text:s text:c="11"/></text:p>
          </table:table-cell>
          <table:table-cell table:style-name="ce17" office:value-type="string" calcext:value-type="string">
            <text:p>B.LUM.D.30 C/MDT.M6150 AM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2" calcext:value-type="float">
            <text:p>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50 AZ <text:s text:c="11"/></text:p>
          </table:table-cell>
          <table:table-cell table:style-name="ce17" office:value-type="string" calcext:value-type="string">
            <text:p>B.LUM.D.30 C/MDT.M6150 AZ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2" calcext:value-type="float">
            <text:p>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50 B <text:s text:c="12"/></text:p>
          </table:table-cell>
          <table:table-cell table:style-name="ce17" office:value-type="string" calcext:value-type="string">
            <text:p>B.LUM.D.30 C/MDT.M6150 B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2" calcext:value-type="float">
            <text:p>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50 R <text:s text:c="12"/></text:p>
          </table:table-cell>
          <table:table-cell table:style-name="ce17" office:value-type="string" calcext:value-type="string">
            <text:p>B.LUM.D.30 C/MDT.M6150 R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2" calcext:value-type="float">
            <text:p>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6140 AZ <text:s text:c="11"/></text:p>
          </table:table-cell>
          <table:table-cell table:style-name="ce17" office:value-type="string" calcext:value-type="string">
            <text:p>B.LUM.D.30 T6140 AZ <text:s text:c="5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89" calcext:value-type="float">
            <text:p>4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4728 N <text:s text:c="12"/></text:p>
          </table:table-cell>
          <table:table-cell table:style-name="ce17" office:value-type="string" calcext:value-type="string">
            <text:p>PUL.24728N P/RM 030-RP 0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8" calcext:value-type="float">
            <text:p>0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4728 R <text:s text:c="12"/></text:p>
          </table:table-cell>
          <table:table-cell table:style-name="ce17" office:value-type="string" calcext:value-type="string">
            <text:p>PUL.24728R P/RM 030-RP 0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8" calcext:value-type="float">
            <text:p>0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4728 V <text:s text:c="12"/></text:p>
          </table:table-cell>
          <table:table-cell table:style-name="ce17" office:value-type="string" calcext:value-type="string">
            <text:p>PUL.24728V P/RM 030-RP 0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8" calcext:value-type="float">
            <text:p>0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AP FOR PB-22</text:p>
          </table:table-cell>
          <table:table-cell table:style-name="ce17" office:value-type="string" calcext:value-type="string">
            <text:p>CAPUCHON TR. QT0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6" calcext:value-type="float">
            <text:p>8.5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AP. TRANSP. P/RM010</text:p>
          </table:table-cell>
          <table:table-cell table:style-name="ce17" office:value-type="string" calcext:value-type="string">
            <text:p>CAPUCHON TRANSP. P/RM 0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37" calcext:value-type="float">
            <text:p>4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AP.ROJO P/RM 010</text:p>
          </table:table-cell>
          <table:table-cell table:style-name="ce17" office:value-type="string" calcext:value-type="string">
            <text:p>CAPUCHON ROJO P/RM 0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93" calcext:value-type="float">
            <text:p>2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AP.VERDE P/RM 010</text:p>
          </table:table-cell>
          <table:table-cell table:style-name="ce17" office:value-type="string" calcext:value-type="string">
            <text:p>CAPUCHON VERDE P/RM 0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93" calcext:value-type="float">
            <text:p>2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380 <text:s text:c="14"/></text:p>
          </table:table-cell>
          <table:table-cell table:style-name="ce17" office:value-type="string" calcext:value-type="string">
            <text:p>PORTALAMPARA G-2380 P/R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" calcext:value-type="float">
            <text:p>4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520 AM <text:s text:c="11"/></text:p>
          </table:table-cell>
          <table:table-cell table:style-name="ce17" office:value-type="string" calcext:value-type="string">
            <text:p>LENTE G2520AM P/RM130-RP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4" calcext:value-type="float">
            <text:p>2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520 AZ <text:s text:c="11"/></text:p>
          </table:table-cell>
          <table:table-cell table:style-name="ce17" office:value-type="string" calcext:value-type="string">
            <text:p>LENTE G2520AZ P/RM130-RP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4" calcext:value-type="float">
            <text:p>2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520 BL <text:s text:c="11"/></text:p>
          </table:table-cell>
          <table:table-cell table:style-name="ce17" office:value-type="string" calcext:value-type="string">
            <text:p>LENTE G2520BL P/RM130-RP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4" calcext:value-type="float">
            <text:p>2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520 R <text:s text:c="12"/></text:p>
          </table:table-cell>
          <table:table-cell table:style-name="ce17" office:value-type="string" calcext:value-type="string">
            <text:p>LENTE G2520R P/RM 130-RP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4" calcext:value-type="float">
            <text:p>2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520 V <text:s text:c="12"/></text:p>
          </table:table-cell>
          <table:table-cell table:style-name="ce17" office:value-type="string" calcext:value-type="string">
            <text:p>LENTE G2520V P/RM 130-RP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4" calcext:value-type="float">
            <text:p>2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14 AM <text:s text:c="10"/></text:p>
          </table:table-cell>
          <table:table-cell table:style-name="ce17" office:value-type="string" calcext:value-type="string">
            <text:p>LENTE P22814AM <text:s/>P/RM122-RP120-RP1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3" calcext:value-type="float">
            <text:p>1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14 AZ <text:s text:c="10"/></text:p>
          </table:table-cell>
          <table:table-cell table:style-name="ce17" office:value-type="string" calcext:value-type="string">
            <text:p>LENTE P22814AZ <text:s/>P/RM122-RP120-RP1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3" calcext:value-type="float">
            <text:p>1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14 BL <text:s text:c="10"/></text:p>
          </table:table-cell>
          <table:table-cell table:style-name="ce17" office:value-type="string" calcext:value-type="string">
            <text:p>LENTE P22814BL <text:s/>P/RM122-RP120-RP1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3" calcext:value-type="float">
            <text:p>1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14 R <text:s text:c="11"/></text:p>
          </table:table-cell>
          <table:table-cell table:style-name="ce17" office:value-type="string" calcext:value-type="string">
            <text:p>LENTE P22814R P/RM122-RP120-RP1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3" calcext:value-type="float">
            <text:p>1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14 V <text:s text:c="11"/></text:p>
          </table:table-cell>
          <table:table-cell table:style-name="ce17" office:value-type="string" calcext:value-type="string">
            <text:p>LENTE P22814V P/RM122-RP120-RP1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3" calcext:value-type="float">
            <text:p>1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QT011-L</text:p>
          </table:table-cell>
          <table:table-cell table:style-name="ce17" office:value-type="string" calcext:value-type="string">
            <text:p>BOTONERA DOBLE QT011-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39" calcext:value-type="float">
            <text:p>13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AM <text:s text:c="10"/></text:p>
          </table:table-cell>
          <table:table-cell table:style-name="ce17" office:value-type="string" calcext:value-type="string">
            <text:p>BOTONERA RM 010 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27" calcext:value-type="float">
            <text:p>12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AZ. <text:s text:c="9"/></text:p>
          </table:table-cell>
          <table:table-cell table:style-name="ce17" office:value-type="string" calcext:value-type="string">
            <text:p>BOTONERA RM 010 AZ. <text:s text:c="30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27" calcext:value-type="float">
            <text:p>12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INDICADOR AM</text:p>
          </table:table-cell>
          <table:table-cell table:style-name="ce17" office:value-type="string" calcext:value-type="string">
            <text:p>BOTONERA RM 010 INDICADOR 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INDICADOR AZ</text:p>
          </table:table-cell>
          <table:table-cell table:style-name="ce17" office:value-type="string" calcext:value-type="string">
            <text:p>BOTONERA RM 010 INDICADOR A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INDICADOR N</text:p>
          </table:table-cell>
          <table:table-cell table:style-name="ce17" office:value-type="string" calcext:value-type="string">
            <text:p>BOTONERA RM 010 INDICADOR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INDICADOR R</text:p>
          </table:table-cell>
          <table:table-cell table:style-name="ce17" office:value-type="string" calcext:value-type="string">
            <text:p>BOTONERA RM 010 INDICADOR 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INDICADOR V</text:p>
          </table:table-cell>
          <table:table-cell table:style-name="ce17" office:value-type="string" calcext:value-type="string">
            <text:p>BOTONERA RM 010 INDICADOR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MARCHA V</text:p>
          </table:table-cell>
          <table:table-cell table:style-name="ce17" office:value-type="string" calcext:value-type="string">
            <text:p>BOTONERA RM 010 MARCHA (V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PARADA R</text:p>
          </table:table-cell>
          <table:table-cell table:style-name="ce17" office:value-type="string" calcext:value-type="string">
            <text:p>BOTONERA RM 010 PARADA (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R-V-N <text:s text:c="7"/></text:p>
          </table:table-cell>
          <table:table-cell table:style-name="ce17" office:value-type="string" calcext:value-type="string">
            <text:p>BOTONERA RM 010 R-V-N <text:s text:c="2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20 R-V-N <text:s text:c="7"/></text:p>
          </table:table-cell>
          <table:table-cell table:style-name="ce17" office:value-type="string" calcext:value-type="string">
            <text:p>BOTONERA RM 020 R-V-N <text:s text:c="2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27" calcext:value-type="float">
            <text:p>12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30 <text:s text:c="13"/></text:p>
          </table:table-cell>
          <table:table-cell table:style-name="ce17" office:value-type="string" calcext:value-type="string">
            <text:p>BOT.C/RET.(CUERPO)RM 030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" calcext:value-type="float">
            <text:p>12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55 N <text:s text:c="11"/></text:p>
          </table:table-cell>
          <table:table-cell table:style-name="ce17" office:value-type="string" calcext:value-type="string">
            <text:p>BOT.G/PUÑO OSC. RM 055N <text:s text:c="26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" calcext:value-type="float">
            <text:p>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55 R <text:s text:c="11"/></text:p>
          </table:table-cell>
          <table:table-cell table:style-name="ce17" office:value-type="string" calcext:value-type="string">
            <text:p>BOT. G/PUNO OSC. <text:s/>RM 055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" calcext:value-type="float">
            <text:p>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55 V <text:s text:c="11"/></text:p>
          </table:table-cell>
          <table:table-cell table:style-name="ce17" office:value-type="string" calcext:value-type="string">
            <text:p>BOT.G/PUÑO OSC. RM 055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" calcext:value-type="float">
            <text:p>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65 N</text:p>
          </table:table-cell>
          <table:table-cell table:style-name="ce17" office:value-type="string" calcext:value-type="string">
            <text:p>BOT. G/PUÑO C/RET. RM 065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3" calcext:value-type="float">
            <text:p>18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65 R <text:s text:c="11"/></text:p>
          </table:table-cell>
          <table:table-cell table:style-name="ce17" office:value-type="string" calcext:value-type="string">
            <text:p>BOT. G/PUNO C/RET.RM 065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3" calcext:value-type="float">
            <text:p>18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65 V</text:p>
          </table:table-cell>
          <table:table-cell table:style-name="ce17" office:value-type="string" calcext:value-type="string">
            <text:p>BOT. G/PUÑO C/RET. RM 065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3" calcext:value-type="float">
            <text:p>18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122 <text:s text:c="13"/></text:p>
          </table:table-cell>
          <table:table-cell table:style-name="ce17" office:value-type="string" calcext:value-type="string">
            <text:p>BOT.LUMINOSA(CUERPO)RM 122 <text:s text:c="2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54" calcext:value-type="float">
            <text:p>18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8" office:value-type="string" calcext:value-type="string">
            <text:p>RP 010 </text:p>
          </table:table-cell>
          <table:table-cell table:style-name="ce17" office:value-type="string" calcext:value-type="string">
            <text:p>RP 010 BOT. C/PULS. RAS. S/RET. INDICADOR A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8" office:value-type="string" calcext:value-type="string">
            <text:p>RP 065 </text:p>
          </table:table-cell>
          <table:table-cell table:style-name="ce17" office:value-type="string" calcext:value-type="string">
            <text:p>RP 065 N BOT. G. DE PUÑO C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74" calcext:value-type="float">
            <text:p>4.7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010 N</text:p>
          </table:table-cell>
          <table:table-cell table:style-name="ce17" office:value-type="string" calcext:value-type="string">
            <text:p>RE 010 N BOT. C/PULS. RASANTE + 1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77" calcext:value-type="float">
            <text:p>6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010 R + 1NC</text:p>
          </table:table-cell>
          <table:table-cell table:style-name="ce17" office:value-type="string" calcext:value-type="string">
            <text:p>RE 010 R BOT. C/PULS. RASANTE + 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09" calcext:value-type="float">
            <text:p>7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010 V + 1NA</text:p>
          </table:table-cell>
          <table:table-cell table:style-name="ce17" office:value-type="string" calcext:value-type="string">
            <text:p>RE 010 V BOT. C/PULS. RASANTE + 1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09" calcext:value-type="float">
            <text:p>7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065 <text:s/>R BOT. GOLPE</text:p>
          </table:table-cell>
          <table:table-cell table:style-name="ce17" office:value-type="string" calcext:value-type="string">
            <text:p>RE 065 <text:s/>R BOT. GOLPE DE PUÑO + 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3" calcext:value-type="float">
            <text:p>11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(R-V-N)</text:p>
          </table:table-cell>
          <table:table-cell table:style-name="ce17" office:value-type="string" calcext:value-type="string">
            <text:p>RP 010 BOT. C/PULSADOR RASANTE S/RET (R-V-N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AM</text:p>
          </table:table-cell>
          <table:table-cell table:style-name="ce17" office:value-type="string" calcext:value-type="string">
            <text:p>RP 010 BOT. C/PULSADOR RASANTE S/RET 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8" calcext:value-type="float">
            <text:p>4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AZ</text:p>
          </table:table-cell>
          <table:table-cell table:style-name="ce17" office:value-type="string" calcext:value-type="string">
            <text:p>RP 010 BOT. C/PULSADOR RASANTE S/RET AZ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8" calcext:value-type="float">
            <text:p>4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INDICADOR AM</text:p>
          </table:table-cell>
          <table:table-cell table:style-name="ce17" office:value-type="string" calcext:value-type="string">
            <text:p>RP 010 BOT. C/PULS. RAS. S/RET. INDICADOR 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INDICADOR NE</text:p>
          </table:table-cell>
          <table:table-cell table:style-name="ce17" office:value-type="string" calcext:value-type="string">
            <text:p>RP 010 BOT. C/PULS. RAS. S/RET. INDICADOR N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INDICADOR R</text:p>
          </table:table-cell>
          <table:table-cell table:style-name="ce17" office:value-type="string" calcext:value-type="string">
            <text:p>RP 010 BOT. C/PULS. RAS. S/RET. INDICADOR 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INDICADOR V</text:p>
          </table:table-cell>
          <table:table-cell table:style-name="ce17" office:value-type="string" calcext:value-type="string">
            <text:p>RP 010 BOT. C/PULS. RAS. S/RET. INDICADOR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MARCHA V</text:p>
          </table:table-cell>
          <table:table-cell table:style-name="ce17" office:value-type="string" calcext:value-type="string">
            <text:p>RP 010 BOT. C/PULS. RASANTE S/RET MARCHA (V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" calcext:value-type="float">
            <text:p>4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PARADA R</text:p>
          </table:table-cell>
          <table:table-cell table:style-name="ce17" office:value-type="string" calcext:value-type="string">
            <text:p>RP 010 BOT. C/PULS. RAS. S/RET. PARADA (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20 (R-V-N)</text:p>
          </table:table-cell>
          <table:table-cell table:style-name="ce17" office:value-type="string" calcext:value-type="string">
            <text:p>RP 020 BOT.C/PUL.SOBRESAL. S/RET (R-V-N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8" calcext:value-type="float">
            <text:p>4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30</text:p>
          </table:table-cell>
          <table:table-cell table:style-name="ce17" office:value-type="string" calcext:value-type="string">
            <text:p>RP 030 BOT. C/PULSADOR PROTEGIDO C/RE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45 R</text:p>
          </table:table-cell>
          <table:table-cell table:style-name="ce17" office:value-type="string" calcext:value-type="string">
            <text:p>RP 045 R BOT. G. DE PUÑO C/RET.PASO A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50</text:p>
          </table:table-cell>
          <table:table-cell table:style-name="ce17" office:value-type="string" calcext:value-type="string">
            <text:p>RP 050 BOT. GOLPE DE PUÑO S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55 N</text:p>
          </table:table-cell>
          <table:table-cell table:style-name="ce17" office:value-type="string" calcext:value-type="string">
            <text:p>RP 055 N BOT.GOLPE DE PUÑO OSCILANT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55 R</text:p>
          </table:table-cell>
          <table:table-cell table:style-name="ce17" office:value-type="string" calcext:value-type="string">
            <text:p>RP 055 R BOT.GOLPE DE PUÑO OSCILANT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55 V</text:p>
          </table:table-cell>
          <table:table-cell table:style-name="ce17" office:value-type="string" calcext:value-type="string">
            <text:p>RP 055 V BOT. GOLPE DE PUÑO OSCILANT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65 R</text:p>
          </table:table-cell>
          <table:table-cell table:style-name="ce17" office:value-type="string" calcext:value-type="string">
            <text:p>RP 065 R BOT.G. DE PUÑO C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66" calcext:value-type="float">
            <text:p>6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65 V</text:p>
          </table:table-cell>
          <table:table-cell table:style-name="ce17" office:value-type="string" calcext:value-type="string">
            <text:p>RP 065 V BOT.G.DE PUÑO C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03" calcext:value-type="float">
            <text:p>6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20</text:p>
          </table:table-cell>
          <table:table-cell table:style-name="ce17" office:value-type="string" calcext:value-type="string">
            <text:p>RP 120 BOT. LUM. C/PULSADOR S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" calcext:value-type="float">
            <text:p>7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22</text:p>
          </table:table-cell>
          <table:table-cell table:style-name="ce17" office:value-type="string" calcext:value-type="string">
            <text:p>RP 122 BOT.LUM. C/PULS. PROTEGIDO S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6" calcext:value-type="float">
            <text:p>8.5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30</text:p>
          </table:table-cell>
          <table:table-cell table:style-name="ce17" office:value-type="string" calcext:value-type="string">
            <text:p>RP 130 BOT.LUM C/PULS. PROTEGIDO C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" calcext:value-type="float">
            <text:p>7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45 R</text:p>
          </table:table-cell>
          <table:table-cell table:style-name="ce17" office:value-type="string" calcext:value-type="string">
            <text:p>RP 145 R B.LUM. G. DE PUÑO C/RET. PASO A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6" calcext:value-type="float">
            <text:p>8.5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45 V</text:p>
          </table:table-cell>
          <table:table-cell table:style-name="ce17" office:value-type="string" calcext:value-type="string">
            <text:p>RP 145 V B.LUM. G. DE PUÑO C/RET PASO A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6" calcext:value-type="float">
            <text:p>8.5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50 R</text:p>
          </table:table-cell>
          <table:table-cell table:style-name="ce17" office:value-type="string" calcext:value-type="string">
            <text:p>RP 150 R B.LUM.G.DE PUÑO S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" calcext:value-type="float">
            <text:p>8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11SJ/R12</text:p>
          </table:table-cell>
          <table:table-cell table:style-name="ce17" office:value-type="string" calcext:value-type="string">
            <text:p>BOT. LUM. RECT. 1 INV. S/R AD16-11SJ R 12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39" calcext:value-type="float">
            <text:p>15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11SJ/W24 **</text:p>
          </table:table-cell>
          <table:table-cell table:style-name="ce17" office:value-type="string" calcext:value-type="string">
            <text:p>BOT. LUM. RECT. 1 INV. S/R AD16-11SJ BL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39" calcext:value-type="float">
            <text:p>15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11SY/R24</text:p>
          </table:table-cell>
          <table:table-cell table:style-name="ce17" office:value-type="string" calcext:value-type="string">
            <text:p>BOT. LUM. RED. 1 INV. S/R <text:s/>AD16-11SY R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11ZJ/G24 **</text:p>
          </table:table-cell>
          <table:table-cell table:style-name="ce17" office:value-type="string" calcext:value-type="string">
            <text:p>BOT. LUM. RECT. 1 INV. C/R AD16-11ZJ V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2" calcext:value-type="float">
            <text:p>16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11ZJ/Y24 **</text:p>
          </table:table-cell>
          <table:table-cell table:style-name="ce17" office:value-type="string" calcext:value-type="string">
            <text:p>BOT. LUM. RECT. 1 INV. C/R AD16-11ZJ AM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2" calcext:value-type="float">
            <text:p>16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22ZJ/G24 **</text:p>
          </table:table-cell>
          <table:table-cell table:style-name="ce17" office:value-type="string" calcext:value-type="string">
            <text:p>BOT. LUM. RECT. 2 INV. C/R AD16-22ZJ V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87" calcext:value-type="float">
            <text:p>17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L6G-M14JW</text:p>
          </table:table-cell>
          <table:table-cell table:style-name="ce17" office:value-type="string" calcext:value-type="string">
            <text:p>B.LUM.RECT. 1INV. AL6G-M14J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27" calcext:value-type="float">
            <text:p>32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L6Q-A14PA</text:p>
          </table:table-cell>
          <table:table-cell table:style-name="ce17" office:value-type="string" calcext:value-type="string">
            <text:p>B.C/LED CUAD C/R AL6Q-A14P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87" calcext:value-type="float">
            <text:p>35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L6Q-A14PY</text:p>
          </table:table-cell>
          <table:table-cell table:style-name="ce17" office:value-type="string" calcext:value-type="string">
            <text:p>B.C/LED CUAD C/R AL6Q-A14P-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87" calcext:value-type="float">
            <text:p>35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L6Q-P4PG</text:p>
          </table:table-cell>
          <table:table-cell table:style-name="ce17" office:value-type="string" calcext:value-type="string">
            <text:p>O.DE BUEY CUAD.V AL6Q-P4P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15" calcext:value-type="float">
            <text:p>2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6Q-P4PR</text:p>
          </table:table-cell>
          <table:table-cell table:style-name="ce17" office:value-type="string" calcext:value-type="string">
            <text:p>O.DE BUEY CUAD.R AL6Q-P4P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15" calcext:value-type="float">
            <text:p>2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6Q-P4PW</text:p>
          </table:table-cell>
          <table:table-cell table:style-name="ce17" office:value-type="string" calcext:value-type="string">
            <text:p>O.DE BUEY CUAD.B AL6Q-P4P-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15" calcext:value-type="float">
            <text:p>2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6Q-P4PY</text:p>
          </table:table-cell>
          <table:table-cell table:style-name="ce17" office:value-type="string" calcext:value-type="string">
            <text:p>O.DE BUEY CUAD.AM AL6Q-P4P-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15" calcext:value-type="float">
            <text:p>2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-KH6</text:p>
          </table:table-cell>
          <table:table-cell table:style-name="ce17" office:value-type="string" calcext:value-type="string">
            <text:p>PROTECCION RECTANGULAR <text:s/>AL-KH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3" calcext:value-type="float">
            <text:p>7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6HS54G</text:p>
          </table:table-cell>
          <table:table-cell table:style-name="ce17" office:value-type="string" calcext:value-type="string">
            <text:p>OJO DE BUEY RECT. AP6HS54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11" calcext:value-type="float">
            <text:p>35.1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6HS54PW</text:p>
          </table:table-cell>
          <table:table-cell table:style-name="ce17" office:value-type="string" calcext:value-type="string">
            <text:p>OJO DE BUEY RECT. AP6HS54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11" calcext:value-type="float">
            <text:p>35.1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6M-2KT2B</text:p>
          </table:table-cell>
          <table:table-cell table:style-name="ce17" office:value-type="string" calcext:value-type="string">
            <text:p>SELECTORA A CERRADURA AS6M-2KT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52" calcext:value-type="float">
            <text:p>40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B12</text:p>
          </table:table-cell>
          <table:table-cell table:style-name="ce17" office:value-type="string" calcext:value-type="string">
            <text:p>OJO DE BUEY DX16-J AZU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G12</text:p>
          </table:table-cell>
          <table:table-cell table:style-name="ce17" office:value-type="string" calcext:value-type="string">
            <text:p>OJO DE BUEY DX16-J VERDE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G24 **</text:p>
          </table:table-cell>
          <table:table-cell table:style-name="ce17" office:value-type="string" calcext:value-type="string">
            <text:p>OJO DE BUEY DX16-J VERDE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R12</text:p>
          </table:table-cell>
          <table:table-cell table:style-name="ce17" office:value-type="string" calcext:value-type="string">
            <text:p>OJO DE BUEY DX16-J ROJO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R24 **</text:p>
          </table:table-cell>
          <table:table-cell table:style-name="ce17" office:value-type="string" calcext:value-type="string">
            <text:p>OJO DE BUEY DX16-J ROJO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W24 **</text:p>
          </table:table-cell>
          <table:table-cell table:style-name="ce17" office:value-type="string" calcext:value-type="string">
            <text:p>OJO DE BUEY DX16-J BLANCO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A1B-M1C2V-G</text:p>
          </table:table-cell>
          <table:table-cell table:style-name="ce17" office:value-type="string" calcext:value-type="string">
            <text:p>BOT. RED. S/RET 2 INV. HA1B-M1C2V-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35" calcext:value-type="float">
            <text:p>29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B-M1C2V-R</text:p>
          </table:table-cell>
          <table:table-cell table:style-name="ce17" office:value-type="string" calcext:value-type="string">
            <text:p>BOT. RED. S/RET 2 INV. HA1B-M1C2V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35" calcext:value-type="float">
            <text:p>29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B-M1C2V-Y</text:p>
          </table:table-cell>
          <table:table-cell table:style-name="ce17" office:value-type="string" calcext:value-type="string">
            <text:p>BOT. RED. S/RET 2 INV. HA1B-M1C2V-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35" calcext:value-type="float">
            <text:p>29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L-A1C64V-W</text:p>
          </table:table-cell>
          <table:table-cell table:style-name="ce17" office:value-type="string" calcext:value-type="string">
            <text:p>B.LUM. RED. 2 INV C/RET. HA1L-A1C64V-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96" calcext:value-type="float">
            <text:p>43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L-M1C64V-G</text:p>
          </table:table-cell>
          <table:table-cell table:style-name="ce17" office:value-type="string" calcext:value-type="string">
            <text:p>B.LUM. RED. 2 INV S/RET. HA1L-M1C64V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04" calcext:value-type="float">
            <text:p>39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L-M1C64V-R</text:p>
          </table:table-cell>
          <table:table-cell table:style-name="ce17" office:value-type="string" calcext:value-type="string">
            <text:p>B.LUM. RED. 2 INV S/RET. HA1L-M1C64V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04" calcext:value-type="float">
            <text:p>39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S-33C6</text:p>
          </table:table-cell>
          <table:table-cell table:style-name="ce17" office:value-type="string" calcext:value-type="string">
            <text:p>SEL. A PALANCA 3 POS D16 HA1S-33C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04" calcext:value-type="float">
            <text:p>52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2B-M1C6-Y</text:p>
          </table:table-cell>
          <table:table-cell table:style-name="ce17" office:value-type="string" calcext:value-type="string">
            <text:p>B. LUM. CUAD. 2INV S/R HA2B-M1C6-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9" calcext:value-type="float">
            <text:p>24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2L-M1C54-PW</text:p>
          </table:table-cell>
          <table:table-cell table:style-name="ce17" office:value-type="string" calcext:value-type="string">
            <text:p>B. LUM. CUAD.1 INV S/R HA2L-M1C54-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.49" calcext:value-type="float">
            <text:p>42.4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2P-14R</text:p>
          </table:table-cell>
          <table:table-cell table:style-name="ce17" office:value-type="string" calcext:value-type="string">
            <text:p>O. DE BUEY CUAD. R HA2P-14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31" calcext:value-type="float">
            <text:p>22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E5B-M2PY</text:p>
          </table:table-cell>
          <table:table-cell table:style-name="ce17" office:value-type="string" calcext:value-type="string">
            <text:p>PULSADORES 3 POSICIONES AMARILLO HE5B-M2P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94" calcext:value-type="float">
            <text:p>87.9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190G 24VDC</text:p>
          </table:table-cell>
          <table:table-cell table:style-name="ce17" office:value-type="string" calcext:value-type="string">
            <text:p>OJO DE BUEY K16-190V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16-190R 24VDC</text:p>
          </table:table-cell>
          <table:table-cell table:style-name="ce17" office:value-type="string" calcext:value-type="string">
            <text:p>OJO DE BUEY K16-190R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16-190W 24VDC</text:p>
          </table:table-cell>
          <table:table-cell table:style-name="ce17" office:value-type="string" calcext:value-type="string">
            <text:p>OJO DE BUEY K16-190B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16-190Y 24VDC</text:p>
          </table:table-cell>
          <table:table-cell table:style-name="ce17" office:value-type="string" calcext:value-type="string">
            <text:p>OJO DE BUEY K16-190A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1G 24VDC</text:p>
          </table:table-cell>
          <table:table-cell table:style-name="ce17" office:value-type="string" calcext:value-type="string">
            <text:p>BOT. LUM. RECT. 1 INV. S/R K16-291V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1R 24VDC</text:p>
          </table:table-cell>
          <table:table-cell table:style-name="ce17" office:value-type="string" calcext:value-type="string">
            <text:p>BOT. LUM. RECT. 1 INV. S/R K16-291R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1W 24VDC</text:p>
          </table:table-cell>
          <table:table-cell table:style-name="ce17" office:value-type="string" calcext:value-type="string">
            <text:p>BOT. LUM. RECT. 1 INV. S/R K16-291B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1Y 24VDC</text:p>
          </table:table-cell>
          <table:table-cell table:style-name="ce17" office:value-type="string" calcext:value-type="string">
            <text:p>BOT. LUM. RECT. 1 INV. S/R K16-291A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2G 24VDC</text:p>
          </table:table-cell>
          <table:table-cell table:style-name="ce17" office:value-type="string" calcext:value-type="string">
            <text:p>BOT. LUM. RECT. 2 INV. S/R K16-292V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52" calcext:value-type="float">
            <text:p>19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2R 24VDC</text:p>
          </table:table-cell>
          <table:table-cell table:style-name="ce17" office:value-type="string" calcext:value-type="string">
            <text:p>BOT. LUM. RECT. 2 INV. S/R K16-292R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52" calcext:value-type="float">
            <text:p>19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2W 24VDC</text:p>
          </table:table-cell>
          <table:table-cell table:style-name="ce17" office:value-type="string" calcext:value-type="string">
            <text:p>BOT. LUM. RECT. 2 INV. S/R K16-292B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52" calcext:value-type="float">
            <text:p>19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2Y 24VDC</text:p>
          </table:table-cell>
          <table:table-cell table:style-name="ce17" office:value-type="string" calcext:value-type="string">
            <text:p>BOT. LUM. RECT. 2 INV. S/R K16-292A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52" calcext:value-type="float">
            <text:p>19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1G 24VDC</text:p>
          </table:table-cell>
          <table:table-cell table:style-name="ce17" office:value-type="string" calcext:value-type="string">
            <text:p>BOT. LUM. RECT. 1 INV. C/R K16-391V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71" calcext:value-type="float">
            <text:p>18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1R 24VDC</text:p>
          </table:table-cell>
          <table:table-cell table:style-name="ce17" office:value-type="string" calcext:value-type="string">
            <text:p>BOT. LUM. RECT. 1 INV. C/R K16-391R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71" calcext:value-type="float">
            <text:p>18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1W 24VDC</text:p>
          </table:table-cell>
          <table:table-cell table:style-name="ce17" office:value-type="string" calcext:value-type="string">
            <text:p>BOT. LUM. RECT. 1 INV. C/R K16-391B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71" calcext:value-type="float">
            <text:p>18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1Y 24VDC</text:p>
          </table:table-cell>
          <table:table-cell table:style-name="ce17" office:value-type="string" calcext:value-type="string">
            <text:p>BOT. LUM. RECT. 1 INV. C/R K16-391A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71" calcext:value-type="float">
            <text:p>18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2G 24VDC</text:p>
          </table:table-cell>
          <table:table-cell table:style-name="ce17" office:value-type="string" calcext:value-type="string">
            <text:p>BOT. LUM. RECT. 2 INV. C/R K16-392V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4" calcext:value-type="float">
            <text:p>20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2R 24VDC</text:p>
          </table:table-cell>
          <table:table-cell table:style-name="ce17" office:value-type="string" calcext:value-type="string">
            <text:p>BOT. LUM. RECT. 2 INV. C/R K16-392R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4" calcext:value-type="float">
            <text:p>20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2W 24VDC</text:p>
          </table:table-cell>
          <table:table-cell table:style-name="ce17" office:value-type="string" calcext:value-type="string">
            <text:p>BOT. LUM. RECT. 2 INV. C/R K16-392B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4" calcext:value-type="float">
            <text:p>20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2Y 24VDC</text:p>
          </table:table-cell>
          <table:table-cell table:style-name="ce17" office:value-type="string" calcext:value-type="string">
            <text:p>BOT. LUM. RECT. 2 INV. C/R K16-392A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4" calcext:value-type="float">
            <text:p>20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431K</text:p>
          </table:table-cell>
          <table:table-cell table:style-name="ce17" office:value-type="string" calcext:value-type="string">
            <text:p>SELECTORA A PALANCA 1 INV. K16-431K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55" calcext:value-type="float">
            <text:p>25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631K</text:p>
          </table:table-cell>
          <table:table-cell table:style-name="ce17" office:value-type="string" calcext:value-type="string">
            <text:p>SELECTORA A CERRADURA 1 INV. K16-631K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56" calcext:value-type="float">
            <text:p>28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732K</text:p>
          </table:table-cell>
          <table:table-cell table:style-name="ce17" office:value-type="string" calcext:value-type="string">
            <text:p>SELECTORA A CERRADURA 2 INV. K16-732K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51" calcext:value-type="float">
            <text:p>36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S222</text:p>
          </table:table-cell>
          <table:table-cell table:style-name="ce17" office:value-type="string" calcext:value-type="string">
            <text:p>PROTECCION RECTANGULAR K16-S2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89" calcext:value-type="float">
            <text:p>1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1S-33C2V</text:p>
          </table:table-cell>
          <table:table-cell table:style-name="ce17" office:value-type="string" calcext:value-type="string">
            <text:p>SEL.A PALANCA 3 POS. LA1S-33C2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66" calcext:value-type="float">
            <text:p>55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2B-M1C5W</text:p>
          </table:table-cell>
          <table:table-cell table:style-name="ce17" office:value-type="string" calcext:value-type="string">
            <text:p>BOT. CUAD. S/RET. 1 INV. LA2B-M1C5-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74" calcext:value-type="float">
            <text:p>31.7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2L-M1C54W</text:p>
          </table:table-cell>
          <table:table-cell table:style-name="ce17" office:value-type="string" calcext:value-type="string">
            <text:p>B.L.CUAD.1INV.S/R LA2L-M1C54W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64" calcext:value-type="float">
            <text:p>41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2L-M1C64W</text:p>
          </table:table-cell>
          <table:table-cell table:style-name="ce17" office:value-type="string" calcext:value-type="string">
            <text:p>B.LED C.1INV.S/R LA2L-M1C64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13" calcext:value-type="float">
            <text:p>47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3B-M1C5W</text:p>
          </table:table-cell>
          <table:table-cell table:style-name="ce17" office:value-type="string" calcext:value-type="string">
            <text:p>BOT. RECT. S/RET. 1 INV. LA3B-M1C5-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04" calcext:value-type="float">
            <text:p>28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3B-M1C6-W</text:p>
          </table:table-cell>
          <table:table-cell table:style-name="ce17" office:value-type="string" calcext:value-type="string">
            <text:p>BOT.RECT.S/RET 2INV.LA3B-M1C6-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63" calcext:value-type="float">
            <text:p>34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3L-M1C64G</text:p>
          </table:table-cell>
          <table:table-cell table:style-name="ce17" office:value-type="string" calcext:value-type="string">
            <text:p>B.LUM.RECT.2INV.S/R LA3L-M1C64G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13" calcext:value-type="float">
            <text:p>47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8B-M1T6B</text:p>
          </table:table-cell>
          <table:table-cell table:style-name="ce17" office:value-type="string" calcext:value-type="string">
            <text:p>BOTONERA RECT.2INV S/R LB8B-M1T6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83" calcext:value-type="float">
            <text:p>27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8L-M1T64PW</text:p>
          </table:table-cell>
          <table:table-cell table:style-name="ce17" office:value-type="string" calcext:value-type="string">
            <text:p>B.LUM RECT.2INV S/R LB8L-M1T64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61" calcext:value-type="float">
            <text:p>43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8P-1T04PW</text:p>
          </table:table-cell>
          <table:table-cell table:style-name="ce17" office:value-type="string" calcext:value-type="string">
            <text:p>OJO DE BUEY RECT. LB8P-1T04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28" calcext:value-type="float">
            <text:p>3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8P-1T04R</text:p>
          </table:table-cell>
          <table:table-cell table:style-name="ce17" office:value-type="string" calcext:value-type="string">
            <text:p>OJO DE BUEY RECT. LB8P- 1T04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82" calcext:value-type="float">
            <text:p>22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8P-1TO4A</text:p>
          </table:table-cell>
          <table:table-cell table:style-name="ce17" office:value-type="string" calcext:value-type="string">
            <text:p>OJO DE BUEY RECT. LB8P-1T0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82" calcext:value-type="float">
            <text:p>22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9Z-BS8</text:p>
          </table:table-cell>
          <table:table-cell table:style-name="ce17" office:value-type="string" calcext:value-type="string">
            <text:p>LENTE RECT. NEGRO LB9Z-BS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09" calcext:value-type="float">
            <text:p>7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101</text:p>
          </table:table-cell>
          <table:table-cell table:style-name="ce17" office:value-type="string" calcext:value-type="string">
            <text:p>EXTRACTOR MT-1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71" calcext:value-type="float">
            <text:p>4.7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16-12</text:p>
          </table:table-cell>
          <table:table-cell table:style-name="ce17" office:value-type="string" calcext:value-type="string">
            <text:p>ZUMBADOR DIAM. 16 <text:s/>U16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23" calcext:value-type="float">
            <text:p>12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X16-22J/B3</text:p>
          </table:table-cell>
          <table:table-cell table:style-name="ce17" office:value-type="string" calcext:value-type="string">
            <text:p>SELECTORA A PALANCA 2 INV. X16-22J/B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18" calcext:value-type="float">
            <text:p>24.1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A1E-BV3U01R</text:p>
          </table:table-cell>
          <table:table-cell table:style-name="ce17" office:value-type="string" calcext:value-type="string">
            <text:p>GOLPE DE PUÑO D.16 XA1E-BV3U01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94" calcext:value-type="float">
            <text:p>53.9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Y16-22J/B3</text:p>
          </table:table-cell>
          <table:table-cell table:style-name="ce17" office:value-type="string" calcext:value-type="string">
            <text:p>SELECTORA A CERRADURA 2 INV. Y16-22J/B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62" calcext:value-type="float">
            <text:p>31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00320</text:p>
          </table:table-cell>
          <table:table-cell table:style-name="ce17" office:value-type="string" calcext:value-type="string">
            <text:p>TAPA 1 PERF. D22 A1X c/accesori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47" calcext:value-type="float">
            <text:p>2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1X <text:s text:c="16"/></text:p>
          </table:table-cell>
          <table:table-cell table:style-name="ce17" office:value-type="string" calcext:value-type="string">
            <text:p>C.ESTANCA 1 PERF. D22 A1X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77" calcext:value-type="float">
            <text:p>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1X-AM <text:s text:c="13"/></text:p>
          </table:table-cell>
          <table:table-cell table:style-name="ce17" office:value-type="string" calcext:value-type="string">
            <text:p>C.ESTANCA 1 PERF. D22 A1X-AM <text:s text:c="2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77" calcext:value-type="float">
            <text:p>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1X-R</text:p>
          </table:table-cell>
          <table:table-cell table:style-name="ce17" office:value-type="string" calcext:value-type="string">
            <text:p>ESTANCA 1 PERF. D22 A1X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77" calcext:value-type="float">
            <text:p>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2E <text:s text:c="16"/></text:p>
          </table:table-cell>
          <table:table-cell table:style-name="ce17" office:value-type="string" calcext:value-type="string">
            <text:p>C.ESTANCA C/2 BOT A2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82" calcext:value-type="float">
            <text:p>20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2X <text:s text:c="16"/></text:p>
          </table:table-cell>
          <table:table-cell table:style-name="ce17" office:value-type="string" calcext:value-type="string">
            <text:p>C.ESTANCA 2 PERF. D22 A2X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92" calcext:value-type="float">
            <text:p>3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3E <text:s text:c="16"/></text:p>
          </table:table-cell>
          <table:table-cell table:style-name="ce17" office:value-type="string" calcext:value-type="string">
            <text:p>C.ESTANCA C/3 BOT A3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6" calcext:value-type="float">
            <text:p>30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3X <text:s text:c="16"/></text:p>
          </table:table-cell>
          <table:table-cell table:style-name="ce17" office:value-type="string" calcext:value-type="string">
            <text:p>C.ESTANCA 3 PERF. D22 A3X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89" calcext:value-type="float">
            <text:p>4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1B <text:s text:c="15"/></text:p>
          </table:table-cell>
          <table:table-cell table:style-name="ce17" office:value-type="string" calcext:value-type="string">
            <text:p>C.EST.CIEGA P/1 BOT AP1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62" calcext:value-type="float">
            <text:p>34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2B <text:s text:c="15"/></text:p>
          </table:table-cell>
          <table:table-cell table:style-name="ce17" office:value-type="string" calcext:value-type="string">
            <text:p>C.EST.CIEGA P/6 BOT AP2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01" calcext:value-type="float">
            <text:p>47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3B <text:s text:c="15"/></text:p>
          </table:table-cell>
          <table:table-cell table:style-name="ce17" office:value-type="string" calcext:value-type="string">
            <text:p>C.EST.CIEGA P/8 BOT AP3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11" calcext:value-type="float">
            <text:p>58.1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6B <text:s text:c="15"/></text:p>
          </table:table-cell>
          <table:table-cell table:style-name="ce17" office:value-type="string" calcext:value-type="string">
            <text:p>C.EST.CIEGA P/16 BOT AP6B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65" calcext:value-type="float">
            <text:p>64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B1WXW1EBV403MRHY</text:p>
          </table:table-cell>
          <table:table-cell table:style-name="ce17" office:value-type="string" calcext:value-type="string">
            <text:p>C. EST. FB1W-XW1E-BV403MRH-Y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.33" calcext:value-type="float">
            <text:p>106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GNW111Y</text:p>
          </table:table-cell>
          <table:table-cell table:style-name="ce17" office:value-type="string" calcext:value-type="string">
            <text:p>C.ESTANCA 1 PERF.D22 KGNW111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99" calcext:value-type="float">
            <text:p>20.9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 text:c="2"/>6VCA <text:s text:c="8"/></text:p>
          </table:table-cell>
          <table:table-cell table:style-name="ce17" office:value-type="string" calcext:value-type="string">
            <text:p>CAMP.ALARMA CI-2 6 VCA <text:s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12VCA <text:s text:c="8"/></text:p>
          </table:table-cell>
          <table:table-cell table:style-name="ce17" office:value-type="string" calcext:value-type="string">
            <text:p>CAMP.ALARMA CI-2 12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12VCC <text:s text:c="8"/></text:p>
          </table:table-cell>
          <table:table-cell table:style-name="ce17" office:value-type="string" calcext:value-type="string">
            <text:p>CAMP.ALARMA CI-2 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24VCA <text:s text:c="8"/></text:p>
          </table:table-cell>
          <table:table-cell table:style-name="ce17" office:value-type="string" calcext:value-type="string">
            <text:p>CAMP.ALARMA CI-2 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24VCC <text:s text:c="8"/></text:p>
          </table:table-cell>
          <table:table-cell table:style-name="ce17" office:value-type="string" calcext:value-type="string">
            <text:p>CAMP.ALARMA CI-2 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48VCA <text:s text:c="8"/></text:p>
          </table:table-cell>
          <table:table-cell table:style-name="ce17" office:value-type="string" calcext:value-type="string">
            <text:p>CAMP.ALARMA CI-2 48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48VCC <text:s text:c="8"/></text:p>
          </table:table-cell>
          <table:table-cell table:style-name="ce17" office:value-type="string" calcext:value-type="string">
            <text:p>CAMP.ALARMA CI-2 48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110VCA <text:s text:c="8"/></text:p>
          </table:table-cell>
          <table:table-cell table:style-name="ce17" office:value-type="string" calcext:value-type="string">
            <text:p>CAMP.ALARMA CI-2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110VCC <text:s text:c="8"/></text:p>
          </table:table-cell>
          <table:table-cell table:style-name="ce17" office:value-type="string" calcext:value-type="string">
            <text:p>CAMP.ALARMA CI-2 11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220 VCA/60HZ</text:p>
          </table:table-cell>
          <table:table-cell table:style-name="ce17" office:value-type="string" calcext:value-type="string">
            <text:p>CAMP ALARMA CI-2 220 VCA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220VCA/50HZ</text:p>
          </table:table-cell>
          <table:table-cell table:style-name="ce17" office:value-type="string" calcext:value-type="string">
            <text:p>CAMP.ALARMA CI-2 220 VCA/5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220VCC <text:s text:c="8"/></text:p>
          </table:table-cell>
          <table:table-cell table:style-name="ce17" office:value-type="string" calcext:value-type="string">
            <text:p>CAMP.ALARMA CI-2 22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OBINA CAMP. CA Y CC</text:p>
          </table:table-cell>
          <table:table-cell table:style-name="ce17" office:value-type="string" calcext:value-type="string">
            <text:p>BOBINA CAMPANA CA Y 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97" calcext:value-type="float">
            <text:p>25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ACTS ACCESO 1NO+1NC</text:p>
          </table:table-cell>
          <table:table-cell table:style-name="ce17" office:value-type="string" calcext:value-type="string">
            <text:p>C. AUX CONT MODULAR EP-AC11 1 NA + 1 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89" calcext:value-type="float">
            <text:p>6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25-04</text:p>
          </table:table-cell>
          <table:table-cell table:style-name="ce17" office:value-type="string" calcext:value-type="string">
            <text:p>Contactor Modular 25A 4NC EPC1-25-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82" calcext:value-type="float">
            <text:p>28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25-20C</text:p>
          </table:table-cell>
          <table:table-cell table:style-name="ce17" office:value-type="string" calcext:value-type="string">
            <text:p>Contactor Modular 25A 2NA EPC1-25-2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07" calcext:value-type="float">
            <text:p>17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25-40</text:p>
          </table:table-cell>
          <table:table-cell table:style-name="ce17" office:value-type="string" calcext:value-type="string">
            <text:p>Contactor Modular 25A 4NA EPC1-25-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82" calcext:value-type="float">
            <text:p>28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32-04</text:p>
          </table:table-cell>
          <table:table-cell table:style-name="ce17" office:value-type="string" calcext:value-type="string">
            <text:p>Contactor Modular 32A 4NC EPC1-32-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15" calcext:value-type="float">
            <text:p>38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32-40</text:p>
          </table:table-cell>
          <table:table-cell table:style-name="ce17" office:value-type="string" calcext:value-type="string">
            <text:p>Contactor Modular 32A 4NA EPC1-32-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15" calcext:value-type="float">
            <text:p>38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40-40</text:p>
          </table:table-cell>
          <table:table-cell table:style-name="ce17" office:value-type="string" calcext:value-type="string">
            <text:p>Contactor Modular 40A 4NA EPC1-40-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15" calcext:value-type="float">
            <text:p>38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A-25-02</text:p>
          </table:table-cell>
          <table:table-cell table:style-name="ce17" office:value-type="string" calcext:value-type="string">
            <text:p>Contactor Modular 25A 2NC EPC1-25-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07" calcext:value-type="float">
            <text:p>17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<text:s/>GMC <text:s/>9M <text:s/>24VAC50/60</text:p>
          </table:table-cell>
          <table:table-cell table:style-name="ce17" office:value-type="string" calcext:value-type="string">
            <text:p>MINICONTACTOR GMC-9M 1a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5" calcext:value-type="float">
            <text:p>28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<text:s/>GMC <text:s/>9M 220VAC50/60</text:p>
          </table:table-cell>
          <table:table-cell table:style-name="ce17" office:value-type="string" calcext:value-type="string">
            <text:p>MINICONTACTOR GMC-9M <text:s/>1a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5" calcext:value-type="float">
            <text:p>28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<text:s/>GMC 12M <text:s/>24VAC50/60</text:p>
          </table:table-cell>
          <table:table-cell table:style-name="ce17" office:value-type="string" calcext:value-type="string">
            <text:p>MINICONTACTOR GMC-12M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07" calcext:value-type="float">
            <text:p>29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<text:s/>GMC 12M 220VAC50/60</text:p>
          </table:table-cell>
          <table:table-cell table:style-name="ce17" office:value-type="string" calcext:value-type="string">
            <text:p>MINICONTACTOR GMC-12M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53" calcext:value-type="float">
            <text:p>30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<text:s/>GMC 16M 220VAC50/60</text:p>
          </table:table-cell>
          <table:table-cell table:style-name="ce17" office:value-type="string" calcext:value-type="string">
            <text:p>MINICONTACTOR GMC-16M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17" calcext:value-type="float">
            <text:p>33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K-22B</text:p>
          </table:table-cell>
          <table:table-cell table:style-name="ce17" office:value-type="string" calcext:value-type="string">
            <text:p>ARRANCADOR EN CAJA EK-2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84" calcext:value-type="float">
            <text:p>53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<text:s/>9 220VAC 50/60H</text:p>
          </table:table-cell>
          <table:table-cell table:style-name="ce17" office:value-type="string" calcext:value-type="string">
            <text:p>CONTACTOR GMC-9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9" calcext:value-type="float">
            <text:p>2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<text:s/>9M 380VAC50/60</text:p>
          </table:table-cell>
          <table:table-cell table:style-name="ce17" office:value-type="string" calcext:value-type="string">
            <text:p>MINICONTACTOR GMC-9M 1a 38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5" calcext:value-type="float">
            <text:p>28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12 380VAC 50/60H</text:p>
          </table:table-cell>
          <table:table-cell table:style-name="ce17" office:value-type="string" calcext:value-type="string">
            <text:p>CONTACTOR GMC-12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72" calcext:value-type="float">
            <text:p>28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22 110VAC 50/60H</text:p>
          </table:table-cell>
          <table:table-cell table:style-name="ce17" office:value-type="string" calcext:value-type="string">
            <text:p>CONTACTOR GMC-22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28" calcext:value-type="float">
            <text:p>47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65 380VAC 50/60H</text:p>
          </table:table-cell>
          <table:table-cell table:style-name="ce17" office:value-type="string" calcext:value-type="string">
            <text:p>CONTACTOR GMC-65 380VCA 6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51" calcext:value-type="float">
            <text:p>134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85 <text:s/>24VAC 50/60H</text:p>
          </table:table-cell>
          <table:table-cell table:style-name="ce17" office:value-type="string" calcext:value-type="string">
            <text:p>CONTACTOR GMC-85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8.34" calcext:value-type="float">
            <text:p>188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85 380VAC 50/60H</text:p>
          </table:table-cell>
          <table:table-cell table:style-name="ce17" office:value-type="string" calcext:value-type="string">
            <text:p>CONTACTOR GMC-85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8.34" calcext:value-type="float">
            <text:p>188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-12M 380VAC 50/60</text:p>
          </table:table-cell>
          <table:table-cell table:style-name="ce17" office:value-type="string" calcext:value-type="string">
            <text:p>MINI CONTACTOR GMC-12M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53" calcext:value-type="float">
            <text:p>30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150 400V</text:p>
          </table:table-cell>
          <table:table-cell table:style-name="ce17" office:value-type="string" calcext:value-type="string">
            <text:p>CONTACTOR GMC-150 <text:s/>38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52" calcext:value-type="float">
            <text:p>376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-16M 24VAC 50/60H</text:p>
          </table:table-cell>
          <table:table-cell table:style-name="ce17" office:value-type="string" calcext:value-type="string">
            <text:p>MINI CONTACTOR GMC-16M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48" calcext:value-type="float">
            <text:p>3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-16M 380VAC</text:p>
          </table:table-cell>
          <table:table-cell table:style-name="ce17" office:value-type="string" calcext:value-type="string">
            <text:p>MINICONTACTOR GMC-16M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48" calcext:value-type="float">
            <text:p>3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-9M 1B 220VAC 50/</text:p>
          </table:table-cell>
          <table:table-cell table:style-name="ce17" office:value-type="string" calcext:value-type="string">
            <text:p>MINI CONTACTOR GMC-9M 1b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5" calcext:value-type="float">
            <text:p>28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-9M 1B 24VCA 50/6</text:p>
          </table:table-cell>
          <table:table-cell table:style-name="ce17" office:value-type="string" calcext:value-type="string">
            <text:p>MINI CONTACTOR GMC-9M 1b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5" calcext:value-type="float">
            <text:p>28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 50 110VDC</text:p>
          </table:table-cell>
          <table:table-cell table:style-name="ce17" office:value-type="string" calcext:value-type="string">
            <text:p>CONTACTOR GMD-50 110VCC 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7.79" calcext:value-type="float">
            <text:p>23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 65 <text:s/>24VDC</text:p>
          </table:table-cell>
          <table:table-cell table:style-name="ce17" office:value-type="string" calcext:value-type="string">
            <text:p>CONTACTOR GMD-65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54" calcext:value-type="float">
            <text:p>251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 65 110VDC</text:p>
          </table:table-cell>
          <table:table-cell table:style-name="ce17" office:value-type="string" calcext:value-type="string">
            <text:p>CONTACTOR GMD-65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54" calcext:value-type="float">
            <text:p>251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 85 110VDC</text:p>
          </table:table-cell>
          <table:table-cell table:style-name="ce17" office:value-type="string" calcext:value-type="string">
            <text:p>CONTACTOR GMD-85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2.7" calcext:value-type="float">
            <text:p>302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-9M <text:s/>1A 24 VDC</text:p>
          </table:table-cell>
          <table:table-cell table:style-name="ce17" office:value-type="string" calcext:value-type="string">
            <text:p>MINICONTACTOR GMD-9M 1a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3" calcext:value-type="float">
            <text:p>44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-9M 110 VDC</text:p>
          </table:table-cell>
          <table:table-cell table:style-name="ce17" office:value-type="string" calcext:value-type="string">
            <text:p>MINICONTACTOR GMD-9M 1a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3" calcext:value-type="float">
            <text:p>44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-9M 1B 24VDC</text:p>
          </table:table-cell>
          <table:table-cell table:style-name="ce17" office:value-type="string" calcext:value-type="string">
            <text:p>MINICONTACTOR GMD-9M 1b <text:s/>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3" calcext:value-type="float">
            <text:p>44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R-4 2NA+2NC 220VCA</text:p>
          </table:table-cell>
          <table:table-cell table:style-name="ce17" office:value-type="string" calcext:value-type="string">
            <text:p>CONTACTOR RELE GMR-4 2NA+2NC 220VA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43" calcext:value-type="float">
            <text:p>35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GMR-8 AC110V 5A3B</text:p>
          </table:table-cell>
          <table:table-cell table:style-name="ce17" office:value-type="string" calcext:value-type="string">
            <text:p>CONTACTOR RELE GMR-8 5NO+3NC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04" calcext:value-type="float">
            <text:p>85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R-8 AC110V 6A2B</text:p>
          </table:table-cell>
          <table:table-cell table:style-name="ce17" office:value-type="string" calcext:value-type="string">
            <text:p>CONTACTOR RELE GMR-8 6NO+2NC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04" calcext:value-type="float">
            <text:p>85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130A DC24V SCR</text:p>
          </table:table-cell>
          <table:table-cell table:style-name="ce17" office:value-type="string" calcext:value-type="string">
            <text:p>CONTACTOR MC130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2.11" calcext:value-type="float">
            <text:p>472.1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150A DC 24V SCR</text:p>
          </table:table-cell>
          <table:table-cell table:style-name="ce17" office:value-type="string" calcext:value-type="string">
            <text:p>CONTACTOR MC150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7.67" calcext:value-type="float">
            <text:p>58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 630A AC/DC 00/100</text:p>
          </table:table-cell>
          <table:table-cell table:style-name="ce17" office:value-type="string" calcext:value-type="string">
            <text:p>CONTACTOR MC630a 110 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33.82" calcext:value-type="float">
            <text:p>2,933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 AC24 50/60 SCR</text:p>
          </table:table-cell>
          <table:table-cell table:style-name="ce17" office:value-type="string" calcext:value-type="string">
            <text:p>CONTACTOR MC100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AC220 50/60HZ</text:p>
          </table:table-cell>
          <table:table-cell table:style-name="ce17" office:value-type="string" calcext:value-type="string">
            <text:p>CONTACTOR MC100A 220VCA C/ACC.MAN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1.04" calcext:value-type="float">
            <text:p>54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DC 110V SCR</text:p>
          </table:table-cell>
          <table:table-cell table:style-name="ce17" office:value-type="string" calcext:value-type="string">
            <text:p>CONTACTOR MC100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6.02" calcext:value-type="float">
            <text:p>386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DC 24V SCR</text:p>
          </table:table-cell>
          <table:table-cell table:style-name="ce17" office:value-type="string" calcext:value-type="string">
            <text:p>CONTACTOR MC100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6.02" calcext:value-type="float">
            <text:p>386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AC 110V 50/</text:p>
          </table:table-cell>
          <table:table-cell table:style-name="ce17" office:value-type="string" calcext:value-type="string">
            <text:p>CONTACTOR MC100a LUG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AC 24V 50/</text:p>
          </table:table-cell>
          <table:table-cell table:style-name="ce17" office:value-type="string" calcext:value-type="string">
            <text:p>CONTACTOR MC100a LUG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AC 380V 50/</text:p>
          </table:table-cell>
          <table:table-cell table:style-name="ce17" office:value-type="string" calcext:value-type="string">
            <text:p>CONTACTOR MC100a LUG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AC220V 50/</text:p>
          </table:table-cell>
          <table:table-cell table:style-name="ce17" office:value-type="string" calcext:value-type="string">
            <text:p>CONTACTOR MC100a LUG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DC 110V</text:p>
          </table:table-cell>
          <table:table-cell table:style-name="ce17" office:value-type="string" calcext:value-type="string">
            <text:p>CONTACTOR MC100a LUG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6.02" calcext:value-type="float">
            <text:p>386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DC 24V</text:p>
          </table:table-cell>
          <table:table-cell table:style-name="ce17" office:value-type="string" calcext:value-type="string">
            <text:p>CONTACTOR MC100a LUG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6.02" calcext:value-type="float">
            <text:p>386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/4 <text:s/>AC 220V 50</text:p>
          </table:table-cell>
          <table:table-cell table:style-name="ce17" office:value-type="string" calcext:value-type="string">
            <text:p>CONTACTOR MC100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2.55" calcext:value-type="float">
            <text:p>712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/4 24VAC</text:p>
          </table:table-cell>
          <table:table-cell table:style-name="ce17" office:value-type="string" calcext:value-type="string">
            <text:p>CONTACTOR MC100a/4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2.55" calcext:value-type="float">
            <text:p>712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C110 50/60 SCR</text:p>
          </table:table-cell>
          <table:table-cell table:style-name="ce17" office:value-type="string" calcext:value-type="string">
            <text:p>CONTACTOR MC100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C220 50/60 SCR</text:p>
          </table:table-cell>
          <table:table-cell table:style-name="ce17" office:value-type="string" calcext:value-type="string">
            <text:p>CONTACTOR MC100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C380 50/60 SCR</text:p>
          </table:table-cell>
          <table:table-cell table:style-name="ce17" office:value-type="string" calcext:value-type="string">
            <text:p>CONTACTOR MC100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60A <text:s/>AC/DC <text:s/>100~</text:p>
          </table:table-cell>
          <table:table-cell table:style-name="ce17" office:value-type="string" calcext:value-type="string">
            <text:p>CONTACTOR MC1260a 220 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73.54" calcext:value-type="float">
            <text:p>6,273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AC110V 50/60HZ</text:p>
          </table:table-cell>
          <table:table-cell table:style-name="ce17" office:value-type="string" calcext:value-type="string">
            <text:p>CONTACTOR MC12b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1" calcext:value-type="float">
            <text:p>33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AC220V 50/60HZ</text:p>
          </table:table-cell>
          <table:table-cell table:style-name="ce17" office:value-type="string" calcext:value-type="string">
            <text:p>CONTACTOR MC12b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1" calcext:value-type="float">
            <text:p>33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AC24 50/60HZ</text:p>
          </table:table-cell>
          <table:table-cell table:style-name="ce17" office:value-type="string" calcext:value-type="string">
            <text:p>CONTACTOR MC12b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1" calcext:value-type="float">
            <text:p>33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AC380V 50/60HZ</text:p>
          </table:table-cell>
          <table:table-cell table:style-name="ce17" office:value-type="string" calcext:value-type="string">
            <text:p>CONTACTOR MC12b 38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1" calcext:value-type="float">
            <text:p>33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DC 110V</text:p>
          </table:table-cell>
          <table:table-cell table:style-name="ce17" office:value-type="string" calcext:value-type="string">
            <text:p>CONTACTOR MC12b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88" calcext:value-type="float">
            <text:p>58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DC 24V</text:p>
          </table:table-cell>
          <table:table-cell table:style-name="ce17" office:value-type="string" calcext:value-type="string">
            <text:p>CONTACTOR MC12b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88" calcext:value-type="float">
            <text:p>58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 AC24 50/60 SCR</text:p>
          </table:table-cell>
          <table:table-cell table:style-name="ce17" office:value-type="string" calcext:value-type="string">
            <text:p>CONTACTOR MC130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DC110V SCR</text:p>
          </table:table-cell>
          <table:table-cell table:style-name="ce17" office:value-type="string" calcext:value-type="string">
            <text:p>CONTACTOR MC130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6.28" calcext:value-type="float">
            <text:p>486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AC 110V 50/</text:p>
          </table:table-cell>
          <table:table-cell table:style-name="ce17" office:value-type="string" calcext:value-type="string">
            <text:p>CONTACTOR MC130a LUG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AC 220V 50/</text:p>
          </table:table-cell>
          <table:table-cell table:style-name="ce17" office:value-type="string" calcext:value-type="string">
            <text:p>CONTACTOR MC130a LUG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AC 24V 50/</text:p>
          </table:table-cell>
          <table:table-cell table:style-name="ce17" office:value-type="string" calcext:value-type="string">
            <text:p>CONTACTOR MC130a LUG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AC 380V 50/</text:p>
          </table:table-cell>
          <table:table-cell table:style-name="ce17" office:value-type="string" calcext:value-type="string">
            <text:p>CONTACTOR MC130a LUG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DC 110V</text:p>
          </table:table-cell>
          <table:table-cell table:style-name="ce17" office:value-type="string" calcext:value-type="string">
            <text:p>CONTACTOR MC130a LUG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6.28" calcext:value-type="float">
            <text:p>486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DC 24V</text:p>
          </table:table-cell>
          <table:table-cell table:style-name="ce17" office:value-type="string" calcext:value-type="string">
            <text:p>CONTACTOR MC130a LUG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6.28" calcext:value-type="float">
            <text:p>486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C110 50/60 SCR</text:p>
          </table:table-cell>
          <table:table-cell table:style-name="ce17" office:value-type="string" calcext:value-type="string">
            <text:p>CONTACTOR MC130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C220 50/60 SCR</text:p>
          </table:table-cell>
          <table:table-cell table:style-name="ce17" office:value-type="string" calcext:value-type="string">
            <text:p>CONTACTOR MC130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C380 50/60 SCR</text:p>
          </table:table-cell>
          <table:table-cell table:style-name="ce17" office:value-type="string" calcext:value-type="string">
            <text:p>CONTACTOR MC130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 AC24 50/60 SCR</text:p>
          </table:table-cell>
          <table:table-cell table:style-name="ce17" office:value-type="string" calcext:value-type="string">
            <text:p>CONTACTOR MC150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AC110V 50/60H</text:p>
          </table:table-cell>
          <table:table-cell table:style-name="ce17" office:value-type="string" calcext:value-type="string">
            <text:p>CONTACTOR MC150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DC110V SCR</text:p>
          </table:table-cell>
          <table:table-cell table:style-name="ce17" office:value-type="string" calcext:value-type="string">
            <text:p>CONTACTOR MC150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7.67" calcext:value-type="float">
            <text:p>58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 AC 110V 50/</text:p>
          </table:table-cell>
          <table:table-cell table:style-name="ce17" office:value-type="string" calcext:value-type="string">
            <text:p>CONTACTOR MC150a LUG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 AC 220V 50/</text:p>
          </table:table-cell>
          <table:table-cell table:style-name="ce17" office:value-type="string" calcext:value-type="string">
            <text:p>CONTACTOR MC150a LUG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 AC 24V 50/</text:p>
          </table:table-cell>
          <table:table-cell table:style-name="ce17" office:value-type="string" calcext:value-type="string">
            <text:p>CONTACTOR MC150a LUG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 AC 380V 50/</text:p>
          </table:table-cell>
          <table:table-cell table:style-name="ce17" office:value-type="string" calcext:value-type="string">
            <text:p>CONTACTOR MC150a LUG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UG DC 110V</text:p>
          </table:table-cell>
          <table:table-cell table:style-name="ce17" office:value-type="string" calcext:value-type="string">
            <text:p>CONTACTOR MC150a LUG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7.67" calcext:value-type="float">
            <text:p>58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UG DC 24V</text:p>
          </table:table-cell>
          <table:table-cell table:style-name="ce17" office:value-type="string" calcext:value-type="string">
            <text:p>CONTACTOR MC150a LUG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7.67" calcext:value-type="float">
            <text:p>58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/4 <text:s/>AC 220V 50</text:p>
          </table:table-cell>
          <table:table-cell table:style-name="ce17" office:value-type="string" calcext:value-type="string">
            <text:p>CONTACTOR MC150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11.36" calcext:value-type="float">
            <text:p>1,011.3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C220 50/60 SCR</text:p>
          </table:table-cell>
          <table:table-cell table:style-name="ce17" office:value-type="string" calcext:value-type="string">
            <text:p>CONTACTOR MC150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C380 50/60 SCR</text:p>
          </table:table-cell>
          <table:table-cell table:style-name="ce17" office:value-type="string" calcext:value-type="string">
            <text:p>CONTACTOR MC150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5A AC/DC 24/24V</text:p>
          </table:table-cell>
          <table:table-cell table:style-name="ce17" office:value-type="string" calcext:value-type="string">
            <text:p>CONTACTOR MC185a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1.23" calcext:value-type="float">
            <text:p>66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5A AC/DC100-240/</text:p>
          </table:table-cell>
          <table:table-cell table:style-name="ce17" office:value-type="string" calcext:value-type="string">
            <text:p>CONTACTOR MC185a 100-240-22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1.23" calcext:value-type="float">
            <text:p>66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5A AV400V 50/60H</text:p>
          </table:table-cell>
          <table:table-cell table:style-name="ce17" office:value-type="string" calcext:value-type="string">
            <text:p>CONTACTOR MC185a 40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1.23" calcext:value-type="float">
            <text:p>66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AC110V 50/60HZ</text:p>
          </table:table-cell>
          <table:table-cell table:style-name="ce17" office:value-type="string" calcext:value-type="string">
            <text:p>CONTACTOR MC18b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1" calcext:value-type="float">
            <text:p>4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AC220V 50/60HZ</text:p>
          </table:table-cell>
          <table:table-cell table:style-name="ce17" office:value-type="string" calcext:value-type="string">
            <text:p>CONTACTOR MC18b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1" calcext:value-type="float">
            <text:p>4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AC24V 50/60HZ</text:p>
          </table:table-cell>
          <table:table-cell table:style-name="ce17" office:value-type="string" calcext:value-type="string">
            <text:p>CONTACTOR MC18b 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1" calcext:value-type="float">
            <text:p>4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AC380V 50/60HZ</text:p>
          </table:table-cell>
          <table:table-cell table:style-name="ce17" office:value-type="string" calcext:value-type="string">
            <text:p>CONTACTOR MC18b 38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1" calcext:value-type="float">
            <text:p>4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DC 110V</text:p>
          </table:table-cell>
          <table:table-cell table:style-name="ce17" office:value-type="string" calcext:value-type="string">
            <text:p>CONTACTOR MC18b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.59" calcext:value-type="float">
            <text:p>76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DC 24V</text:p>
          </table:table-cell>
          <table:table-cell table:style-name="ce17" office:value-type="string" calcext:value-type="string">
            <text:p>CONTACTOR MC18b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.59" calcext:value-type="float">
            <text:p>76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5A AC/DC 100-240</text:p>
          </table:table-cell>
          <table:table-cell table:style-name="ce17" office:value-type="string" calcext:value-type="string">
            <text:p>CONTACTOR MC225a 100-240/100-22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2.63" calcext:value-type="float">
            <text:p>802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5A AC/DC 24/24V</text:p>
          </table:table-cell>
          <table:table-cell table:style-name="ce17" office:value-type="string" calcext:value-type="string">
            <text:p>CONTACTOR MC225a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2.63" calcext:value-type="float">
            <text:p>802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5A AC400V 50/60H</text:p>
          </table:table-cell>
          <table:table-cell table:style-name="ce17" office:value-type="string" calcext:value-type="string">
            <text:p>CONTACTOR MC225a 40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2.63" calcext:value-type="float">
            <text:p>802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5A/4 <text:s/>AC 220V 50</text:p>
          </table:table-cell>
          <table:table-cell table:style-name="ce17" office:value-type="string" calcext:value-type="string">
            <text:p>CONTACTOR MC225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71.37" calcext:value-type="float">
            <text:p>1,271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A/4 <text:s/>AC 220V 50/</text:p>
          </table:table-cell>
          <table:table-cell table:style-name="ce17" office:value-type="string" calcext:value-type="string">
            <text:p>CONTACTOR MC22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.44" calcext:value-type="float">
            <text:p>76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AC110V 50/60HZ</text:p>
          </table:table-cell>
          <table:table-cell table:style-name="ce17" office:value-type="string" calcext:value-type="string">
            <text:p>CONTACTOR MC22b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77" calcext:value-type="float">
            <text:p>5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AC220V 50/60HZ</text:p>
          </table:table-cell>
          <table:table-cell table:style-name="ce17" office:value-type="string" calcext:value-type="string">
            <text:p>CONTACTOR MC22b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77" calcext:value-type="float">
            <text:p>5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AC24V 50/60HZ</text:p>
          </table:table-cell>
          <table:table-cell table:style-name="ce17" office:value-type="string" calcext:value-type="string">
            <text:p>CONTACTOR MC22b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77" calcext:value-type="float">
            <text:p>5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AC380V 50/60HZ</text:p>
          </table:table-cell>
          <table:table-cell table:style-name="ce17" office:value-type="string" calcext:value-type="string">
            <text:p>CONTACTOR MC22b 38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77" calcext:value-type="float">
            <text:p>5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DC 110V</text:p>
          </table:table-cell>
          <table:table-cell table:style-name="ce17" office:value-type="string" calcext:value-type="string">
            <text:p>CONTACTOR MC22b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.31" calcext:value-type="float">
            <text:p>89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DC24V</text:p>
          </table:table-cell>
          <table:table-cell table:style-name="ce17" office:value-type="string" calcext:value-type="string">
            <text:p>CONTACTOR MC22b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.31" calcext:value-type="float">
            <text:p>89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 AC110V 50/60HZ</text:p>
          </table:table-cell>
          <table:table-cell table:style-name="ce17" office:value-type="string" calcext:value-type="string">
            <text:p>CONTACTOR MC32a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3.03" calcext:value-type="float">
            <text:p>8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9" office:value-type="string" calcext:value-type="string">
            <text:p>MC32A AC220V 50/60HZ</text:p>
          </table:table-cell>
          <table:table-cell table:style-name="ce19" office:value-type="string" calcext:value-type="string">
            <text:p>CONTACTOR MC32a 220VC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83.03" calcext:value-type="float">
            <text:p>8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 AC24V 50/60HZ</text:p>
          </table:table-cell>
          <table:table-cell table:style-name="ce17" office:value-type="string" calcext:value-type="string">
            <text:p>CONTACTOR MC32a 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3.03" calcext:value-type="float">
            <text:p>8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 AC380V 50/60HZ</text:p>
          </table:table-cell>
          <table:table-cell table:style-name="ce17" office:value-type="string" calcext:value-type="string">
            <text:p>CONTACTOR MC32a 38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3.03" calcext:value-type="float">
            <text:p>8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 DC110V</text:p>
          </table:table-cell>
          <table:table-cell table:style-name="ce17" office:value-type="string" calcext:value-type="string">
            <text:p>CONTACTOR MC32a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09" calcext:value-type="float">
            <text:p>120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 DC24V</text:p>
          </table:table-cell>
          <table:table-cell table:style-name="ce17" office:value-type="string" calcext:value-type="string">
            <text:p>CONTACTOR MC32a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09" calcext:value-type="float">
            <text:p>120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/4 <text:s/>AC 220V 50/</text:p>
          </table:table-cell>
          <table:table-cell table:style-name="ce17" office:value-type="string" calcext:value-type="string">
            <text:p>CONTACTOR MC32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5.36" calcext:value-type="float">
            <text:p>115.3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30A AC 400V</text:p>
          </table:table-cell>
          <table:table-cell table:style-name="ce17" office:value-type="string" calcext:value-type="string">
            <text:p>CONTACTOR MC330a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5.14" calcext:value-type="float">
            <text:p>1,175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30A AC/DC 100-240</text:p>
          </table:table-cell>
          <table:table-cell table:style-name="ce17" office:value-type="string" calcext:value-type="string">
            <text:p>CONTACTOR MC330a 100/220 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5.14" calcext:value-type="float">
            <text:p>1,175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30A/4 <text:s/>AC 220V 50</text:p>
          </table:table-cell>
          <table:table-cell table:style-name="ce17" office:value-type="string" calcext:value-type="string">
            <text:p>CONTACTOR MC330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92" calcext:value-type="float">
            <text:p>1,892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0A AC 400</text:p>
          </table:table-cell>
          <table:table-cell table:style-name="ce17" office:value-type="string" calcext:value-type="string">
            <text:p>CONTACTOR MC400a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6.68" calcext:value-type="float">
            <text:p>1,416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0A AC 500V</text:p>
          </table:table-cell>
          <table:table-cell table:style-name="ce17" office:value-type="string" calcext:value-type="string">
            <text:p>CONTACTOR MC400a 50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6.68" calcext:value-type="float">
            <text:p>1,416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0A AC/DC 100-240</text:p>
          </table:table-cell>
          <table:table-cell table:style-name="ce17" office:value-type="string" calcext:value-type="string">
            <text:p>CONTACTOR MC400a 100/220 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6.68" calcext:value-type="float">
            <text:p>1,416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 AC 110V 50/60H</text:p>
          </table:table-cell>
          <table:table-cell table:style-name="ce17" office:value-type="string" calcext:value-type="string">
            <text:p>CONTACTOR MC40a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.65" calcext:value-type="float">
            <text:p>103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 AC 24V 50/60HZ</text:p>
          </table:table-cell>
          <table:table-cell table:style-name="ce17" office:value-type="string" calcext:value-type="string">
            <text:p>CONTACTOR MC40a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.65" calcext:value-type="float">
            <text:p>103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 AC 380V 50/60H</text:p>
          </table:table-cell>
          <table:table-cell table:style-name="ce17" office:value-type="string" calcext:value-type="string">
            <text:p>CONTACTOR MC40a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.65" calcext:value-type="float">
            <text:p>103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 AC220V 50/60HZ</text:p>
          </table:table-cell>
          <table:table-cell table:style-name="ce17" office:value-type="string" calcext:value-type="string">
            <text:p>CONTACTOR MC40a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.65" calcext:value-type="float">
            <text:p>103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 DC 24V</text:p>
          </table:table-cell>
          <table:table-cell table:style-name="ce17" office:value-type="string" calcext:value-type="string">
            <text:p>CONTACTOR MC40a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.44" calcext:value-type="float">
            <text:p>141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/4 <text:s/>AC110V50/60</text:p>
          </table:table-cell>
          <table:table-cell table:style-name="ce17" office:value-type="string" calcext:value-type="string">
            <text:p>CONTACTOR MC40a/4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75" calcext:value-type="float">
            <text:p>140.7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/4 220 VCA</text:p>
          </table:table-cell>
          <table:table-cell table:style-name="ce17" office:value-type="string" calcext:value-type="string">
            <text:p>CONTACTOR MC40a/4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75" calcext:value-type="float">
            <text:p>140.7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/4 220 VCA</text:p>
          </table:table-cell>
          <table:table-cell table:style-name="ce17" office:value-type="string" calcext:value-type="string">
            <text:p>CONTACTOR MC40a/4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75" calcext:value-type="float">
            <text:p>140.7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 AC220 50/60 SCR</text:p>
          </table:table-cell>
          <table:table-cell table:style-name="ce17" office:value-type="string" calcext:value-type="string">
            <text:p>CONTACTOR MC50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 AC24V 50/60 SCR</text:p>
          </table:table-cell>
          <table:table-cell table:style-name="ce17" office:value-type="string" calcext:value-type="string">
            <text:p>CONTACTOR MC50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 AC380 50/60 SCR</text:p>
          </table:table-cell>
          <table:table-cell table:style-name="ce17" office:value-type="string" calcext:value-type="string">
            <text:p>CONTACTOR MC50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DC 110V SCR</text:p>
          </table:table-cell>
          <table:table-cell table:style-name="ce17" office:value-type="string" calcext:value-type="string">
            <text:p>CONTACTOR MC50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.73" calcext:value-type="float">
            <text:p>191.7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DC24V SCR</text:p>
          </table:table-cell>
          <table:table-cell table:style-name="ce17" office:value-type="string" calcext:value-type="string">
            <text:p>CONTACTOR MC50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.73" calcext:value-type="float">
            <text:p>191.7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L <text:s/>AC 110V 50/</text:p>
          </table:table-cell>
          <table:table-cell table:style-name="ce17" office:value-type="string" calcext:value-type="string">
            <text:p>CONTACTOR MC50a 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9" office:value-type="string" calcext:value-type="string">
            <text:p>MC50A L <text:s/>AC 220V 50/</text:p>
          </table:table-cell>
          <table:table-cell table:style-name="ce19" office:value-type="string" calcext:value-type="string">
            <text:p>CONTACTOR MC50a LUG 220VC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L <text:s/>AC 24V 50/6</text:p>
          </table:table-cell>
          <table:table-cell table:style-name="ce17" office:value-type="string" calcext:value-type="string">
            <text:p>CONTACTOR MC50a LUG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L <text:s/>AC 380V 50/</text:p>
          </table:table-cell>
          <table:table-cell table:style-name="ce17" office:value-type="string" calcext:value-type="string">
            <text:p>CONTACTOR MC50a LUG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L <text:s/>DC 110V</text:p>
          </table:table-cell>
          <table:table-cell table:style-name="ce17" office:value-type="string" calcext:value-type="string">
            <text:p>CONTACTOR MC50a 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.73" calcext:value-type="float">
            <text:p>191.7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L <text:s/>DC 24V</text:p>
          </table:table-cell>
          <table:table-cell table:style-name="ce17" office:value-type="string" calcext:value-type="string">
            <text:p>CONTACTOR MC50a 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.73" calcext:value-type="float">
            <text:p>191.7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/4 <text:s/>AC 220V 50/</text:p>
          </table:table-cell>
          <table:table-cell table:style-name="ce17" office:value-type="string" calcext:value-type="string">
            <text:p>CONTACTOR MC50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6.39" calcext:value-type="float">
            <text:p>216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C110V 50/60 SCR</text:p>
          </table:table-cell>
          <table:table-cell table:style-name="ce17" office:value-type="string" calcext:value-type="string">
            <text:p>CONTACTOR MC50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3 AC220V 50/60HZ</text:p>
          </table:table-cell>
          <table:table-cell table:style-name="ce17" office:value-type="string" calcext:value-type="string">
            <text:p>CONTACTOR MC63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1.47" calcext:value-type="float">
            <text:p>201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30A AC/DC 200/200</text:p>
          </table:table-cell>
          <table:table-cell table:style-name="ce17" office:value-type="string" calcext:value-type="string">
            <text:p>CONTACTOR MC630a 220 V AC/D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33.82" calcext:value-type="float">
            <text:p>2,933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30A AC400V</text:p>
          </table:table-cell>
          <table:table-cell table:style-name="ce17" office:value-type="string" calcext:value-type="string">
            <text:p>CONTACTOR MC630a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33.82" calcext:value-type="float">
            <text:p>2,933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 AC110 50/60 SCR</text:p>
          </table:table-cell>
          <table:table-cell table:style-name="ce17" office:value-type="string" calcext:value-type="string">
            <text:p>CONTACTOR MC65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 AC24 50/60 SCR</text:p>
          </table:table-cell>
          <table:table-cell table:style-name="ce17" office:value-type="string" calcext:value-type="string">
            <text:p>CONTACTOR MC65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 AC380 50/60 SCR</text:p>
          </table:table-cell>
          <table:table-cell table:style-name="ce17" office:value-type="string" calcext:value-type="string">
            <text:p>CONTACTOR MC65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DC110V SCR</text:p>
          </table:table-cell>
          <table:table-cell table:style-name="ce17" office:value-type="string" calcext:value-type="string">
            <text:p>CONTACTOR MC65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9.44" calcext:value-type="float">
            <text:p>239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DC24V SCR</text:p>
          </table:table-cell>
          <table:table-cell table:style-name="ce17" office:value-type="string" calcext:value-type="string">
            <text:p>CONTACTOR MC65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9.44" calcext:value-type="float">
            <text:p>239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AC 110V 50/</text:p>
          </table:table-cell>
          <table:table-cell table:style-name="ce17" office:value-type="string" calcext:value-type="string">
            <text:p>CONTACTOR MC65a 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AC 220V 50/</text:p>
          </table:table-cell>
          <table:table-cell table:style-name="ce17" office:value-type="string" calcext:value-type="string">
            <text:p>CONTACTOR MC65a 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AC 24V 50/6</text:p>
          </table:table-cell>
          <table:table-cell table:style-name="ce17" office:value-type="string" calcext:value-type="string">
            <text:p>CONTACTOR MC65a LUG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AC 380V 50/</text:p>
          </table:table-cell>
          <table:table-cell table:style-name="ce17" office:value-type="string" calcext:value-type="string">
            <text:p>CONTACTOR MC65a L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DC 110V</text:p>
          </table:table-cell>
          <table:table-cell table:style-name="ce17" office:value-type="string" calcext:value-type="string">
            <text:p>CONTACTOR MC65a 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9.44" calcext:value-type="float">
            <text:p>239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DC 24V</text:p>
          </table:table-cell>
          <table:table-cell table:style-name="ce17" office:value-type="string" calcext:value-type="string">
            <text:p>CONTACTOR MC65a LUG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9.44" calcext:value-type="float">
            <text:p>239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/4 <text:s/>AC 220V 50/</text:p>
          </table:table-cell>
          <table:table-cell table:style-name="ce17" office:value-type="string" calcext:value-type="string">
            <text:p>CONTACTOR MC65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9.95" calcext:value-type="float">
            <text:p>249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C220V 50/60 SCR</text:p>
          </table:table-cell>
          <table:table-cell table:style-name="ce17" office:value-type="string" calcext:value-type="string">
            <text:p>CONTACTOR MC65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00A AC 400V</text:p>
          </table:table-cell>
          <table:table-cell table:style-name="ce17" office:value-type="string" calcext:value-type="string">
            <text:p>CONTACTOR MC800a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09.64" calcext:value-type="float">
            <text:p>4,209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00A AC/DC 100/100</text:p>
          </table:table-cell>
          <table:table-cell table:style-name="ce17" office:value-type="string" calcext:value-type="string">
            <text:p>CONTACTOR MC800a 110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09.64" calcext:value-type="float">
            <text:p>4,209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00A AC/DC200/200</text:p>
          </table:table-cell>
          <table:table-cell table:style-name="ce17" office:value-type="string" calcext:value-type="string">
            <text:p>CONTACTOR MC800a 220 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09.64" calcext:value-type="float">
            <text:p>4,209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 AC110 50/60 SCR</text:p>
          </table:table-cell>
          <table:table-cell table:style-name="ce17" office:value-type="string" calcext:value-type="string">
            <text:p>CONTACTOR MC85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 AC220 50/60 SCR</text:p>
          </table:table-cell>
          <table:table-cell table:style-name="ce17" office:value-type="string" calcext:value-type="string">
            <text:p>CONTACTOR MC85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 AC24V 50/60 SCR</text:p>
          </table:table-cell>
          <table:table-cell table:style-name="ce17" office:value-type="string" calcext:value-type="string">
            <text:p>CONTACTOR MC85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 AC380 50/60 SCR</text:p>
          </table:table-cell>
          <table:table-cell table:style-name="ce17" office:value-type="string" calcext:value-type="string">
            <text:p>CONTACTOR MC85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DC 24V SCR</text:p>
          </table:table-cell>
          <table:table-cell table:style-name="ce17" office:value-type="string" calcext:value-type="string">
            <text:p>CONTACTOR MC85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9.02" calcext:value-type="float">
            <text:p>339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DC110V SCR</text:p>
          </table:table-cell>
          <table:table-cell table:style-name="ce17" office:value-type="string" calcext:value-type="string">
            <text:p>CONTACTOR MC85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9.02" calcext:value-type="float">
            <text:p>339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AC 110V 50/</text:p>
          </table:table-cell>
          <table:table-cell table:style-name="ce17" office:value-type="string" calcext:value-type="string">
            <text:p>CONTACTOR MC85a 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AC 220V 50/</text:p>
          </table:table-cell>
          <table:table-cell table:style-name="ce17" office:value-type="string" calcext:value-type="string">
            <text:p>CONTACTOR MC85a LUG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AC 24V 50/6</text:p>
          </table:table-cell>
          <table:table-cell table:style-name="ce17" office:value-type="string" calcext:value-type="string">
            <text:p>CONTACTOR MC85a 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AC 380V 50/</text:p>
          </table:table-cell>
          <table:table-cell table:style-name="ce17" office:value-type="string" calcext:value-type="string">
            <text:p>CONTACTOR MC85a L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3.9" calcext:value-type="float">
            <text:p>243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DC 110V</text:p>
          </table:table-cell>
          <table:table-cell table:style-name="ce17" office:value-type="string" calcext:value-type="string">
            <text:p>CONTACTOR MC85a 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9.02" calcext:value-type="float">
            <text:p>339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DC 24V</text:p>
          </table:table-cell>
          <table:table-cell table:style-name="ce17" office:value-type="string" calcext:value-type="string">
            <text:p>CONTACTOR MC85a 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9.15" calcext:value-type="float">
            <text:p>329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5 AC 220V 50/60HZ</text:p>
          </table:table-cell>
          <table:table-cell table:style-name="ce17" office:value-type="string" calcext:value-type="string">
            <text:p>CONTACTOR MC95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0.16" calcext:value-type="float">
            <text:p>340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AC110V 50/60HZ</text:p>
          </table:table-cell>
          <table:table-cell table:style-name="ce17" office:value-type="string" calcext:value-type="string">
            <text:p>CONTACTOR MC9b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22" calcext:value-type="float">
            <text:p>3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AC220V 50/60HZ</text:p>
          </table:table-cell>
          <table:table-cell table:style-name="ce17" office:value-type="string" calcext:value-type="string">
            <text:p>CONTACTOR MC9b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22" calcext:value-type="float">
            <text:p>3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AC24V 50/60HZ</text:p>
          </table:table-cell>
          <table:table-cell table:style-name="ce17" office:value-type="string" calcext:value-type="string">
            <text:p>CONTACTOR MC9b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22" calcext:value-type="float">
            <text:p>3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AC380V 50/60HZ</text:p>
          </table:table-cell>
          <table:table-cell table:style-name="ce17" office:value-type="string" calcext:value-type="string">
            <text:p>CONTACTOR MC9b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22" calcext:value-type="float">
            <text:p>3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DC 110V</text:p>
          </table:table-cell>
          <table:table-cell table:style-name="ce17" office:value-type="string" calcext:value-type="string">
            <text:p>CONTACTOR MC9b 11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.46" calcext:value-type="float">
            <text:p>46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DC 24V</text:p>
          </table:table-cell>
          <table:table-cell table:style-name="ce17" office:value-type="string" calcext:value-type="string">
            <text:p>CONTACTOR MC9b 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.46" calcext:value-type="float">
            <text:p>46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802003300</text:p>
          </table:table-cell>
          <table:table-cell table:style-name="ce17" office:value-type="string" calcext:value-type="string">
            <text:p>RELE ELEC. DIF. GMP22-3SR-22A 110/2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5.66" calcext:value-type="float">
            <text:p>115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22 <text:s/>1.6/2.5</text:p>
          </table:table-cell>
          <table:table-cell table:style-name="ce17" office:value-type="string" calcext:value-type="string">
            <text:p>RELE TERM.DIF. GTK-22 1,6/2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09" calcext:value-type="float">
            <text:p>4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22 <text:s/>5 <text:s/>/8</text:p>
          </table:table-cell>
          <table:table-cell table:style-name="ce17" office:value-type="string" calcext:value-type="string">
            <text:p>RELE TERM.DIF. GTK-22 5/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09" calcext:value-type="float">
            <text:p>4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22 <text:s/>9 <text:s/>/13</text:p>
          </table:table-cell>
          <table:table-cell table:style-name="ce17" office:value-type="string" calcext:value-type="string">
            <text:p>RELE TERM.DIF. GTK-22 9/1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09" calcext:value-type="float">
            <text:p>4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40 <text:s/>4/6</text:p>
          </table:table-cell>
          <table:table-cell table:style-name="ce17" office:value-type="string" calcext:value-type="string">
            <text:p>RELE TERM.DIF. GTK-40 5A (4/6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.7" calcext:value-type="float">
            <text:p>6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40 <text:s/>6/9</text:p>
          </table:table-cell>
          <table:table-cell table:style-name="ce17" office:value-type="string" calcext:value-type="string">
            <text:p>RELE TERM.DIF. GTK-40 6/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.7" calcext:value-type="float">
            <text:p>6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85 34/50</text:p>
          </table:table-cell>
          <table:table-cell table:style-name="ce17" office:value-type="string" calcext:value-type="string">
            <text:p>RELE TERM.DIF. GTK-85 34/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.87" calcext:value-type="float">
            <text:p>116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85 54/75</text:p>
          </table:table-cell>
          <table:table-cell table:style-name="ce17" office:value-type="string" calcext:value-type="string">
            <text:p>RELE TERM.DIF. GTK-85 65A (54/75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.87" calcext:value-type="float">
            <text:p>116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85 63/85</text:p>
          </table:table-cell>
          <table:table-cell table:style-name="ce17" office:value-type="string" calcext:value-type="string">
            <text:p>RELE TERM.DIF. GTK-85 63/8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.87" calcext:value-type="float">
            <text:p>116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00 43/65</text:p>
          </table:table-cell>
          <table:table-cell table:style-name="ce17" office:value-type="string" calcext:value-type="string">
            <text:p>RELE.TERM.DIF. GTK-100 <text:s/>43/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2.58" calcext:value-type="float">
            <text:p>172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0.52A 3H EXP</text:p>
          </table:table-cell>
          <table:table-cell table:style-name="ce17" office:value-type="string" calcext:value-type="string">
            <text:p>RELE TERM.DIF. GTK-12M .,4/0,6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0.82A 3H EXP</text:p>
          </table:table-cell>
          <table:table-cell table:style-name="ce17" office:value-type="string" calcext:value-type="string">
            <text:p>RELE TERM.DIF GTK-12M 0,63/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1.3A 3H EXP</text:p>
          </table:table-cell>
          <table:table-cell table:style-name="ce17" office:value-type="string" calcext:value-type="string">
            <text:p>RELE TERM.DIF. GTK-12M 1/1,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11A 3H EXP</text:p>
          </table:table-cell>
          <table:table-cell table:style-name="ce17" office:value-type="string" calcext:value-type="string">
            <text:p>RELE TERM. DIF. GTK-12M 9/1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2.1A 3H EXP</text:p>
          </table:table-cell>
          <table:table-cell table:style-name="ce17" office:value-type="string" calcext:value-type="string">
            <text:p>RELE TERM.DIF. GTK-12M 1,6/2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3.3A 3H EXP</text:p>
          </table:table-cell>
          <table:table-cell table:style-name="ce17" office:value-type="string" calcext:value-type="string">
            <text:p>RELE TERM.DIF. GTK-12M 2,5/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5A 3H EXP</text:p>
          </table:table-cell>
          <table:table-cell table:style-name="ce17" office:value-type="string" calcext:value-type="string">
            <text:p>RELE TERM.DIF. GTK-12M 4/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6.5A 3H EXP</text:p>
          </table:table-cell>
          <table:table-cell table:style-name="ce17" office:value-type="string" calcext:value-type="string">
            <text:p>RELE TERM.DIF. GTK-12M 5/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7.5A 3H EXP</text:p>
          </table:table-cell>
          <table:table-cell table:style-name="ce17" office:value-type="string" calcext:value-type="string">
            <text:p>RELE TERM.DIF. GTK-12M 6/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150/3K 110/150 SCR</text:p>
          </table:table-cell>
          <table:table-cell table:style-name="ce17" office:value-type="string" calcext:value-type="string">
            <text:p>RELE TERM. DIF. MT-150/3K 110/1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01" calcext:value-type="float">
            <text:p>20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150/3K L 110/150</text:p>
          </table:table-cell>
          <table:table-cell table:style-name="ce17" office:value-type="string" calcext:value-type="string">
            <text:p>RELE TERM. DIF. MT-150/3K L 110/1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.63" calcext:value-type="float">
            <text:p>191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150/3K L 95/130</text:p>
          </table:table-cell>
          <table:table-cell table:style-name="ce17" office:value-type="string" calcext:value-type="string">
            <text:p>RELE TERM DIF. MT-150/3K L 95/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01" calcext:value-type="float">
            <text:p>20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1503K 95/130</text:p>
          </table:table-cell>
          <table:table-cell table:style-name="ce17" office:value-type="string" calcext:value-type="string">
            <text:p>RELE TERM.DIF. MT-150/3K 95/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01" calcext:value-type="float">
            <text:p>20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225/3K <text:s/>160/240</text:p>
          </table:table-cell>
          <table:table-cell table:style-name="ce17" office:value-type="string" calcext:value-type="string">
            <text:p>RELE TERM. DIF. <text:s/>MT-225/3K 160/2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9.63" calcext:value-type="float">
            <text:p>349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225/3K 120/185</text:p>
          </table:table-cell>
          <table:table-cell table:style-name="ce17" office:value-type="string" calcext:value-type="string">
            <text:p>RELE TERM. DIF. MT-225/3K 120/1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9.63" calcext:value-type="float">
            <text:p>349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<text:s/>6/9</text:p>
          </table:table-cell>
          <table:table-cell table:style-name="ce17" office:value-type="string" calcext:value-type="string">
            <text:p>RELE TERM. DIF. MT-32/3K 6/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0.4/.63</text:p>
          </table:table-cell>
          <table:table-cell table:style-name="ce17" office:value-type="string" calcext:value-type="string">
            <text:p>RELE TERM. DIF. MT-32/3K 0.4/0.6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0.63/1</text:p>
          </table:table-cell>
          <table:table-cell table:style-name="ce17" office:value-type="string" calcext:value-type="string">
            <text:p>RELE TERM. DIF. MT-32/3K 0.63/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1.6/2.5</text:p>
          </table:table-cell>
          <table:table-cell table:style-name="ce17" office:value-type="string" calcext:value-type="string">
            <text:p>RELE TERM. DIF. MT-32/3K 1.6/2.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1/1.6</text:p>
          </table:table-cell>
          <table:table-cell table:style-name="ce17" office:value-type="string" calcext:value-type="string">
            <text:p>RELE TERM. DIF. MT-32/3K 1/1.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12/18</text:p>
          </table:table-cell>
          <table:table-cell table:style-name="ce17" office:value-type="string" calcext:value-type="string">
            <text:p>RELE TERM. DIF. MT-32/3K 12/1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18/25</text:p>
          </table:table-cell>
          <table:table-cell table:style-name="ce17" office:value-type="string" calcext:value-type="string">
            <text:p>RELE TERM. DIF. MT-32/3K 18/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2.5/4</text:p>
          </table:table-cell>
          <table:table-cell table:style-name="ce17" office:value-type="string" calcext:value-type="string">
            <text:p>RELE TERM. DIF. MT-32/3K 2.5/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22/32</text:p>
          </table:table-cell>
          <table:table-cell table:style-name="ce17" office:value-type="string" calcext:value-type="string">
            <text:p>RELE TERM. DIF. MT-32/3K 22/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28/40</text:p>
          </table:table-cell>
          <table:table-cell table:style-name="ce17" office:value-type="string" calcext:value-type="string">
            <text:p>RELE TERM. DIF. MT-32/3K 28/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4/6</text:p>
          </table:table-cell>
          <table:table-cell table:style-name="ce17" office:value-type="string" calcext:value-type="string">
            <text:p>RELE TERM. DIF. MT-32/3K 4/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5/8</text:p>
          </table:table-cell>
          <table:table-cell table:style-name="ce17" office:value-type="string" calcext:value-type="string">
            <text:p>RELE TERM. DIF. MT-32/3K 5/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32/3K 7/10</text:p>
          </table:table-cell>
          <table:table-cell table:style-name="ce17" office:value-type="string" calcext:value-type="string">
            <text:p>RELE TERM. DIF. MT-32/3K 7/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9/13</text:p>
          </table:table-cell>
          <table:table-cell table:style-name="ce17" office:value-type="string" calcext:value-type="string">
            <text:p>RELE TERM. DIF MT-32/3K 9/1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400/3K 200/330</text:p>
          </table:table-cell>
          <table:table-cell table:style-name="ce17" office:value-type="string" calcext:value-type="string">
            <text:p>RELE TERM. DIF. MT-400/3K 200/3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1.73" calcext:value-type="float">
            <text:p>481.7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400/3K 260/400</text:p>
          </table:table-cell>
          <table:table-cell table:style-name="ce17" office:value-type="string" calcext:value-type="string">
            <text:p>RELE TERM.DIF. MT-4003K 260/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4.28" calcext:value-type="float">
            <text:p>524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28/40 SCREW</text:p>
          </table:table-cell>
          <table:table-cell table:style-name="ce17" office:value-type="string" calcext:value-type="string">
            <text:p>RELE TERM. DIF. MT-63/3K 28/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34/50 SCREW</text:p>
          </table:table-cell>
          <table:table-cell table:style-name="ce17" office:value-type="string" calcext:value-type="string">
            <text:p>RELE TERM. DIF. MT-63/3K 34/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45/65 SCREW</text:p>
          </table:table-cell>
          <table:table-cell table:style-name="ce17" office:value-type="string" calcext:value-type="string">
            <text:p>RELE TERM. DIF. MT-63/3K 45/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L 28/40</text:p>
          </table:table-cell>
          <table:table-cell table:style-name="ce17" office:value-type="string" calcext:value-type="string">
            <text:p>RELE TERM. DIF. MT-63/3K L 28/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L 34/50</text:p>
          </table:table-cell>
          <table:table-cell table:style-name="ce17" office:value-type="string" calcext:value-type="string">
            <text:p>RELE TERM. DIF. MT-63/3K L 34/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L 45/65</text:p>
          </table:table-cell>
          <table:table-cell table:style-name="ce17" office:value-type="string" calcext:value-type="string">
            <text:p>RELE TERM. DIF. MT-63/3K L 45/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24/36</text:p>
          </table:table-cell>
          <table:table-cell table:style-name="ce17" office:value-type="string" calcext:value-type="string">
            <text:p>RELE TERM. DIF. MT-95/3K 24/3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28/40</text:p>
          </table:table-cell>
          <table:table-cell table:style-name="ce17" office:value-type="string" calcext:value-type="string">
            <text:p>RELE TERM. DIF. MT-95/3K 28/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34/50</text:p>
          </table:table-cell>
          <table:table-cell table:style-name="ce17" office:value-type="string" calcext:value-type="string">
            <text:p>RELE TERM. DIF MT-95/3K 34/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45/65</text:p>
          </table:table-cell>
          <table:table-cell table:style-name="ce17" office:value-type="string" calcext:value-type="string">
            <text:p>RELE TERM. DIF. MT-95/3K 45/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54/75</text:p>
          </table:table-cell>
          <table:table-cell table:style-name="ce17" office:value-type="string" calcext:value-type="string">
            <text:p>RELE TERM. DIF. MT-95/3K 54/7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63.85 SCREW</text:p>
          </table:table-cell>
          <table:table-cell table:style-name="ce17" office:value-type="string" calcext:value-type="string">
            <text:p>RELE TERM. DIF. MT-95/3K 63/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80/100</text:p>
          </table:table-cell>
          <table:table-cell table:style-name="ce17" office:value-type="string" calcext:value-type="string">
            <text:p>RELE TERM. DIF. MT-95/3K 80/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24/36</text:p>
          </table:table-cell>
          <table:table-cell table:style-name="ce17" office:value-type="string" calcext:value-type="string">
            <text:p>RELE TERM. DIF. MT-95/3K L 24/3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28/40</text:p>
          </table:table-cell>
          <table:table-cell table:style-name="ce17" office:value-type="string" calcext:value-type="string">
            <text:p>RELE TERM. DIF. MT-95/3K L 28/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34/50</text:p>
          </table:table-cell>
          <table:table-cell table:style-name="ce17" office:value-type="string" calcext:value-type="string">
            <text:p>RELE TERM. DIF. MT-95/3K L 34/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45/65</text:p>
          </table:table-cell>
          <table:table-cell table:style-name="ce17" office:value-type="string" calcext:value-type="string">
            <text:p>RELE TERM. DIF. MT-95/3K L 45/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54/75</text:p>
          </table:table-cell>
          <table:table-cell table:style-name="ce17" office:value-type="string" calcext:value-type="string">
            <text:p>RELE TERM. DIF. MT-95/3K L 54/7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63/85</text:p>
          </table:table-cell>
          <table:table-cell table:style-name="ce17" office:value-type="string" calcext:value-type="string">
            <text:p>RELE TERM.DIF. MT-95/3K L 63/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80/100</text:p>
          </table:table-cell>
          <table:table-cell table:style-name="ce17" office:value-type="string" calcext:value-type="string">
            <text:p>RELE TERM. DIF. MT-95/3K L 80/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-50 AC200V</text:p>
          </table:table-cell>
          <table:table-cell table:style-name="ce17" office:value-type="string" calcext:value-type="string">
            <text:p>BLOQUEO MECANICO AL-50 P/GMC 50-85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66" calcext:value-type="float">
            <text:p>79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- <text:s text:c="2"/>9</text:p>
          </table:table-cell>
          <table:table-cell table:style-name="ce17" office:value-type="string" calcext:value-type="string">
            <text:p>BLOQ. MEC. AR-9 <text:s/>P/MC 4P(22~85) Y GMC (9~85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8" calcext:value-type="float">
            <text:p>19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-100</text:p>
          </table:table-cell>
          <table:table-cell table:style-name="ce17" office:value-type="string" calcext:value-type="string">
            <text:p>BLOQ.MEC. P/GMC100/150 <text:s/>AR-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8" calcext:value-type="float">
            <text:p>19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-12M</text:p>
          </table:table-cell>
          <table:table-cell table:style-name="ce17" office:value-type="string" calcext:value-type="string">
            <text:p>BLOQ. MEC. AR-12M P/GMC-9M~16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9" calcext:value-type="float">
            <text:p>6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-180</text:p>
          </table:table-cell>
          <table:table-cell table:style-name="ce17" office:value-type="string" calcext:value-type="string">
            <text:p>BLOQ.MEC. AR-180 P/MC 3P(185~400) Y MC 4P(100~400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21" calcext:value-type="float">
            <text:p>56.2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1</text:p>
          </table:table-cell>
          <table:table-cell table:style-name="ce17" office:value-type="string" calcext:value-type="string">
            <text:p>C.AUX. LAT. AU-1 <text:s/>P/MC 4P(22~85) Y GMC (9~85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35" calcext:value-type="float">
            <text:p>17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100</text:p>
          </table:table-cell>
          <table:table-cell table:style-name="ce17" office:value-type="string" calcext:value-type="string">
            <text:p>C.AUX. AU-100 <text:s text:c="2"/>P/MC 3P(185~2100) Y MC 4P(185~800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35" calcext:value-type="float">
            <text:p>14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2 2NC</text:p>
          </table:table-cell>
          <table:table-cell table:style-name="ce17" office:value-type="string" calcext:value-type="string">
            <text:p>CONTACTO AUXILIAR AU-2 2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63" calcext:value-type="float">
            <text:p>22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2M11</text:p>
          </table:table-cell>
          <table:table-cell table:style-name="ce17" office:value-type="string" calcext:value-type="string">
            <text:p>AUXILIAR MINICON. AU-2M11 <text:s/>1NA+1NC <text:s/>FR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6" calcext:value-type="float">
            <text:p>12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4 2NO+2NC</text:p>
          </table:table-cell>
          <table:table-cell table:style-name="ce17" office:value-type="string" calcext:value-type="string">
            <text:p>C.AUX.FRO. AU-4 2NA+2NC P/GMC/D 9-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29" calcext:value-type="float">
            <text:p>35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4M22</text:p>
          </table:table-cell>
          <table:table-cell table:style-name="ce17" office:value-type="string" calcext:value-type="string">
            <text:p>AUX.MINICONTACTOR AU-4M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34" calcext:value-type="float">
            <text:p>24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Z-AL6</text:p>
          </table:table-cell>
          <table:table-cell table:style-name="ce17" office:value-type="string" calcext:value-type="string">
            <text:p>C.AUX.CZ-AL6 1+1 IZQ. P/CH6-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47" calcext:value-type="float">
            <text:p>15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L-65 AC200V</text:p>
          </table:table-cell>
          <table:table-cell table:style-name="ce17" office:value-type="string" calcext:value-type="string">
            <text:p>BLOQUE ELECTROMECANICO ML-65 P/MC9-65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66" calcext:value-type="float">
            <text:p>79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1 1A1B</text:p>
          </table:table-cell>
          <table:table-cell table:style-name="ce17" office:value-type="string" calcext:value-type="string">
            <text:p>C.AUX.LAT.UA-1 1NA+1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8" calcext:value-type="float">
            <text:p>1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2 1A1B</text:p>
          </table:table-cell>
          <table:table-cell table:style-name="ce17" office:value-type="string" calcext:value-type="string">
            <text:p>C.AUX.FRO.UA-2 1NA+1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8" calcext:value-type="float">
            <text:p>1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2 2A</text:p>
          </table:table-cell>
          <table:table-cell table:style-name="ce17" office:value-type="string" calcext:value-type="string">
            <text:p>C.AUX.FRO.UA-2 2NA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8" calcext:value-type="float">
            <text:p>1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2 2B</text:p>
          </table:table-cell>
          <table:table-cell table:style-name="ce17" office:value-type="string" calcext:value-type="string">
            <text:p>C.AUX.FRO. UA-2 2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8" calcext:value-type="float">
            <text:p>1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4 1A3B</text:p>
          </table:table-cell>
          <table:table-cell table:style-name="ce17" office:value-type="string" calcext:value-type="string">
            <text:p>C.AUX.FRO.UA-4 1NA+3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4 2A2B</text:p>
          </table:table-cell>
          <table:table-cell table:style-name="ce17" office:value-type="string" calcext:value-type="string">
            <text:p>C.AUX.FRO.UA-4 2NA+2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4 3A1B</text:p>
          </table:table-cell>
          <table:table-cell table:style-name="ce17" office:value-type="string" calcext:value-type="string">
            <text:p>C.AUX.FRO.UA-4 3NA+1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4 4A</text:p>
          </table:table-cell>
          <table:table-cell table:style-name="ce17" office:value-type="string" calcext:value-type="string">
            <text:p>C.AUX.FRO.UA-4 4NA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4 4B</text:p>
          </table:table-cell>
          <table:table-cell table:style-name="ce17" office:value-type="string" calcext:value-type="string">
            <text:p>C.AUX.FRO.UA-4 4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-02</text:p>
          </table:table-cell>
          <table:table-cell table:style-name="ce17" office:value-type="string" calcext:value-type="string">
            <text:p>BLOQ.MEC.P/MC9b-MC150a UR-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8" calcext:value-type="float">
            <text:p>19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31735</text:p>
          </table:table-cell>
          <table:table-cell table:style-name="ce17" office:value-type="string" calcext:value-type="string">
            <text:p>BOBINA P/MC 32a~40a 24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31741</text:p>
          </table:table-cell>
          <table:table-cell table:style-name="ce17" office:value-type="string" calcext:value-type="string">
            <text:p>BOBINA P/MC 32a~40a 23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33025</text:p>
          </table:table-cell>
          <table:table-cell table:style-name="ce17" office:value-type="string" calcext:value-type="string">
            <text:p>BOBINA P/MC50a /4~MC85a/4 22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38" calcext:value-type="float">
            <text:p>4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35604</text:p>
          </table:table-cell>
          <table:table-cell table:style-name="ce17" office:value-type="string" calcext:value-type="string">
            <text:p>BOBINA P/MC 9b~22b 24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7" calcext:value-type="float">
            <text:p>15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35610</text:p>
          </table:table-cell>
          <table:table-cell table:style-name="ce17" office:value-type="string" calcext:value-type="string">
            <text:p>BOBINA P/MC 9b~22b 23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42041</text:p>
          </table:table-cell>
          <table:table-cell table:style-name="ce17" office:value-type="string" calcext:value-type="string">
            <text:p>BOBINA P/MC100a /4~MC225a/4 22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8.02" calcext:value-type="float">
            <text:p>218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43030</text:p>
          </table:table-cell>
          <table:table-cell table:style-name="ce17" office:value-type="string" calcext:value-type="string">
            <text:p>BOBINA P/MC330a /4~MC400a/4 22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4.02" calcext:value-type="float">
            <text:p>404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 380V MC330/400</text:p>
          </table:table-cell>
          <table:table-cell table:style-name="ce17" office:value-type="string" calcext:value-type="string">
            <text:p>BOBINA P/MC 330a-400a 38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1.63" calcext:value-type="float">
            <text:p>291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100V MC630/800</text:p>
          </table:table-cell>
          <table:table-cell table:style-name="ce17" office:value-type="string" calcext:value-type="string">
            <text:p>BOBINA P/MC 630a-800a 10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8.85" calcext:value-type="float">
            <text:p>388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200V MC630/800</text:p>
          </table:table-cell>
          <table:table-cell table:style-name="ce17" office:value-type="string" calcext:value-type="string">
            <text:p>BOBINA P/MC 630a-800a 20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8.85" calcext:value-type="float">
            <text:p>388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240V MC185/225</text:p>
          </table:table-cell>
          <table:table-cell table:style-name="ce17" office:value-type="string" calcext:value-type="string">
            <text:p>BOBINA P/MC 185a-225a 100-24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9.76" calcext:value-type="float">
            <text:p>15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240V MC330/400</text:p>
          </table:table-cell>
          <table:table-cell table:style-name="ce17" office:value-type="string" calcext:value-type="string">
            <text:p>BOBINA P/MC 330a-400a 100-24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1.63" calcext:value-type="float">
            <text:p>291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24V MC185A-MC2</text:p>
          </table:table-cell>
          <table:table-cell table:style-name="ce17" office:value-type="string" calcext:value-type="string">
            <text:p>BOBINA P/MC 185a-225a 24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2.16" calcext:value-type="float">
            <text:p>152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400V MC185/225</text:p>
          </table:table-cell>
          <table:table-cell table:style-name="ce17" office:value-type="string" calcext:value-type="string">
            <text:p>BOBINA P/MC 185a-225a 40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9.76" calcext:value-type="float">
            <text:p>15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110V 50/60H MC35-6</text:p>
          </table:table-cell>
          <table:table-cell table:style-name="ce17" office:value-type="string" calcext:value-type="string">
            <text:p>BOBINA P/MC 50a-65a 11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3" calcext:value-type="float">
            <text:p>2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110V 50/60H MC65-9</text:p>
          </table:table-cell>
          <table:table-cell table:style-name="ce17" office:value-type="string" calcext:value-type="string">
            <text:p>BOBINA P/MC 85a-100a 11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39" calcext:value-type="float">
            <text:p>33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110V 50/60HZ MC150</text:p>
          </table:table-cell>
          <table:table-cell table:style-name="ce17" office:value-type="string" calcext:value-type="string">
            <text:p>BOBINA P/MC 130a-150a 11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8.64" calcext:value-type="float">
            <text:p>138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110V 50/60HZ MC9-3</text:p>
          </table:table-cell>
          <table:table-cell table:style-name="ce17" office:value-type="string" calcext:value-type="string">
            <text:p>BOBINA P/MC 32a-40a 110vca 50/60 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110V500/60HMC6A22B</text:p>
          </table:table-cell>
          <table:table-cell table:style-name="ce17" office:value-type="string" calcext:value-type="string">
            <text:p>BOBINA P/MC 9b-22b 11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7" calcext:value-type="float">
            <text:p>15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20V 50/60H MC35-6</text:p>
          </table:table-cell>
          <table:table-cell table:style-name="ce17" office:value-type="string" calcext:value-type="string">
            <text:p>BOBINA P/MC 50a-65a 22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3" calcext:value-type="float">
            <text:p>2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20V 50/60H MC65-9</text:p>
          </table:table-cell>
          <table:table-cell table:style-name="ce17" office:value-type="string" calcext:value-type="string">
            <text:p>BOBINA P/MC 85a-100a 22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47" calcext:value-type="float">
            <text:p>43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20V 50/60HZ MC150</text:p>
          </table:table-cell>
          <table:table-cell table:style-name="ce17" office:value-type="string" calcext:value-type="string">
            <text:p>BOBINA P/MC130a-150a 22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6.64" calcext:value-type="float">
            <text:p>136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20V 50/60HZ MC9-3</text:p>
          </table:table-cell>
          <table:table-cell table:style-name="ce17" office:value-type="string" calcext:value-type="string">
            <text:p>BOBINA P/MC 32a-40a 220VCA 50/60 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20V50/60HMC6A-22B</text:p>
          </table:table-cell>
          <table:table-cell table:style-name="ce17" office:value-type="string" calcext:value-type="string">
            <text:p>BOBINA P/MC 9b-22b 220VCA 50/60 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4V 50/60H MC35-63</text:p>
          </table:table-cell>
          <table:table-cell table:style-name="ce17" office:value-type="string" calcext:value-type="string">
            <text:p>BOBINA P/MC 50a-65a 24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3" calcext:value-type="float">
            <text:p>2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4V 50/60H MC65-95</text:p>
          </table:table-cell>
          <table:table-cell table:style-name="ce17" office:value-type="string" calcext:value-type="string">
            <text:p>BOBINA P/MC 85a-100a 24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39" calcext:value-type="float">
            <text:p>33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4V 50/60HZ MC150</text:p>
          </table:table-cell>
          <table:table-cell table:style-name="ce17" office:value-type="string" calcext:value-type="string">
            <text:p>BOBINA P/MC 130a-150a 24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6.7" calcext:value-type="float">
            <text:p>136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4V 50/60HZ MC9-32</text:p>
          </table:table-cell>
          <table:table-cell table:style-name="ce17" office:value-type="string" calcext:value-type="string">
            <text:p>BOBINA P/MC 32a-40a 24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4V50/60HZMC6A-22B</text:p>
          </table:table-cell>
          <table:table-cell table:style-name="ce17" office:value-type="string" calcext:value-type="string">
            <text:p>BOBINA P/MC 9b-22b 24VCA 50/60 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380V 50/60H MC35-6</text:p>
          </table:table-cell>
          <table:table-cell table:style-name="ce17" office:value-type="string" calcext:value-type="string">
            <text:p>BOBINA P/MC 50a-65a 38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3" calcext:value-type="float">
            <text:p>2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380V 50/60H MC65-9</text:p>
          </table:table-cell>
          <table:table-cell table:style-name="ce17" office:value-type="string" calcext:value-type="string">
            <text:p>BOBINA P/MC 85a-100a 38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39" calcext:value-type="float">
            <text:p>33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380V 50/60H32A-40A</text:p>
          </table:table-cell>
          <table:table-cell table:style-name="ce17" office:value-type="string" calcext:value-type="string">
            <text:p>BOBINA P/MC 32a-40a 38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380V50/60HMC6A-22B</text:p>
          </table:table-cell>
          <table:table-cell table:style-name="ce17" office:value-type="string" calcext:value-type="string">
            <text:p>BOBINA P/MC 9b-22b 38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400V 50/60HZ MC150</text:p>
          </table:table-cell>
          <table:table-cell table:style-name="ce17" office:value-type="string" calcext:value-type="string">
            <text:p>BOBINA P/MC 130a-150a 40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6.7" calcext:value-type="float">
            <text:p>136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C110V MC9-32</text:p>
          </table:table-cell>
          <table:table-cell table:style-name="ce17" office:value-type="string" calcext:value-type="string">
            <text:p>BOBINA P/MC 32a-40a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57" calcext:value-type="float">
            <text:p>18.5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C110V MC9A-12A</text:p>
          </table:table-cell>
          <table:table-cell table:style-name="ce17" office:value-type="string" calcext:value-type="string">
            <text:p>BOBINA P/MC 9b-22b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02" calcext:value-type="float">
            <text:p>17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C24V MC9-32</text:p>
          </table:table-cell>
          <table:table-cell table:style-name="ce17" office:value-type="string" calcext:value-type="string">
            <text:p>BOBINA P/MC 32a-40a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57" calcext:value-type="float">
            <text:p>18.5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C05085 125VDC</text:p>
          </table:table-cell>
          <table:table-cell table:style-name="ce17" office:value-type="string" calcext:value-type="string">
            <text:p>BOBINA P/GMD-32 125VD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72" calcext:value-type="float">
            <text:p>32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S125-380VAC</text:p>
          </table:table-cell>
          <table:table-cell table:style-name="ce17" office:value-type="string" calcext:value-type="string">
            <text:p>BOBINA MS125 P/GMC100/150 38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.64" calcext:value-type="float">
            <text:p>156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S220- 24V</text:p>
          </table:table-cell>
          <table:table-cell table:style-name="ce17" office:value-type="string" calcext:value-type="string">
            <text:p>BOBINA MS220 P/GMC 180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9.48" calcext:value-type="float">
            <text:p>339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S800-380VAC</text:p>
          </table:table-cell>
          <table:table-cell table:style-name="ce17" office:value-type="string" calcext:value-type="string">
            <text:p>BOBINA MS800 P/GMC600/800 38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8.76" calcext:value-type="float">
            <text:p>978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661832001</text:p>
          </table:table-cell>
          <table:table-cell table:style-name="ce17" office:value-type="string" calcext:value-type="string">
            <text:p>UNIDAD DE MONTAJE UZ-63S/L P/MT-63/3K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661833001</text:p>
          </table:table-cell>
          <table:table-cell table:style-name="ce17" office:value-type="string" calcext:value-type="string">
            <text:p>UNIDAD DE MONTAJE UZ-95S/L P/MT-95/3K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7" calcext:value-type="float">
            <text:p>1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Z-32</text:p>
          </table:table-cell>
          <table:table-cell table:style-name="ce17" office:value-type="string" calcext:value-type="string">
            <text:p>UNIDAD DE MONTAJE UZ-32 P/MT-32/3K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61" calcext:value-type="float">
            <text:p>10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Z-63 - SCREW</text:p>
          </table:table-cell>
          <table:table-cell table:style-name="ce17" office:value-type="string" calcext:value-type="string">
            <text:p>UNIDAD DE MONTAJE UZ-63 P/MT-63/3K -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Z-95 - SCREW</text:p>
          </table:table-cell>
          <table:table-cell table:style-name="ce17" office:value-type="string" calcext:value-type="string">
            <text:p>UNIDAD DEMONTAJE UZ-95 P/MT-95/3K-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7" calcext:value-type="float">
            <text:p>1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561634008</text:p>
          </table:table-cell>
          <table:table-cell table:style-name="ce17" office:value-type="string" calcext:value-type="string">
            <text:p>TIMER NEUMATICO DEM. A CONEXIÓN UN-2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1" calcext:value-type="float">
            <text:p>92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631613004</text:p>
          </table:table-cell>
          <table:table-cell table:style-name="ce17" office:value-type="string" calcext:value-type="string">
            <text:p>RESISTENCIA INSERCION P/MC 50a~65a AC-50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.55" calcext:value-type="float">
            <text:p>50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631613009</text:p>
          </table:table-cell>
          <table:table-cell table:style-name="ce17" office:value-type="string" calcext:value-type="string">
            <text:p>RESISTENCIA INSERCION P/MC 85a~100a AC-75 -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15" calcext:value-type="float">
            <text:p>51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631613014</text:p>
          </table:table-cell>
          <table:table-cell table:style-name="ce17" office:value-type="string" calcext:value-type="string">
            <text:p>RESISTENCIA INSERCION P/MC 85a~100a AC-75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15" calcext:value-type="float">
            <text:p>51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-50 SCREW***</text:p>
          </table:table-cell>
          <table:table-cell table:style-name="ce17" office:value-type="string" calcext:value-type="string">
            <text:p>RESISTENCIA INSERCION P/MC 50a~65a AC-50 -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.55" calcext:value-type="float">
            <text:p>50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-50 SCREW***</text:p>
          </table:table-cell>
          <table:table-cell table:style-name="ce17" office:value-type="string" calcext:value-type="string">
            <text:p>RESISTENCIA INSERCION P/MC 50a~65a AC-50 -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.55" calcext:value-type="float">
            <text:p>50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-9 SCREW/LUG</text:p>
          </table:table-cell>
          <table:table-cell table:style-name="ce17" office:value-type="string" calcext:value-type="string">
            <text:p>RESISTENCIA INSERCION P/MC 9a~40a AC-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72" calcext:value-type="float">
            <text:p>33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-9 SCREW/LUG</text:p>
          </table:table-cell>
          <table:table-cell table:style-name="ce17" office:value-type="string" calcext:value-type="string">
            <text:p>RESISTENCIA INSERCION P/MC 9a~40a AC-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72" calcext:value-type="float">
            <text:p>33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-11 AC/DC 24~48V</text:p>
          </table:table-cell>
          <table:table-cell table:style-name="ce17" office:value-type="string" calcext:value-type="string">
            <text:p>SUPR. TRANS. P/GMC-9~85 <text:s/>AS-11 24-48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-12M,AC220-240V</text:p>
          </table:table-cell>
          <table:table-cell table:style-name="ce17" office:value-type="string" calcext:value-type="string">
            <text:p>SUPR. TRANS. P/GMC-6-16M AS-12M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37" calcext:value-type="float">
            <text:p>9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100</text:p>
          </table:table-cell>
          <table:table-cell table:style-name="ce17" office:value-type="string" calcext:value-type="string">
            <text:p>JUEGO DE CONTACTOS P/MC-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68" calcext:value-type="float">
            <text:p>69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100/4</text:p>
          </table:table-cell>
          <table:table-cell table:style-name="ce17" office:value-type="string" calcext:value-type="string">
            <text:p>JUEGO DE CONTACTOS P/MC-100a /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88" calcext:value-type="float">
            <text:p>92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185</text:p>
          </table:table-cell>
          <table:table-cell table:style-name="ce17" office:value-type="string" calcext:value-type="string">
            <text:p>JUEGO DE CONTACTOS P/MC-1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.94" calcext:value-type="float">
            <text:p>146.9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225</text:p>
          </table:table-cell>
          <table:table-cell table:style-name="ce17" office:value-type="string" calcext:value-type="string">
            <text:p>JUEGO DE CONTACTOS P/MC-2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6.65" calcext:value-type="float">
            <text:p>166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225 / 4</text:p>
          </table:table-cell>
          <table:table-cell table:style-name="ce17" office:value-type="string" calcext:value-type="string">
            <text:p>JUEGO DE CONTACTOS P/MC-225 / 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4.05" calcext:value-type="float">
            <text:p>244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330</text:p>
          </table:table-cell>
          <table:table-cell table:style-name="ce17" office:value-type="string" calcext:value-type="string">
            <text:p>JUEGO DE CONTACTOS P/MC33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5.25" calcext:value-type="float">
            <text:p>365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330 / 4</text:p>
          </table:table-cell>
          <table:table-cell table:style-name="ce17" office:value-type="string" calcext:value-type="string">
            <text:p>JUEGO DE CONTACTOS P/MC-330 / 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3.7" calcext:value-type="float">
            <text:p>763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630</text:p>
          </table:table-cell>
          <table:table-cell table:style-name="ce17" office:value-type="string" calcext:value-type="string">
            <text:p>JUEGO DE CONTACTOS P/MC-6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8.34" calcext:value-type="float">
            <text:p>848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S-11 AC/DC 24-48V</text:p>
          </table:table-cell>
          <table:table-cell table:style-name="ce17" office:value-type="string" calcext:value-type="string">
            <text:p>SUPR.TRANS.P/MC-9b-150a US-11 <text:s/>24-48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6" calcext:value-type="float">
            <text:p>13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S-13 AC/DC 200~240V</text:p>
          </table:table-cell>
          <table:table-cell table:style-name="ce17" office:value-type="string" calcext:value-type="string">
            <text:p>SUPR. TRANS. P/MC-9b~150a US-13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6" calcext:value-type="float">
            <text:p>13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T-1F</text:p>
          </table:table-cell>
          <table:table-cell table:style-name="ce17" office:value-type="string" calcext:value-type="string">
            <text:p>TIMER ELECT. A DESONEXION UT-1F AC/DC 24-48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23" calcext:value-type="float">
            <text:p>97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T-1N</text:p>
          </table:table-cell>
          <table:table-cell table:style-name="ce17" office:value-type="string" calcext:value-type="string">
            <text:p>TIMER ELECT. DEM A CONEXION UT-1N AC/DC 24-48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23" calcext:value-type="float">
            <text:p>97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T-2F</text:p>
          </table:table-cell>
          <table:table-cell table:style-name="ce17" office:value-type="string" calcext:value-type="string">
            <text:p>TIMER ELECT. A DESCONEXION UT-2F AC110-220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23" calcext:value-type="float">
            <text:p>97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T-2N</text:p>
          </table:table-cell>
          <table:table-cell table:style-name="ce17" office:value-type="string" calcext:value-type="string">
            <text:p>TIMER ELECT.DEM. A CONEXION UT-2N AC110-220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23" calcext:value-type="float">
            <text:p>97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W-22</text:p>
          </table:table-cell>
          <table:table-cell table:style-name="ce17" office:value-type="string" calcext:value-type="string">
            <text:p>PUENTE INVERSOR UW-22 P/MC9b-2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22" calcext:value-type="float">
            <text:p>22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W-32</text:p>
          </table:table-cell>
          <table:table-cell table:style-name="ce17" office:value-type="string" calcext:value-type="string">
            <text:p>PUENTE INVERSOR UW-32 P/MC32a-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2" calcext:value-type="float">
            <text:p>25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W-63</text:p>
          </table:table-cell>
          <table:table-cell table:style-name="ce17" office:value-type="string" calcext:value-type="string">
            <text:p>PUENTE INVERSOR UW-63 P/MC50a-6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99" calcext:value-type="float">
            <text:p>31.9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W-95</text:p>
          </table:table-cell>
          <table:table-cell table:style-name="ce17" office:value-type="string" calcext:value-type="string">
            <text:p>PUENTE INVERSOR UW-95 P/MC75a-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29" calcext:value-type="float">
            <text:p>64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0,16A</text:p>
          </table:table-cell>
          <table:table-cell table:style-name="ce17" office:value-type="string" calcext:value-type="string">
            <text:p>GUARDAMOTOR MMS-32S 0,1~0.1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0,25A</text:p>
          </table:table-cell>
          <table:table-cell table:style-name="ce17" office:value-type="string" calcext:value-type="string">
            <text:p>GUARDAMOTOR MMS-32S 0,16~0.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0,4A</text:p>
          </table:table-cell>
          <table:table-cell table:style-name="ce17" office:value-type="string" calcext:value-type="string">
            <text:p>GUARDAMOTOR MMS-32S 0,25~0.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0,63A</text:p>
          </table:table-cell>
          <table:table-cell table:style-name="ce17" office:value-type="string" calcext:value-type="string">
            <text:p>GUARDAMOTOR MMS-32S 0,4~0.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1 <text:s/>A</text:p>
          </table:table-cell>
          <table:table-cell table:style-name="ce17" office:value-type="string" calcext:value-type="string">
            <text:p>GUARDAMOTOR MMS-32S 0,63~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1,6A</text:p>
          </table:table-cell>
          <table:table-cell table:style-name="ce17" office:value-type="string" calcext:value-type="string">
            <text:p>GUARDAMOTOR MMS-32S 1~1.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2,5A</text:p>
          </table:table-cell>
          <table:table-cell table:style-name="ce17" office:value-type="string" calcext:value-type="string">
            <text:p>GUARDAMOTOR MMS-32S 1,6~2.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4A</text:p>
          </table:table-cell>
          <table:table-cell table:style-name="ce17" office:value-type="string" calcext:value-type="string">
            <text:p>GUARDAMOTOR MMS-32S 2,5~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6A</text:p>
          </table:table-cell>
          <table:table-cell table:style-name="ce17" office:value-type="string" calcext:value-type="string">
            <text:p>GUARDAMOTOR MMS-32S 4~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8A</text:p>
          </table:table-cell>
          <table:table-cell table:style-name="ce17" office:value-type="string" calcext:value-type="string">
            <text:p>GUARDAMOTOR MMS-32S 5~8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10A</text:p>
          </table:table-cell>
          <table:table-cell table:style-name="ce17" office:value-type="string" calcext:value-type="string">
            <text:p>GUARDAMOTOR MMS-32S 6~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13A</text:p>
          </table:table-cell>
          <table:table-cell table:style-name="ce17" office:value-type="string" calcext:value-type="string">
            <text:p>GUARDAMOTOR MMS-32S 9~1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17A</text:p>
          </table:table-cell>
          <table:table-cell table:style-name="ce17" office:value-type="string" calcext:value-type="string">
            <text:p>GUARDAMOTOR MMS-32S 11~17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22A</text:p>
          </table:table-cell>
          <table:table-cell table:style-name="ce17" office:value-type="string" calcext:value-type="string">
            <text:p>GUARDAMOTOR MMS-32S 14~2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26A</text:p>
          </table:table-cell>
          <table:table-cell table:style-name="ce17" office:value-type="string" calcext:value-type="string">
            <text:p>GUARDAMOTOR MMS-32S 18~2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32A</text:p>
          </table:table-cell>
          <table:table-cell table:style-name="ce17" office:value-type="string" calcext:value-type="string">
            <text:p>GUARDAMOTOR MMS-32S 22~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63S 40A</text:p>
          </table:table-cell>
          <table:table-cell table:style-name="ce17" office:value-type="string" calcext:value-type="string">
            <text:p>GUARDAMOTOR MMS-63S 28~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61" calcext:value-type="float">
            <text:p>173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63S 50A</text:p>
          </table:table-cell>
          <table:table-cell table:style-name="ce17" office:value-type="string" calcext:value-type="string">
            <text:p>GUARDAMOTOR MMS-63S 34~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8.81" calcext:value-type="float">
            <text:p>188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63S 63A</text:p>
          </table:table-cell>
          <table:table-cell table:style-name="ce17" office:value-type="string" calcext:value-type="string">
            <text:p>GUARDAMOTOR MMS-63S 45~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8.81" calcext:value-type="float">
            <text:p>188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100S <text:s/>75A</text:p>
          </table:table-cell>
          <table:table-cell table:style-name="ce17" office:value-type="string" calcext:value-type="string">
            <text:p>GUARDAMOTOR MMS-100S 55~7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6.67" calcext:value-type="float">
            <text:p>366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100S <text:s/>90A</text:p>
          </table:table-cell>
          <table:table-cell table:style-name="ce17" office:value-type="string" calcext:value-type="string">
            <text:p>GUARDAMOTOR MMS-100S 70~9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6.67" calcext:value-type="float">
            <text:p>366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100S 100A</text:p>
          </table:table-cell>
          <table:table-cell table:style-name="ce17" office:value-type="string" calcext:value-type="string">
            <text:p>GUARDAMOTOR MMS-100S 80~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6.67" calcext:value-type="float">
            <text:p>366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1.6~2.5A</text:p>
          </table:table-cell>
          <table:table-cell table:style-name="ce17" office:value-type="string" calcext:value-type="string">
            <text:p>GUARDAMOTOR MMS-32H 1.6~2.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1~1.6A</text:p>
          </table:table-cell>
          <table:table-cell table:style-name="ce17" office:value-type="string" calcext:value-type="string">
            <text:p>GUARDAMOTOR MMS-32H 1~1.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11~17A</text:p>
          </table:table-cell>
          <table:table-cell table:style-name="ce17" office:value-type="string" calcext:value-type="string">
            <text:p>GUARDAMOTOR MMS-32H 11~17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6" calcext:value-type="float">
            <text:p>102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14~22A</text:p>
          </table:table-cell>
          <table:table-cell table:style-name="ce17" office:value-type="string" calcext:value-type="string">
            <text:p>GUARDAMOTOR MMS-32H 14~2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6" calcext:value-type="float">
            <text:p>102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18~26A</text:p>
          </table:table-cell>
          <table:table-cell table:style-name="ce17" office:value-type="string" calcext:value-type="string">
            <text:p>GUARDAMOTOR MMS-32H 18~2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6" calcext:value-type="float">
            <text:p>102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2.5~4A</text:p>
          </table:table-cell>
          <table:table-cell table:style-name="ce17" office:value-type="string" calcext:value-type="string">
            <text:p>GUARDAMOTOR MMS-32H 2.5~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22~32A</text:p>
          </table:table-cell>
          <table:table-cell table:style-name="ce17" office:value-type="string" calcext:value-type="string">
            <text:p>GUARDAMOTOR MMS-32H 22~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6" calcext:value-type="float">
            <text:p>102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4~6A</text:p>
          </table:table-cell>
          <table:table-cell table:style-name="ce17" office:value-type="string" calcext:value-type="string">
            <text:p>GUARDAMOTOR MMS-32H 4~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5~8A</text:p>
          </table:table-cell>
          <table:table-cell table:style-name="ce17" office:value-type="string" calcext:value-type="string">
            <text:p>GUARDAMOTOR MMS-32H 5~8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6~10A</text:p>
          </table:table-cell>
          <table:table-cell table:style-name="ce17" office:value-type="string" calcext:value-type="string">
            <text:p>GUARDAMOTOR MMS-32H 6~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9~13A</text:p>
          </table:table-cell>
          <table:table-cell table:style-name="ce17" office:value-type="string" calcext:value-type="string">
            <text:p>GUARDAMOTOR MMS-32H 9~1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6" calcext:value-type="float">
            <text:p>102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941118</text:p>
          </table:table-cell>
          <table:table-cell table:style-name="ce17" office:value-type="string" calcext:value-type="string">
            <text:p>CONT. AUX. AL. LA1NO1NC (63/100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69" calcext:value-type="float">
            <text:p>31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16SA</text:p>
          </table:table-cell>
          <table:table-cell table:style-name="ce17" office:value-type="string" calcext:value-type="string">
            <text:p>PUENTE UNION DA-16S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21" calcext:value-type="float">
            <text:p>36.2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16SD</text:p>
          </table:table-cell>
          <table:table-cell table:style-name="ce17" office:value-type="string" calcext:value-type="string">
            <text:p>PUENTE UNION DA-16S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21" calcext:value-type="float">
            <text:p>36.2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22SA</text:p>
          </table:table-cell>
          <table:table-cell table:style-name="ce17" office:value-type="string" calcext:value-type="string">
            <text:p>PUENTE UNION DA-22S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65" calcext:value-type="float">
            <text:p>37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32SA</text:p>
          </table:table-cell>
          <table:table-cell table:style-name="ce17" office:value-type="string" calcext:value-type="string">
            <text:p>PUENTE UNION DA-32S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33" calcext:value-type="float">
            <text:p>3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63A</text:p>
          </table:table-cell>
          <table:table-cell table:style-name="ce17" office:value-type="string" calcext:value-type="string">
            <text:p>PUENTE UNION DA-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27" calcext:value-type="float">
            <text:p>45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95A</text:p>
          </table:table-cell>
          <table:table-cell table:style-name="ce17" office:value-type="string" calcext:value-type="string">
            <text:p>PUENTE UNION DA-9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.5" calcext:value-type="float">
            <text:p>60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H-32</text:p>
          </table:table-cell>
          <table:table-cell table:style-name="ce17" office:value-type="string" calcext:value-type="string">
            <text:p>CAJA P/GUARDAMOTOR EPH-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69" calcext:value-type="float">
            <text:p>4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X1NO1NC</text:p>
          </table:table-cell>
          <table:table-cell table:style-name="ce17" office:value-type="string" calcext:value-type="string">
            <text:p>CONT. AUX. FRO. FX1NO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7" calcext:value-type="float">
            <text:p>17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X2NC</text:p>
          </table:table-cell>
          <table:table-cell table:style-name="ce17" office:value-type="string" calcext:value-type="string">
            <text:p>CONT. AUX. FRO. FX2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7" calcext:value-type="float">
            <text:p>17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X2NO FX-20</text:p>
          </table:table-cell>
          <table:table-cell table:style-name="ce17" office:value-type="string" calcext:value-type="string">
            <text:p>CONT. AUX. FRO. FX2NO <text:s/>(FX-20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7" calcext:value-type="float">
            <text:p>17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1NO1NC</text:p>
          </table:table-cell>
          <table:table-cell table:style-name="ce17" office:value-type="string" calcext:value-type="string">
            <text:p>CONT. AUX. AL. LA1NO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15" calcext:value-type="float">
            <text:p>2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-32</text:p>
          </table:table-cell>
          <table:table-cell table:style-name="ce17" office:value-type="string" calcext:value-type="string">
            <text:p>BORNE ALIMENTACION LTB-32 P/MM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8" calcext:value-type="float">
            <text:p>25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X1NO1NC</text:p>
          </table:table-cell>
          <table:table-cell table:style-name="ce17" office:value-type="string" calcext:value-type="string">
            <text:p>CONT. AUX. LAT. LX1NO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9" calcext:value-type="float">
            <text:p>2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X2NC</text:p>
          </table:table-cell>
          <table:table-cell table:style-name="ce17" office:value-type="string" calcext:value-type="string">
            <text:p>CONT. AUX. LAT. LX2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16" calcext:value-type="float">
            <text:p>22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X2NO</text:p>
          </table:table-cell>
          <table:table-cell table:style-name="ce17" office:value-type="string" calcext:value-type="string">
            <text:p>CONT. AUX. LAT. LX2N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16" calcext:value-type="float">
            <text:p>22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U-45</text:p>
          </table:table-cell>
          <table:table-cell table:style-name="ce17" office:value-type="string" calcext:value-type="string">
            <text:p>BASE UNION MU-45 P/DA-16SA/32S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5" calcext:value-type="float">
            <text:p>15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U-55</text:p>
          </table:table-cell>
          <table:table-cell table:style-name="ce17" office:value-type="string" calcext:value-type="string">
            <text:p>BASE UNION MU-55 P/DA-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72" calcext:value-type="float">
            <text:p>23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U-70</text:p>
          </table:table-cell>
          <table:table-cell table:style-name="ce17" office:value-type="string" calcext:value-type="string">
            <text:p>BASE UNION MU-70 P/DA-9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48" calcext:value-type="float">
            <text:p>34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322</text:p>
          </table:table-cell>
          <table:table-cell table:style-name="ce17" office:value-type="string" calcext:value-type="string">
            <text:p>PUENTE X 2 PB-322 P/MM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07" calcext:value-type="float">
            <text:p>36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323</text:p>
          </table:table-cell>
          <table:table-cell table:style-name="ce17" office:value-type="string" calcext:value-type="string">
            <text:p>PUENTE X 3 PB-323 P/MM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98" calcext:value-type="float">
            <text:p>92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324</text:p>
          </table:table-cell>
          <table:table-cell table:style-name="ce17" office:value-type="string" calcext:value-type="string">
            <text:p>PUENTE X 4 PB-324 P/MM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3" calcext:value-type="float">
            <text:p>96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325</text:p>
          </table:table-cell>
          <table:table-cell table:style-name="ce17" office:value-type="string" calcext:value-type="string">
            <text:p>PUENTE X 5 PB-325 P/MM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.6" calcext:value-type="float">
            <text:p>99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632</text:p>
          </table:table-cell>
          <table:table-cell table:style-name="ce17" office:value-type="string" calcext:value-type="string">
            <text:p>PUENTE X 2 PB-632 P/MMS6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.25" calcext:value-type="float">
            <text:p>71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633</text:p>
          </table:table-cell>
          <table:table-cell table:style-name="ce17" office:value-type="string" calcext:value-type="string">
            <text:p>PUENTE X 3 PB-633 P/MMS6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8" calcext:value-type="float">
            <text:p>102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UNT,RS AC110V 50HZ</text:p>
          </table:table-cell>
          <table:table-cell table:style-name="ce17" office:value-type="string" calcext:value-type="string">
            <text:p>BOBINA DE DISPARO PARA GUARDAMOTOR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48" calcext:value-type="float">
            <text:p>44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808001300</text:p>
          </table:table-cell>
          <table:table-cell table:style-name="ce17" office:value-type="string" calcext:value-type="string">
            <text:p>PROT. ELECT. DE MOT IMP-C M485 100A CA/CC85~245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9.99" calcext:value-type="float">
            <text:p>519.9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6512121012</text:p>
          </table:table-cell>
          <table:table-cell table:style-name="ce17" office:value-type="string" calcext:value-type="string">
            <text:p>MODULO DIFERENCIAL ZCT,D50,DMP-Z,EX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.86" calcext:value-type="float">
            <text:p>60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MP06-T</text:p>
          </table:table-cell>
          <table:table-cell table:style-name="ce17" office:value-type="string" calcext:value-type="string">
            <text:p>PROTECCION ELECTRONICA DE MOTORES DMP06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0.95" calcext:value-type="float">
            <text:p>440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MP60-T</text:p>
          </table:table-cell>
          <table:table-cell table:style-name="ce17" office:value-type="string" calcext:value-type="string">
            <text:p>PROTECCION ELECTRONICA DE MOTORES DMP60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0.95" calcext:value-type="float">
            <text:p>440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IMAC-I,NO,M485,5A,5</text:p>
          </table:table-cell>
          <table:table-cell table:style-name="ce17" office:value-type="string" calcext:value-type="string">
            <text:p>MEDIDOR DE ENERGIA GIMAC-i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2.97" calcext:value-type="float">
            <text:p>2,082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0" office:value-type="string" calcext:value-type="string">
            <text:p>XF700C03W12IP</text:p>
          </table:table-cell>
          <table:table-cell table:style-name="ce17" office:value-type="string" calcext:value-type="string">
            <text:p>SENSOR DE VISION XF700C03W12I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52.17" calcext:value-type="float">
            <text:p>8,552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50185</text:p>
          </table:table-cell>
          <table:table-cell table:style-name="ce17" office:value-type="string" calcext:value-type="string">
            <text:p>CABLE ETH GIGE-RJ45S/RJ45-5M-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2.97" calcext:value-type="float">
            <text:p>232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1195097</text:p>
          </table:table-cell>
          <table:table-cell table:style-name="ce17" office:value-type="string" calcext:value-type="string">
            <text:p>CONECTOR ESG34JP0500G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03" calcext:value-type="float">
            <text:p>203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1232807</text:p>
          </table:table-cell>
          <table:table-cell table:style-name="ce17" office:value-type="string" calcext:value-type="string">
            <text:p>CONECTOR RECTO M12 S/LED CABLE 1M CAM12.A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74" calcext:value-type="float">
            <text:p>25.7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12-4MRV3</text:p>
          </table:table-cell>
          <table:table-cell table:style-name="ce17" office:value-type="string" calcext:value-type="string">
            <text:p>CONECTOR RECTO M12 S/LED CABLE 3M E12-4MRV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58" calcext:value-type="float">
            <text:p>21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RV2</text:p>
          </table:table-cell>
          <table:table-cell table:style-name="ce17" office:value-type="string" calcext:value-type="string">
            <text:p>CONECTOR A 90ª M12 S/LED CABLE 2M E12-4RV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" calcext:value-type="float">
            <text:p>12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RV2LP</text:p>
          </table:table-cell>
          <table:table-cell table:style-name="ce17" office:value-type="string" calcext:value-type="string">
            <text:p>CONECTOR A 90º M12 C/LED CABLE 2M E12-4RV2L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71" calcext:value-type="float">
            <text:p>21.7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RV3LP IP69K</text:p>
          </table:table-cell>
          <table:table-cell table:style-name="ce17" office:value-type="string" calcext:value-type="string">
            <text:p>CONECTOR A 90º M12 C/LED CABLE 3M E12-4RV3L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94" calcext:value-type="float">
            <text:p>24.9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RV5</text:p>
          </table:table-cell>
          <table:table-cell table:style-name="ce17" office:value-type="string" calcext:value-type="string">
            <text:p>CONECTOR A 90º M12 S/LED CABLE 5M E12-4RV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1" calcext:value-type="float">
            <text:p>19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SV2</text:p>
          </table:table-cell>
          <table:table-cell table:style-name="ce17" office:value-type="string" calcext:value-type="string">
            <text:p>CONECTOR RECTO M12 S/LED CABLE 2M E12-4SV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" calcext:value-type="float">
            <text:p>12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SV5</text:p>
          </table:table-cell>
          <table:table-cell table:style-name="ce17" office:value-type="string" calcext:value-type="string">
            <text:p>CONECTOR RECTO M12 S/LED CABLE 5M E12-4SV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1" calcext:value-type="float">
            <text:p>19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8-3SV2</text:p>
          </table:table-cell>
          <table:table-cell table:style-name="ce17" office:value-type="string" calcext:value-type="string">
            <text:p>CONECTOR RECTO M8 S/LED CABLE 2M P8-3SV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31" calcext:value-type="float">
            <text:p>13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8-4SV2</text:p>
          </table:table-cell>
          <table:table-cell table:style-name="ce17" office:value-type="string" calcext:value-type="string">
            <text:p>CONECTOR RECTO M8 S/LED CABLE 2M P8-4SV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01" calcext:value-type="float">
            <text:p>1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H4 C A6 A 18</text:p>
          </table:table-cell>
          <table:table-cell table:style-name="ce17" office:value-type="string" calcext:value-type="string">
            <text:p>CAP. D18 PLAST. AC/DC NC CH4 C A6 A 18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.74" calcext:value-type="float">
            <text:p>146.7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25521</text:p>
          </table:table-cell>
          <table:table-cell table:style-name="ce17" office:value-type="string" calcext:value-type="string">
            <text:p>S.ULTRASONIDO UNDK 30U6103/S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9.63" calcext:value-type="float">
            <text:p>1,349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55031</text:p>
          </table:table-cell>
          <table:table-cell table:style-name="ce17" office:value-type="string" calcext:value-type="string">
            <text:p>S. ULTRASONIDO URDK 20P6912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1.51" calcext:value-type="float">
            <text:p>1,121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0575</text:p>
          </table:table-cell>
          <table:table-cell table:style-name="ce17" office:value-type="string" calcext:value-type="string">
            <text:p>S.ULTRASONIDO U500.DA0-AA1B.72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9.72" calcext:value-type="float">
            <text:p>1,029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1808N-C3U2</text:p>
          </table:table-cell>
          <table:table-cell table:style-name="ce17" office:value-type="string" calcext:value-type="string">
            <text:p>CAP. D18 PLAST NPN-NC C1PF-M1808N-C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7" calcext:value-type="float">
            <text:p>77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1808N-O3U2</text:p>
          </table:table-cell>
          <table:table-cell table:style-name="ce17" office:value-type="string" calcext:value-type="string">
            <text:p>CAP. D18 PLAST NPN-NA C1PF-M1808N-O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7" calcext:value-type="float">
            <text:p>77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1808P-C3U2</text:p>
          </table:table-cell>
          <table:table-cell table:style-name="ce17" office:value-type="string" calcext:value-type="string">
            <text:p>CAP. D18 PLAST PNP-NC C1PF-M1808P-C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7" calcext:value-type="float">
            <text:p>77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1808P-O3U2</text:p>
          </table:table-cell>
          <table:table-cell table:style-name="ce17" office:value-type="string" calcext:value-type="string">
            <text:p>CAP. D18 PLAST PNP-NA C1PF-M1808P-O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.2" calcext:value-type="float">
            <text:p>78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1815N-O3U2</text:p>
          </table:table-cell>
          <table:table-cell table:style-name="ce17" office:value-type="string" calcext:value-type="string">
            <text:p>CAP. D18 PLAST NPN-NA C1PF-M1815N-O3U2 Sn=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8.33" calcext:value-type="float">
            <text:p>13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3020P-C3U2</text:p>
          </table:table-cell>
          <table:table-cell table:style-name="ce17" office:value-type="string" calcext:value-type="string">
            <text:p>CAP. D30 PLAST PNP-NC C1PF-M3020P-C3U2 Sn=2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84" calcext:value-type="float">
            <text:p>85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3020P-O3U2</text:p>
          </table:table-cell>
          <table:table-cell table:style-name="ce17" office:value-type="string" calcext:value-type="string">
            <text:p>CAP. D30 PLAST PNP-NA C1PF-M3020P-O3U2 Sn=2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.34" calcext:value-type="float">
            <text:p>80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N-M1815N-O3U2</text:p>
          </table:table-cell>
          <table:table-cell table:style-name="ce17" office:value-type="string" calcext:value-type="string">
            <text:p>CAP. D18 PLAST NPN-NA C1PN-M1815N-O3U2 Sn=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7" calcext:value-type="float">
            <text:p>77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PN-M3030P-O3U2</text:p>
          </table:table-cell>
          <table:table-cell table:style-name="ce17" office:value-type="string" calcext:value-type="string">
            <text:p>CAP. D30 PLAST PNP-NA C1PN-M3030P-O3U2 Sn=3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.34" calcext:value-type="float">
            <text:p>80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PF-M1808U-C2U2</text:p>
          </table:table-cell>
          <table:table-cell table:style-name="ce17" office:value-type="string" calcext:value-type="string">
            <text:p>CAP. D18 PLAST CA/CC-NC C8PF-M1808U-C2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35" calcext:value-type="float">
            <text:p>102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PN-M3030U-C2U2</text:p>
          </table:table-cell>
          <table:table-cell table:style-name="ce17" office:value-type="string" calcext:value-type="string">
            <text:p>CAP. D30 PLAST CA/CC-NC C8PN-M3030U-C2U2 Sn=3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98" calcext:value-type="float">
            <text:p>113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PN-M3030U-O2U2</text:p>
          </table:table-cell>
          <table:table-cell table:style-name="ce17" office:value-type="string" calcext:value-type="string">
            <text:p>CAP. D30 PLAST CA/CC-NA C8PN-M3030U-O2U2 Sn=3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98" calcext:value-type="float">
            <text:p>113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BM-20P1600</text:p>
          </table:table-cell>
          <table:table-cell table:style-name="ce17" office:value-type="string" calcext:value-type="string">
            <text:p>CAP. D30 METAL PNP-NA CFBM-20P1600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0.96" calcext:value-type="float">
            <text:p>570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I SL C1 BF 30</text:p>
          </table:table-cell>
          <table:table-cell table:style-name="ce17" office:value-type="string" calcext:value-type="string">
            <text:p>S.ULTRASONIDO UHI SL C1 BF 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6.75" calcext:value-type="float">
            <text:p>396.7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NAM 12I9914/S14</text:p>
          </table:table-cell>
          <table:table-cell table:style-name="ce17" office:value-type="string" calcext:value-type="string">
            <text:p>S. ULTRASONIDO UNAM 12I9914/S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1.49" calcext:value-type="float">
            <text:p>1,141.4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21" office:value-type="string" calcext:value-type="string">
            <text:p>I6CF-M1808NA</text:p>
          </table:table-cell>
          <table:table-cell table:style-name="ce17" office:value-type="string" calcext:value-type="string">
            <text:p>IND. D18 METAL NAMUR I6CF-M1808NA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02" calcext:value-type="float">
            <text:p>69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1 PA C1 A 18</text:p>
          </table:table-cell>
          <table:table-cell table:style-name="ce17" office:value-type="string" calcext:value-type="string">
            <text:p>IND. D18 PLAST. PNP NA IH1 PA C1 A 18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89" calcext:value-type="float">
            <text:p>56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1 PA C1 BF 18</text:p>
          </table:table-cell>
          <table:table-cell table:style-name="ce17" office:value-type="string" calcext:value-type="string">
            <text:p>IND. D18 METAL PNP NA IH1 PA C1 BF 18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29" calcext:value-type="float">
            <text:p>32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38749</text:p>
          </table:table-cell>
          <table:table-cell table:style-name="ce17" office:value-type="string" calcext:value-type="string">
            <text:p>IND. D8 METAL PNP-NA IFRM 08P17A1/S35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3.66" calcext:value-type="float">
            <text:p>233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0589</text:p>
          </table:table-cell>
          <table:table-cell table:style-name="ce17" office:value-type="string" calcext:value-type="string">
            <text:p>IND. D6,5 METAL PNP-NC IFRM 06P37A1/S35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2.31" calcext:value-type="float">
            <text:p>212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2377</text:p>
          </table:table-cell>
          <table:table-cell table:style-name="ce17" office:value-type="string" calcext:value-type="string">
            <text:p>IND. D8 METAL PNP-NA IFFM08P17A6/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4.78" calcext:value-type="float">
            <text:p>314.7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4285</text:p>
          </table:table-cell>
          <table:table-cell table:style-name="ce17" office:value-type="string" calcext:value-type="string">
            <text:p>IN. D12 <text:s/>PNP/NPN-ANA.(I) IWRM 12I9704/S14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9.82" calcext:value-type="float">
            <text:p>1,129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5949</text:p>
          </table:table-cell>
          <table:table-cell table:style-name="ce17" office:value-type="string" calcext:value-type="string">
            <text:p>IND. D12 MET. PNP-NA IFRM 12P17/404919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8.16" calcext:value-type="float">
            <text:p>388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6622</text:p>
          </table:table-cell>
          <table:table-cell table:style-name="ce17" office:value-type="string" calcext:value-type="string">
            <text:p>MONITOR SUBVELOCIDAD MHRM 12G5501/S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2.09" calcext:value-type="float">
            <text:p>552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7138</text:p>
          </table:table-cell>
          <table:table-cell table:style-name="ce17" office:value-type="string" calcext:value-type="string">
            <text:p>IND. RECT. MET. PNP-NA IFFM 20P17A3/S35L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16" calcext:value-type="float">
            <text:p>248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7184</text:p>
          </table:table-cell>
          <table:table-cell table:style-name="ce17" office:value-type="string" calcext:value-type="string">
            <text:p>MONITOR SUBVELOCIDAD MHRM 12G55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7.24" calcext:value-type="float">
            <text:p>547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7538</text:p>
          </table:table-cell>
          <table:table-cell table:style-name="ce17" office:value-type="string" calcext:value-type="string">
            <text:p>S.MAG. MDFK 08T7105/N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2.01" calcext:value-type="float">
            <text:p>542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7638</text:p>
          </table:table-cell>
          <table:table-cell table:style-name="ce17" office:value-type="string" calcext:value-type="string">
            <text:p>IND D12 METAL PNP-NC IFFM12P37A3/SO5L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8.91" calcext:value-type="float">
            <text:p>388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55694</text:p>
          </table:table-cell>
          <table:table-cell table:style-name="ce17" office:value-type="string" calcext:value-type="string">
            <text:p>IND.RECT.PNP (0-10V) IWFK 20Z8704/S35A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96.2" calcext:value-type="float">
            <text:p>1,096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56827</text:p>
          </table:table-cell>
          <table:table-cell table:style-name="ce17" office:value-type="string" calcext:value-type="string">
            <text:p>IND. D5 METAL IFRM 05X95/50934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1.75" calcext:value-type="float">
            <text:p>261.7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212302</text:p>
          </table:table-cell>
          <table:table-cell table:style-name="ce17" office:value-type="string" calcext:value-type="string">
            <text:p>IND. D8 METAL PNP-NA IFRM 08P1701/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.8" calcext:value-type="float">
            <text:p>235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214924</text:p>
          </table:table-cell>
          <table:table-cell table:style-name="ce17" office:value-type="string" calcext:value-type="string">
            <text:p>IND. D12 METAL PNP-NC IFRM 12P3701/S14L PN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6.6" calcext:value-type="float">
            <text:p>176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214930</text:p>
          </table:table-cell>
          <table:table-cell table:style-name="ce17" office:value-type="string" calcext:value-type="string">
            <text:p>IND. D12 METAL PNP-NA IFRM 12P1701/S14L PN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25" calcext:value-type="float">
            <text:p>173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229698</text:p>
          </table:table-cell>
          <table:table-cell table:style-name="ce17" office:value-type="string" calcext:value-type="string">
            <text:p>IND. D6,5 METAL NPN-NA IFRM 06N1713/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2.31" calcext:value-type="float">
            <text:p>212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48770</text:p>
          </table:table-cell>
          <table:table-cell table:style-name="ce17" office:value-type="string" calcext:value-type="string">
            <text:p>IND.D8 METAL PNP NA IR08.P06S-N46.PO1Z.7S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8.3" calcext:value-type="float">
            <text:p>288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58153</text:p>
          </table:table-cell>
          <table:table-cell table:style-name="ce17" office:value-type="string" calcext:value-type="string">
            <text:p>IND.ANA.(V) IR12.D03K.F60.UA1E.7FO/B015 Sn=3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9.28" calcext:value-type="float">
            <text:p>859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1 PA C1 A 30</text:p>
          </table:table-cell>
          <table:table-cell table:style-name="ce17" office:value-type="string" calcext:value-type="string">
            <text:p>IND. D30 PLAST. PNP NA IH1 PA C1 A 30 Sn=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3.89" calcext:value-type="float">
            <text:p>63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1 PA C1 H 402512</text:p>
          </table:table-cell>
          <table:table-cell table:style-name="ce17" office:value-type="string" calcext:value-type="string">
            <text:p>IND. RECT. PLAST. PNP NA IH1 PA C1 H 402512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01" calcext:value-type="float">
            <text:p>79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0801P-OES4</text:p>
          </table:table-cell>
          <table:table-cell table:style-name="ce17" office:value-type="string" calcext:value-type="string">
            <text:p>IND. D8 METAL PNP-NA F1SF-M0801P-OES4 Sn=1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97" calcext:value-type="float">
            <text:p>69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1204P-OES4</text:p>
          </table:table-cell>
          <table:table-cell table:style-name="ce17" office:value-type="string" calcext:value-type="string">
            <text:p>IND. D12 METAL PNP-NA F1SF-M1204P-OES4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0.7" calcext:value-type="float">
            <text:p>9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1805P-OES4</text:p>
          </table:table-cell>
          <table:table-cell table:style-name="ce17" office:value-type="string" calcext:value-type="string">
            <text:p>IND. D18 METAL PNP-NA F1SF-M1805P-OES4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92" calcext:value-type="float">
            <text:p>82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3010P-O3U2</text:p>
          </table:table-cell>
          <table:table-cell table:style-name="ce17" office:value-type="string" calcext:value-type="string">
            <text:p>IND. D30 INOX. PNP-NA F1SF-M3010P-O3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9.58" calcext:value-type="float">
            <text:p>129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 CN-M1808P-O3U2</text:p>
          </table:table-cell>
          <table:table-cell table:style-name="ce17" office:value-type="string" calcext:value-type="string">
            <text:p>IND. D18 METAL PNP-NA I1CN-M1808P-O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55" calcext:value-type="float">
            <text:p>41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0803N- OPU3</text:p>
          </table:table-cell>
          <table:table-cell table:style-name="ce17" office:value-type="string" calcext:value-type="string">
            <text:p>IND. D8 METAL NPN-NA I1CF-M0803N-OPU3 Sn=3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7.38" calcext:value-type="float">
            <text:p>67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0803N-O3U2</text:p>
          </table:table-cell>
          <table:table-cell table:style-name="ce17" office:value-type="string" calcext:value-type="string">
            <text:p>IND. D8 METAL NPN-NA I1CF-M0803N-O3U2 Sn=3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79" calcext:value-type="float">
            <text:p>64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2N-OES4</text:p>
          </table:table-cell>
          <table:table-cell table:style-name="ce17" office:value-type="string" calcext:value-type="string">
            <text:p>IND. D12 METAL NPN-NA I1CF-M1202N-OES4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25" calcext:value-type="float">
            <text:p>35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2P-03U2</text:p>
          </table:table-cell>
          <table:table-cell table:style-name="ce17" office:value-type="string" calcext:value-type="string">
            <text:p>IND.D12 METAL PNP-NA I1CF-M1202P-03U2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96" calcext:value-type="float">
            <text:p>24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2P-OES4</text:p>
          </table:table-cell>
          <table:table-cell table:style-name="ce17" office:value-type="string" calcext:value-type="string">
            <text:p>IND.D12 METAL PNP-NA I1CF-M1202P-OES4 Sn=2 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54" calcext:value-type="float">
            <text:p>2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4P-C3U2</text:p>
          </table:table-cell>
          <table:table-cell table:style-name="ce17" office:value-type="string" calcext:value-type="string">
            <text:p>IND. D12 METAL PNP-NC I1CF-M1204P-C3U2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61" calcext:value-type="float">
            <text:p>30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4P-O3U2</text:p>
          </table:table-cell>
          <table:table-cell table:style-name="ce17" office:value-type="string" calcext:value-type="string">
            <text:p>IND. D12 METAL PNP-NA I1CF-M1204P-O3U2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61" calcext:value-type="float">
            <text:p>30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4P-OEU4</text:p>
          </table:table-cell>
          <table:table-cell table:style-name="ce17" office:value-type="string" calcext:value-type="string">
            <text:p>IND. D12 METAL PNP-NA I1CF-M1204P-OEU4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15" calcext:value-type="float">
            <text:p>32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6N-C3U2</text:p>
          </table:table-cell>
          <table:table-cell table:style-name="ce17" office:value-type="string" calcext:value-type="string">
            <text:p>IND. D12 METAL NPN-NC I1CF-M1206N-C3U2 Sn=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05" calcext:value-type="float">
            <text:p>56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6N-O3U2</text:p>
          </table:table-cell>
          <table:table-cell table:style-name="ce17" office:value-type="string" calcext:value-type="string">
            <text:p>IND. D12 METAL NPN-NA I1CF-M1206N-O3U2 Sn=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41" calcext:value-type="float">
            <text:p>54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6N-OEU4</text:p>
          </table:table-cell>
          <table:table-cell table:style-name="ce17" office:value-type="string" calcext:value-type="string">
            <text:p>IND. D12 METAL NPN-NA I1CF-M1206N-OEU4 Sn=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02" calcext:value-type="float">
            <text:p>57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6P-O3U2</text:p>
          </table:table-cell>
          <table:table-cell table:style-name="ce17" office:value-type="string" calcext:value-type="string">
            <text:p>IND. D12 METAL PNP-NA I1CF-M1206P-O3U2 Sn=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41" calcext:value-type="float">
            <text:p>54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6P-OEU4</text:p>
          </table:table-cell>
          <table:table-cell table:style-name="ce17" office:value-type="string" calcext:value-type="string">
            <text:p>IND. D12 METAL PNP-NA I1CF-M1206P-OEU4 Sn=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02" calcext:value-type="float">
            <text:p>57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5N-O3U2</text:p>
          </table:table-cell>
          <table:table-cell table:style-name="ce17" office:value-type="string" calcext:value-type="string">
            <text:p>IND. D18 METAL NPN-NA I1CF-M1805N-O3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88" calcext:value-type="float">
            <text:p>38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5N-OES4</text:p>
          </table:table-cell>
          <table:table-cell table:style-name="ce17" office:value-type="string" calcext:value-type="string">
            <text:p>IND. D18 METAL NPN-NA I1CF-M1805N-OES4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43" calcext:value-type="float">
            <text:p>40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5P-03U2</text:p>
          </table:table-cell>
          <table:table-cell table:style-name="ce17" office:value-type="string" calcext:value-type="string">
            <text:p>IND. D18 METAL PNP-NA I1CF-M1805P-03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55" calcext:value-type="float">
            <text:p>41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5P-C3U2</text:p>
          </table:table-cell>
          <table:table-cell table:style-name="ce17" office:value-type="string" calcext:value-type="string">
            <text:p>IND. D18 METAL PNP-NC I1CF-M1805P-C3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88" calcext:value-type="float">
            <text:p>38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5P-OES4</text:p>
          </table:table-cell>
          <table:table-cell table:style-name="ce17" office:value-type="string" calcext:value-type="string">
            <text:p>IND. D18 METAL PNP-NA I1CF-M1805P-OES4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14" calcext:value-type="float">
            <text:p>43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8P-O3U2</text:p>
          </table:table-cell>
          <table:table-cell table:style-name="ce17" office:value-type="string" calcext:value-type="string">
            <text:p>IND. D18 METAL PNP-NA I1CF-M1808P-O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53" calcext:value-type="float">
            <text:p>48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8P-OEU4</text:p>
          </table:table-cell>
          <table:table-cell table:style-name="ce17" office:value-type="string" calcext:value-type="string">
            <text:p>IND. D18 METAL PNP-NA I1CF-M1808P-OEU4 <text:s text:c="4"/>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8" calcext:value-type="float">
            <text:p>49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12N-O3U2</text:p>
          </table:table-cell>
          <table:table-cell table:style-name="ce17" office:value-type="string" calcext:value-type="string">
            <text:p>IND. D18 METAL NPN-NA I1CF-M1812N-O3U2 Sn=1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34" calcext:value-type="float">
            <text:p>66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12N-OEU4</text:p>
          </table:table-cell>
          <table:table-cell table:style-name="ce17" office:value-type="string" calcext:value-type="string">
            <text:p>IND. D18 METAL NPN-NA I1CF-M1812N-OEU4 Sn=1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41" calcext:value-type="float">
            <text:p>68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12P-O3U2</text:p>
          </table:table-cell>
          <table:table-cell table:style-name="ce17" office:value-type="string" calcext:value-type="string">
            <text:p>IND. D18 METAL PNP-NA I1CF-M1812P-O3U2 Sn=1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34" calcext:value-type="float">
            <text:p>66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12P-OEU4</text:p>
          </table:table-cell>
          <table:table-cell table:style-name="ce17" office:value-type="string" calcext:value-type="string">
            <text:p>IND. D18 METAL PNP-NA I1CF-M1812P-OEU4 Sn=1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41" calcext:value-type="float">
            <text:p>68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3010N-C3U2</text:p>
          </table:table-cell>
          <table:table-cell table:style-name="ce17" office:value-type="string" calcext:value-type="string">
            <text:p>IND. D30 METAL NPN-NC I1CF-M3010N-C3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76" calcext:value-type="float">
            <text:p>4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3010P-C3U2</text:p>
          </table:table-cell>
          <table:table-cell table:style-name="ce17" office:value-type="string" calcext:value-type="string">
            <text:p>IND. D30 METAL PNP-NC I1CF-M3010P-C3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76" calcext:value-type="float">
            <text:p>4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3010P-O3U2</text:p>
          </table:table-cell>
          <table:table-cell table:style-name="ce17" office:value-type="string" calcext:value-type="string">
            <text:p>IND. D30 METAL PNP-NA I1CF-M3010P-O3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76" calcext:value-type="float">
            <text:p>4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3010P-OEU4</text:p>
          </table:table-cell>
          <table:table-cell table:style-name="ce17" office:value-type="string" calcext:value-type="string">
            <text:p>IND. D30 METAL PNP-NA I1CF-M3010P-OEU4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83" calcext:value-type="float">
            <text:p>51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0804N-OPU3</text:p>
          </table:table-cell>
          <table:table-cell table:style-name="ce17" office:value-type="string" calcext:value-type="string">
            <text:p>IND. D8 METAL NPN-NA I1CN-M0804N-OPU3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05" calcext:value-type="float">
            <text:p>44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204N-O3U2</text:p>
          </table:table-cell>
          <table:table-cell table:style-name="ce17" office:value-type="string" calcext:value-type="string">
            <text:p>IND. D12 METAL NPN-NA I1CN-M1204N-O3U2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32" calcext:value-type="float">
            <text:p>23.3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204P-03U2</text:p>
          </table:table-cell>
          <table:table-cell table:style-name="ce17" office:value-type="string" calcext:value-type="string">
            <text:p>IND. D12 METAL PNP-NA I1CN-M1204P-O3U2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96" calcext:value-type="float">
            <text:p>24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208P-C3U2</text:p>
          </table:table-cell>
          <table:table-cell table:style-name="ce17" office:value-type="string" calcext:value-type="string">
            <text:p>IND. D12 METAL PNP-NC I1CN-M1208P-C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61" calcext:value-type="float">
            <text:p>30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208P-O3U2</text:p>
          </table:table-cell>
          <table:table-cell table:style-name="ce17" office:value-type="string" calcext:value-type="string">
            <text:p>IND. D12 METAL PNP-NA I1CN-M1208P-O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61" calcext:value-type="float">
            <text:p>30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208P-OEU4</text:p>
          </table:table-cell>
          <table:table-cell table:style-name="ce17" office:value-type="string" calcext:value-type="string">
            <text:p>IND. D12 METAL PNP-NA I1CN-M1208P-OEU4 <text:s/>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15" calcext:value-type="float">
            <text:p>32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816P-O3U2</text:p>
          </table:table-cell>
          <table:table-cell table:style-name="ce17" office:value-type="string" calcext:value-type="string">
            <text:p>IND. D18 METAL PNP-NA I1CN-M1816P-O3U2 Sn=1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53" calcext:value-type="float">
            <text:p>48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816P-OEU4</text:p>
          </table:table-cell>
          <table:table-cell table:style-name="ce17" office:value-type="string" calcext:value-type="string">
            <text:p>IND. D18 METAL PNP-NA I1CN-M1816P-OEU4 Sn=1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8" calcext:value-type="float">
            <text:p>49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15P-O3U2</text:p>
          </table:table-cell>
          <table:table-cell table:style-name="ce17" office:value-type="string" calcext:value-type="string">
            <text:p>IND. D30 METAL PNP-NA I1CN-M3015P-O3U2 Sn=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76" calcext:value-type="float">
            <text:p>4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15P-OEU4</text:p>
          </table:table-cell>
          <table:table-cell table:style-name="ce17" office:value-type="string" calcext:value-type="string">
            <text:p>IND. D30 METAL PNP-NA I1CN-M3015P-OEU4 Sn=15mm<text:tab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83" calcext:value-type="float">
            <text:p>51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25N-O3U2</text:p>
          </table:table-cell>
          <table:table-cell table:style-name="ce17" office:value-type="string" calcext:value-type="string">
            <text:p>IND. D30 METAL NPN-NA I1CN-M3025N-O3U2 Sn=2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0.7" calcext:value-type="float">
            <text:p>9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25N-OEU4</text:p>
          </table:table-cell>
          <table:table-cell table:style-name="ce17" office:value-type="string" calcext:value-type="string">
            <text:p>IND. D30 METAL NPN-NA I1CN-M3025N-OEU4 Sn=2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25" calcext:value-type="float">
            <text:p>92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25P-O3U2</text:p>
          </table:table-cell>
          <table:table-cell table:style-name="ce17" office:value-type="string" calcext:value-type="string">
            <text:p>IND. D30 METAL PNP-NA I1CN-M3025P-O3U2 Sn=2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0.7" calcext:value-type="float">
            <text:p>9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25P-OEU4</text:p>
          </table:table-cell>
          <table:table-cell table:style-name="ce17" office:value-type="string" calcext:value-type="string">
            <text:p>IND. D30 METAL PNP-NA I1CN-M3025P-OEU4 Sn=2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25" calcext:value-type="float">
            <text:p>92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Q4002P-OPU3/NH</text:p>
          </table:table-cell>
          <table:table-cell table:style-name="ce17" office:value-type="string" calcext:value-type="string">
            <text:p>IND.RECT.PLAST PNP-NA I1PF-Q4002P-OPU3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22" calcext:value-type="float">
            <text:p>53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N-Q18C08N-O3U2</text:p>
          </table:table-cell>
          <table:table-cell table:style-name="ce17" office:value-type="string" calcext:value-type="string">
            <text:p>IND. RECT. PLAST NPN-NA I1PN-Q18C08N-O3U2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04" calcext:value-type="float">
            <text:p>49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N-Q4040N-SES4</text:p>
          </table:table-cell>
          <table:table-cell table:style-name="ce17" office:value-type="string" calcext:value-type="string">
            <text:p>IND. RECT. PLAST NPN-NA I1PN-Q4040N-SES4 Sn=4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8.76" calcext:value-type="float">
            <text:p>168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N-Q5060P-O3U2/IP6</text:p>
          </table:table-cell>
          <table:table-cell table:style-name="ce17" office:value-type="string" calcext:value-type="string">
            <text:p>IND.RECT.PLAST.PNP-NA I1PN-Q5060P-O3U Sn=6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9" calcext:value-type="float">
            <text:p>170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0801N-OES4</text:p>
          </table:table-cell>
          <table:table-cell table:style-name="ce17" office:value-type="string" calcext:value-type="string">
            <text:p>IND. D8 METAL NPN-NA I1SF-M0801N-OES4 Sn=1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7" calcext:value-type="float">
            <text:p>4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0801P-03U2</text:p>
          </table:table-cell>
          <table:table-cell table:style-name="ce17" office:value-type="string" calcext:value-type="string">
            <text:p>IND. D8 METAL PNP-NA I1SF-M0801P-03U2 Sn=1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92" calcext:value-type="float">
            <text:p>35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0801P-C3U2</text:p>
          </table:table-cell>
          <table:table-cell table:style-name="ce17" office:value-type="string" calcext:value-type="string">
            <text:p>IND. D8 METAL PNP-NC I1SF-M0801P-C3U2 Sn=1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92" calcext:value-type="float">
            <text:p>35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0803N-O3U2</text:p>
          </table:table-cell>
          <table:table-cell table:style-name="ce17" office:value-type="string" calcext:value-type="string">
            <text:p>IND D8 METAL NPN-NA I1SF-M0803N-O3U2 Sn=3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98" calcext:value-type="float">
            <text:p>82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1805P-OEU4</text:p>
          </table:table-cell>
          <table:table-cell table:style-name="ce17" office:value-type="string" calcext:value-type="string">
            <text:p>IND.D18 METAL PNP-NA I1SF-M1805P-OEU4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6" calcext:value-type="float">
            <text:p>66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3010P-OEU4</text:p>
          </table:table-cell>
          <table:table-cell table:style-name="ce17" office:value-type="string" calcext:value-type="string">
            <text:p>IND. D30 METAL PNP-NA I1SF-M3010P-OEU4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51" calcext:value-type="float">
            <text:p>85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N-M0802P-03U2</text:p>
          </table:table-cell>
          <table:table-cell table:style-name="ce17" office:value-type="string" calcext:value-type="string">
            <text:p>IND. D8 METAL PNP-NA I1SN-M0802P-03U2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92" calcext:value-type="float">
            <text:p>35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N-M0802P-OPU3</text:p>
          </table:table-cell>
          <table:table-cell table:style-name="ce17" office:value-type="string" calcext:value-type="string">
            <text:p>IND. D8 METAL PNP-NA I1SN-M0802P-OPU3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29" calcext:value-type="float">
            <text:p>36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N-M0804N-OPU3</text:p>
          </table:table-cell>
          <table:table-cell table:style-name="ce17" office:value-type="string" calcext:value-type="string">
            <text:p>IND. D8 AC.INOX NPN-NA I1SN-M0804N-OPU3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05" calcext:value-type="float">
            <text:p>44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4CF-M1202C-C2U2</text:p>
          </table:table-cell>
          <table:table-cell table:style-name="ce17" office:value-type="string" calcext:value-type="string">
            <text:p>IND. D12 METAL CC-NC I4CF-M1202C-C2U2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66" calcext:value-type="float">
            <text:p>32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4CF-M1805C-C2U2</text:p>
          </table:table-cell>
          <table:table-cell table:style-name="ce17" office:value-type="string" calcext:value-type="string">
            <text:p>IND. D18 METAL CC-NC I4CF-M1805C-C2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2" calcext:value-type="float">
            <text:p>48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4CF-M1805C-O2U2</text:p>
          </table:table-cell>
          <table:table-cell table:style-name="ce17" office:value-type="string" calcext:value-type="string">
            <text:p>IND. D18 METAL CC-NA I4CF-M1805C-O2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2" calcext:value-type="float">
            <text:p>48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5CN-M1204G-M4U2</text:p>
          </table:table-cell>
          <table:table-cell table:style-name="ce17" office:value-type="string" calcext:value-type="string">
            <text:p>IND. D18 METAL PNP-ANALOGICO I5CN-M1204G-M4U2 Sn=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7.62" calcext:value-type="float">
            <text:p>127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6CF-M3016NA</text:p>
          </table:table-cell>
          <table:table-cell table:style-name="ce17" office:value-type="string" calcext:value-type="string">
            <text:p>IND. D30 METAL NAMUR- I6CF-M3016NA Sn=1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3" calcext:value-type="float">
            <text:p>91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1805U-02U2</text:p>
          </table:table-cell>
          <table:table-cell table:style-name="ce17" office:value-type="string" calcext:value-type="string">
            <text:p>IND. D18 METAL CA/CC-NA I8CF-M1805U-02U2 <text:s/>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08" calcext:value-type="float">
            <text:p>94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1805U-C2U2</text:p>
          </table:table-cell>
          <table:table-cell table:style-name="ce17" office:value-type="string" calcext:value-type="string">
            <text:p>IND. D18 METAL CA/CC-NC I8CF-M1805U-C2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33" calcext:value-type="float">
            <text:p>91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1805U-C3U2</text:p>
          </table:table-cell>
          <table:table-cell table:style-name="ce17" office:value-type="string" calcext:value-type="string">
            <text:p>IND. D18 MET CA/CC-NC I8CF-M1805U-C3U2 Sn=5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08" calcext:value-type="float">
            <text:p>94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1805U-O3U2</text:p>
          </table:table-cell>
          <table:table-cell table:style-name="ce17" office:value-type="string" calcext:value-type="string">
            <text:p>IND. D18 MET CA/CC-NA I8CF-M1805U-O3U2 Sn=5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12" calcext:value-type="float">
            <text:p>8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3010U-C2U2</text:p>
          </table:table-cell>
          <table:table-cell table:style-name="ce17" office:value-type="string" calcext:value-type="string">
            <text:p>IND.D30 METAL CA/CC-NC I8CF-M3010U-C2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3010U-C3U2</text:p>
          </table:table-cell>
          <table:table-cell table:style-name="ce17" office:value-type="string" calcext:value-type="string">
            <text:p>IND.D30 MET CA/CC-NC I8CF-M3010U-C3U2 Sn=10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3010U-O2U2</text:p>
          </table:table-cell>
          <table:table-cell table:style-name="ce17" office:value-type="string" calcext:value-type="string">
            <text:p>IND. D30 METAL CA/CC-NA I8CF-M3010U-O2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3010U-O3U2</text:p>
          </table:table-cell>
          <table:table-cell table:style-name="ce17" office:value-type="string" calcext:value-type="string">
            <text:p>IND.D30 MET.CA/CC-NA I8CF-M3010U-O3U2 Sn=10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1204U-O2U2</text:p>
          </table:table-cell>
          <table:table-cell table:style-name="ce17" office:value-type="string" calcext:value-type="string">
            <text:p>IND. D12 METAL CA/CC-NA I8CN-M1204U-O2U2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98" calcext:value-type="float">
            <text:p>82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1808U-02U2</text:p>
          </table:table-cell>
          <table:table-cell table:style-name="ce17" office:value-type="string" calcext:value-type="string">
            <text:p>IND. D18 METAL CA/CC-NA I8CN-M1808U-02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08" calcext:value-type="float">
            <text:p>94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1808U-C2U2</text:p>
          </table:table-cell>
          <table:table-cell table:style-name="ce17" office:value-type="string" calcext:value-type="string">
            <text:p>IND. D18 MET CA/CC-NC I8CN-M1808U-C2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12" calcext:value-type="float">
            <text:p>8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1808U-C3U2</text:p>
          </table:table-cell>
          <table:table-cell table:style-name="ce17" office:value-type="string" calcext:value-type="string">
            <text:p>IND. D18 MET CA/CC-NC I8CN-M1808U-C3U2 Sn=8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12" calcext:value-type="float">
            <text:p>8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1808U-O3U2</text:p>
          </table:table-cell>
          <table:table-cell table:style-name="ce17" office:value-type="string" calcext:value-type="string">
            <text:p>IND. D18 MET CA/CC-NA I8CN-M1808U-O3U2 Sn=8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12" calcext:value-type="float">
            <text:p>8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3015U-O2U2</text:p>
          </table:table-cell>
          <table:table-cell table:style-name="ce17" office:value-type="string" calcext:value-type="string">
            <text:p>IND. D30 METAL CA/CC-NA I8CN-M3015U-O2U2 Sn=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3015U-O3U2</text:p>
          </table:table-cell>
          <table:table-cell table:style-name="ce17" office:value-type="string" calcext:value-type="string">
            <text:p>IND.D30 MET CA/CC-NA I8CN-M3015U-O3U2 Sn=15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RM 04P15A3/S35L</text:p>
          </table:table-cell>
          <table:table-cell table:style-name="ce17" office:value-type="string" calcext:value-type="string">
            <text:p>IND. D4 METAL PNP-NA IFRM 04P15A3/S35L Sn=1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5.97" calcext:value-type="float">
            <text:p>325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RM 08P15A5/S35L</text:p>
          </table:table-cell>
          <table:table-cell table:style-name="ce17" office:value-type="string" calcext:value-type="string">
            <text:p>IND. D8 METAL PNP-NA IFRM 08P17A5/S35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3.79" calcext:value-type="float">
            <text:p>293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RM 08P3703/S14L</text:p>
          </table:table-cell>
          <table:table-cell table:style-name="ce17" office:value-type="string" calcext:value-type="string">
            <text:p>IND. D8 METAL PNP-NC IFRM 08P3703/S14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2.82" calcext:value-type="float">
            <text:p>352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RM 08P37A1/S35L</text:p>
          </table:table-cell>
          <table:table-cell table:style-name="ce17" office:value-type="string" calcext:value-type="string">
            <text:p>IND D8 METAL PNP-NC IFRM 08P37A1/S35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6.49" calcext:value-type="float">
            <text:p>216.4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1 AA6 A 30</text:p>
          </table:table-cell>
          <table:table-cell table:style-name="ce17" office:value-type="string" calcext:value-type="string">
            <text:p>IND.D30 PLAST. PNP NA IH4 AA6 A A30 Sn = 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76" calcext:value-type="float">
            <text:p>92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1 PA C1 B8</text:p>
          </table:table-cell>
          <table:table-cell table:style-name="ce17" office:value-type="string" calcext:value-type="string">
            <text:p>IND.D8 METAL.PNP NA IH1 PA C1 B 8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91" calcext:value-type="float">
            <text:p>32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WRM 18U9511</text:p>
          </table:table-cell>
          <table:table-cell table:style-name="ce17" office:value-type="string" calcext:value-type="string">
            <text:p>IND. D18 MET. PNP-ANALOGICO(V) IWRM 18U9511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3.03" calcext:value-type="float">
            <text:p>65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25P-03U2-40</text:p>
          </table:table-cell>
          <table:table-cell table:style-name="ce17" office:value-type="string" calcext:value-type="string">
            <text:p>IND.D30 METAL PNP-NA L1CN-M3025P-03U2-40 Sn=2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0.12" calcext:value-type="float">
            <text:p>220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U-4052-IS</text:p>
          </table:table-cell>
          <table:table-cell table:style-name="ce17" office:value-type="string" calcext:value-type="string">
            <text:p>AMPLIFICADOR NAMUR PSU-4052-I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7.62" calcext:value-type="float">
            <text:p>297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22" office:value-type="string" calcext:value-type="string">
            <text:p>DD33-F57NB</text:p>
          </table:table-cell>
          <table:table-cell table:style-name="ce17" office:value-type="string" calcext:value-type="string">
            <text:p>FLEX PROGRAMMER 97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.31" calcext:value-type="float">
            <text:p>154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2" office:value-type="string" calcext:value-type="string">
            <text:p>DD33-FG1L -</text:p>
          </table:table-cell>
          <table:table-cell table:style-name="ce17" office:value-type="string" calcext:value-type="string">
            <text:p>ADAPTADOR ZPH1-32B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29" calcext:value-type="float">
            <text:p>7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2" office:value-type="string" calcext:value-type="string">
            <text:p>DD33-F31N-B DC24</text:p>
          </table:table-cell>
          <table:table-cell table:style-name="ce17" office:value-type="string" calcext:value-type="string">
            <text:p>SENSOR DE NIVEL LBFS-01G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1.67" calcext:value-type="float">
            <text:p>101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2" office:value-type="string" calcext:value-type="string">
            <text:p>DD33-FY1-B <text:s/>-</text:p>
          </table:table-cell>
          <table:table-cell table:style-name="ce17" office:value-type="string" calcext:value-type="string">
            <text:p>S.NIVEL MEC. LAA215ADA18NM/G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19" calcext:value-type="float">
            <text:p>13.1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2" office:value-type="string" calcext:value-type="string">
            <text:p>DD33-FG1R <text:s/>-</text:p>
          </table:table-cell>
          <table:table-cell table:style-name="ce17" office:value-type="string" calcext:value-type="string">
            <text:p>SENSOR DE NIVEL LBFS 23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29" calcext:value-type="float">
            <text:p>7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D3S-F31N-R</text:p>
          </table:table-cell>
          <table:table-cell table:style-name="ce17" office:value-type="string" calcext:value-type="string">
            <text:p>SENSOR DE NIVEL LBFS 3111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54" calcext:value-type="float">
            <text:p>119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D3S-F31P-R **</text:p>
          </table:table-cell>
          <table:table-cell table:style-name="ce17" office:value-type="string" calcext:value-type="string">
            <text:p>SENSOR DE NIVEL LBFS 41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3.29" calcext:value-type="float">
            <text:p>133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D9 Z-W-B</text:p>
          </table:table-cell>
          <table:table-cell table:style-name="ce17" office:value-type="string" calcext:value-type="string">
            <text:p>SENSOR DE NIVEL LBFS-0111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88" calcext:value-type="float">
            <text:p>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D96-F31N-B</text:p>
          </table:table-cell>
          <table:table-cell table:style-name="ce17" office:value-type="string" calcext:value-type="string">
            <text:p>SENSOR DE NIVEL <text:s/>LBFS-01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2.95" calcext:value-type="float">
            <text:p>382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D96-W-B</text:p>
          </table:table-cell>
          <table:table-cell table:style-name="ce17" office:value-type="string" calcext:value-type="string">
            <text:p>SENSOR DE NIVEL LSK-421.050.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7" calcext:value-type="float">
            <text:p>9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D9Z-W-B</text:p>
          </table:table-cell>
          <table:table-cell table:style-name="ce17" office:value-type="string" calcext:value-type="string">
            <text:p>SENSOR DE NIVEL <text:s/>PL20H-11111.112012.A030210100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29" calcext:value-type="float">
            <text:p>7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260076</text:p>
          </table:table-cell>
          <table:table-cell table:style-name="ce17" office:value-type="string" calcext:value-type="string">
            <text:p>FLEX PROGRAMMER 97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7.87" calcext:value-type="float">
            <text:p>827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1118834</text:p>
          </table:table-cell>
          <table:table-cell table:style-name="ce17" office:value-type="string" calcext:value-type="string">
            <text:p>ADAPTADOR ZPH1-32B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32" calcext:value-type="float">
            <text:p>92.3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54490</text:p>
          </table:table-cell>
          <table:table-cell table:style-name="ce17" office:value-type="string" calcext:value-type="string">
            <text:p>SENSOR DE NIVEL LBFS-01G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5.5" calcext:value-type="float">
            <text:p>535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A-215A-D-A-18NM/GH</text:p>
          </table:table-cell>
          <table:table-cell table:style-name="ce17" office:value-type="string" calcext:value-type="string">
            <text:p>S.NIVEL MEC. LAA215ADA18NM/G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8.9" calcext:value-type="float">
            <text:p>438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FS 23421.0</text:p>
          </table:table-cell>
          <table:table-cell table:style-name="ce17" office:value-type="string" calcext:value-type="string">
            <text:p>SENSOR DE NIVEL LBFS 23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7.74" calcext:value-type="float">
            <text:p>727.7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FS 31111.0</text:p>
          </table:table-cell>
          <table:table-cell table:style-name="ce17" office:value-type="string" calcext:value-type="string">
            <text:p>SENSOR DE NIVEL LBFS 3111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3.28" calcext:value-type="float">
            <text:p>583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FS 41421.0</text:p>
          </table:table-cell>
          <table:table-cell table:style-name="ce17" office:value-type="string" calcext:value-type="string">
            <text:p>SENSOR DE NIVEL LBFS 41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5.45" calcext:value-type="float">
            <text:p>685.4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FS-01111.0</text:p>
          </table:table-cell>
          <table:table-cell table:style-name="ce17" office:value-type="string" calcext:value-type="string">
            <text:p>SENSOR DE NIVEL LBFS-0111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1.23" calcext:value-type="float">
            <text:p>54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FS-01421.0</text:p>
          </table:table-cell>
          <table:table-cell table:style-name="ce17" office:value-type="string" calcext:value-type="string">
            <text:p>SENSOR DE NIVEL <text:s/>LBFS-01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4.07" calcext:value-type="float">
            <text:p>584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SK-421.050.2</text:p>
          </table:table-cell>
          <table:table-cell table:style-name="ce17" office:value-type="string" calcext:value-type="string">
            <text:p>SENSOR DE NIVEL LSK-421.050.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9.66" calcext:value-type="float">
            <text:p>959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L20H-11111.112012.A</text:p>
          </table:table-cell>
          <table:table-cell table:style-name="ce17" office:value-type="string" calcext:value-type="string">
            <text:p>SENSOR DE NIVEL <text:s/>PL20H-11111.112012.A030210100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8.54" calcext:value-type="float">
            <text:p>628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28111</text:p>
          </table:table-cell>
          <table:table-cell table:style-name="ce17" office:value-type="string" calcext:value-type="string">
            <text:p>S. REBOTE FZAM 18P1150/S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0.35" calcext:value-type="float">
            <text:p>280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31281</text:p>
          </table:table-cell>
          <table:table-cell table:style-name="ce17" office:value-type="string" calcext:value-type="string">
            <text:p>S. REBOTE FZDK 10P51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8.06" calcext:value-type="float">
            <text:p>548.0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35338</text:p>
          </table:table-cell>
          <table:table-cell table:style-name="ce17" office:value-type="string" calcext:value-type="string">
            <text:p>FIBRA OPTICA BARRERA FSE 200E1Y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0.02" calcext:value-type="float">
            <text:p>770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49511</text:p>
          </table:table-cell>
          <table:table-cell table:style-name="ce17" office:value-type="string" calcext:value-type="string">
            <text:p>S. REBOTEC/SUP. FONDO FHCK 07P6901/K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0.6" calcext:value-type="float">
            <text:p>600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51381</text:p>
          </table:table-cell>
          <table:table-cell table:style-name="ce17" office:value-type="string" calcext:value-type="string">
            <text:p>S. REB. C/SP. FON. OHDM 12P69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47.97" calcext:value-type="float">
            <text:p>1,947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59116</text:p>
          </table:table-cell>
          <table:table-cell table:style-name="ce17" office:value-type="string" calcext:value-type="string">
            <text:p>SENSOR DE BORDE <text:s/>ZADM 034I240.002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35.49" calcext:value-type="float">
            <text:p>3,735.4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224995</text:p>
          </table:table-cell>
          <table:table-cell table:style-name="ce17" office:value-type="string" calcext:value-type="string">
            <text:p>S. BARRERA (E) FSDM 08D9002/S3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6.91" calcext:value-type="float">
            <text:p>336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228467</text:p>
          </table:table-cell>
          <table:table-cell table:style-name="ce17" office:value-type="string" calcext:value-type="string">
            <text:p>S. BARRERA (R) FEDM 08P3002/S35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6.67" calcext:value-type="float">
            <text:p>456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234167</text:p>
          </table:table-cell>
          <table:table-cell table:style-name="ce17" office:value-type="string" calcext:value-type="string">
            <text:p>S. REBOTEC/SUP. FONDO FHDM 12P50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7.24" calcext:value-type="float">
            <text:p>797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236653</text:p>
          </table:table-cell>
          <table:table-cell table:style-name="ce17" office:value-type="string" calcext:value-type="string">
            <text:p>S. BARRERA (r) FEDM 08P1002/S35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8.82" calcext:value-type="float">
            <text:p>588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1138</text:p>
          </table:table-cell>
          <table:table-cell table:style-name="ce17" office:value-type="string" calcext:value-type="string">
            <text:p>S. REFLEX POL.FPDK 14P51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3.67" calcext:value-type="float">
            <text:p>283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1254</text:p>
          </table:table-cell>
          <table:table-cell table:style-name="ce17" office:value-type="string" calcext:value-type="string">
            <text:p>S.REBOTE C/SUP. FONDO OHDK 14P51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1.63" calcext:value-type="float">
            <text:p>2,131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1305</text:p>
          </table:table-cell>
          <table:table-cell table:style-name="ce17" office:value-type="string" calcext:value-type="string">
            <text:p>S. REFLEX L. OPDK 14P39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30.86" calcext:value-type="float">
            <text:p>1,230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45447</text:p>
          </table:table-cell>
          <table:table-cell table:style-name="ce17" office:value-type="string" calcext:value-type="string">
            <text:p>AMPL. DE F.O. FVDK 10P66Y0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9.32" calcext:value-type="float">
            <text:p>579.3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80142</text:p>
          </table:table-cell>
          <table:table-cell table:style-name="ce17" office:value-type="string" calcext:value-type="string">
            <text:p>S. INF. ANA OADK 25I7480/S1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1.4" calcext:value-type="float">
            <text:p>2,06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96062</text:p>
          </table:table-cell>
          <table:table-cell table:style-name="ce17" office:value-type="string" calcext:value-type="string">
            <text:p>S.REBOTE C/SUP. FONDO O500.GR-GW1T.72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6.53" calcext:value-type="float">
            <text:p>466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96064</text:p>
          </table:table-cell>
          <table:table-cell table:style-name="ce17" office:value-type="string" calcext:value-type="string">
            <text:p>S.REBOTE C/SUP. FONDO O500.GP-GW1B.72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2.06" calcext:value-type="float">
            <text:p>622.0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28018</text:p>
          </table:table-cell>
          <table:table-cell table:style-name="ce17" office:value-type="string" calcext:value-type="string">
            <text:p>S. REBOTE O500.ZR-GW1T.72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9.12" calcext:value-type="float">
            <text:p>369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67269</text:p>
          </table:table-cell>
          <table:table-cell table:style-name="ce17" office:value-type="string" calcext:value-type="string">
            <text:p>S.BAR.(E)O500.TR-ZZZZ.72C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96" calcext:value-type="float">
            <text:p>207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67280</text:p>
          </table:table-cell>
          <table:table-cell table:style-name="ce17" office:value-type="string" calcext:value-type="string">
            <text:p>S. BAR. (R)O500.ER-GW1B.72C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2.16" calcext:value-type="float">
            <text:p>242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224111</text:p>
          </table:table-cell>
          <table:table-cell table:style-name="ce17" office:value-type="string" calcext:value-type="string">
            <text:p>AMPL. DE F.O OF10.FR-PW1B.B2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7.24" calcext:value-type="float">
            <text:p>797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P30-N2</text:p>
          </table:table-cell>
          <table:table-cell table:style-name="ce17" office:value-type="string" calcext:value-type="string">
            <text:p>AMPL. FIBRA OPTICA AP30-N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46" calcext:value-type="float">
            <text:p>119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30-P2</text:p>
          </table:table-cell>
          <table:table-cell table:style-name="ce17" office:value-type="string" calcext:value-type="string">
            <text:p>AMPL. FIBRA OPTICA AP30-P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46" calcext:value-type="float">
            <text:p>119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12-D0200P-SIEU4</text:p>
          </table:table-cell>
          <table:table-cell table:style-name="ce17" office:value-type="string" calcext:value-type="string">
            <text:p>REBOTE D12 PNP L/D B12-D0200P-SIEU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.15" calcext:value-type="float">
            <text:p>7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FR-410</text:p>
          </table:table-cell>
          <table:table-cell table:style-name="ce17" office:value-type="string" calcext:value-type="string">
            <text:p>FIBRA OPTICA REBOTE M4 BFR-4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62" calcext:value-type="float">
            <text:p>6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FR-610</text:p>
          </table:table-cell>
          <table:table-cell table:style-name="ce17" office:value-type="string" calcext:value-type="string">
            <text:p>FIBRA OPTICA REBOTE M6 BFR-6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3.89" calcext:value-type="float">
            <text:p>93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FTS-410</text:p>
          </table:table-cell>
          <table:table-cell table:style-name="ce17" office:value-type="string" calcext:value-type="string">
            <text:p>FIBRA OPTICA BARRERA M4 BFTS-4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3.89" calcext:value-type="float">
            <text:p>93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FTS-610</text:p>
          </table:table-cell>
          <table:table-cell table:style-name="ce17" office:value-type="string" calcext:value-type="string">
            <text:p>FIBRA OPTICA BARRERA M6 BFTS-6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5.33" calcext:value-type="float">
            <text:p>105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HDM 16P5001</text:p>
          </table:table-cell>
          <table:table-cell table:style-name="ce17" office:value-type="string" calcext:value-type="string">
            <text:p>S. REBOTE C/SUP. FONDO FHDM 16P5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6.6" calcext:value-type="float">
            <text:p>896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PDK 10P5130/S35A</text:p>
          </table:table-cell>
          <table:table-cell table:style-name="ce17" office:value-type="string" calcext:value-type="string">
            <text:p>S. REFLEX POL FPDK 10P5130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0.56" calcext:value-type="float">
            <text:p>500.5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AC-L2</text:p>
          </table:table-cell>
          <table:table-cell table:style-name="ce17" office:value-type="string" calcext:value-type="string">
            <text:p>SOP.DE MONTAJE <text:s text:c="2"/>IAC-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16" calcext:value-type="float">
            <text:p>10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R6</text:p>
          </table:table-cell>
          <table:table-cell table:style-name="ce17" office:value-type="string" calcext:value-type="string">
            <text:p>ESPEJO 42 x 35 MM IAC-R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67" calcext:value-type="float">
            <text:p>15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RS1</text:p>
          </table:table-cell>
          <table:table-cell table:style-name="ce17" office:value-type="string" calcext:value-type="string">
            <text:p>CINTA 40 x 35 MM IAC-RS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16" calcext:value-type="float">
            <text:p>10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S05</text:p>
          </table:table-cell>
          <table:table-cell table:style-name="ce17" office:value-type="string" calcext:value-type="string">
            <text:p>REDUCTOR DE HAZ IAC-S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2" calcext:value-type="float">
            <text:p>12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S1</text:p>
          </table:table-cell>
          <table:table-cell table:style-name="ce17" office:value-type="string" calcext:value-type="string">
            <text:p>LIMITADOR DE HAZ IAC-S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66" calcext:value-type="float">
            <text:p>8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S10</text:p>
          </table:table-cell>
          <table:table-cell table:style-name="ce17" office:value-type="string" calcext:value-type="string">
            <text:p>REDUCTOR DE HAZ IAC-S10 <text:s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2" calcext:value-type="float">
            <text:p>12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S20</text:p>
          </table:table-cell>
          <table:table-cell table:style-name="ce17" office:value-type="string" calcext:value-type="string">
            <text:p>REDUCTOR DE HAZ IAC-S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2" calcext:value-type="float">
            <text:p>12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C-91(N)</text:p>
          </table:table-cell>
          <table:table-cell table:style-name="ce17" office:value-type="string" calcext:value-type="string">
            <text:p>SENSOR COLOR KC-9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0.05" calcext:value-type="float">
            <text:p>240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A-DI3L2</text:p>
          </table:table-cell>
          <table:table-cell table:style-name="ce17" office:value-type="string" calcext:value-type="string">
            <text:p>REBOTE D18 AC DARK ON. P18-D0500A-DI3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8" calcext:value-type="float">
            <text:p>77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A-LI3L2</text:p>
          </table:table-cell>
          <table:table-cell table:style-name="ce17" office:value-type="string" calcext:value-type="string">
            <text:p>REBOTE D18 AC LIGHT ON. P18-D0500A-LI3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8" calcext:value-type="float">
            <text:p>77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N-SI4U2</text:p>
          </table:table-cell>
          <table:table-cell table:style-name="ce17" office:value-type="string" calcext:value-type="string">
            <text:p>REBOTE D18 NPN L/D <text:s/>P18-D0500N-SI4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08" calcext:value-type="float">
            <text:p>66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N-SIEU4</text:p>
          </table:table-cell>
          <table:table-cell table:style-name="ce17" office:value-type="string" calcext:value-type="string">
            <text:p>REBOTE D18 NPN L/D <text:s text:c="2"/>P18-D0500N-SIEU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53" calcext:value-type="float">
            <text:p>64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P-SI4U2</text:p>
          </table:table-cell>
          <table:table-cell table:style-name="ce17" office:value-type="string" calcext:value-type="string">
            <text:p>REBOTE D18 PNP L/D P18-D0500P-SI4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08" calcext:value-type="float">
            <text:p>66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P-SIEU4</text:p>
          </table:table-cell>
          <table:table-cell table:style-name="ce17" office:value-type="string" calcext:value-type="string">
            <text:p>REBOTE D18 PNP L/D <text:s text:c="2"/>P18-D0500P-SIEU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53" calcext:value-type="float">
            <text:p>64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1000A-DR3L2/F</text:p>
          </table:table-cell>
          <table:table-cell table:style-name="ce17" office:value-type="string" calcext:value-type="string">
            <text:p>REFLEX POL. D18 CA D ON S/REF. P18-L1000A-DR3L2/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08" calcext:value-type="float">
            <text:p>94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1000A-LR3L2/F</text:p>
          </table:table-cell>
          <table:table-cell table:style-name="ce17" office:value-type="string" calcext:value-type="string">
            <text:p>REFLEX POL. D18 CA L ON S/REF. P18-L1000A-LR3L2/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08" calcext:value-type="float">
            <text:p>94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1000N-SR4U2/F</text:p>
          </table:table-cell>
          <table:table-cell table:style-name="ce17" office:value-type="string" calcext:value-type="string">
            <text:p>REFLEX POL. D18 NPN L/D S/REF. P18-L1000N-SR4U2/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.22" calcext:value-type="float">
            <text:p>8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1000P-SR4U2/F</text:p>
          </table:table-cell>
          <table:table-cell table:style-name="ce17" office:value-type="string" calcext:value-type="string">
            <text:p>REFLEX POL. D18 PNP L/D S/REF. P18-L1000P-SR4U2/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.22" calcext:value-type="float">
            <text:p>8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3000N-SIEU4</text:p>
          </table:table-cell>
          <table:table-cell table:style-name="ce17" office:value-type="string" calcext:value-type="string">
            <text:p>REFLEX POL. D18 NPN L/D S/REF. <text:s/>P18-L3000N-SIEU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79" calcext:value-type="float">
            <text:p>64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3000P-SIEU4</text:p>
          </table:table-cell>
          <table:table-cell table:style-name="ce17" office:value-type="string" calcext:value-type="string">
            <text:p>REFLEX POL. D18 PNP L/D S/REF. <text:s/>P18-L3000P-SIEU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79" calcext:value-type="float">
            <text:p>64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A-DI3L2</text:p>
          </table:table-cell>
          <table:table-cell table:style-name="ce17" office:value-type="string" calcext:value-type="string">
            <text:p>BARRERA D18 CA RECEPTOR D ON P18-T015MA-DI3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37" calcext:value-type="float">
            <text:p>66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A-EI2L2</text:p>
          </table:table-cell>
          <table:table-cell table:style-name="ce17" office:value-type="string" calcext:value-type="string">
            <text:p>BARRERA D18 CA EMISOR P18-T015MA-EI2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78" calcext:value-type="float">
            <text:p>49.7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A-LI3L2</text:p>
          </table:table-cell>
          <table:table-cell table:style-name="ce17" office:value-type="string" calcext:value-type="string">
            <text:p>BARRERA D18 CA RECEPTOR L ON P18-T015MA-LI3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37" calcext:value-type="float">
            <text:p>66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D-EI3L2</text:p>
          </table:table-cell>
          <table:table-cell table:style-name="ce17" office:value-type="string" calcext:value-type="string">
            <text:p>BARRERA D18 PNP/NPN EMISOR P18-T015MD-EI3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82" calcext:value-type="float">
            <text:p>38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N-SI4U2</text:p>
          </table:table-cell>
          <table:table-cell table:style-name="ce17" office:value-type="string" calcext:value-type="string">
            <text:p>BARRERA D18 NPN RECEPTOR L/D P18-T015MN-SI4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25" calcext:value-type="float">
            <text:p>54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P-SI4U2</text:p>
          </table:table-cell>
          <table:table-cell table:style-name="ce17" office:value-type="string" calcext:value-type="string">
            <text:p>BARRERA D18 PNP RECEPTOR L/D P18-T015MP-SI4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25" calcext:value-type="float">
            <text:p>54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51</text:p>
          </table:table-cell>
          <table:table-cell table:style-name="ce17" office:value-type="string" calcext:value-type="string">
            <text:p>ESPEJO S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82" calcext:value-type="float">
            <text:p>22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A1A-DP1</text:p>
          </table:table-cell>
          <table:table-cell table:style-name="ce17" office:value-type="string" calcext:value-type="string">
            <text:p>S. INF. PL. REB. 05MT SA1A-DP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.59" calcext:value-type="float">
            <text:p>143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A-TN1</text:p>
          </table:table-cell>
          <table:table-cell table:style-name="ce17" office:value-type="string" calcext:value-type="string">
            <text:p>S.INF.PL.BAR 2MT <text:s/>SA1A-TN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9.33" calcext:value-type="float">
            <text:p>179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A-TP2</text:p>
          </table:table-cell>
          <table:table-cell table:style-name="ce17" office:value-type="string" calcext:value-type="string">
            <text:p>S.INF.PL.BAR 2MT <text:s/>SA1A-TP2 <text:s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9.33" calcext:value-type="float">
            <text:p>179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B-TN1</text:p>
          </table:table-cell>
          <table:table-cell table:style-name="ce17" office:value-type="string" calcext:value-type="string">
            <text:p>S.INF.FI.BAR 2MT <text:s/>SA1B-TN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9.33" calcext:value-type="float">
            <text:p>179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C-RN3S</text:p>
          </table:table-cell>
          <table:table-cell table:style-name="ce17" office:value-type="string" calcext:value-type="string">
            <text:p>S.INF.REFLEX 5MT <text:s text:c="4"/>SA1C-RN3S 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3.03" calcext:value-type="float">
            <text:p>36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N1-2M</text:p>
          </table:table-cell>
          <table:table-cell table:style-name="ce17" office:value-type="string" calcext:value-type="string">
            <text:p>S. REBOTE C/SUP. FONDO SA1E-B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.87" calcext:value-type="float">
            <text:p>143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N1C</text:p>
          </table:table-cell>
          <table:table-cell table:style-name="ce17" office:value-type="string" calcext:value-type="string">
            <text:p>S. REBOTE C/SUP. FONDO SA1E-BN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1.04" calcext:value-type="float">
            <text:p>16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N2-2M</text:p>
          </table:table-cell>
          <table:table-cell table:style-name="ce17" office:value-type="string" calcext:value-type="string">
            <text:p>S. REBOTE C/SUP. FONDO SA1E-BN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.87" calcext:value-type="float">
            <text:p>143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N2C</text:p>
          </table:table-cell>
          <table:table-cell table:style-name="ce17" office:value-type="string" calcext:value-type="string">
            <text:p>S. REBOTE C/SUP. FONDO SA1E-BN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1.04" calcext:value-type="float">
            <text:p>16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P1-2M</text:p>
          </table:table-cell>
          <table:table-cell table:style-name="ce17" office:value-type="string" calcext:value-type="string">
            <text:p>S. REBOTE C/SUP. FONDO SA1E-BP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.87" calcext:value-type="float">
            <text:p>143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P1C</text:p>
          </table:table-cell>
          <table:table-cell table:style-name="ce17" office:value-type="string" calcext:value-type="string">
            <text:p>S. REBOTE C/SUP. FONDO SA1E-BP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1.04" calcext:value-type="float">
            <text:p>16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P2-2M</text:p>
          </table:table-cell>
          <table:table-cell table:style-name="ce17" office:value-type="string" calcext:value-type="string">
            <text:p>S. REBOTE C/SUP. FONDO SA1E-B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.87" calcext:value-type="float">
            <text:p>143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P2C</text:p>
          </table:table-cell>
          <table:table-cell table:style-name="ce17" office:value-type="string" calcext:value-type="string">
            <text:p>S. REBOTE C/SUP. FONDO SA1E-BP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1.04" calcext:value-type="float">
            <text:p>16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N1-2M</text:p>
          </table:table-cell>
          <table:table-cell table:style-name="ce17" office:value-type="string" calcext:value-type="string">
            <text:p>S. REBOTE SA1E-D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N1C</text:p>
          </table:table-cell>
          <table:table-cell table:style-name="ce17" office:value-type="string" calcext:value-type="string">
            <text:p>S. REBOTE SA1E-DN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09" calcext:value-type="float">
            <text:p>113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N2-2M</text:p>
          </table:table-cell>
          <table:table-cell table:style-name="ce17" office:value-type="string" calcext:value-type="string">
            <text:p>S. REBOTE SA1E-DN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N2C</text:p>
          </table:table-cell>
          <table:table-cell table:style-name="ce17" office:value-type="string" calcext:value-type="string">
            <text:p>S. REBOTE SA1E-DN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09" calcext:value-type="float">
            <text:p>113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P1-2M</text:p>
          </table:table-cell>
          <table:table-cell table:style-name="ce17" office:value-type="string" calcext:value-type="string">
            <text:p>S. REBOTE SA1E-DP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P1C</text:p>
          </table:table-cell>
          <table:table-cell table:style-name="ce17" office:value-type="string" calcext:value-type="string">
            <text:p>S. REBOTE SA1E-DP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09" calcext:value-type="float">
            <text:p>113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P2-2M</text:p>
          </table:table-cell>
          <table:table-cell table:style-name="ce17" office:value-type="string" calcext:value-type="string">
            <text:p>S. REBOTE SA1E-D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P2C</text:p>
          </table:table-cell>
          <table:table-cell table:style-name="ce17" office:value-type="string" calcext:value-type="string">
            <text:p>S. REBOTE SA1E-DP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09" calcext:value-type="float">
            <text:p>113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GN1-2M</text:p>
          </table:table-cell>
          <table:table-cell table:style-name="ce17" office:value-type="string" calcext:value-type="string">
            <text:p>S. REBOTE CONVERGENTE SA1E-G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GN2-2M</text:p>
          </table:table-cell>
          <table:table-cell table:style-name="ce17" office:value-type="string" calcext:value-type="string">
            <text:p>S. REBOTE CONVERGENTE SA1E-GN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GP1-2M</text:p>
          </table:table-cell>
          <table:table-cell table:style-name="ce17" office:value-type="string" calcext:value-type="string">
            <text:p>S. REBOTE CONVERGENTE SA1E-GP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GP1C</text:p>
          </table:table-cell>
          <table:table-cell table:style-name="ce17" office:value-type="string" calcext:value-type="string">
            <text:p>S. REBOTE CONVERGENTE SA1E-GP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09" calcext:value-type="float">
            <text:p>113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GP2-2M</text:p>
          </table:table-cell>
          <table:table-cell table:style-name="ce17" office:value-type="string" calcext:value-type="string">
            <text:p>S. REBOTE CONVERGENTE SA1E-G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N1-2M</text:p>
          </table:table-cell>
          <table:table-cell table:style-name="ce17" office:value-type="string" calcext:value-type="string">
            <text:p>S. REFLEX POL. SA1E-P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85" calcext:value-type="float">
            <text:p>100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N1C</text:p>
          </table:table-cell>
          <table:table-cell table:style-name="ce17" office:value-type="string" calcext:value-type="string">
            <text:p>S. REFLEX POL. SA1E-PN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68" calcext:value-type="float">
            <text:p>119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N2-2M</text:p>
          </table:table-cell>
          <table:table-cell table:style-name="ce17" office:value-type="string" calcext:value-type="string">
            <text:p>S. REFLEX POL. SA1E-PN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85" calcext:value-type="float">
            <text:p>100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N2C</text:p>
          </table:table-cell>
          <table:table-cell table:style-name="ce17" office:value-type="string" calcext:value-type="string">
            <text:p>S. REFLEX POL. SA1E-PN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68" calcext:value-type="float">
            <text:p>119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P1-2M</text:p>
          </table:table-cell>
          <table:table-cell table:style-name="ce17" office:value-type="string" calcext:value-type="string">
            <text:p>S. REFLEX POL. SA1E-PP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85" calcext:value-type="float">
            <text:p>100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P2-2M</text:p>
          </table:table-cell>
          <table:table-cell table:style-name="ce17" office:value-type="string" calcext:value-type="string">
            <text:p>S. REFLEX POL. SA1E-P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85" calcext:value-type="float">
            <text:p>100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P2C</text:p>
          </table:table-cell>
          <table:table-cell table:style-name="ce17" office:value-type="string" calcext:value-type="string">
            <text:p>S. REFLEX POL. SA1E-PP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68" calcext:value-type="float">
            <text:p>119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AN1-2M **</text:p>
          </table:table-cell>
          <table:table-cell table:style-name="ce17" office:value-type="string" calcext:value-type="string">
            <text:p>S. BARRERA SA1E-TA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AP1C</text:p>
          </table:table-cell>
          <table:table-cell table:style-name="ce17" office:value-type="string" calcext:value-type="string">
            <text:p>S. BARRERA SA1E-TAP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38" calcext:value-type="float">
            <text:p>17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AP2-2M***</text:p>
          </table:table-cell>
          <table:table-cell table:style-name="ce17" office:value-type="string" calcext:value-type="string">
            <text:p>S. BARRERA SA1E-TA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N1-2M</text:p>
          </table:table-cell>
          <table:table-cell table:style-name="ce17" office:value-type="string" calcext:value-type="string">
            <text:p>S. BARRERA SA1E-T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N1C</text:p>
          </table:table-cell>
          <table:table-cell table:style-name="ce17" office:value-type="string" calcext:value-type="string">
            <text:p>S. BARRERA SA1E-TN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38" calcext:value-type="float">
            <text:p>17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N2-2M</text:p>
          </table:table-cell>
          <table:table-cell table:style-name="ce17" office:value-type="string" calcext:value-type="string">
            <text:p>S. BARRERA SA1E-TN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N2C</text:p>
          </table:table-cell>
          <table:table-cell table:style-name="ce17" office:value-type="string" calcext:value-type="string">
            <text:p>S. BARRERA SA1E-TN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38" calcext:value-type="float">
            <text:p>17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P1-2M</text:p>
          </table:table-cell>
          <table:table-cell table:style-name="ce17" office:value-type="string" calcext:value-type="string">
            <text:p>S. BARRERA SA1E-TP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P1C</text:p>
          </table:table-cell>
          <table:table-cell table:style-name="ce17" office:value-type="string" calcext:value-type="string">
            <text:p>S. BARRERA SA1E-TP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38" calcext:value-type="float">
            <text:p>17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P2-2M</text:p>
          </table:table-cell>
          <table:table-cell table:style-name="ce17" office:value-type="string" calcext:value-type="string">
            <text:p>S. BARRERA SA1E-T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P2C</text:p>
          </table:table-cell>
          <table:table-cell table:style-name="ce17" office:value-type="string" calcext:value-type="string">
            <text:p>S. BARRERA SA1E-TP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38" calcext:value-type="float">
            <text:p>17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B02MT</text:p>
          </table:table-cell>
          <table:table-cell table:style-name="ce17" office:value-type="string" calcext:value-type="string">
            <text:p>S.INF.SUPR.FONDO 2MT SA1U-B02M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4.81" calcext:value-type="float">
            <text:p>274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D01M</text:p>
          </table:table-cell>
          <table:table-cell table:style-name="ce17" office:value-type="string" calcext:value-type="string">
            <text:p>S.INF.REBT. 1MT SA1U-D01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0.46" calcext:value-type="float">
            <text:p>240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D01MT</text:p>
          </table:table-cell>
          <table:table-cell table:style-name="ce17" office:value-type="string" calcext:value-type="string">
            <text:p>SENSOR S.INF.REBT 1MT TEMP. SA1U-D01M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6.95" calcext:value-type="float">
            <text:p>256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P07M</text:p>
          </table:table-cell>
          <table:table-cell table:style-name="ce17" office:value-type="string" calcext:value-type="string">
            <text:p>S.INF. REF.POL. 7MT SA1U-P07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0.69" calcext:value-type="float">
            <text:p>270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P07MT</text:p>
          </table:table-cell>
          <table:table-cell table:style-name="ce17" office:value-type="string" calcext:value-type="string">
            <text:p>S.INF.REF.PL.(T) 7MT SA1U-P07M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5.81" calcext:value-type="float">
            <text:p>28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P07MWT</text:p>
          </table:table-cell>
          <table:table-cell table:style-name="ce17" office:value-type="string" calcext:value-type="string">
            <text:p>S.INF.REF.POL. (T) 7 MT SA1U-P07MW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0.47" calcext:value-type="float">
            <text:p>33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T50M</text:p>
          </table:table-cell>
          <table:table-cell table:style-name="ce17" office:value-type="string" calcext:value-type="string">
            <text:p>S.INF.BARRERA 50 M SA1U-T50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0.69" calcext:value-type="float">
            <text:p>270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T50MT</text:p>
          </table:table-cell>
          <table:table-cell table:style-name="ce17" office:value-type="string" calcext:value-type="string">
            <text:p>S.INF.BARRERA (T) 50 M SA1U-T50M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5.81" calcext:value-type="float">
            <text:p>28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T50MW</text:p>
          </table:table-cell>
          <table:table-cell table:style-name="ce17" office:value-type="string" calcext:value-type="string">
            <text:p>S.INF.BARRERA 50 M SA1U-T50M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6.03" calcext:value-type="float">
            <text:p>316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9C-CA4D5</text:p>
          </table:table-cell>
          <table:table-cell table:style-name="ce17" office:value-type="string" calcext:value-type="string">
            <text:p>CONECTOR C/CABLE 5M SA9C-CA4D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84" calcext:value-type="float">
            <text:p>79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9F-TS21</text:p>
          </table:table-cell>
          <table:table-cell table:style-name="ce17" office:value-type="string" calcext:value-type="string">
            <text:p>FIBRA OPTICA <text:s/>SA9F-TS21 <text:s text:c="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.42" calcext:value-type="float">
            <text:p>89.4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9F-TS23</text:p>
          </table:table-cell>
          <table:table-cell table:style-name="ce17" office:value-type="string" calcext:value-type="string">
            <text:p>FIBRA OPTICA <text:s/>SA9F-TS23 <text:s text:c="2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3" calcext:value-type="float">
            <text:p>100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9Z-CM8K-4L2</text:p>
          </table:table-cell>
          <table:table-cell table:style-name="ce17" office:value-type="string" calcext:value-type="string">
            <text:p>CONECTOR M8 RECTO SA9Z-CM8K-4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58" calcext:value-type="float">
            <text:p>6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A9Z-K01</text:p>
          </table:table-cell>
          <table:table-cell table:style-name="ce17" office:value-type="string" calcext:value-type="string">
            <text:p>ACC. MONTAJE EN "L" <text:s/>SA9Z-K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5" calcext:value-type="float">
            <text:p>4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A9Z-K02</text:p>
          </table:table-cell>
          <table:table-cell table:style-name="ce17" office:value-type="string" calcext:value-type="string">
            <text:p>ACC. MONTAJE EN "U" <text:s/>SA9Z-K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" calcext:value-type="float">
            <text:p>5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2" office:value-type="string" calcext:value-type="string">
            <text:p>IHC3808-360-BZ1-5-24-F</text:p>
          </table:table-cell>
          <table:table-cell table:style-name="ce17" office:value-type="string" calcext:value-type="string">
            <text:p>ENCODER IHC3808-36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93" calcext:value-type="float">
            <text:p>206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239307</text:p>
          </table:table-cell>
          <table:table-cell table:style-name="ce17" office:value-type="string" calcext:value-type="string">
            <text:p>ENCODER BHF 13.24K200-E6-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57.13" calcext:value-type="float">
            <text:p>1,757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59812</text:p>
          </table:table-cell>
          <table:table-cell table:style-name="ce17" office:value-type="string" calcext:value-type="string">
            <text:p>ENCODER ITD 21 A 4 Y22 1024 T NI D2SR12 S 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4.38" calcext:value-type="float">
            <text:p>1,914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61805</text:p>
          </table:table-cell>
          <table:table-cell table:style-name="ce17" office:value-type="string" calcext:value-type="string">
            <text:p>ENCODER ITD 41 A 4 Y70 2000 H BX D1SR7 S 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43.92" calcext:value-type="float">
            <text:p>3,143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62216</text:p>
          </table:table-cell>
          <table:table-cell table:style-name="ce17" office:value-type="string" calcext:value-type="string">
            <text:p>ENCODER ITD 40 A 4 Y27 1024 H NI KR2,5 S2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04.37" calcext:value-type="float">
            <text:p>2,204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70356</text:p>
          </table:table-cell>
          <table:table-cell table:style-name="ce17" office:value-type="string" calcext:value-type="string">
            <text:p>ENCODER HOG10 DN 1024 I LR 17K KLK-A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21.62" calcext:value-type="float">
            <text:p>5,121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23558</text:p>
          </table:table-cell>
          <table:table-cell table:style-name="ce17" office:value-type="string" calcext:value-type="string">
            <text:p>EIL580P-TT12.5BF. 01024.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4.27" calcext:value-type="float">
            <text:p>1,194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43126</text:p>
          </table:table-cell>
          <table:table-cell table:style-name="ce17" office:value-type="string" calcext:value-type="string">
            <text:p>EIL580P-TN15.5$F.01024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9.01" calcext:value-type="float">
            <text:p>1,179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91222</text:p>
          </table:table-cell>
          <table:table-cell table:style-name="ce17" office:value-type="string" calcext:value-type="string">
            <text:p>ENCODER EIL580-BT14.5RE.02048.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6.55" calcext:value-type="float">
            <text:p>746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HF 16.05A4096-12-A</text:p>
          </table:table-cell>
          <table:table-cell table:style-name="ce17" office:value-type="string" calcext:value-type="string">
            <text:p>ENCODER BHF 16.05A4096-12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0" calcext:value-type="float">
            <text:p>1,450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RIV58S1624K01024C65</text:p>
          </table:table-cell>
          <table:table-cell table:style-name="ce17" office:value-type="string" calcext:value-type="string">
            <text:p>ENCODER BRIV 58S1624K01024C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4.85" calcext:value-type="float">
            <text:p>1,124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R2-SDT-6X6 L23D19</text:p>
          </table:table-cell>
          <table:table-cell table:style-name="ce17" office:value-type="string" calcext:value-type="string">
            <text:p>CUPLA DR2-SDT-6X6 L23 D1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38" calcext:value-type="float">
            <text:p>8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R-5X5 L25D18</text:p>
          </table:table-cell>
          <table:table-cell table:style-name="ce17" office:value-type="string" calcext:value-type="string">
            <text:p>CUPLA METAL DR-5X5 L25D1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44" calcext:value-type="float">
            <text:p>14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IL580BT127FN01024A</text:p>
          </table:table-cell>
          <table:table-cell table:style-name="ce17" office:value-type="string" calcext:value-type="string">
            <text:p>ENCODER EIL580-BT12.7FN.01024.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38.81" calcext:value-type="float">
            <text:p>938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IL580SY06 7BE02000A</text:p>
          </table:table-cell>
          <table:table-cell table:style-name="ce17" office:value-type="string" calcext:value-type="string">
            <text:p>ENCODER EIL580-SY06. 7BE.0 2000.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9.35" calcext:value-type="float">
            <text:p>889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IL580-TNU4.7EN.1024</text:p>
          </table:table-cell>
          <table:table-cell table:style-name="ce17" office:value-type="string" calcext:value-type="string">
            <text:p>ENCODER EIL580-TNU4.7FN.01024.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0.63" calcext:value-type="float">
            <text:p>1,030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EH582-00141</text:p>
          </table:table-cell>
          <table:table-cell table:style-name="ce17" office:value-type="string" calcext:value-type="string">
            <text:p>ENCODER IEH582-0014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7.3" calcext:value-type="float">
            <text:p>917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EV582-00302</text:p>
          </table:table-cell>
          <table:table-cell table:style-name="ce17" office:value-type="string" calcext:value-type="string">
            <text:p>ENCODER IEV582-003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1.02" calcext:value-type="float">
            <text:p>1,401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-001G-360-BZ1</text:p>
          </table:table-cell>
          <table:table-cell table:style-name="ce17" office:value-type="string" calcext:value-type="string">
            <text:p>ENCODER IHC3808-360-BZ1-5-24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93" calcext:value-type="float">
            <text:p>206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100BZ3-524T</text:p>
          </table:table-cell>
          <table:table-cell table:style-name="ce17" office:value-type="string" calcext:value-type="string">
            <text:p>ENCODER IHC3808-100-BZ3-5-24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93" calcext:value-type="float">
            <text:p>206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-2500BZ1 524F</text:p>
          </table:table-cell>
          <table:table-cell table:style-name="ce17" office:value-type="string" calcext:value-type="string">
            <text:p>ENCODER IHC3808-2500-BZ1-5-24 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.1" calcext:value-type="float">
            <text:p>2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-2500BZ1524T</text:p>
          </table:table-cell>
          <table:table-cell table:style-name="ce17" office:value-type="string" calcext:value-type="string">
            <text:p>ENCODER IHC3808-2500-BZ1-5-24 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.1" calcext:value-type="float">
            <text:p>2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-360BZ1-1224F</text:p>
          </table:table-cell>
          <table:table-cell table:style-name="ce17" office:value-type="string" calcext:value-type="string">
            <text:p>ENCODER IHC3808-360-BZ1-12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93" calcext:value-type="float">
            <text:p>206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500BZ1-524T</text:p>
          </table:table-cell>
          <table:table-cell table:style-name="ce17" office:value-type="string" calcext:value-type="string">
            <text:p>ENCODER IHC3808-500-BZ1-5-24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93" calcext:value-type="float">
            <text:p>206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-G-1000-BZ122</text:p>
          </table:table-cell>
          <table:table-cell table:style-name="ce17" office:value-type="string" calcext:value-type="string">
            <text:p>ENCODER IHC3808-1000-BZ1-5-24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.1" calcext:value-type="float">
            <text:p>2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PS58-30073</text:p>
          </table:table-cell>
          <table:table-cell table:style-name="ce17" office:value-type="string" calcext:value-type="string">
            <text:p>ENCODER IPS58-3007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5.05" calcext:value-type="float">
            <text:p>615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1000BZ1-5-24</text:p>
          </table:table-cell>
          <table:table-cell table:style-name="ce17" office:value-type="string" calcext:value-type="string">
            <text:p>ENCODER ISC3806-100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100BZ1-5-24F</text:p>
          </table:table-cell>
          <table:table-cell table:style-name="ce17" office:value-type="string" calcext:value-type="string">
            <text:p>ENCODER ISC3806-10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1024-BZ3-5-2</text:p>
          </table:table-cell>
          <table:table-cell table:style-name="ce17" office:value-type="string" calcext:value-type="string">
            <text:p>ENCODER ISC3806-1024-BZ3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2000BZ1-5-24</text:p>
          </table:table-cell>
          <table:table-cell table:style-name="ce17" office:value-type="string" calcext:value-type="string">
            <text:p>ENCODER ISC3806-200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360BZ1-5-24F</text:p>
          </table:table-cell>
          <table:table-cell table:style-name="ce17" office:value-type="string" calcext:value-type="string">
            <text:p>ENCODER ISC3806-36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500BZ1-5-24F</text:p>
          </table:table-cell>
          <table:table-cell table:style-name="ce17" office:value-type="string" calcext:value-type="string">
            <text:p>ENCODER ISC3806-50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600BZ1-5-24F</text:p>
          </table:table-cell>
          <table:table-cell table:style-name="ce17" office:value-type="string" calcext:value-type="string">
            <text:p>ENCODER ISC3806-60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H03-G1000-5L</text:p>
          </table:table-cell>
          <table:table-cell table:style-name="ce17" office:value-type="string" calcext:value-type="string">
            <text:p>ENCODER ISC3806-1000-BZ1-5-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TD 40 A 4 Y27 1024</text:p>
          </table:table-cell>
          <table:table-cell table:style-name="ce17" office:value-type="string" calcext:value-type="string">
            <text:p>ENCODER ITD 40 A 4 Y27 1024 H BI H2SK12 S 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57.17" calcext:value-type="float">
            <text:p>2,557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OSS-03-1C</text:p>
          </table:table-cell>
          <table:table-cell table:style-name="ce17" office:value-type="string" calcext:value-type="string">
            <text:p>ENCODER OSS-03-1C/SC1A-2NS030 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4.44" calcext:value-type="float">
            <text:p>164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A38SE-A44F1-A4KX</text:p>
          </table:table-cell>
          <table:table-cell table:style-name="ce17" office:value-type="string" calcext:value-type="string">
            <text:p>ENCODER RA38SE-A44F1-A4K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.02" calcext:value-type="float">
            <text:p>171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A38SE-T4F1-A4KX</text:p>
          </table:table-cell>
          <table:table-cell table:style-name="ce17" office:value-type="string" calcext:value-type="string">
            <text:p>ENCODER RA38SE-T4F1-A4K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.02" calcext:value-type="float">
            <text:p>171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400/1 RV <text:s text:c="9"/></text:p>
          </table:table-cell>
          <table:table-cell table:style-name="ce17" office:value-type="string" calcext:value-type="string">
            <text:p>INTERRUPTOR 15400/1 RV <text:s text:c="4"/>* <text:s text:c="2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62" calcext:value-type="float">
            <text:p>15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405/1 RV <text:s text:c="9"/></text:p>
          </table:table-cell>
          <table:table-cell table:style-name="ce17" office:value-type="string" calcext:value-type="string">
            <text:p>INTERRUPTOR 15405/1 RV <text:s text:c="4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17" calcext:value-type="float">
            <text:p>15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415/1 RV <text:s text:c="9"/></text:p>
          </table:table-cell>
          <table:table-cell table:style-name="ce17" office:value-type="string" calcext:value-type="string">
            <text:p>INTERRUPTOR 15415/1 RV <text:s text:c="4"/>* <text:s text:c="2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97" calcext:value-type="float">
            <text:p>13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21" office:value-type="string" calcext:value-type="string">
            <text:p>TS630</text:p>
          </table:table-cell>
          <table:table-cell table:style-name="ce17" office:value-type="string" calcext:value-type="string">
            <text:p>PROTECCION DIFERENCIAL TS630 4P RTU3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5.14" calcext:value-type="float">
            <text:p>1,085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36004 AL1-LWT</text:p>
          </table:table-cell>
          <table:table-cell table:style-name="ce17" office:value-type="string" calcext:value-type="string">
            <text:p>C.ALA AL 1NA+1NC <text:s/>P/ABS 403b/c~803b/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02" calcext:value-type="float">
            <text:p>56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106104400</text:p>
          </table:table-cell>
          <table:table-cell table:style-name="ce17" office:value-type="string" calcext:value-type="string">
            <text:p>INT. REG. ELECTRON. TS160N ETS23 160A 4P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5.77" calcext:value-type="float">
            <text:p>575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06106800</text:p>
          </table:table-cell>
          <table:table-cell table:style-name="ce17" office:value-type="string" calcext:value-type="string">
            <text:p>INT. REG.ELECTRON,.TS250N ETS23 250A 4P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3.88" calcext:value-type="float">
            <text:p>923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09031700</text:p>
          </table:table-cell>
          <table:table-cell table:style-name="ce17" office:value-type="string" calcext:value-type="string">
            <text:p>INT. REG. ELECTRON. TS400N ETS33 400A 4P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3.45" calcext:value-type="float">
            <text:p>1,563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09034100</text:p>
          </table:table-cell>
          <table:table-cell table:style-name="ce17" office:value-type="string" calcext:value-type="string">
            <text:p>INT. REG. ELECTRON. TS630N ETS33 630A 4P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40.17" calcext:value-type="float">
            <text:p>2,340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4006100</text:p>
          </table:table-cell>
          <table:table-cell table:style-name="ce17" office:value-type="string" calcext:value-type="string">
            <text:p>INT. DIF. C.MOLD. EBS 104c-60A 100/200/50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0.67" calcext:value-type="float">
            <text:p>3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4006200</text:p>
          </table:table-cell>
          <table:table-cell table:style-name="ce17" office:value-type="string" calcext:value-type="string">
            <text:p>INT. DIF. C. MOLD.EBS 104c-75A 100/200/50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0.67" calcext:value-type="float">
            <text:p>3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4055400</text:p>
          </table:table-cell>
          <table:table-cell table:style-name="ce17" office:value-type="string" calcext:value-type="string">
            <text:p>INT. AUT. C. MOLD. ABS 103c 10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.58" calcext:value-type="float">
            <text:p>190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5030900</text:p>
          </table:table-cell>
          <table:table-cell table:style-name="ce17" office:value-type="string" calcext:value-type="string">
            <text:p>INT. AUT. C. MOLD. ABS 104c 10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0.43" calcext:value-type="float">
            <text:p>23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7031200</text:p>
          </table:table-cell>
          <table:table-cell table:style-name="ce17" office:value-type="string" calcext:value-type="string">
            <text:p>INT. AUT. C. MOLD. ABS 203c 16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0.29" calcext:value-type="float">
            <text:p>300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8020600</text:p>
          </table:table-cell>
          <table:table-cell table:style-name="ce17" office:value-type="string" calcext:value-type="string">
            <text:p>INT. AUT. C. MOLD. ABS 204c 16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7" calcext:value-type="float">
            <text:p>37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44006400</text:p>
          </table:table-cell>
          <table:table-cell table:style-name="ce17" office:value-type="string" calcext:value-type="string">
            <text:p>INT. DIF. C. MOLD. EBS 104c-125A 100/200/50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2.26" calcext:value-type="float">
            <text:p>412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41044400</text:p>
          </table:table-cell>
          <table:table-cell table:style-name="ce17" office:value-type="string" calcext:value-type="string">
            <text:p>INT. AUT. C. MOLD. ABS 1003b + UVT / 10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68.74" calcext:value-type="float">
            <text:p>2,968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56121187006 MI-34</text:p>
          </table:table-cell>
          <table:table-cell table:style-name="ce17" office:value-type="string" calcext:value-type="string">
            <text:p>BLOQUEO MEC. P/ABS 204c 4P MI-3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.47" calcext:value-type="float">
            <text:p>112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4621176802</text:p>
          </table:table-cell>
          <table:table-cell table:style-name="ce17" office:value-type="string" calcext:value-type="string">
            <text:p>CUBRE TERMINAL P/ TS1000~160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.79" calcext:value-type="float">
            <text:p>190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821174802</text:p>
          </table:table-cell>
          <table:table-cell table:style-name="ce17" office:value-type="string" calcext:value-type="string">
            <text:p>TERMINAL A 3 CABLES P/TS800 EBT 4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0.59" calcext:value-type="float">
            <text:p>55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26001</text:p>
          </table:table-cell>
          <table:table-cell table:style-name="ce17" office:value-type="string" calcext:value-type="string">
            <text:p>C.AUX. P/ABS 1003b~1204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33" calcext:value-type="float">
            <text:p>33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26002</text:p>
          </table:table-cell>
          <table:table-cell table:style-name="ce17" office:value-type="string" calcext:value-type="string">
            <text:p>C.ALA AL 1NA+1NC <text:s/>P/ABS 1003b~1204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33" calcext:value-type="float">
            <text:p>33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36002 AX1-LWT</text:p>
          </table:table-cell>
          <table:table-cell table:style-name="ce17" office:value-type="string" calcext:value-type="string">
            <text:p>C.AUX. AX1 1NA+1NC P/ABS 403b/c~803b/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89" calcext:value-type="float">
            <text:p>57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71701 AX(R),,</text:p>
          </table:table-cell>
          <table:table-cell table:style-name="ce17" office:value-type="string" calcext:value-type="string">
            <text:p>C.AUX.1NA+1NC P/TD100~TS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92" calcext:value-type="float">
            <text:p>37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71702</text:p>
          </table:table-cell>
          <table:table-cell table:style-name="ce17" office:value-type="string" calcext:value-type="string">
            <text:p>CONT. ALARMA A,AL,TD160~TS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92" calcext:value-type="float">
            <text:p>37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76201 AX</text:p>
          </table:table-cell>
          <table:table-cell table:style-name="ce17" office:value-type="string" calcext:value-type="string">
            <text:p>C.AUX.1NA + 1NC P/TS1000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39" calcext:value-type="float">
            <text:p>38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87002</text:p>
          </table:table-cell>
          <table:table-cell table:style-name="ce17" office:value-type="string" calcext:value-type="string">
            <text:p>C.ALA (I) AL 1NC P/ABS 100c-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02" calcext:value-type="float">
            <text:p>26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111138111</text:p>
          </table:table-cell>
          <table:table-cell table:style-name="ce17" office:value-type="string" calcext:value-type="string">
            <text:p>ACC. ROTATIVO N-80 P/ABS 8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7.73" calcext:value-type="float">
            <text:p>10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26003</text:p>
          </table:table-cell>
          <table:table-cell table:style-name="ce17" office:value-type="string" calcext:value-type="string">
            <text:p>BOB.DISP.220VCA/CC P/ABS1003b ~1204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.91" calcext:value-type="float">
            <text:p>99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26013 UVT(R)</text:p>
          </table:table-cell>
          <table:table-cell table:style-name="ce17" office:value-type="string" calcext:value-type="string">
            <text:p>BOB. 0 TENSION P/ABS 1003~12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7.07" calcext:value-type="float">
            <text:p>317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37002 SHT-LWT</text:p>
          </table:table-cell>
          <table:table-cell table:style-name="ce17" office:value-type="string" calcext:value-type="string">
            <text:p>BOB.DISP.110-220 vca/dc p/abs400c~80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.87" calcext:value-type="float">
            <text:p>99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37007 SHT-24</text:p>
          </table:table-cell>
          <table:table-cell table:style-name="ce17" office:value-type="string" calcext:value-type="string">
            <text:p>BOB.DISP. ST48CL804 24-48VAC/DC P/ABS 404/8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2.78" calcext:value-type="float">
            <text:p>142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37023 UVT-200</text:p>
          </table:table-cell>
          <table:table-cell table:style-name="ce17" office:value-type="string" calcext:value-type="string">
            <text:p>BOB. 0 TENSION P/ABS 400~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1.73" calcext:value-type="float">
            <text:p>101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71732, SHT 24V</text:p>
          </table:table-cell>
          <table:table-cell table:style-name="ce17" office:value-type="string" calcext:value-type="string">
            <text:p>BOB. DISP. 24V CA/CC P/TS 100~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69" calcext:value-type="float">
            <text:p>65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71735 SHT,220</text:p>
          </table:table-cell>
          <table:table-cell table:style-name="ce17" office:value-type="string" calcext:value-type="string">
            <text:p>BOB.DISP.220V CA/CC P/TS 100~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69" calcext:value-type="float">
            <text:p>65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71751 UVT AC/D</text:p>
          </table:table-cell>
          <table:table-cell table:style-name="ce17" office:value-type="string" calcext:value-type="string">
            <text:p>BOB. 0 TENSION P/TD160-TS800 24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1.38" calcext:value-type="float">
            <text:p>12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71754 UVT,240</text:p>
          </table:table-cell>
          <table:table-cell table:style-name="ce17" office:value-type="string" calcext:value-type="string">
            <text:p>BOB. 0 TENSION P/TD100-TS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1.38" calcext:value-type="float">
            <text:p>12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76244 UVT,TS16</text:p>
          </table:table-cell>
          <table:table-cell table:style-name="ce17" office:value-type="string" calcext:value-type="string">
            <text:p>BOB. 0 TENSION P/TS1000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.03" calcext:value-type="float">
            <text:p>156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87014 UVT220V</text:p>
          </table:table-cell>
          <table:table-cell table:style-name="ce17" office:value-type="string" calcext:value-type="string">
            <text:p>BOB.0 TENSION P/ABS 100C-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.75" calcext:value-type="float">
            <text:p>59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61176804</text:p>
          </table:table-cell>
          <table:table-cell table:style-name="ce17" office:value-type="string" calcext:value-type="string">
            <text:p>BARRA VERTICAL P/TS1000~160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82.47" calcext:value-type="float">
            <text:p>1,982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61176806</text:p>
          </table:table-cell>
          <table:table-cell table:style-name="ce17" office:value-type="string" calcext:value-type="string">
            <text:p>BARRA EXTENSION P/TS1000~160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92.64" calcext:value-type="float">
            <text:p>2,092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61176812</text:p>
          </table:table-cell>
          <table:table-cell table:style-name="ce17" office:value-type="string" calcext:value-type="string">
            <text:p>SEPARADOR TERM. EXT. P/TS1000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4" calcext:value-type="float">
            <text:p>81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61184002</text:p>
          </table:table-cell>
          <table:table-cell table:style-name="ce17" office:value-type="string" calcext:value-type="string">
            <text:p>JUEGO DE BARRAS P/ABS 403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4.37" calcext:value-type="float">
            <text:p>214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71123901</text:p>
          </table:table-cell>
          <table:table-cell table:style-name="ce17" office:value-type="string" calcext:value-type="string">
            <text:p>MANDO MOTOR MOP-M6 220VCA/VCC P/ABS120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0.53" calcext:value-type="float">
            <text:p>1,080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71184903</text:p>
          </table:table-cell>
          <table:table-cell table:style-name="ce17" office:value-type="string" calcext:value-type="string">
            <text:p>MANDO MOTOR MOP-M4 220VCA/VCC P/ABS 4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6.86" calcext:value-type="float">
            <text:p>756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71185903</text:p>
          </table:table-cell>
          <table:table-cell table:style-name="ce17" office:value-type="string" calcext:value-type="string">
            <text:p>MANDO MOTOR MOP-M5 220VCA/VCC P/ABS 8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4.61" calcext:value-type="float">
            <text:p>864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71187906</text:p>
          </table:table-cell>
          <table:table-cell table:style-name="ce17" office:value-type="string" calcext:value-type="string">
            <text:p>MANDO MOTOR MOP-M2 220VCA/VCC P/ABS 1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5.14" calcext:value-type="float">
            <text:p>495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71187909</text:p>
          </table:table-cell>
          <table:table-cell table:style-name="ce17" office:value-type="string" calcext:value-type="string">
            <text:p>MANDO MOTOR MOP-M3 220VCA/VCC P/ABS 2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9.27" calcext:value-type="float">
            <text:p>619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81172614</text:p>
          </table:table-cell>
          <table:table-cell table:style-name="ce17" office:value-type="string" calcext:value-type="string">
            <text:p>PROTECCION DIFERENCIAL TS100/160 4P RTU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4.21" calcext:value-type="float">
            <text:p>704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81172616</text:p>
          </table:table-cell>
          <table:table-cell table:style-name="ce17" office:value-type="string" calcext:value-type="string">
            <text:p>PROTECCION DIFERENCIAL TS250 4P RTU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4.21" calcext:value-type="float">
            <text:p>704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,AL,T,W,ABE100C~ABH</text:p>
          </table:table-cell>
          <table:table-cell table:style-name="ce17" office:value-type="string" calcext:value-type="string">
            <text:p>C.ALA (D) AL 1NA+1NC <text:s/>P/ABS 100c~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02" calcext:value-type="float">
            <text:p>26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,AL,T,W,TE160 83011</text:p>
          </table:table-cell>
          <table:table-cell table:style-name="ce17" office:value-type="string" calcext:value-type="string">
            <text:p>C.ALA AL 1NA+1NC <text:s/>P/TE100~TE1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62" calcext:value-type="float">
            <text:p>34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,AL,TS1600</text:p>
          </table:table-cell>
          <table:table-cell table:style-name="ce17" office:value-type="string" calcext:value-type="string">
            <text:p>C. ALA AL P/TS1000 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39" calcext:value-type="float">
            <text:p>38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,AX,R,W,TE160 83011</text:p>
          </table:table-cell>
          <table:table-cell table:style-name="ce17" office:value-type="string" calcext:value-type="string">
            <text:p>C.AUX. 1NA+1NC <text:s/>P/TE100~TE1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62" calcext:value-type="float">
            <text:p>34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S 1003B / 1000A</text:p>
          </table:table-cell>
          <table:table-cell table:style-name="ce17" office:value-type="string" calcext:value-type="string">
            <text:p>INT. AUT. C. MOLD. ABS 1003b / 10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56.48" calcext:value-type="float">
            <text:p>2,556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04B/1000A</text:p>
          </table:table-cell>
          <table:table-cell table:style-name="ce17" office:value-type="string" calcext:value-type="string">
            <text:p>INT.AUT.C.MOLD.ABS 1004b-10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22.5" calcext:value-type="float">
            <text:p>2,922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3 C/100A</text:p>
          </table:table-cell>
          <table:table-cell table:style-name="ce17" office:value-type="string" calcext:value-type="string">
            <text:p>INT.AUT.C.MOLD.ABS 103c-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.03" calcext:value-type="float">
            <text:p>156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3C/75A</text:p>
          </table:table-cell>
          <table:table-cell table:style-name="ce17" office:value-type="string" calcext:value-type="string">
            <text:p>INT. AUT.C.MOLD.ABS 103c-7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.03" calcext:value-type="float">
            <text:p>156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 /100A</text:p>
          </table:table-cell>
          <table:table-cell table:style-name="ce17" office:value-type="string" calcext:value-type="string">
            <text:p>INT.AUT.C.MOLD.ABS 104c-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 /60A</text:p>
          </table:table-cell>
          <table:table-cell table:style-name="ce17" office:value-type="string" calcext:value-type="string">
            <text:p>INT.AUT.C. MOLD. ABS 104c -6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/20A</text:p>
          </table:table-cell>
          <table:table-cell table:style-name="ce17" office:value-type="string" calcext:value-type="string">
            <text:p>INT.AUT.C.MOLD. ABS 104c-2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/40A</text:p>
          </table:table-cell>
          <table:table-cell table:style-name="ce17" office:value-type="string" calcext:value-type="string">
            <text:p>INT. AUT.C.MOLD.ABS 104c/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/50A</text:p>
          </table:table-cell>
          <table:table-cell table:style-name="ce17" office:value-type="string" calcext:value-type="string">
            <text:p>INT.AUT.C.MOLD. ABS 104c-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/75A</text:p>
          </table:table-cell>
          <table:table-cell table:style-name="ce17" office:value-type="string" calcext:value-type="string">
            <text:p>INT.AUT.C.MOLD. ABS 104c-7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203/1200A</text:p>
          </table:table-cell>
          <table:table-cell table:style-name="ce17" office:value-type="string" calcext:value-type="string">
            <text:p>INT. AUT. C. MOLD. ABS 1203/12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83.74" calcext:value-type="float">
            <text:p>3,283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204B / 1200A</text:p>
          </table:table-cell>
          <table:table-cell table:style-name="ce17" office:value-type="string" calcext:value-type="string">
            <text:p>INT. AUT. C. MOLD. ABS 1204b / 12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71.75" calcext:value-type="float">
            <text:p>3,371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 / 175A</text:p>
          </table:table-cell>
          <table:table-cell table:style-name="ce17" office:value-type="string" calcext:value-type="string">
            <text:p>INT.AUT.C.MOLD. ABS 203c-17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.77" calcext:value-type="float">
            <text:p>21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 /200A</text:p>
          </table:table-cell>
          <table:table-cell table:style-name="ce17" office:value-type="string" calcext:value-type="string">
            <text:p>INT.AUT.C.MOLD. ABS 203c -2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.77" calcext:value-type="float">
            <text:p>21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 200A FMU</text:p>
          </table:table-cell>
          <table:table-cell table:style-name="ce17" office:value-type="string" calcext:value-type="string">
            <text:p>INT. AUT. C. MOLD. ABS 203c 20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1.34" calcext:value-type="float">
            <text:p>301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 250A FMU</text:p>
          </table:table-cell>
          <table:table-cell table:style-name="ce17" office:value-type="string" calcext:value-type="string">
            <text:p>INT. AUT. C. MOLD. ABS 203c 25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1.34" calcext:value-type="float">
            <text:p>301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/125A</text:p>
          </table:table-cell>
          <table:table-cell table:style-name="ce17" office:value-type="string" calcext:value-type="string">
            <text:p>INT. AUT.C.MOLD. ABS 203c/1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.77" calcext:value-type="float">
            <text:p>21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/150A</text:p>
          </table:table-cell>
          <table:table-cell table:style-name="ce17" office:value-type="string" calcext:value-type="string">
            <text:p>INT. AUT. C. MOLD.ABS 203c-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.77" calcext:value-type="float">
            <text:p>21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/225A</text:p>
          </table:table-cell>
          <table:table-cell table:style-name="ce17" office:value-type="string" calcext:value-type="string">
            <text:p>INT. AUT.C.MOLD. ABS 203c-2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.77" calcext:value-type="float">
            <text:p>21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/250A</text:p>
          </table:table-cell>
          <table:table-cell table:style-name="ce17" office:value-type="string" calcext:value-type="string">
            <text:p>INT. AUT. C. MOLD. ABS 203c-2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21" calcext:value-type="float">
            <text:p>25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 /250A</text:p>
          </table:table-cell>
          <table:table-cell table:style-name="ce17" office:value-type="string" calcext:value-type="string">
            <text:p>INT. AUT. C. MOLD. ABS 204c/2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3.62" calcext:value-type="float">
            <text:p>313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 125A FMU</text:p>
          </table:table-cell>
          <table:table-cell table:style-name="ce17" office:value-type="string" calcext:value-type="string">
            <text:p>INT. AUT. C. MOLD. ABS 204c 125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7" calcext:value-type="float">
            <text:p>37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 200A</text:p>
          </table:table-cell>
          <table:table-cell table:style-name="ce17" office:value-type="string" calcext:value-type="string">
            <text:p>INT. AUT. C. MOLD. ABS 204c 2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5.82" calcext:value-type="float">
            <text:p>305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 200A FMU</text:p>
          </table:table-cell>
          <table:table-cell table:style-name="ce17" office:value-type="string" calcext:value-type="string">
            <text:p>INT. AUT. C. MOLD. ABS 204c 20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7" calcext:value-type="float">
            <text:p>37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 250A FMU</text:p>
          </table:table-cell>
          <table:table-cell table:style-name="ce17" office:value-type="string" calcext:value-type="string">
            <text:p>INT. AUT. C. MOLD. ABS 204c 25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7" calcext:value-type="float">
            <text:p>37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/125A</text:p>
          </table:table-cell>
          <table:table-cell table:style-name="ce17" office:value-type="string" calcext:value-type="string">
            <text:p>INT.AUT.C.MOLD.ABS 204c /1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5.82" calcext:value-type="float">
            <text:p>305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/150A</text:p>
          </table:table-cell>
          <table:table-cell table:style-name="ce17" office:value-type="string" calcext:value-type="string">
            <text:p>INT.AUT.C.MOLD.ABS 204c/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5.82" calcext:value-type="float">
            <text:p>305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403C /300A</text:p>
          </table:table-cell>
          <table:table-cell table:style-name="ce17" office:value-type="string" calcext:value-type="string">
            <text:p>INT.AUT.C.MOLD.ABS 403c-3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1.66" calcext:value-type="float">
            <text:p>611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403C/250A</text:p>
          </table:table-cell>
          <table:table-cell table:style-name="ce17" office:value-type="string" calcext:value-type="string">
            <text:p>INT. AUT.C.MOLD. ABS 403c/2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1.66" calcext:value-type="float">
            <text:p>611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403C/350A</text:p>
          </table:table-cell>
          <table:table-cell table:style-name="ce17" office:value-type="string" calcext:value-type="string">
            <text:p>INT. AUT.C.MOLD. ABS 403c/3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1.66" calcext:value-type="float">
            <text:p>611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403C/400A</text:p>
          </table:table-cell>
          <table:table-cell table:style-name="ce17" office:value-type="string" calcext:value-type="string">
            <text:p>INT. AUT.C.MOLD.ABS 403c-4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1.66" calcext:value-type="float">
            <text:p>611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404C/400A</text:p>
          </table:table-cell>
          <table:table-cell table:style-name="ce17" office:value-type="string" calcext:value-type="string">
            <text:p>INT. AUT. C.MOLD. ABS 404c/4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8.81" calcext:value-type="float">
            <text:p>748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63C /60A</text:p>
          </table:table-cell>
          <table:table-cell table:style-name="ce17" office:value-type="string" calcext:value-type="string">
            <text:p>INT. AUT. C. MOLD. ABS 63c/6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9.06" calcext:value-type="float">
            <text:p>109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3C / 630A</text:p>
          </table:table-cell>
          <table:table-cell table:style-name="ce17" office:value-type="string" calcext:value-type="string">
            <text:p>INT. AUT. C. MOLD. ABS 803c-63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3.44" calcext:value-type="float">
            <text:p>1,12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3C / 700A</text:p>
          </table:table-cell>
          <table:table-cell table:style-name="ce17" office:value-type="string" calcext:value-type="string">
            <text:p>INT. AUT. C. MOLD. ABS 803c-7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3.44" calcext:value-type="float">
            <text:p>1,12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3C / 800A</text:p>
          </table:table-cell>
          <table:table-cell table:style-name="ce17" office:value-type="string" calcext:value-type="string">
            <text:p>INT. AUT. C. MOLD. ABS 803c-8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3.44" calcext:value-type="float">
            <text:p>1,12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3C /500A</text:p>
          </table:table-cell>
          <table:table-cell table:style-name="ce17" office:value-type="string" calcext:value-type="string">
            <text:p>INT. AUT. C. MOLD. ABS 803c-5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3.44" calcext:value-type="float">
            <text:p>1,12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4C / 630A</text:p>
          </table:table-cell>
          <table:table-cell table:style-name="ce17" office:value-type="string" calcext:value-type="string">
            <text:p>INT. AUT. C. MOLD. ABS 804c / 63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8.84" calcext:value-type="float">
            <text:p>1,408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4C / 800A</text:p>
          </table:table-cell>
          <table:table-cell table:style-name="ce17" office:value-type="string" calcext:value-type="string">
            <text:p>INT. AUT. C. MOLD. ABS 804c / 8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75.49" calcext:value-type="float">
            <text:p>1,575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103C/ 60A</text:p>
          </table:table-cell>
          <table:table-cell table:style-name="ce17" office:value-type="string" calcext:value-type="string">
            <text:p>INT. AUT.C.MOLD. ABS103c-6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.03" calcext:value-type="float">
            <text:p>156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ABS 104C/30A</text:p>
          </table:table-cell>
          <table:table-cell table:style-name="ce17" office:value-type="string" calcext:value-type="string">
            <text:p>INT.AUT.C.MOLD. ABS 104c/3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X (R) 83011187001</text:p>
          </table:table-cell>
          <table:table-cell table:style-name="ce17" office:value-type="string" calcext:value-type="string">
            <text:p>C.AUX. AX(R) P/ABS 100c~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44" calcext:value-type="float">
            <text:p>37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X (T) 83011187004</text:p>
          </table:table-cell>
          <table:table-cell table:style-name="ce17" office:value-type="string" calcext:value-type="string">
            <text:p>C.AUX AX(T) P/ABS100c~ABS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44" calcext:value-type="float">
            <text:p>37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-23C</text:p>
          </table:table-cell>
          <table:table-cell table:style-name="ce17" office:value-type="string" calcext:value-type="string">
            <text:p>BARRERA AISLANTE B-23C P/TS 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5" calcext:value-type="float">
            <text:p>0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33C</text:p>
          </table:table-cell>
          <table:table-cell table:style-name="ce17" office:value-type="string" calcext:value-type="string">
            <text:p>BARRERA AISLANTE B33C P/TS 400-6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7" calcext:value-type="float">
            <text:p>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125</text:p>
          </table:table-cell>
          <table:table-cell table:style-name="ce17" office:value-type="string" calcext:value-type="string">
            <text:p>ACC. ROT. DH125 P/ABS 103/4c 15A-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62" calcext:value-type="float">
            <text:p>54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250</text:p>
          </table:table-cell>
          <table:table-cell table:style-name="ce17" office:value-type="string" calcext:value-type="string">
            <text:p>ACC.ROTATIVO DH250 P/ABS 2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62" calcext:value-type="float">
            <text:p>54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2-S</text:p>
          </table:table-cell>
          <table:table-cell table:style-name="ce17" office:value-type="string" calcext:value-type="string">
            <text:p>ACC.ROTATIVO DH2-S P/TS100~25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.31" calcext:value-type="float">
            <text:p>61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3-S</text:p>
          </table:table-cell>
          <table:table-cell table:style-name="ce17" office:value-type="string" calcext:value-type="string">
            <text:p>ACC.ROTATIVO DH3-S P/TS 400~63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27" calcext:value-type="float">
            <text:p>119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4-S</text:p>
          </table:table-cell>
          <table:table-cell table:style-name="ce17" office:value-type="string" calcext:value-type="string">
            <text:p>ACC. ROTATIVO DH4-S P/TS 80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7.12" calcext:value-type="float">
            <text:p>167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K250</text:p>
          </table:table-cell>
          <table:table-cell table:style-name="ce17" office:value-type="string" calcext:value-type="string">
            <text:p>ACC.ROT.C/LLAVE DHK250 P/ABS 2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89" calcext:value-type="float">
            <text:p>74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K2-S</text:p>
          </table:table-cell>
          <table:table-cell table:style-name="ce17" office:value-type="string" calcext:value-type="string">
            <text:p>ACC.ROT.C/LLAVE DHK2-S P/TS100~25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6.93" calcext:value-type="float">
            <text:p>126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K3-S</text:p>
          </table:table-cell>
          <table:table-cell table:style-name="ce17" office:value-type="string" calcext:value-type="string">
            <text:p>ACC. ROT. C/LLAVE DHK3-S P/TS 400~ 63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3.66" calcext:value-type="float">
            <text:p>183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-70U</text:p>
          </table:table-cell>
          <table:table-cell table:style-name="ce17" office:value-type="string" calcext:value-type="string">
            <text:p>ACC. ROT. EXTENDIDO E-70U P/ABS 4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8.95" calcext:value-type="float">
            <text:p>178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-80U</text:p>
          </table:table-cell>
          <table:table-cell table:style-name="ce17" office:value-type="string" calcext:value-type="string">
            <text:p>ACC-ROT.EXTENDIDO E-80U P/ABS 8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5.73" calcext:value-type="float">
            <text:p>205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9" office:value-type="string" calcext:value-type="string">
            <text:p>EBS 104C / 100A</text:p>
          </table:table-cell>
          <table:table-cell table:style-name="ce19" office:value-type="string" calcext:value-type="string">
            <text:p>INT. DIF. C. MOLD. EBS 104c-100A <text:s text:c="2"/>100/200/500m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375.65" calcext:value-type="float">
            <text:p>375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104C / 100A 30MA</text:p>
          </table:table-cell>
          <table:table-cell table:style-name="ce17" office:value-type="string" calcext:value-type="string">
            <text:p>INT. DIF. C. MOLD. EBS 104c-100A 3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5.65" calcext:value-type="float">
            <text:p>375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9" office:value-type="string" calcext:value-type="string">
            <text:p>EBS 204C / 150A</text:p>
          </table:table-cell>
          <table:table-cell table:style-name="ce19" office:value-type="string" calcext:value-type="string">
            <text:p>INT. DIF. C. MOLD. EBS 204c / 150A <text:s/>100/200/500m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880.27" calcext:value-type="float">
            <text:p>880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204C / 150A 30MA</text:p>
          </table:table-cell>
          <table:table-cell table:style-name="ce17" office:value-type="string" calcext:value-type="string">
            <text:p>INT. DIF. C. MOLD. EBS 204c / 150A 3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0.91" calcext:value-type="float">
            <text:p>750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9" office:value-type="string" calcext:value-type="string">
            <text:p>EBS 204C / 200A</text:p>
          </table:table-cell>
          <table:table-cell table:style-name="ce19" office:value-type="string" calcext:value-type="string">
            <text:p>INT. DIF. C. MOLD. EBS 204c / 200A 100/200/500m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888.22" calcext:value-type="float">
            <text:p>888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9" office:value-type="string" calcext:value-type="string">
            <text:p>EBS 204C / 250A</text:p>
          </table:table-cell>
          <table:table-cell table:style-name="ce19" office:value-type="string" calcext:value-type="string">
            <text:p>INT. DIF. C. MOLD. EBS 204c / 250A 100/200/500m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888.22" calcext:value-type="float">
            <text:p>888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204C / 250A 30MA</text:p>
          </table:table-cell>
          <table:table-cell table:style-name="ce17" office:value-type="string" calcext:value-type="string">
            <text:p>INT. DIF. C. MOLD. EBS 204c / 250A 3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8.22" calcext:value-type="float">
            <text:p>888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404C / 400A</text:p>
          </table:table-cell>
          <table:table-cell table:style-name="ce17" office:value-type="string" calcext:value-type="string">
            <text:p>INT. DIF. C. MOLD. EBS 404c / 400A 100/200/50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30.03" calcext:value-type="float">
            <text:p>1,530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404C / 400A 30MA</text:p>
          </table:table-cell>
          <table:table-cell table:style-name="ce17" office:value-type="string" calcext:value-type="string">
            <text:p>INT. DIF. C. MOLD. EBS 404c / 400A 3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30.03" calcext:value-type="float">
            <text:p>1,530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64C / 60A</text:p>
          </table:table-cell>
          <table:table-cell table:style-name="ce17" office:value-type="string" calcext:value-type="string">
            <text:p>INT. DIF. C. MOLD. EBS 64c-60A <text:s text:c="3"/>100/200/50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5.48" calcext:value-type="float">
            <text:p>335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T 42 (SET X4)</text:p>
          </table:table-cell>
          <table:table-cell table:style-name="ce17" office:value-type="string" calcext:value-type="string">
            <text:p>TERMINAL (X4) A 2 CABLES P/TS800 EBT 4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4.23" calcext:value-type="float">
            <text:p>424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T 48(SETX4)</text:p>
          </table:table-cell>
          <table:table-cell table:style-name="ce17" office:value-type="string" calcext:value-type="string">
            <text:p>TERMINAL (X4) A 2 CABLES P/ABS800 EBT 4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4.23" calcext:value-type="float">
            <text:p>424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T23 (70821172804)</text:p>
          </table:table-cell>
          <table:table-cell table:style-name="ce17" office:value-type="string" calcext:value-type="string">
            <text:p>TERMINAL A 2 CABLES P/TS100~250 EBT2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31" calcext:value-type="float">
            <text:p>96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T33 (70821173804)</text:p>
          </table:table-cell>
          <table:table-cell table:style-name="ce17" office:value-type="string" calcext:value-type="string">
            <text:p>TERMINAL A 2 CABLES P/TS400~630 EBT3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0.89" calcext:value-type="float">
            <text:p>240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125</text:p>
          </table:table-cell>
          <table:table-cell table:style-name="ce17" office:value-type="string" calcext:value-type="string">
            <text:p>ACC. ROT. EH125 P/ABS 103/4c 15A ~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14" calcext:value-type="float">
            <text:p>81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250</text:p>
          </table:table-cell>
          <table:table-cell table:style-name="ce17" office:value-type="string" calcext:value-type="string">
            <text:p>ACC.ROT.EXTENDIDO EH250 P/ABS 2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59" calcext:value-type="float">
            <text:p>79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2-S</text:p>
          </table:table-cell>
          <table:table-cell table:style-name="ce17" office:value-type="string" calcext:value-type="string">
            <text:p>ACC.ROT.EXTENDIDO EH2-S P/TS100~25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4.4" calcext:value-type="float">
            <text:p>104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3-S</text:p>
          </table:table-cell>
          <table:table-cell table:style-name="ce17" office:value-type="string" calcext:value-type="string">
            <text:p>ACC.ROTATIVO EXTENDIDO EH3-S P/TS 400~63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56" calcext:value-type="float">
            <text:p>182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4-S</text:p>
          </table:table-cell>
          <table:table-cell table:style-name="ce17" office:value-type="string" calcext:value-type="string">
            <text:p>ACC. ROT. EXTENDIDO EH4-S P/TS 80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0.12" calcext:value-type="float">
            <text:p>20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5-S</text:p>
          </table:table-cell>
          <table:table-cell table:style-name="ce17" office:value-type="string" calcext:value-type="string">
            <text:p>ACC. ROT. EXTENDIDO EH5-S P/TS 1000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6.57" calcext:value-type="float">
            <text:p>56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L-125C 83421187002</text:p>
          </table:table-cell>
          <table:table-cell table:style-name="ce17" office:value-type="string" calcext:value-type="string">
            <text:p>BLOQUEO POR CANDADO P/ABS125c <text:s/>HL-12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18" calcext:value-type="float">
            <text:p>97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L-250C 83421187003</text:p>
          </table:table-cell>
          <table:table-cell table:style-name="ce17" office:value-type="string" calcext:value-type="string">
            <text:p>BLOQUEO POR CANDADO P/ABS250c <text:s/>HL-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18" calcext:value-type="float">
            <text:p>97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B-23</text:p>
          </table:table-cell>
          <table:table-cell table:style-name="ce17" office:value-type="string" calcext:value-type="string">
            <text:p>BARRERA AISLANTE IB-23 P/ABS 125/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1" calcext:value-type="float">
            <text:p>1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BL400 - (B-43B)</text:p>
          </table:table-cell>
          <table:table-cell table:style-name="ce17" office:value-type="string" calcext:value-type="string">
            <text:p>BARRERA AISLANTE IBL400 P/ABS 4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74" calcext:value-type="float">
            <text:p>1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TL23</text:p>
          </table:table-cell>
          <table:table-cell table:style-name="ce17" office:value-type="string" calcext:value-type="string">
            <text:p>CUBRE TERMINAL ITL23 P/TS 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" calcext:value-type="float">
            <text:p>23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TL33</text:p>
          </table:table-cell>
          <table:table-cell table:style-name="ce17" office:value-type="string" calcext:value-type="string">
            <text:p>CUBRE TERMINAL ITL33 P/TS 400-6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78" calcext:value-type="float">
            <text:p>44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I-33</text:p>
          </table:table-cell>
          <table:table-cell table:style-name="ce17" office:value-type="string" calcext:value-type="string">
            <text:p>BLOQUEO MEC. P/ABS 203C 3P MI-3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51" calcext:value-type="float">
            <text:p>81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I-43S</text:p>
          </table:table-cell>
          <table:table-cell table:style-name="ce17" office:value-type="string" calcext:value-type="string">
            <text:p>BLOQUEO MEC. P/ABS 403C 3P MI-43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.33" calcext:value-type="float">
            <text:p>116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IT 23</text:p>
          </table:table-cell>
          <table:table-cell table:style-name="ce17" office:value-type="string" calcext:value-type="string">
            <text:p>BLOQUEO MEC. P/TS100-250 MIT2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.47" calcext:value-type="float">
            <text:p>208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IT 24</text:p>
          </table:table-cell>
          <table:table-cell table:style-name="ce17" office:value-type="string" calcext:value-type="string">
            <text:p>BLOQUEO MEC. P/TS100-250 4P MIT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.47" calcext:value-type="float">
            <text:p>208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IT33</text:p>
          </table:table-cell>
          <table:table-cell table:style-name="ce17" office:value-type="string" calcext:value-type="string">
            <text:p>BLOQUEO MEC. P/TS 400-630 MIT3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5.73" calcext:value-type="float">
            <text:p>205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OP-2 (83471172901)</text:p>
          </table:table-cell>
          <table:table-cell table:style-name="ce17" office:value-type="string" calcext:value-type="string">
            <text:p>MANDO MOTOR MOP-2 24VCC P/TS100N~TS25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0.43" calcext:value-type="float">
            <text:p>58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OP2 AC230V/DC220V</text:p>
          </table:table-cell>
          <table:table-cell table:style-name="ce17" office:value-type="string" calcext:value-type="string">
            <text:p>MANDO MOTOR MOP2 220VCA/VCC P/TS100N~TS25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0.43" calcext:value-type="float">
            <text:p>58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OP3 AC230V/DC220V</text:p>
          </table:table-cell>
          <table:table-cell table:style-name="ce17" office:value-type="string" calcext:value-type="string">
            <text:p>MANDO MOTOR MOP3 220VCA/VCC P/TS400~63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34.78" calcext:value-type="float">
            <text:p>834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OP4 AC230V/DC220V</text:p>
          </table:table-cell>
          <table:table-cell table:style-name="ce17" office:value-type="string" calcext:value-type="string">
            <text:p>MANDO MOTOR MOP4 220VCA/VCC P/TS80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39.32" calcext:value-type="float">
            <text:p>939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-70</text:p>
          </table:table-cell>
          <table:table-cell table:style-name="ce17" office:value-type="string" calcext:value-type="string">
            <text:p>ACC. ROTATIVO N-70 P/ABS 4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0.31" calcext:value-type="float">
            <text:p>110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23</text:p>
          </table:table-cell>
          <table:table-cell table:style-name="ce17" office:value-type="string" calcext:value-type="string">
            <text:p>BASE MONT. PB23 P/TS 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3.77" calcext:value-type="float">
            <text:p>32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32</text:p>
          </table:table-cell>
          <table:table-cell table:style-name="ce17" office:value-type="string" calcext:value-type="string">
            <text:p>BASE MONT. PB32 P/TS 400-6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6.63" calcext:value-type="float">
            <text:p>396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I3-FR</text:p>
          </table:table-cell>
          <table:table-cell table:style-name="ce17" office:value-type="string" calcext:value-type="string">
            <text:p>BASE MONT. PB-I3-FR P/ABS 403C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2.93" calcext:value-type="float">
            <text:p>372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B23</text:p>
          </table:table-cell>
          <table:table-cell table:style-name="ce17" office:value-type="string" calcext:value-type="string">
            <text:p>TERM.POST.RTB23 P/TS 100-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7.06" calcext:value-type="float">
            <text:p>657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B33</text:p>
          </table:table-cell>
          <table:table-cell table:style-name="ce17" office:value-type="string" calcext:value-type="string">
            <text:p>TERM.POST. RTB33 P/TS 6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8.74" calcext:value-type="float">
            <text:p>1,198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R23</text:p>
          </table:table-cell>
          <table:table-cell table:style-name="ce17" office:value-type="string" calcext:value-type="string">
            <text:p>TERM.PST.RTR23 P/TS 100-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6.59" calcext:value-type="float">
            <text:p>466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R4-403</text:p>
          </table:table-cell>
          <table:table-cell table:style-name="ce17" office:value-type="string" calcext:value-type="string">
            <text:p>TERM.POST.RTR4-403 P/ABS 403C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7.28" calcext:value-type="float">
            <text:p>447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U 34</text:p>
          </table:table-cell>
          <table:table-cell table:style-name="ce17" office:value-type="string" calcext:value-type="string">
            <text:p>PROTECCION DIFERENCIAL TS400 4P RTU3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5.14" calcext:value-type="float">
            <text:p>1,085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U23</text:p>
          </table:table-cell>
          <table:table-cell table:style-name="ce17" office:value-type="string" calcext:value-type="string">
            <text:p>PROTECCION DIFERENCIAL P/TS250N RTU2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2.21" calcext:value-type="float">
            <text:p>432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U33</text:p>
          </table:table-cell>
          <table:table-cell table:style-name="ce17" office:value-type="string" calcext:value-type="string">
            <text:p>PROTECCION DIFERENCIAL P/TS400N/630N RTU3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1.66" calcext:value-type="float">
            <text:p>611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T 220V 83211187705</text:p>
          </table:table-cell>
          <table:table-cell table:style-name="ce17" office:value-type="string" calcext:value-type="string">
            <text:p>BOB.DISP.220VCA/CC P/ABS100c ~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,SHT,AC/DC200~250V,</text:p>
          </table:table-cell>
          <table:table-cell table:style-name="ce17" office:value-type="string" calcext:value-type="string">
            <text:p>BOB. DISP.220V CA/CC P/TS1000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2.31" calcext:value-type="float">
            <text:p>122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CL24</text:p>
          </table:table-cell>
          <table:table-cell table:style-name="ce17" office:value-type="string" calcext:value-type="string">
            <text:p>CUBRE TERMINAL <text:s/>TCL24 P/ABS 125c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73" calcext:value-type="float">
            <text:p>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CL33</text:p>
          </table:table-cell>
          <table:table-cell table:style-name="ce17" office:value-type="string" calcext:value-type="string">
            <text:p>CUBRE TERMINAL TCL33 P/ABS 250c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CL34</text:p>
          </table:table-cell>
          <table:table-cell table:style-name="ce17" office:value-type="string" calcext:value-type="string">
            <text:p>CUBRE TERMINAL <text:s/>TCL34 P/ABS 250c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49" calcext:value-type="float">
            <text:p>8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E100S FMU 100A 3P</text:p>
          </table:table-cell>
          <table:table-cell table:style-name="ce17" office:value-type="string" calcext:value-type="string">
            <text:p>INT. REG. TERMOMAG. TE100S FMU 1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96" calcext:value-type="float">
            <text:p>203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00S FMU 100A 4P4T</text:p>
          </table:table-cell>
          <table:table-cell table:style-name="ce17" office:value-type="string" calcext:value-type="string">
            <text:p>INT. REG. TERMOMAG. TE100S FMU 100A 4P4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5.39" calcext:value-type="float">
            <text:p>27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00S FMU 80A 3P</text:p>
          </table:table-cell>
          <table:table-cell table:style-name="ce17" office:value-type="string" calcext:value-type="string">
            <text:p>INT. REG.TERMOMAG. TE100S FMU 8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96" calcext:value-type="float">
            <text:p>203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00S FMU 80A 4P4T</text:p>
          </table:table-cell>
          <table:table-cell table:style-name="ce17" office:value-type="string" calcext:value-type="string">
            <text:p>INT. REG. TERMOMAG. TE100S FMU 80A 4P4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5.39" calcext:value-type="float">
            <text:p>27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60S FMU 125A 3P</text:p>
          </table:table-cell>
          <table:table-cell table:style-name="ce17" office:value-type="string" calcext:value-type="string">
            <text:p>INT. REG. TERMOMAG. TE160S FMU 125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9.22" calcext:value-type="float">
            <text:p>269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60S FMU 125A 4P4T</text:p>
          </table:table-cell>
          <table:table-cell table:style-name="ce17" office:value-type="string" calcext:value-type="string">
            <text:p>INT. REG. TERMOMAG. TE160S FMU 125A 4P4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2.99" calcext:value-type="float">
            <text:p>342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60S FMU 160A 3P</text:p>
          </table:table-cell>
          <table:table-cell table:style-name="ce17" office:value-type="string" calcext:value-type="string">
            <text:p>INT.REG. TERMOMAG. TE160S FMU 16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9.22" calcext:value-type="float">
            <text:p>269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60S FMU 160A 4P4T</text:p>
          </table:table-cell>
          <table:table-cell table:style-name="ce17" office:value-type="string" calcext:value-type="string">
            <text:p>INT. REG. TERMOMAG. TE160S FMU 160A 4P4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2.99" calcext:value-type="float">
            <text:p>342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RMINAL PB-I3-FR</text:p>
          </table:table-cell>
          <table:table-cell table:style-name="ce17" office:value-type="string" calcext:value-type="string">
            <text:p>TERMINAL PB-I3-FR P/ABS 403C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2.99" calcext:value-type="float">
            <text:p>172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I-43A</text:p>
          </table:table-cell>
          <table:table-cell table:style-name="ce17" office:value-type="string" calcext:value-type="string">
            <text:p>CUBRE TERMINAL TI-43 P/ABS 403c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5" calcext:value-type="float">
            <text:p>98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S 1000N AG6 1000A</text:p>
          </table:table-cell>
          <table:table-cell table:style-name="ce17" office:value-type="string" calcext:value-type="string">
            <text:p>INT. REG. ELECTRONICA <text:s/>TS1000N AG6 10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96.14" calcext:value-type="float">
            <text:p>4,69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000N AG6 1000A 4P</text:p>
          </table:table-cell>
          <table:table-cell table:style-name="ce17" office:value-type="string" calcext:value-type="string">
            <text:p>INT. REG. ELECTRONICA TS1000N AG6 10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47.36" calcext:value-type="float">
            <text:p>5,947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000NA 1000 4P</text:p>
          </table:table-cell>
          <table:table-cell table:style-name="ce17" office:value-type="string" calcext:value-type="string">
            <text:p>INT. SECC. TS1000 NA 10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56.76" calcext:value-type="float">
            <text:p>4,156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00N ETS23 80A 4P</text:p>
          </table:table-cell>
          <table:table-cell table:style-name="ce17" office:value-type="string" calcext:value-type="string">
            <text:p>INT. REG. ELECTRONICA TS100N ETS23 8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5.77" calcext:value-type="float">
            <text:p>575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00NA DSU100 3P</text:p>
          </table:table-cell>
          <table:table-cell table:style-name="ce17" office:value-type="string" calcext:value-type="string">
            <text:p>INT.SECC.TS100NA DSU100 1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9.66" calcext:value-type="float">
            <text:p>249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00NA DSU100 4P</text:p>
          </table:table-cell>
          <table:table-cell table:style-name="ce17" office:value-type="string" calcext:value-type="string">
            <text:p>INT. SECC. TS100NA DSU100 1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3.91" calcext:value-type="float">
            <text:p>333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250N AG6 1250A 3P</text:p>
          </table:table-cell>
          <table:table-cell table:style-name="ce17" office:value-type="string" calcext:value-type="string">
            <text:p>INT. REG. ELECTRONICA <text:s/>TS1250N AG6 125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20.31" calcext:value-type="float">
            <text:p>5,120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250N AG6 1250A 4P</text:p>
          </table:table-cell>
          <table:table-cell table:style-name="ce17" office:value-type="string" calcext:value-type="string">
            <text:p>INT. REG. ELECTRONICA TS1250N AG6 125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90.85" calcext:value-type="float">
            <text:p>6,590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250NA 1250 4P</text:p>
          </table:table-cell>
          <table:table-cell table:style-name="ce17" office:value-type="string" calcext:value-type="string">
            <text:p>INT. SECC. TS1250NA 125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20.09" calcext:value-type="float">
            <text:p>4,620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0 AG6 1600A 4P</text:p>
          </table:table-cell>
          <table:table-cell table:style-name="ce17" office:value-type="string" calcext:value-type="string">
            <text:p>INT. REG. ELECTRONICA TS1600N AG6 16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74.71" calcext:value-type="float">
            <text:p>7,974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0N AG6 1600A 3P</text:p>
          </table:table-cell>
          <table:table-cell table:style-name="ce17" office:value-type="string" calcext:value-type="string">
            <text:p>INT. REG. ELECTRONICA <text:s/>TS1600N AG6 16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51.97" calcext:value-type="float">
            <text:p>6,051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0NA 16004P</text:p>
          </table:table-cell>
          <table:table-cell table:style-name="ce17" office:value-type="string" calcext:value-type="string">
            <text:p>INT. SECC. TS1600 16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61.26" calcext:value-type="float">
            <text:p>5,661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ATU 125A 3P</text:p>
          </table:table-cell>
          <table:table-cell table:style-name="ce17" office:value-type="string" calcext:value-type="string">
            <text:p>INT.REG.TERMOMAG.TS160N ATU 125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2.21" calcext:value-type="float">
            <text:p>432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ATU 125A 4P3T</text:p>
          </table:table-cell>
          <table:table-cell table:style-name="ce17" office:value-type="string" calcext:value-type="string">
            <text:p>INT. REG. TERMOMAG. TS160N ATU 125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6.12" calcext:value-type="float">
            <text:p>546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ATU 160A 3P</text:p>
          </table:table-cell>
          <table:table-cell table:style-name="ce17" office:value-type="string" calcext:value-type="string">
            <text:p>INT.REG.TERMOMAG. TS160N ATU 16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2.21" calcext:value-type="float">
            <text:p>432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ATU 160A 4P3T</text:p>
          </table:table-cell>
          <table:table-cell table:style-name="ce17" office:value-type="string" calcext:value-type="string">
            <text:p>INT.REG.TERMOMAG. TS160N ATU 16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6.12" calcext:value-type="float">
            <text:p>546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ETS23 160A 3P</text:p>
          </table:table-cell>
          <table:table-cell table:style-name="ce17" office:value-type="string" calcext:value-type="string">
            <text:p>INT. REG. ELECTRONICA TS160N ETS23 16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8.66" calcext:value-type="float">
            <text:p>508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ETS23 160A 4P</text:p>
          </table:table-cell>
          <table:table-cell table:style-name="ce17" office:value-type="string" calcext:value-type="string">
            <text:p>INT. REG. ELECTRONICA TS160N ETS23 16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5.77" calcext:value-type="float">
            <text:p>575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ETS23 80A 3P</text:p>
          </table:table-cell>
          <table:table-cell table:style-name="ce17" office:value-type="string" calcext:value-type="string">
            <text:p>INT. REG. ELECTRONICA TS160N ETS23 8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8.66" calcext:value-type="float">
            <text:p>508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ATU 200A 3P</text:p>
          </table:table-cell>
          <table:table-cell table:style-name="ce17" office:value-type="string" calcext:value-type="string">
            <text:p>INT.REG.TERMOMAG. TS250N ATU 2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8.88" calcext:value-type="float">
            <text:p>578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ATU 200A AP3T</text:p>
          </table:table-cell>
          <table:table-cell table:style-name="ce17" office:value-type="string" calcext:value-type="string">
            <text:p>INT.REG.TERMOMAG. TS250N ATU 2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0.81" calcext:value-type="float">
            <text:p>770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ATU 250A 3P</text:p>
          </table:table-cell>
          <table:table-cell table:style-name="ce17" office:value-type="string" calcext:value-type="string">
            <text:p>INT.REG.TERMOMAG. TS250N ATU 25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8.88" calcext:value-type="float">
            <text:p>578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ATU 250A 4P3T</text:p>
          </table:table-cell>
          <table:table-cell table:style-name="ce17" office:value-type="string" calcext:value-type="string">
            <text:p>INT.REG.TERMOMAG. TS250N ATU 25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0.81" calcext:value-type="float">
            <text:p>770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ETS23 160A 3P</text:p>
          </table:table-cell>
          <table:table-cell table:style-name="ce17" office:value-type="string" calcext:value-type="string">
            <text:p>INT.REG.ELECTRONICA TS250N ETS23 16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5.27" calcext:value-type="float">
            <text:p>705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ETS23 250A 3P</text:p>
          </table:table-cell>
          <table:table-cell table:style-name="ce17" office:value-type="string" calcext:value-type="string">
            <text:p>INT. REG. ELECTRONICA TS250N ETS23 25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2.34" calcext:value-type="float">
            <text:p>802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ETS23 250A 4P</text:p>
          </table:table-cell>
          <table:table-cell table:style-name="ce17" office:value-type="string" calcext:value-type="string">
            <text:p>INT. REG. ELECTRONICA TS250N ETS23 25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3.88" calcext:value-type="float">
            <text:p>923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A DSU250 3P</text:p>
          </table:table-cell>
          <table:table-cell table:style-name="ce17" office:value-type="string" calcext:value-type="string">
            <text:p>INT. SECC. TS250NA DSU250 25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7.17" calcext:value-type="float">
            <text:p>45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A DSU250 4P</text:p>
          </table:table-cell>
          <table:table-cell table:style-name="ce17" office:value-type="string" calcext:value-type="string">
            <text:p>INT.SECC. TS250NA DSU250 25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9.69" calcext:value-type="float">
            <text:p>609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400N ATU 300A 3P</text:p>
          </table:table-cell>
          <table:table-cell table:style-name="ce17" office:value-type="string" calcext:value-type="string">
            <text:p>INT.REG.TERMOMAG.TS400N ATU 3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9.05" calcext:value-type="float">
            <text:p>1,139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400N ATU 300A AP3T</text:p>
          </table:table-cell>
          <table:table-cell table:style-name="ce17" office:value-type="string" calcext:value-type="string">
            <text:p>INT.REG.TERMOMAG. TS400N ATU 3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2.4" calcext:value-type="float">
            <text:p>1,432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400N ETS33 400A 3P</text:p>
          </table:table-cell>
          <table:table-cell table:style-name="ce17" office:value-type="string" calcext:value-type="string">
            <text:p>INT. REG. ELECTRONICA TS400N ETS33 4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4.81" calcext:value-type="float">
            <text:p>1,164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400N ETS33 400A 4P</text:p>
          </table:table-cell>
          <table:table-cell table:style-name="ce17" office:value-type="string" calcext:value-type="string">
            <text:p>INT. REG. ELECTRONICA TS400N ETS33 4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3.45" calcext:value-type="float">
            <text:p>1,563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400NA DSU400 3P</text:p>
          </table:table-cell>
          <table:table-cell table:style-name="ce17" office:value-type="string" calcext:value-type="string">
            <text:p>INT. SECC. TS400NA DSU400 4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0.3" calcext:value-type="float">
            <text:p>800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630N ETS33 630A 3P</text:p>
          </table:table-cell>
          <table:table-cell table:style-name="ce17" office:value-type="string" calcext:value-type="string">
            <text:p>INT. REG. ELECTRONICA TS630N ETS33 63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37.38" calcext:value-type="float">
            <text:p>1,537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630N ETS33 630A 4P</text:p>
          </table:table-cell>
          <table:table-cell table:style-name="ce17" office:value-type="string" calcext:value-type="string">
            <text:p>INT. REG. ELECTRONICA TS630N ETS33 63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40.17" calcext:value-type="float">
            <text:p>2,340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800N ETS43 800A 3P</text:p>
          </table:table-cell>
          <table:table-cell table:style-name="ce17" office:value-type="string" calcext:value-type="string">
            <text:p>INT. REG. ELECTRONICA TS800N ETS43 8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10.22" calcext:value-type="float">
            <text:p>2,310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800N ETS43 800A 4P</text:p>
          </table:table-cell>
          <table:table-cell table:style-name="ce17" office:value-type="string" calcext:value-type="string">
            <text:p>INT. REG. ELECTRONICA TS800N ETS43 8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09.67" calcext:value-type="float">
            <text:p>2,709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800NA DSU800 3P</text:p>
          </table:table-cell>
          <table:table-cell table:style-name="ce17" office:value-type="string" calcext:value-type="string">
            <text:p>INT. SECC. TS800NA DSU800 8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9.46" calcext:value-type="float">
            <text:p>1,629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800NA DSU800 4P</text:p>
          </table:table-cell>
          <table:table-cell table:style-name="ce17" office:value-type="string" calcext:value-type="string">
            <text:p>INT.SECC. TS800NA DSU800 8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97.23" calcext:value-type="float">
            <text:p>1,997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000GA 4P</text:p>
          </table:table-cell>
          <table:table-cell table:style-name="ce17" office:value-type="string" calcext:value-type="string">
            <text:p>TRANSFERENCIA MOTORIZADA ATS4-100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99.56" calcext:value-type="float">
            <text:p>2,599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000GA 800A 4P</text:p>
          </table:table-cell>
          <table:table-cell table:style-name="ce17" office:value-type="string" calcext:value-type="string">
            <text:p>TRANSFERNCIA MOTORIZADA ATS4-1000GA 8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99.56" calcext:value-type="float">
            <text:p>2,599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00GA 4P</text:p>
          </table:table-cell>
          <table:table-cell table:style-name="ce17" office:value-type="string" calcext:value-type="string">
            <text:p>TRANSFERENCIA MOTORIZADA ATS4-10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4.17" calcext:value-type="float">
            <text:p>374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250GA 4P</text:p>
          </table:table-cell>
          <table:table-cell table:style-name="ce17" office:value-type="string" calcext:value-type="string">
            <text:p>TRANSFERENCIA MOTORIZADA ATS4-125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95.6" calcext:value-type="float">
            <text:p>2,795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600GA 4P</text:p>
          </table:table-cell>
          <table:table-cell table:style-name="ce17" office:value-type="string" calcext:value-type="string">
            <text:p>TRANSFERENCIA MOTORIZADA ATS4-160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79.88" calcext:value-type="float">
            <text:p>3,079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60GA 4P</text:p>
          </table:table-cell>
          <table:table-cell table:style-name="ce17" office:value-type="string" calcext:value-type="string">
            <text:p>TRANSFERENCIA MOTORIZADA ATS4-16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7.64" calcext:value-type="float">
            <text:p>42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250GA 4P</text:p>
          </table:table-cell>
          <table:table-cell table:style-name="ce17" office:value-type="string" calcext:value-type="string">
            <text:p>TRANSFERENCIA MOTORIZADA ATS4-25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5.13" calcext:value-type="float">
            <text:p>495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400GA 4P</text:p>
          </table:table-cell>
          <table:table-cell table:style-name="ce17" office:value-type="string" calcext:value-type="string">
            <text:p>TRANSFERENCIA MOTORIZADA ATS4-40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3.73" calcext:value-type="float">
            <text:p>843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630GA 4P</text:p>
          </table:table-cell>
          <table:table-cell table:style-name="ce17" office:value-type="string" calcext:value-type="string">
            <text:p>TRANSFERENCIA MOTORIZADA ATS4-63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9.04" calcext:value-type="float">
            <text:p>1,069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GQ1-63M1/4P 63A</text:p>
          </table:table-cell>
          <table:table-cell table:style-name="ce17" office:value-type="string" calcext:value-type="string">
            <text:p>TRANSFERENCIA MOTORIZADA MGQ1-63M1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6.65" calcext:value-type="float">
            <text:p>216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77123460201</text:p>
          </table:table-cell>
          <table:table-cell table:style-name="ce17" office:value-type="string" calcext:value-type="string">
            <text:p>BOBINA DE DISPARO 24VCC P/AN-10D3-10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.74" calcext:value-type="float">
            <text:p>146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N-10D3-10H M2D2D2AX</text:p>
          </table:table-cell>
          <table:table-cell table:style-name="ce17" office:value-type="string" calcext:value-type="string">
            <text:p>INT.AIRE 1000A AN-10D3-10H M2D2D2AX AG6U1AL EX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28.57" calcext:value-type="float">
            <text:p>6,428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N-16C4-13H-M2D2D2FX</text:p>
          </table:table-cell>
          <table:table-cell table:style-name="ce17" office:value-type="string" calcext:value-type="string">
            <text:p>INT. AIRE 1250A <text:s/>AN-16C4-13H-M2D2D2FX-AG6-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88.21" calcext:value-type="float">
            <text:p>7,588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N16C413HM2D2D2FX4G6</text:p>
          </table:table-cell>
          <table:table-cell table:style-name="ce17" office:value-type="string" calcext:value-type="string">
            <text:p>INT. AIRE 1250A AN-16C4-13H-M2D2D2FX-AG6-U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34.71" calcext:value-type="float">
            <text:p>6,834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N-16C4-16H-M2D2D2FX</text:p>
          </table:table-cell>
          <table:table-cell table:style-name="ce17" office:value-type="string" calcext:value-type="string">
            <text:p>INT. AIRE 1600A AN-16C4-16H-M2D2D2FX AG6 U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49.15" calcext:value-type="float">
            <text:p>6,849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20D4-20V-MAD0D2AX</text:p>
          </table:table-cell>
          <table:table-cell table:style-name="ce17" office:value-type="string" calcext:value-type="string">
            <text:p>INT. AIRE 2000A <text:s/>AS-20D4-20V-MAD0D2AX-AG6-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95.19" calcext:value-type="float">
            <text:p>10,095.1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20E4-20H MAD0D0AX</text:p>
          </table:table-cell>
          <table:table-cell table:style-name="ce17" office:value-type="string" calcext:value-type="string">
            <text:p>INT.AIRE 2000A AS-20E4-20H MAD0D0AX AG6U2AL EX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88.28" calcext:value-type="float">
            <text:p>10,68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25E4-25H-M2D2D2AX</text:p>
          </table:table-cell>
          <table:table-cell table:style-name="ce17" office:value-type="string" calcext:value-type="string">
            <text:p>INT. AIRE 2500A <text:s/>AS-25E4-25H-M2D2D2AX-AG6-U0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97.28" calcext:value-type="float">
            <text:p>15,497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25E4-25HM4D4DAX-A</text:p>
          </table:table-cell>
          <table:table-cell table:style-name="ce17" office:value-type="string" calcext:value-type="string">
            <text:p>INT.AIRE 2500A AS-25E4-25HM4D4D4AX-AG6-U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739.66" calcext:value-type="float">
            <text:p>15,739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32E4-32H-MAD0D0AX</text:p>
          </table:table-cell>
          <table:table-cell table:style-name="ce17" office:value-type="string" calcext:value-type="string">
            <text:p>INT. AIRE 3200A AS-32E4-32H-MAD0D0AX-AG6-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57.06" calcext:value-type="float">
            <text:p>12,057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32E4-32HMAD0D2AX-</text:p>
          </table:table-cell>
          <table:table-cell table:style-name="ce17" office:value-type="string" calcext:value-type="string">
            <text:p>INT. AIRE 3200A <text:s/>AS-32E4-32HMAD0D2AX-AG6-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159.25" calcext:value-type="float">
            <text:p>12,159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40E3-40H-MAD1D1AG</text:p>
          </table:table-cell>
          <table:table-cell table:style-name="ce17" office:value-type="string" calcext:value-type="string">
            <text:p>INT.AIRE 4000A AS-40E3-40H-MAD1D1AX-AG6-U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866.14" calcext:value-type="float">
            <text:p>28,86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50F4-50H-MAD0D2AX</text:p>
          </table:table-cell>
          <table:table-cell table:style-name="ce17" office:value-type="string" calcext:value-type="string">
            <text:p>INT. AIRE 5000A <text:s/>AS-50F4-50H-MAD0D2AX-AG6-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882.1" calcext:value-type="float">
            <text:p>32,882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OOR FRAME FIXED</text:p>
          </table:table-cell>
          <table:table-cell table:style-name="ce17" office:value-type="string" calcext:value-type="string">
            <text:p>MARCO P/INT. AIR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17" calcext:value-type="float">
            <text:p>40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420/1-1 <text:s text:c="10"/></text:p>
          </table:table-cell>
          <table:table-cell table:style-name="ce17" office:value-type="string" calcext:value-type="string">
            <text:p>INT.A CERRADURA 15420/1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67" calcext:value-type="float">
            <text:p>31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MD-10KA-30 25A 2P</text:p>
          </table:table-cell>
          <table:table-cell table:style-name="ce17" office:value-type="string" calcext:value-type="string">
            <text:p>INT. DIF. BIPOLAR TMD-10KA-30 25A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4" calcext:value-type="float">
            <text:p>28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10KA-30 40A 2P</text:p>
          </table:table-cell>
          <table:table-cell table:style-name="ce17" office:value-type="string" calcext:value-type="string">
            <text:p>INT. DIF. BIPOLAR TMD-10KA-30 40A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" calcext:value-type="float">
            <text:p>30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10KA-30 40A 4P</text:p>
          </table:table-cell>
          <table:table-cell table:style-name="ce17" office:value-type="string" calcext:value-type="string">
            <text:p>INT. DIF. TETRAP. TMD-10KA-30 4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" calcext:value-type="float">
            <text:p>0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10KA-30 63A 4P</text:p>
          </table:table-cell>
          <table:table-cell table:style-name="ce17" office:value-type="string" calcext:value-type="string">
            <text:p>INT. DIF. TETRAP. TMD-10KA-30 63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3" calcext:value-type="float">
            <text:p>43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30 2X25</text:p>
          </table:table-cell>
          <table:table-cell table:style-name="ce17" office:value-type="string" calcext:value-type="string">
            <text:p>INT.DIF.BIPOLAR TMD-30 2X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6" calcext:value-type="float">
            <text:p>28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30 2X40</text:p>
          </table:table-cell>
          <table:table-cell table:style-name="ce17" office:value-type="string" calcext:value-type="string">
            <text:p>INT.DIF.BIPOLAR TMD-30 <text:s/>2X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37" calcext:value-type="float">
            <text:p>30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30 4X63</text:p>
          </table:table-cell>
          <table:table-cell table:style-name="ce17" office:value-type="string" calcext:value-type="string">
            <text:p>INT.DIF.TETRAP.TMD-30 4X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15" calcext:value-type="float">
            <text:p>45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BA-OF23A</text:p>
          </table:table-cell>
          <table:table-cell table:style-name="ce17" office:value-type="string" calcext:value-type="string">
            <text:p>CONTACTO AUXILIAR P/TMI 6KA EPBA-OF2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2" calcext:value-type="float">
            <text:p>11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100 3P</text:p>
          </table:table-cell>
          <table:table-cell table:style-name="ce17" office:value-type="string" calcext:value-type="string">
            <text:p>INT. TERMO. TRIP. TMI-10KA-C10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09" calcext:value-type="float">
            <text:p>49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100 4P</text:p>
          </table:table-cell>
          <table:table-cell table:style-name="ce17" office:value-type="string" calcext:value-type="string">
            <text:p>INT. TERMO. TETR. TMI-10KA-C10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44" calcext:value-type="float">
            <text:p>65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125 3P</text:p>
          </table:table-cell>
          <table:table-cell table:style-name="ce17" office:value-type="string" calcext:value-type="string">
            <text:p>INT. TERMO. TRIP. TMI-10KA-C125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49" calcext:value-type="float">
            <text:p>51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125 4P</text:p>
          </table:table-cell>
          <table:table-cell table:style-name="ce17" office:value-type="string" calcext:value-type="string">
            <text:p>INT. TERMO. TETR. TMI-10KA-C125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.77" calcext:value-type="float">
            <text:p>78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80 3P</text:p>
          </table:table-cell>
          <table:table-cell table:style-name="ce17" office:value-type="string" calcext:value-type="string">
            <text:p>INT. TERMO. TRIP. TMI-10KA-C8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09" calcext:value-type="float">
            <text:p>49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80 4P</text:p>
          </table:table-cell>
          <table:table-cell table:style-name="ce17" office:value-type="string" calcext:value-type="string">
            <text:p>INT. TERMO. TETR. TMI-10KA-C8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44" calcext:value-type="float">
            <text:p>65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06 1P</text:p>
          </table:table-cell>
          <table:table-cell table:style-name="ce17" office:value-type="string" calcext:value-type="string">
            <text:p>INT. TERMO. UNIP. TMI-6KA-C06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3" calcext:value-type="float">
            <text:p>4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06 2P</text:p>
          </table:table-cell>
          <table:table-cell table:style-name="ce17" office:value-type="string" calcext:value-type="string">
            <text:p>INT. TERMO. BIPO. TMI-6KA-C06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4" calcext:value-type="float">
            <text:p>7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06 3P</text:p>
          </table:table-cell>
          <table:table-cell table:style-name="ce17" office:value-type="string" calcext:value-type="string">
            <text:p>INT. TERMO. TRIP. TMI-6KA-C06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2" calcext:value-type="float">
            <text:p>11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06 4P</text:p>
          </table:table-cell>
          <table:table-cell table:style-name="ce17" office:value-type="string" calcext:value-type="string">
            <text:p>INT. TERMO. TETR. TMI-6KA-C06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75" calcext:value-type="float">
            <text:p>15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0 1P</text:p>
          </table:table-cell>
          <table:table-cell table:style-name="ce17" office:value-type="string" calcext:value-type="string">
            <text:p>INT. TERMO. UNIP. TMI-6KA-C10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0 2P</text:p>
          </table:table-cell>
          <table:table-cell table:style-name="ce17" office:value-type="string" calcext:value-type="string">
            <text:p>INT. TERMO. BIPO. TMI-6KA-C10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0 3P</text:p>
          </table:table-cell>
          <table:table-cell table:style-name="ce17" office:value-type="string" calcext:value-type="string">
            <text:p>INT. TERMO. TRIP. TMI-6KA-C1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0 4P</text:p>
          </table:table-cell>
          <table:table-cell table:style-name="ce17" office:value-type="string" calcext:value-type="string">
            <text:p>INT. TERMO. TETR. TMI-6KA-C1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6 1P</text:p>
          </table:table-cell>
          <table:table-cell table:style-name="ce17" office:value-type="string" calcext:value-type="string">
            <text:p>INT. TERMO. UNIP. TMI-6KA-C16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6 2P</text:p>
          </table:table-cell>
          <table:table-cell table:style-name="ce17" office:value-type="string" calcext:value-type="string">
            <text:p>INT. TERMO. BIPO. TMI-6KA-C16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6 3P</text:p>
          </table:table-cell>
          <table:table-cell table:style-name="ce17" office:value-type="string" calcext:value-type="string">
            <text:p>INT. TERMO. TRIP. TMI-6KA-C16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6 4P</text:p>
          </table:table-cell>
          <table:table-cell table:style-name="ce17" office:value-type="string" calcext:value-type="string">
            <text:p>INT. TERMO. TETR. TMI-6KA-C16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0 1P</text:p>
          </table:table-cell>
          <table:table-cell table:style-name="ce17" office:value-type="string" calcext:value-type="string">
            <text:p>INT. TERMO. UNIP. TMI-6KA-C20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0 2P</text:p>
          </table:table-cell>
          <table:table-cell table:style-name="ce17" office:value-type="string" calcext:value-type="string">
            <text:p>INT. TERMO. BIPO. TMI-6KA-C20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0 3P</text:p>
          </table:table-cell>
          <table:table-cell table:style-name="ce17" office:value-type="string" calcext:value-type="string">
            <text:p>INT. TERMO. TRIP. TMI-6KA-C2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0 4P</text:p>
          </table:table-cell>
          <table:table-cell table:style-name="ce17" office:value-type="string" calcext:value-type="string">
            <text:p>INT. TERMO. TETR. TMI-6KA-C2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5 1P</text:p>
          </table:table-cell>
          <table:table-cell table:style-name="ce17" office:value-type="string" calcext:value-type="string">
            <text:p>INT. TERMO. UNIP. TMI-6KA-C25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5 2P</text:p>
          </table:table-cell>
          <table:table-cell table:style-name="ce17" office:value-type="string" calcext:value-type="string">
            <text:p>INT. TERMO. BIPO. TMI-6KA-C25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5 3P</text:p>
          </table:table-cell>
          <table:table-cell table:style-name="ce17" office:value-type="string" calcext:value-type="string">
            <text:p>INT. TERMO. TRIP. TMI-6KA-C25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5 4P</text:p>
          </table:table-cell>
          <table:table-cell table:style-name="ce17" office:value-type="string" calcext:value-type="string">
            <text:p>INT. TERMO. TETR. TMI-6KA-C25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32 1P</text:p>
          </table:table-cell>
          <table:table-cell table:style-name="ce17" office:value-type="string" calcext:value-type="string">
            <text:p>INT. TERMO. UNIP. TMI-6KA-C32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32 2P</text:p>
          </table:table-cell>
          <table:table-cell table:style-name="ce17" office:value-type="string" calcext:value-type="string">
            <text:p>INT. TERMO. BIPO. TMI-6KA-C32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32 3P</text:p>
          </table:table-cell>
          <table:table-cell table:style-name="ce17" office:value-type="string" calcext:value-type="string">
            <text:p>INT. TERMO. TRIP. TMI-6KA-C32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32 4P</text:p>
          </table:table-cell>
          <table:table-cell table:style-name="ce17" office:value-type="string" calcext:value-type="string">
            <text:p>INT. TERMO. TETR. TMI-6KA-C32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40 1P</text:p>
          </table:table-cell>
          <table:table-cell table:style-name="ce17" office:value-type="string" calcext:value-type="string">
            <text:p>INT. TERMO. UNIP. TMI-6KA-C40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40 2P</text:p>
          </table:table-cell>
          <table:table-cell table:style-name="ce17" office:value-type="string" calcext:value-type="string">
            <text:p>INT. TERMO. BIPO. TMI-6KA-C40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40 3P</text:p>
          </table:table-cell>
          <table:table-cell table:style-name="ce17" office:value-type="string" calcext:value-type="string">
            <text:p>INT. TERMO. TRIP. TMI-6KA-C4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40 4P</text:p>
          </table:table-cell>
          <table:table-cell table:style-name="ce17" office:value-type="string" calcext:value-type="string">
            <text:p>INT. TERMO. TETR. TMI-6KA-C4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50 1P</text:p>
          </table:table-cell>
          <table:table-cell table:style-name="ce17" office:value-type="string" calcext:value-type="string">
            <text:p>INT. TERMO. UNIP. TMI-6KA-C50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32" calcext:value-type="float">
            <text:p>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50 2P</text:p>
          </table:table-cell>
          <table:table-cell table:style-name="ce17" office:value-type="string" calcext:value-type="string">
            <text:p>INT. TERMO. BIPO. TMI-6KA-C50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39" calcext:value-type="float">
            <text:p>8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50 3P</text:p>
          </table:table-cell>
          <table:table-cell table:style-name="ce17" office:value-type="string" calcext:value-type="string">
            <text:p>INT. TERMO. TRIP. TMI-6KA-C5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8" calcext:value-type="float">
            <text:p>12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50 4P</text:p>
          </table:table-cell>
          <table:table-cell table:style-name="ce17" office:value-type="string" calcext:value-type="string">
            <text:p>INT. TERMO. TETR. TMI-6KA-C5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77" calcext:value-type="float">
            <text:p>16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63 1P</text:p>
          </table:table-cell>
          <table:table-cell table:style-name="ce17" office:value-type="string" calcext:value-type="string">
            <text:p>INT. TERMO. UNIP. TMI-6KA-C63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32" calcext:value-type="float">
            <text:p>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63 2P</text:p>
          </table:table-cell>
          <table:table-cell table:style-name="ce17" office:value-type="string" calcext:value-type="string">
            <text:p>INT. TERMO. BIPO. TMI-6KA-C63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39" calcext:value-type="float">
            <text:p>8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63 3P</text:p>
          </table:table-cell>
          <table:table-cell table:style-name="ce17" office:value-type="string" calcext:value-type="string">
            <text:p>INT. TERMO. TRIP. TMI-6KA-C63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8" calcext:value-type="float">
            <text:p>12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63 4P</text:p>
          </table:table-cell>
          <table:table-cell table:style-name="ce17" office:value-type="string" calcext:value-type="string">
            <text:p>INT. TERMO. TETR. TMI-6KA-C63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77" calcext:value-type="float">
            <text:p>16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06A-2P</text:p>
          </table:table-cell>
          <table:table-cell table:style-name="ce17" office:value-type="string" calcext:value-type="string">
            <text:p>INT.TERMO.BIPO.3KA TMI-C0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2" calcext:value-type="float">
            <text:p>7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06A-3P</text:p>
          </table:table-cell>
          <table:table-cell table:style-name="ce17" office:value-type="string" calcext:value-type="string">
            <text:p>INT.TERMO.TRIP.3KA TMI-C0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06A-4P</text:p>
          </table:table-cell>
          <table:table-cell table:style-name="ce17" office:value-type="string" calcext:value-type="string">
            <text:p>INT.TERMO.TETR.3KA TMI-C0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1" calcext:value-type="float">
            <text:p>11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0A-2P</text:p>
          </table:table-cell>
          <table:table-cell table:style-name="ce17" office:value-type="string" calcext:value-type="string">
            <text:p>INT.TERMO.BIPO.3KA TMI-C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73" calcext:value-type="float">
            <text:p>5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0A-3P</text:p>
          </table:table-cell>
          <table:table-cell table:style-name="ce17" office:value-type="string" calcext:value-type="string">
            <text:p>INT.TERMO.TRIP.3KA TMI-C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8" calcext:value-type="float">
            <text:p>8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0A-4P</text:p>
          </table:table-cell>
          <table:table-cell table:style-name="ce17" office:value-type="string" calcext:value-type="string">
            <text:p>INT.TERMO.TETR.3KA TMI-C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6A-1P</text:p>
          </table:table-cell>
          <table:table-cell table:style-name="ce17" office:value-type="string" calcext:value-type="string">
            <text:p>INT.TERMO.UNIP.3KA TMI-C1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86" calcext:value-type="float">
            <text:p>2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6A-2P</text:p>
          </table:table-cell>
          <table:table-cell table:style-name="ce17" office:value-type="string" calcext:value-type="string">
            <text:p>INT.TERMO.BIPO.3KA TMI-C1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3" calcext:value-type="float">
            <text:p>7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6A-3P</text:p>
          </table:table-cell>
          <table:table-cell table:style-name="ce17" office:value-type="string" calcext:value-type="string">
            <text:p>INT.TERMO.TRIP.3KA TMI-C1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47" calcext:value-type="float">
            <text:p>10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0A-1P</text:p>
          </table:table-cell>
          <table:table-cell table:style-name="ce17" office:value-type="string" calcext:value-type="string">
            <text:p>INT.TERMO.UNIP.3KA TMI-C2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86" calcext:value-type="float">
            <text:p>2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0A-2P</text:p>
          </table:table-cell>
          <table:table-cell table:style-name="ce17" office:value-type="string" calcext:value-type="string">
            <text:p>INT.TERMO.BIPO.3KA TMI-C2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3" calcext:value-type="float">
            <text:p>7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0A-3P</text:p>
          </table:table-cell>
          <table:table-cell table:style-name="ce17" office:value-type="string" calcext:value-type="string">
            <text:p>INT.TERMO.TRIP.3KA TMI-C2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8" calcext:value-type="float">
            <text:p>8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5A-1P</text:p>
          </table:table-cell>
          <table:table-cell table:style-name="ce17" office:value-type="string" calcext:value-type="string">
            <text:p>INT.TERMO.UNIP.3KA TMI-C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86" calcext:value-type="float">
            <text:p>2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5A-2P</text:p>
          </table:table-cell>
          <table:table-cell table:style-name="ce17" office:value-type="string" calcext:value-type="string">
            <text:p>INT.TERMO.BIPO.3KA TMI-C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3" calcext:value-type="float">
            <text:p>7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5A-3P</text:p>
          </table:table-cell>
          <table:table-cell table:style-name="ce17" office:value-type="string" calcext:value-type="string">
            <text:p>INT.TERMO.TRIP.3KA TMI-C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47" calcext:value-type="float">
            <text:p>10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32A-1P</text:p>
          </table:table-cell>
          <table:table-cell table:style-name="ce17" office:value-type="string" calcext:value-type="string">
            <text:p>INT.TERMO.UNIP.3KA TMI-C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86" calcext:value-type="float">
            <text:p>2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32A-2P</text:p>
          </table:table-cell>
          <table:table-cell table:style-name="ce17" office:value-type="string" calcext:value-type="string">
            <text:p>INT.TERMO.BIPO.3KA TMI-C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3" calcext:value-type="float">
            <text:p>7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32A-3P</text:p>
          </table:table-cell>
          <table:table-cell table:style-name="ce17" office:value-type="string" calcext:value-type="string">
            <text:p>INT.TERMO.TRIP.3KA TMI-C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8" calcext:value-type="float">
            <text:p>8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40A-1P</text:p>
          </table:table-cell>
          <table:table-cell table:style-name="ce17" office:value-type="string" calcext:value-type="string">
            <text:p>INT.TERMO.UNIP.3KA TMI-C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7" calcext:value-type="float">
            <text:p>3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40A-2P</text:p>
          </table:table-cell>
          <table:table-cell table:style-name="ce17" office:value-type="string" calcext:value-type="string">
            <text:p>INT.TERMO.BIPO.3KA TMI-C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3" calcext:value-type="float">
            <text:p>7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40A-3P</text:p>
          </table:table-cell>
          <table:table-cell table:style-name="ce17" office:value-type="string" calcext:value-type="string">
            <text:p>INT.TERMO.TRIP.3KA TMI-C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8" calcext:value-type="float">
            <text:p>8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40A-4P</text:p>
          </table:table-cell>
          <table:table-cell table:style-name="ce17" office:value-type="string" calcext:value-type="string">
            <text:p>INT.TERMO.TETR.3KA TMI-C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50A-1P</text:p>
          </table:table-cell>
          <table:table-cell table:style-name="ce17" office:value-type="string" calcext:value-type="string">
            <text:p>INT.TERMO.UNIP.3KA TMI-C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24" calcext:value-type="float">
            <text:p>3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50A-2P</text:p>
          </table:table-cell>
          <table:table-cell table:style-name="ce17" office:value-type="string" calcext:value-type="string">
            <text:p>INT.TERMO.BIPO.3KA TMI-C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9" calcext:value-type="float">
            <text:p>6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50A-3P</text:p>
          </table:table-cell>
          <table:table-cell table:style-name="ce17" office:value-type="string" calcext:value-type="string">
            <text:p>INT.TERMO.TRIP.3KA TMI-C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63A-1P</text:p>
          </table:table-cell>
          <table:table-cell table:style-name="ce17" office:value-type="string" calcext:value-type="string">
            <text:p>INT.TERMO.UNIP.3KA TMI-C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91" calcext:value-type="float">
            <text:p>4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63A-2P</text:p>
          </table:table-cell>
          <table:table-cell table:style-name="ce17" office:value-type="string" calcext:value-type="string">
            <text:p>INT.TERMO.BIPO.3KA TMI-C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9" calcext:value-type="float">
            <text:p>6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63A-3P</text:p>
          </table:table-cell>
          <table:table-cell table:style-name="ce17" office:value-type="string" calcext:value-type="string">
            <text:p>INT.TERMO.TRIP.3KA TMI-C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63A-4P</text:p>
          </table:table-cell>
          <table:table-cell table:style-name="ce17" office:value-type="string" calcext:value-type="string">
            <text:p>INT.TERMO.TETR.3KA TMI-C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8" calcext:value-type="float">
            <text:p>12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C96-0000 <text:s text:c="10"/></text:p>
          </table:table-cell>
          <table:table-cell table:style-name="ce17" office:value-type="string" calcext:value-type="string">
            <text:p>CONT.PID CONF.4 DIG PC96-0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1.94" calcext:value-type="float">
            <text:p>261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C33-0000 <text:s text:c="10"/></text:p>
          </table:table-cell>
          <table:table-cell table:style-name="ce17" office:value-type="string" calcext:value-type="string">
            <text:p>CONT CONFIG 3 SAL. <text:s/>RC33-0000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9" calcext:value-type="float">
            <text:p>49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P1M222-G</text:p>
          </table:table-cell>
          <table:table-cell table:style-name="ce17" office:value-type="string" calcext:value-type="string">
            <text:p>LED AP1M222-G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06" calcext:value-type="float">
            <text:p>15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P1M222-R</text:p>
          </table:table-cell>
          <table:table-cell table:style-name="ce17" office:value-type="string" calcext:value-type="string">
            <text:p>LED AP1M222-R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06" calcext:value-type="float">
            <text:p>15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P1M222-W</text:p>
          </table:table-cell>
          <table:table-cell table:style-name="ce17" office:value-type="string" calcext:value-type="string">
            <text:p>LED AP1M222-W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06" calcext:value-type="float">
            <text:p>15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P1M222-Y</text:p>
          </table:table-cell>
          <table:table-cell table:style-name="ce17" office:value-type="string" calcext:value-type="string">
            <text:p>LED AP1M222-Y AMARIL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06" calcext:value-type="float">
            <text:p>15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A7S 12V 2W <text:s text:c="8"/></text:p>
          </table:table-cell>
          <table:table-cell table:style-name="ce17" office:value-type="string" calcext:value-type="string">
            <text:p>LAMPARA BA7S 12V 2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61" calcext:value-type="float">
            <text:p>0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A7S 24V 3W <text:s text:c="8"/></text:p>
          </table:table-cell>
          <table:table-cell table:style-name="ce17" office:value-type="string" calcext:value-type="string">
            <text:p>LAMPARA BA7S 24V 3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61" calcext:value-type="float">
            <text:p>0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A7S 6V 1.2W <text:s text:c="7"/></text:p>
          </table:table-cell>
          <table:table-cell table:style-name="ce17" office:value-type="string" calcext:value-type="string">
            <text:p>LAMPARA BA7S 6V 1,2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A9S 48V 1W <text:s text:c="8"/></text:p>
          </table:table-cell>
          <table:table-cell table:style-name="ce17" office:value-type="string" calcext:value-type="string">
            <text:p>LAMPARA BA9S 48V 1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B7T-002</text:p>
          </table:table-cell>
          <table:table-cell table:style-name="ce17" office:value-type="string" calcext:value-type="string">
            <text:p>LAMPARA BA7S 48V 1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B9T-012</text:p>
          </table:table-cell>
          <table:table-cell table:style-name="ce17" office:value-type="string" calcext:value-type="string">
            <text:p>LAMPARA BA9S 12V 1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10B-24V2W-CF</text:p>
          </table:table-cell>
          <table:table-cell table:style-name="ce17" office:value-type="string" calcext:value-type="string">
            <text:p>LAMPARA BA9S 24V 2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10B-6V1W-CV</text:p>
          </table:table-cell>
          <table:table-cell table:style-name="ce17" office:value-type="string" calcext:value-type="string">
            <text:p>LAMPARA BA9S 6V 1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7B-24V062A-CV 1,5W</text:p>
          </table:table-cell>
          <table:table-cell table:style-name="ce17" office:value-type="string" calcext:value-type="string">
            <text:p>LAMPARA BA7S 24V 1,5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16-12V</text:p>
          </table:table-cell>
          <table:table-cell table:style-name="ce17" office:value-type="string" calcext:value-type="string">
            <text:p>LAMPARA L16-12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53" calcext:value-type="float">
            <text:p>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16-24V</text:p>
          </table:table-cell>
          <table:table-cell table:style-name="ce17" office:value-type="string" calcext:value-type="string">
            <text:p>LAMPARA L16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53" calcext:value-type="float">
            <text:p>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16-5V</text:p>
          </table:table-cell>
          <table:table-cell table:style-name="ce17" office:value-type="string" calcext:value-type="string">
            <text:p>LAMPARA L16-5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53" calcext:value-type="float">
            <text:p>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PD-2G</text:p>
          </table:table-cell>
          <table:table-cell table:style-name="ce17" office:value-type="string" calcext:value-type="string">
            <text:p>LED LAPD-2G 24VCC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59" calcext:value-type="float">
            <text:p>4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PD-2R</text:p>
          </table:table-cell>
          <table:table-cell table:style-name="ce17" office:value-type="string" calcext:value-type="string">
            <text:p>LED LAPD-2R 24VCC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5" calcext:value-type="float">
            <text:p>4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PD-2S</text:p>
          </table:table-cell>
          <table:table-cell table:style-name="ce17" office:value-type="string" calcext:value-type="string">
            <text:p>LED LAPD-2S 24VCC AZU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5" calcext:value-type="float">
            <text:p>4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PD-2W</text:p>
          </table:table-cell>
          <table:table-cell table:style-name="ce17" office:value-type="string" calcext:value-type="string">
            <text:p>LED LAPD-2W 24VCC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5" calcext:value-type="float">
            <text:p>4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PD-2Y</text:p>
          </table:table-cell>
          <table:table-cell table:style-name="ce17" office:value-type="string" calcext:value-type="string">
            <text:p>LED LAPD-2Y 24VCC AMARIL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5" calcext:value-type="float">
            <text:p>4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B9Z-LED2A</text:p>
          </table:table-cell>
          <table:table-cell table:style-name="ce17" office:value-type="string" calcext:value-type="string">
            <text:p>LB9Z-LED2A 24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PD-1G</text:p>
          </table:table-cell>
          <table:table-cell table:style-name="ce17" office:value-type="string" calcext:value-type="string">
            <text:p>LED 12V AC/DC LFPD-1G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98" calcext:value-type="float">
            <text:p>7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PD-1R</text:p>
          </table:table-cell>
          <table:table-cell table:style-name="ce17" office:value-type="string" calcext:value-type="string">
            <text:p>LED 12V AC/DC LFPD-1R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7" calcext:value-type="float">
            <text:p>6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PD-2W</text:p>
          </table:table-cell>
          <table:table-cell table:style-name="ce17" office:value-type="string" calcext:value-type="string">
            <text:p>LED 24V AC/DC <text:s/>LFPD-2W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1A 12V</text:p>
          </table:table-cell>
          <table:table-cell table:style-name="ce17" office:value-type="string" calcext:value-type="string">
            <text:p>LED LFTD-1A 12V AC/DC AMB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APN10 **</text:p>
          </table:table-cell>
          <table:table-cell table:style-name="ce17" office:value-type="string" calcext:value-type="string">
            <text:p>LED LFTD-2A 24V AC/DC AMB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GPN10 **</text:p>
          </table:table-cell>
          <table:table-cell table:style-name="ce17" office:value-type="string" calcext:value-type="string">
            <text:p>LED LFTD-2G 24V AC/DC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PWPN10 **</text:p>
          </table:table-cell>
          <table:table-cell table:style-name="ce17" office:value-type="string" calcext:value-type="string">
            <text:p>LED LFTD-2W 24V AC/DC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RPN10 **</text:p>
          </table:table-cell>
          <table:table-cell table:style-name="ce17" office:value-type="string" calcext:value-type="string">
            <text:p>LED LFTD-2R 24V AC/DC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SPN10 **</text:p>
          </table:table-cell>
          <table:table-cell table:style-name="ce17" office:value-type="string" calcext:value-type="string">
            <text:p>LED LFTD-2S 24V AC/DC AZU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Y 24V</text:p>
          </table:table-cell>
          <table:table-cell table:style-name="ce17" office:value-type="string" calcext:value-type="string">
            <text:p>LED LFTD-2Y 24V AC/DC AMARIL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H-14</text:p>
          </table:table-cell>
          <table:table-cell table:style-name="ce17" office:value-type="string" calcext:value-type="string">
            <text:p>LAMPARA 12V <text:s/>LH-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4" calcext:value-type="float">
            <text:p>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H-28</text:p>
          </table:table-cell>
          <table:table-cell table:style-name="ce17" office:value-type="string" calcext:value-type="string">
            <text:p>LAMPARA 24V <text:s/>LH-2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4" calcext:value-type="float">
            <text:p>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STD-2G 24V</text:p>
          </table:table-cell>
          <table:table-cell table:style-name="ce17" office:value-type="string" calcext:value-type="string">
            <text:p>LED LSTD-2G 24V AC/DC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9" calcext:value-type="float">
            <text:p>19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STD-2R 24V</text:p>
          </table:table-cell>
          <table:table-cell table:style-name="ce17" office:value-type="string" calcext:value-type="string">
            <text:p>LSTD-2R 24V AC/DC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9" calcext:value-type="float">
            <text:p>19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STD-2W 24V</text:p>
          </table:table-cell>
          <table:table-cell table:style-name="ce17" office:value-type="string" calcext:value-type="string">
            <text:p>LSTD-2W 24V AC/DC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9" calcext:value-type="float">
            <text:p>19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STD-6A</text:p>
          </table:table-cell>
          <table:table-cell table:style-name="ce17" office:value-type="string" calcext:value-type="string">
            <text:p>LED LSTD-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10B WD-03A</text:p>
          </table:table-cell>
          <table:table-cell table:style-name="ce17" office:value-type="string" calcext:value-type="string">
            <text:p>LED BA9S 24V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10BBD-03A</text:p>
          </table:table-cell>
          <table:table-cell table:style-name="ce17" office:value-type="string" calcext:value-type="string">
            <text:p>LED BA9S 24V AZU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10B-GD-03A</text:p>
          </table:table-cell>
          <table:table-cell table:style-name="ce17" office:value-type="string" calcext:value-type="string">
            <text:p>LED BA9S 24V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10B-RD-03A</text:p>
          </table:table-cell>
          <table:table-cell table:style-name="ce17" office:value-type="string" calcext:value-type="string">
            <text:p>LED BA9S 24V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10B-YD-03A</text:p>
          </table:table-cell>
          <table:table-cell table:style-name="ce17" office:value-type="string" calcext:value-type="string">
            <text:p>LED BA9S 24V AMARIL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AD-09A</text:p>
          </table:table-cell>
          <table:table-cell table:style-name="ce17" office:value-type="string" calcext:value-type="string">
            <text:p>LED BA9S 220V AMARIL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BD-09A</text:p>
          </table:table-cell>
          <table:table-cell table:style-name="ce17" office:value-type="string" calcext:value-type="string">
            <text:p>LED BA9S 220V AZU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GD-09A</text:p>
          </table:table-cell>
          <table:table-cell table:style-name="ce17" office:value-type="string" calcext:value-type="string">
            <text:p>LED BA9S 220V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RD-09A</text:p>
          </table:table-cell>
          <table:table-cell table:style-name="ce17" office:value-type="string" calcext:value-type="string">
            <text:p>LED BA9S 220V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WD-01A</text:p>
          </table:table-cell>
          <table:table-cell table:style-name="ce17" office:value-type="string" calcext:value-type="string">
            <text:p>LED BA9S 6V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WD-02A</text:p>
          </table:table-cell>
          <table:table-cell table:style-name="ce17" office:value-type="string" calcext:value-type="string">
            <text:p>LED BA9S 12V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WD-09A</text:p>
          </table:table-cell>
          <table:table-cell table:style-name="ce17" office:value-type="string" calcext:value-type="string">
            <text:p>LED BA9S 220V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B-WD-06A</text:p>
          </table:table-cell>
          <table:table-cell table:style-name="ce17" office:value-type="string" calcext:value-type="string">
            <text:p>LED BA9S 48V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F-HD3N</text:p>
          </table:table-cell>
          <table:table-cell table:style-name="ce17" office:value-type="string" calcext:value-type="string">
            <text:p>PEDAL DE ALUMINIO HRF-HD3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5.42" calcext:value-type="float">
            <text:p>125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F-HD5NX</text:p>
          </table:table-cell>
          <table:table-cell table:style-name="ce17" office:value-type="string" calcext:value-type="string">
            <text:p>PEDAL DE ALUMINIO DOBLE HRF-HD5N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8.14" calcext:value-type="float">
            <text:p>288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F-MD4</text:p>
          </table:table-cell>
          <table:table-cell table:style-name="ce17" office:value-type="string" calcext:value-type="string">
            <text:p>PEDAL DE ALUMINIO HRF-MD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99" calcext:value-type="float">
            <text:p>28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XL-101</text:p>
          </table:table-cell>
          <table:table-cell table:style-name="ce17" office:value-type="string" calcext:value-type="string">
            <text:p>CONTACTO 1NA+ 1NC KXL-1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51" calcext:value-type="float">
            <text:p>19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XL-301</text:p>
          </table:table-cell>
          <table:table-cell table:style-name="ce17" office:value-type="string" calcext:value-type="string">
            <text:p>LIM. CARRERA C/PULSADOR DE ACERO KXL-3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02" calcext:value-type="float">
            <text:p>34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302</text:p>
          </table:table-cell>
          <table:table-cell table:style-name="ce17" office:value-type="string" calcext:value-type="string">
            <text:p>LIM. CARRERA C/PULS. CON RODILLO DE ACERO KXL-3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03" calcext:value-type="float">
            <text:p>36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303</text:p>
          </table:table-cell>
          <table:table-cell table:style-name="ce17" office:value-type="string" calcext:value-type="string">
            <text:p>LIM. CARRERA C/PULS. CON BOLILLA DE ACERO KXL-3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07" calcext:value-type="float">
            <text:p>39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702</text:p>
          </table:table-cell>
          <table:table-cell table:style-name="ce17" office:value-type="string" calcext:value-type="string">
            <text:p>LIM. CARRERA C/LEVA ROT. FIJA KXL-7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57" calcext:value-type="float">
            <text:p>38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703</text:p>
          </table:table-cell>
          <table:table-cell table:style-name="ce17" office:value-type="string" calcext:value-type="string">
            <text:p>LIM. CARRERA C/LEVA ROT. AJUST. KXL-7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57" calcext:value-type="float">
            <text:p>38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726</text:p>
          </table:table-cell>
          <table:table-cell table:style-name="ce17" office:value-type="string" calcext:value-type="string">
            <text:p>LIM. CARRERA PAL..AJUST.C/ROD DE GOMA D.50 KXL-72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99" calcext:value-type="float">
            <text:p>38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737</text:p>
          </table:table-cell>
          <table:table-cell table:style-name="ce17" office:value-type="string" calcext:value-type="string">
            <text:p>LIM.CARRERA BRAZO ANG C/2 RODILLOS KXL-73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.63" calcext:value-type="float">
            <text:p>50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901</text:p>
          </table:table-cell>
          <table:table-cell table:style-name="ce17" office:value-type="string" calcext:value-type="string">
            <text:p>LIM. CARRERA C/RESORTE FLEX. KXL-9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57" calcext:value-type="float">
            <text:p>38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M-702</text:p>
          </table:table-cell>
          <table:table-cell table:style-name="ce17" office:value-type="string" calcext:value-type="string">
            <text:p>LIM. CARRERA C/LEVA ROT. FIJA KXM-7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87" calcext:value-type="float">
            <text:p>40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XM-703</text:p>
          </table:table-cell>
          <table:table-cell table:style-name="ce17" office:value-type="string" calcext:value-type="string">
            <text:p>LIM. CARRERA C/LEVA ROT. AJUST. KXM-7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12" calcext:value-type="float">
            <text:p>4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Z15G-010B</text:p>
          </table:table-cell>
          <table:table-cell table:style-name="ce17" office:value-type="string" calcext:value-type="string">
            <text:p>LIM. CARRERA C/PULSADOR DE ACERO Z15G-01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06" calcext:value-type="float">
            <text:p>13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Z15G-10B</text:p>
          </table:table-cell>
          <table:table-cell table:style-name="ce17" office:value-type="string" calcext:value-type="string">
            <text:p>LIM. CARRERA C/PULS. CORTO DE ACERO Z15G-1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1" calcext:value-type="float">
            <text:p>11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ZXL-101</text:p>
          </table:table-cell>
          <table:table-cell table:style-name="ce17" office:value-type="string" calcext:value-type="string">
            <text:p>CONTACTO 1NA+ 1NC ZXL-1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3" calcext:value-type="float">
            <text:p>20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ZXL-301</text:p>
          </table:table-cell>
          <table:table-cell table:style-name="ce17" office:value-type="string" calcext:value-type="string">
            <text:p>LIM. CARRERA C/PULSADOR DE ACERO ZXL-3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4" calcext:value-type="float">
            <text:p>31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ZXL-702</text:p>
          </table:table-cell>
          <table:table-cell table:style-name="ce17" office:value-type="string" calcext:value-type="string">
            <text:p>LIM. CARRERA C/LEVA ROT. FIJA ZXL-7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9" calcext:value-type="float">
            <text:p>33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ZXL-726</text:p>
          </table:table-cell>
          <table:table-cell table:style-name="ce17" office:value-type="string" calcext:value-type="string">
            <text:p>LIM. CAR. PAL. AJUST. C/ROD. DE GOMA D.50 ZXL-72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6" calcext:value-type="float">
            <text:p>35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ZXL-737</text:p>
          </table:table-cell>
          <table:table-cell table:style-name="ce17" office:value-type="string" calcext:value-type="string">
            <text:p>LIM. CARRERA BRAZO ANG. C/ 2 RODILLOS ZXL-73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25" calcext:value-type="float">
            <text:p>47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ZXL-901</text:p>
          </table:table-cell>
          <table:table-cell table:style-name="ce17" office:value-type="string" calcext:value-type="string">
            <text:p>LIM.CARRERA C/RESORTE FLEX. ZXL-9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9" calcext:value-type="float">
            <text:p>33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ZXM-703</text:p>
          </table:table-cell>
          <table:table-cell table:style-name="ce17" office:value-type="string" calcext:value-type="string">
            <text:p>LIM.CARRERA C/LEVA ROT. AJUST. ZXM-7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45" calcext:value-type="float">
            <text:p>3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80.94.11</text:p>
          </table:table-cell>
          <table:table-cell table:style-name="ce17" office:value-type="string" calcext:value-type="string">
            <text:p>80.94.11+OM/AP1B INT. TETRAP. 90G EN CAJA AP1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1.03" calcext:value-type="float">
            <text:p>151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1.11 <text:s text:c="11"/></text:p>
          </table:table-cell>
          <table:table-cell table:style-name="ce17" office:value-type="string" calcext:value-type="string">
            <text:p>80.01.11 INT. UN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05" calcext:value-type="float">
            <text:p>28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2.11 <text:s text:c="11"/></text:p>
          </table:table-cell>
          <table:table-cell table:style-name="ce17" office:value-type="string" calcext:value-type="string">
            <text:p>80.02.11 INT. B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4" calcext:value-type="float">
            <text:p>3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2.11/206</text:p>
          </table:table-cell>
          <table:table-cell table:style-name="ce17" office:value-type="string" calcext:value-type="string">
            <text:p>80.02.11/206 INT. B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47" calcext:value-type="float">
            <text:p>26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 <text:s text:c="11"/></text:p>
          </table:table-cell>
          <table:table-cell table:style-name="ce17" office:value-type="string" calcext:value-type="string">
            <text:p>80.03.11 INT. TR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37" calcext:value-type="float">
            <text:p>41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/206</text:p>
          </table:table-cell>
          <table:table-cell table:style-name="ce17" office:value-type="string" calcext:value-type="string">
            <text:p>80.03.11/206 INT. TR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03" calcext:value-type="float">
            <text:p>35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/445 <text:s text:c="7"/></text:p>
          </table:table-cell>
          <table:table-cell table:style-name="ce17" office:value-type="string" calcext:value-type="string">
            <text:p>80.03.11/445 INT.TR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09" calcext:value-type="float">
            <text:p>40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+3 <text:s text:c="9"/></text:p>
          </table:table-cell>
          <table:table-cell table:style-name="ce17" office:value-type="string" calcext:value-type="string">
            <text:p>80.03.11 +3 INT.TRIP.C/F+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2" calcext:value-type="float">
            <text:p>58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+4L <text:s text:c="8"/></text:p>
          </table:table-cell>
          <table:table-cell table:style-name="ce17" office:value-type="string" calcext:value-type="string">
            <text:p>80.03.11+4L INT.TRI.C/RET AU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.75" calcext:value-type="float">
            <text:p>59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+5c <text:s text:c="8"/></text:p>
          </table:table-cell>
          <table:table-cell table:style-name="ce17" office:value-type="string" calcext:value-type="string">
            <text:p>80.03.11+5C <text:s/>INT.NC.C/RET.AUT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2" calcext:value-type="float">
            <text:p>58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4.11 <text:s text:c="11"/></text:p>
          </table:table-cell>
          <table:table-cell table:style-name="ce17" office:value-type="string" calcext:value-type="string">
            <text:p>80.04.11 INT. TETRA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.95" calcext:value-type="float">
            <text:p>42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5.11 <text:s text:c="11"/></text:p>
          </table:table-cell>
          <table:table-cell table:style-name="ce17" office:value-type="string" calcext:value-type="string">
            <text:p>80.05.11 CONM. UN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4" calcext:value-type="float">
            <text:p>3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6.11 <text:s text:c="11"/></text:p>
          </table:table-cell>
          <table:table-cell table:style-name="ce17" office:value-type="string" calcext:value-type="string">
            <text:p>80.06.11 CONM. B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.95" calcext:value-type="float">
            <text:p>42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7.11 <text:s text:c="11"/></text:p>
          </table:table-cell>
          <table:table-cell table:style-name="ce17" office:value-type="string" calcext:value-type="string">
            <text:p>80.07.11 CONM. TR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3" calcext:value-type="float">
            <text:p>65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8.11 <text:s text:c="11"/></text:p>
          </table:table-cell>
          <table:table-cell table:style-name="ce17" office:value-type="string" calcext:value-type="string">
            <text:p>80.08.11 INV. MARCHA TRI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3" calcext:value-type="float">
            <text:p>65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8.11 + 6C</text:p>
          </table:table-cell>
          <table:table-cell table:style-name="ce17" office:value-type="string" calcext:value-type="string">
            <text:p>80.08.11 + 6C INV. MARCHA TRIP. EN CAJA METAL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8.67" calcext:value-type="float">
            <text:p>138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9.11 <text:s text:c="11"/></text:p>
          </table:table-cell>
          <table:table-cell table:style-name="ce17" office:value-type="string" calcext:value-type="string">
            <text:p>80.09.11 CONMUT. DE POL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28" calcext:value-type="float">
            <text:p>62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1.11 <text:s text:c="11"/></text:p>
          </table:table-cell>
          <table:table-cell table:style-name="ce17" office:value-type="string" calcext:value-type="string">
            <text:p>80.11.11 INV/CONM.DE PO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35" calcext:value-type="float">
            <text:p>96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4.11 <text:s text:c="11"/></text:p>
          </table:table-cell>
          <table:table-cell table:style-name="ce17" office:value-type="string" calcext:value-type="string">
            <text:p>80.14.11 C.AMP.P/M. DIRE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25" calcext:value-type="float">
            <text:p>82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5.11 <text:s text:c="11"/></text:p>
          </table:table-cell>
          <table:table-cell table:style-name="ce17" office:value-type="string" calcext:value-type="string">
            <text:p>80.15.11 C.VOLT.3TEN.FAS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41" calcext:value-type="float">
            <text:p>40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6.11 <text:s text:c="11"/></text:p>
          </table:table-cell>
          <table:table-cell table:style-name="ce17" office:value-type="string" calcext:value-type="string">
            <text:p>80.16.11 C.VOLT.3TEN CO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89" calcext:value-type="float">
            <text:p>43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7.11 <text:s text:c="11"/></text:p>
          </table:table-cell>
          <table:table-cell table:style-name="ce17" office:value-type="string" calcext:value-type="string">
            <text:p>80.17.11 C.VOLT.2LIN.TRI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17" calcext:value-type="float">
            <text:p>8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76.11</text:p>
          </table:table-cell>
          <table:table-cell table:style-name="ce17" office:value-type="string" calcext:value-type="string">
            <text:p>80.176.11 CONMUTADOR 10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45" calcext:value-type="float">
            <text:p>120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8.11 <text:s text:c="11"/></text:p>
          </table:table-cell>
          <table:table-cell table:style-name="ce17" office:value-type="string" calcext:value-type="string">
            <text:p>80.18.11 C.VOLT.3F/3CON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44" calcext:value-type="float">
            <text:p>91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9.11 <text:s text:c="11"/></text:p>
          </table:table-cell>
          <table:table-cell table:style-name="ce17" office:value-type="string" calcext:value-type="string">
            <text:p>80.19.11 C.VOLT.IF/3CON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52" calcext:value-type="float">
            <text:p>5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0.11 <text:s text:c="11"/></text:p>
          </table:table-cell>
          <table:table-cell table:style-name="ce17" office:value-type="string" calcext:value-type="string">
            <text:p>80.20.11 C.AMP.UNIP.1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33" calcext:value-type="float">
            <text:p>32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1.11 <text:s text:c="11"/></text:p>
          </table:table-cell>
          <table:table-cell table:style-name="ce17" office:value-type="string" calcext:value-type="string">
            <text:p>80.21.11 C.AMP.UNIP.2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89" calcext:value-type="float">
            <text:p>43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2.11 <text:s text:c="11"/></text:p>
          </table:table-cell>
          <table:table-cell table:style-name="ce17" office:value-type="string" calcext:value-type="string">
            <text:p>80.22.11 C.AMP.UNIP 3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.09" calcext:value-type="float">
            <text:p>50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3.11 <text:s text:c="11"/></text:p>
          </table:table-cell>
          <table:table-cell table:style-name="ce17" office:value-type="string" calcext:value-type="string">
            <text:p>80.23.11 C.AMP.UNIP.4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96" calcext:value-type="float">
            <text:p>87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4.11 <text:s text:c="11"/></text:p>
          </table:table-cell>
          <table:table-cell table:style-name="ce17" office:value-type="string" calcext:value-type="string">
            <text:p>80.24.11 C.AMP.BIP. 2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76" calcext:value-type="float">
            <text:p>6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5.11 <text:s text:c="11"/></text:p>
          </table:table-cell>
          <table:table-cell table:style-name="ce17" office:value-type="string" calcext:value-type="string">
            <text:p>80.25.11 C.AMP.BIP. 3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44" calcext:value-type="float">
            <text:p>91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6.11 <text:s text:c="11"/></text:p>
          </table:table-cell>
          <table:table-cell table:style-name="ce17" office:value-type="string" calcext:value-type="string">
            <text:p>80.26.11 C.AMP.BIP. 4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35" calcext:value-type="float">
            <text:p>96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7.11 <text:s text:c="11"/></text:p>
          </table:table-cell>
          <table:table-cell table:style-name="ce17" office:value-type="string" calcext:value-type="string">
            <text:p>80.27.11 CONM. WATIMETRI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41" calcext:value-type="float">
            <text:p>79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8.11 <text:s text:c="11"/></text:p>
          </table:table-cell>
          <table:table-cell table:style-name="ce17" office:value-type="string" calcext:value-type="string">
            <text:p>80.28.11 CONM. P/COSFIME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17" calcext:value-type="float">
            <text:p>8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9.11 <text:s text:c="11"/></text:p>
          </table:table-cell>
          <table:table-cell table:style-name="ce17" office:value-type="string" calcext:value-type="string">
            <text:p>80.29.11 INT.1F.C/FASE A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47" calcext:value-type="float">
            <text:p>36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0.11 <text:s text:c="11"/></text:p>
          </table:table-cell>
          <table:table-cell table:style-name="ce17" office:value-type="string" calcext:value-type="string">
            <text:p>80.30.11 CON/CONTAC.INVE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38" calcext:value-type="float">
            <text:p>47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1.11 <text:s text:c="11"/></text:p>
          </table:table-cell>
          <table:table-cell table:style-name="ce17" office:value-type="string" calcext:value-type="string">
            <text:p>80.31.11 C.AMP.BIP. 1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" calcext:value-type="float">
            <text:p>55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2.11 <text:s text:c="11"/></text:p>
          </table:table-cell>
          <table:table-cell table:style-name="ce17" office:value-type="string" calcext:value-type="string">
            <text:p>80.32.11 INV.1F C/FASE A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76" calcext:value-type="float">
            <text:p>6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3.11 <text:s text:c="11"/></text:p>
          </table:table-cell>
          <table:table-cell table:style-name="ce17" office:value-type="string" calcext:value-type="string">
            <text:p>80.33.11 CONM.1F C/FAS A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76" calcext:value-type="float">
            <text:p>6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4.11 <text:s text:c="11"/></text:p>
          </table:table-cell>
          <table:table-cell table:style-name="ce17" office:value-type="string" calcext:value-type="string">
            <text:p>80.34.11 INV.1F P/DISYUN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52" calcext:value-type="float">
            <text:p>5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5.11 <text:s text:c="11"/></text:p>
          </table:table-cell>
          <table:table-cell table:style-name="ce17" office:value-type="string" calcext:value-type="string">
            <text:p>80.35.11 CONM.1F P/DISYU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76" calcext:value-type="float">
            <text:p>6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6.11 <text:s text:c="11"/></text:p>
          </table:table-cell>
          <table:table-cell table:style-name="ce17" office:value-type="string" calcext:value-type="string">
            <text:p>80.36.11 CONM.P/CONTACTO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07" calcext:value-type="float">
            <text:p>34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7.11</text:p>
          </table:table-cell>
          <table:table-cell table:style-name="ce17" office:value-type="string" calcext:value-type="string">
            <text:p>80.37.11 INV. MON. P/MOT. C/CON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72" calcext:value-type="float">
            <text:p>79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8.11 <text:s text:c="11"/></text:p>
          </table:table-cell>
          <table:table-cell table:style-name="ce17" office:value-type="string" calcext:value-type="string">
            <text:p>80.38.11 DESV.UNIP. 3 VIA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61" calcext:value-type="float">
            <text:p>3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1.11 <text:s text:c="11"/></text:p>
          </table:table-cell>
          <table:table-cell table:style-name="ce17" office:value-type="string" calcext:value-type="string">
            <text:p>80.41.11 DESV.UNIP.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07" calcext:value-type="float">
            <text:p>34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1.11/206</text:p>
          </table:table-cell>
          <table:table-cell table:style-name="ce17" office:value-type="string" calcext:value-type="string">
            <text:p>80.41.11/206 DESV. UNIP. 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18" calcext:value-type="float">
            <text:p>32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2.11 <text:s text:c="11"/></text:p>
          </table:table-cell>
          <table:table-cell table:style-name="ce17" office:value-type="string" calcext:value-type="string">
            <text:p>80.42.11 DESV.BIP. 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89" calcext:value-type="float">
            <text:p>43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2.11/512 <text:s text:c="7"/></text:p>
          </table:table-cell>
          <table:table-cell table:style-name="ce17" office:value-type="string" calcext:value-type="string">
            <text:p>80.42.11/512 CONM.ESPECI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89" calcext:value-type="float">
            <text:p>43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3.11 <text:s text:c="11"/></text:p>
          </table:table-cell>
          <table:table-cell table:style-name="ce17" office:value-type="string" calcext:value-type="string">
            <text:p>80.43.11 DESV.TRIP.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.75" calcext:value-type="float">
            <text:p>59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3.11/206</text:p>
          </table:table-cell>
          <table:table-cell table:style-name="ce17" office:value-type="string" calcext:value-type="string">
            <text:p>80.43.11/206 <text:s/>DESV. TRIP. 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8" calcext:value-type="float">
            <text:p>64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4.11 <text:s text:c="11"/></text:p>
          </table:table-cell>
          <table:table-cell table:style-name="ce17" office:value-type="string" calcext:value-type="string">
            <text:p>80.44.11 DESV.TETRA.2 P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76" calcext:value-type="float">
            <text:p>6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5.11 <text:s text:c="11"/></text:p>
          </table:table-cell>
          <table:table-cell table:style-name="ce17" office:value-type="string" calcext:value-type="string">
            <text:p>80.45.11 CONM. TETRA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56" calcext:value-type="float">
            <text:p>69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5.11/206</text:p>
          </table:table-cell>
          <table:table-cell table:style-name="ce17" office:value-type="string" calcext:value-type="string">
            <text:p>80.45.11/206 CONM. TETRA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3" calcext:value-type="float">
            <text:p>65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6.11 <text:s text:c="11"/></text:p>
          </table:table-cell>
          <table:table-cell table:style-name="ce17" office:value-type="string" calcext:value-type="string">
            <text:p>80.46.11 DESV.UNIP.4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41" calcext:value-type="float">
            <text:p>40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6.11/206 <text:s text:c="7"/></text:p>
          </table:table-cell>
          <table:table-cell table:style-name="ce17" office:value-type="string" calcext:value-type="string">
            <text:p>80.46.11/206 CONM.ESPECI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33" calcext:value-type="float">
            <text:p>32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7.11 <text:s text:c="11"/></text:p>
          </table:table-cell>
          <table:table-cell table:style-name="ce17" office:value-type="string" calcext:value-type="string">
            <text:p>80.47.11 DESV.BIP. 4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44" calcext:value-type="float">
            <text:p>91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8.11 <text:s text:c="11"/></text:p>
          </table:table-cell>
          <table:table-cell table:style-name="ce17" office:value-type="string" calcext:value-type="string">
            <text:p>80.48.11 DESV.TRIP.4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14" calcext:value-type="float">
            <text:p>94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8.11/206 <text:s text:c="7"/></text:p>
          </table:table-cell>
          <table:table-cell table:style-name="ce17" office:value-type="string" calcext:value-type="string">
            <text:p>80.48.11/206 CONM.ESPECI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26" calcext:value-type="float">
            <text:p>88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9.11 <text:s text:c="11"/></text:p>
          </table:table-cell>
          <table:table-cell table:style-name="ce17" office:value-type="string" calcext:value-type="string">
            <text:p>80.49.11 DESV.UNIP.6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53" calcext:value-type="float">
            <text:p>57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9.11/206</text:p>
          </table:table-cell>
          <table:table-cell table:style-name="ce17" office:value-type="string" calcext:value-type="string">
            <text:p>80.49.11/206 DESV. UNIP. 6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46" calcext:value-type="float">
            <text:p>52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0.11 <text:s text:c="11"/></text:p>
          </table:table-cell>
          <table:table-cell table:style-name="ce17" office:value-type="string" calcext:value-type="string">
            <text:p>80.50.11 DESV.BIP. 6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7.29" calcext:value-type="float">
            <text:p>107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1.11 <text:s text:c="11"/></text:p>
          </table:table-cell>
          <table:table-cell table:style-name="ce17" office:value-type="string" calcext:value-type="string">
            <text:p>80.51.11 DESV.TRIP.6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6.15" calcext:value-type="float">
            <text:p>126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1.11/206</text:p>
          </table:table-cell>
          <table:table-cell table:style-name="ce17" office:value-type="string" calcext:value-type="string">
            <text:p>80.51.11/206 DESV. TRIP. 6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13" calcext:value-type="float">
            <text:p>120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2.11 <text:s text:c="11"/></text:p>
          </table:table-cell>
          <table:table-cell table:style-name="ce17" office:value-type="string" calcext:value-type="string">
            <text:p>80.52.11 DESV.UNIP. 10P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41" calcext:value-type="float">
            <text:p>79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3.11 <text:s text:c="11"/></text:p>
          </table:table-cell>
          <table:table-cell table:style-name="ce17" office:value-type="string" calcext:value-type="string">
            <text:p>80.53.11 DESV.UNIP.12 P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5" calcext:value-type="float">
            <text:p>119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3.11/206</text:p>
          </table:table-cell>
          <table:table-cell table:style-name="ce17" office:value-type="string" calcext:value-type="string">
            <text:p>80.53.11/206 DESV. UNIP 1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.69" calcext:value-type="float">
            <text:p>112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4.11</text:p>
          </table:table-cell>
          <table:table-cell table:style-name="ce17" office:value-type="string" calcext:value-type="string">
            <text:p>80.54.11 ARR. EST/TRIAN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32" calcext:value-type="float">
            <text:p>87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70.11 <text:s text:c="11"/></text:p>
          </table:table-cell>
          <table:table-cell table:style-name="ce17" office:value-type="string" calcext:value-type="string">
            <text:p>80.70.11 CONM. EST/TRIAN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17" calcext:value-type="float">
            <text:p>8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0.11 <text:s text:c="11"/></text:p>
          </table:table-cell>
          <table:table-cell table:style-name="ce17" office:value-type="string" calcext:value-type="string">
            <text:p>80.90.11 CONM.INV.EST.TRI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.21" calcext:value-type="float">
            <text:p>86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2.11 <text:s text:c="11"/></text:p>
          </table:table-cell>
          <table:table-cell table:style-name="ce17" office:value-type="string" calcext:value-type="string">
            <text:p>80.92.11 <text:s/>INT.BIPOLAR 90°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4" calcext:value-type="float">
            <text:p>3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2.11/206</text:p>
          </table:table-cell>
          <table:table-cell table:style-name="ce17" office:value-type="string" calcext:value-type="string">
            <text:p>80.92.11/206 INT. BIPOLAR 90°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47" calcext:value-type="float">
            <text:p>26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2.11+OM</text:p>
          </table:table-cell>
          <table:table-cell table:style-name="ce17" office:value-type="string" calcext:value-type="string">
            <text:p>80.92.11+OM INT.BIPOLAR 90º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01" calcext:value-type="float">
            <text:p>45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4.11 <text:s text:c="11"/></text:p>
          </table:table-cell>
          <table:table-cell table:style-name="ce17" office:value-type="string" calcext:value-type="string">
            <text:p>80.94.11 INT. TETRAP. 90G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22" calcext:value-type="float">
            <text:p>44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4.11+5C <text:s text:c="8"/></text:p>
          </table:table-cell>
          <table:table-cell table:style-name="ce17" office:value-type="string" calcext:value-type="string">
            <text:p>80.94.11+5C INT.EN CAJA ME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.71" calcext:value-type="float">
            <text:p>60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4.11+OM <text:s text:c="8"/></text:p>
          </table:table-cell>
          <table:table-cell table:style-name="ce17" office:value-type="string" calcext:value-type="string">
            <text:p>80.94.11+OM INT.TETRAP.90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79" calcext:value-type="float">
            <text:p>68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4.11+OP <text:s text:c="8"/></text:p>
          </table:table-cell>
          <table:table-cell table:style-name="ce17" office:value-type="string" calcext:value-type="string">
            <text:p>80.94.11+OP INT.TRABA/PUERT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3" calcext:value-type="float">
            <text:p>102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5.11</text:p>
          </table:table-cell>
          <table:table-cell table:style-name="ce17" office:value-type="string" calcext:value-type="string">
            <text:p>80.95.11 CONM. UNIPOLAR A 90°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4" calcext:value-type="float">
            <text:p>3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1P <text:s text:c="2"/></text:p>
          </table:table-cell>
          <table:table-cell table:style-name="ce17" office:value-type="string" calcext:value-type="string">
            <text:p>L.80 Esquema Especial 1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79" calcext:value-type="float">
            <text:p>68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2P <text:s text:c="2"/></text:p>
          </table:table-cell>
          <table:table-cell table:style-name="ce17" office:value-type="string" calcext:value-type="string">
            <text:p>L.80 Esquema Especial 2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2" calcext:value-type="float">
            <text:p>96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3P <text:s text:c="2"/></text:p>
          </table:table-cell>
          <table:table-cell table:style-name="ce17" office:value-type="string" calcext:value-type="string">
            <text:p>L.80 Esquema Especial 3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8.87" calcext:value-type="float">
            <text:p>118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4P <text:s text:c="2"/></text:p>
          </table:table-cell>
          <table:table-cell table:style-name="ce17" office:value-type="string" calcext:value-type="string">
            <text:p>L.80 Esquema Especial 4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.43" calcext:value-type="float">
            <text:p>146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5P <text:s text:c="2"/></text:p>
          </table:table-cell>
          <table:table-cell table:style-name="ce17" office:value-type="string" calcext:value-type="string">
            <text:p>L.80 Esquema Especial 5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7" calcext:value-type="float">
            <text:p>173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6P <text:s text:c="2"/></text:p>
          </table:table-cell>
          <table:table-cell table:style-name="ce17" office:value-type="string" calcext:value-type="string">
            <text:p>L.80 Esquema Especial 6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7.47" calcext:value-type="float">
            <text:p>19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7P <text:s text:c="2"/></text:p>
          </table:table-cell>
          <table:table-cell table:style-name="ce17" office:value-type="string" calcext:value-type="string">
            <text:p>L.80 Esquema Especial 7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3.93" calcext:value-type="float">
            <text:p>223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8P <text:s text:c="2"/></text:p>
          </table:table-cell>
          <table:table-cell table:style-name="ce17" office:value-type="string" calcext:value-type="string">
            <text:p>L.80 Esquema Especial 8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6.6" calcext:value-type="float">
            <text:p>246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9P <text:s text:c="2"/></text:p>
          </table:table-cell>
          <table:table-cell table:style-name="ce17" office:value-type="string" calcext:value-type="string">
            <text:p>L.80 Esquema Especial 9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2.09" calcext:value-type="float">
            <text:p>292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1.11 <text:s text:c="11"/></text:p>
          </table:table-cell>
          <table:table-cell table:style-name="ce17" office:value-type="string" calcext:value-type="string">
            <text:p>INT. UNIPOLAR <text:s text:c="9"/>20.01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14" calcext:value-type="float">
            <text:p>18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1.11+OS</text:p>
          </table:table-cell>
          <table:table-cell table:style-name="ce17" office:value-type="string" calcext:value-type="string">
            <text:p>INT. UNIPOLAR 20.01.11 + 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1.15</text:p>
          </table:table-cell>
          <table:table-cell table:style-name="ce17" office:value-type="string" calcext:value-type="string">
            <text:p>INT. UNIPOLAR 20.01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26" calcext:value-type="float">
            <text:p>19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1.15 +OS</text:p>
          </table:table-cell>
          <table:table-cell table:style-name="ce17" office:value-type="string" calcext:value-type="string">
            <text:p>INT. UNIPOLAR 20.01.15 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63" calcext:value-type="float">
            <text:p>2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2.11 <text:s text:c="11"/></text:p>
          </table:table-cell>
          <table:table-cell table:style-name="ce17" office:value-type="string" calcext:value-type="string">
            <text:p>INT. BIPOLAR <text:s text:c="9"/>20.02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16" calcext:value-type="float">
            <text:p>21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2.11+OS <text:s text:c="8"/></text:p>
          </table:table-cell>
          <table:table-cell table:style-name="ce17" office:value-type="string" calcext:value-type="string">
            <text:p>INT. BIPOLAR 20.02.11+OS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45" calcext:value-type="float">
            <text:p>23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2.15</text:p>
          </table:table-cell>
          <table:table-cell table:style-name="ce17" office:value-type="string" calcext:value-type="string">
            <text:p>INT. BIPOLAR 20.02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5" calcext:value-type="float">
            <text:p>25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2.15 +OS</text:p>
          </table:table-cell>
          <table:table-cell table:style-name="ce17" office:value-type="string" calcext:value-type="string">
            <text:p>INT. BIPOLAR 20.02.15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5" calcext:value-type="float">
            <text:p>27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.11 <text:s text:c="11"/></text:p>
          </table:table-cell>
          <table:table-cell table:style-name="ce17" office:value-type="string" calcext:value-type="string">
            <text:p>INT. TRIPOLAR <text:s text:c="8"/>20.03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17" calcext:value-type="float">
            <text:p>2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.11+OM</text:p>
          </table:table-cell>
          <table:table-cell table:style-name="ce17" office:value-type="string" calcext:value-type="string">
            <text:p>INT. TRIPOLAR 20.03.11 +O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47" calcext:value-type="float">
            <text:p>29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.11+OS <text:s text:c="8"/></text:p>
          </table:table-cell>
          <table:table-cell table:style-name="ce17" office:value-type="string" calcext:value-type="string">
            <text:p>INT.TRIPOLAR <text:s text:c="3"/>20.03.11+OS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47" calcext:value-type="float">
            <text:p>29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.15</text:p>
          </table:table-cell>
          <table:table-cell table:style-name="ce17" office:value-type="string" calcext:value-type="string">
            <text:p>INT. TRIPOLAR 20.03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07" calcext:value-type="float">
            <text:p>31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.15 + OS</text:p>
          </table:table-cell>
          <table:table-cell table:style-name="ce17" office:value-type="string" calcext:value-type="string">
            <text:p>INT. TRIPOLAR 20.03.15 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52" calcext:value-type="float">
            <text:p>33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4.11</text:p>
          </table:table-cell>
          <table:table-cell table:style-name="ce17" office:value-type="string" calcext:value-type="string">
            <text:p>CONMUTADORA UNIPOLAR (034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.72" calcext:value-type="float">
            <text:p>50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1 <text:s text:c="11"/></text:p>
          </table:table-cell>
          <table:table-cell table:style-name="ce17" office:value-type="string" calcext:value-type="string">
            <text:p>INT.TETRAPOLAR <text:s text:c="7"/>20.04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98" calcext:value-type="float">
            <text:p>29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1 + 5C</text:p>
          </table:table-cell>
          <table:table-cell table:style-name="ce17" office:value-type="string" calcext:value-type="string">
            <text:p>INT. EN CAJA METAL 20.04.11 + 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" calcext:value-type="float">
            <text:p>64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1+OM</text:p>
          </table:table-cell>
          <table:table-cell table:style-name="ce17" office:value-type="string" calcext:value-type="string">
            <text:p>INT.TETRAPOLAR 20.04.11+O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96" calcext:value-type="float">
            <text:p>32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1+OS <text:s text:c="8"/></text:p>
          </table:table-cell>
          <table:table-cell table:style-name="ce17" office:value-type="string" calcext:value-type="string">
            <text:p>INT.TETRAPOLAR <text:s/>20.04.11+OS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96" calcext:value-type="float">
            <text:p>32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5</text:p>
          </table:table-cell>
          <table:table-cell table:style-name="ce17" office:value-type="string" calcext:value-type="string">
            <text:p>INT. TETRAPOLAR 20.04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67" calcext:value-type="float">
            <text:p>33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5 + OS</text:p>
          </table:table-cell>
          <table:table-cell table:style-name="ce17" office:value-type="string" calcext:value-type="string">
            <text:p>INT. TETRAPOLAR 20.04.15 + 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7" calcext:value-type="float">
            <text:p>3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5+OP</text:p>
          </table:table-cell>
          <table:table-cell table:style-name="ce17" office:value-type="string" calcext:value-type="string">
            <text:p>INT. TETRAPOLAR 20.04.15 +O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98" calcext:value-type="float">
            <text:p>51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5.11 <text:s text:c="11"/></text:p>
          </table:table-cell>
          <table:table-cell table:style-name="ce17" office:value-type="string" calcext:value-type="string">
            <text:p>CONMUT. UNIPOLAR <text:s text:c="5"/>20.05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7" calcext:value-type="float">
            <text:p>2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5.11+OS <text:s text:c="8"/></text:p>
          </table:table-cell>
          <table:table-cell table:style-name="ce17" office:value-type="string" calcext:value-type="string">
            <text:p>CONMUT.UNIPOLAR 20.05.11+OS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78" calcext:value-type="float">
            <text:p>23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5.15</text:p>
          </table:table-cell>
          <table:table-cell table:style-name="ce17" office:value-type="string" calcext:value-type="string">
            <text:p>CONMUT.UNIPOLAR 20.05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6" calcext:value-type="float">
            <text:p>25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5.15 +OS</text:p>
          </table:table-cell>
          <table:table-cell table:style-name="ce17" office:value-type="string" calcext:value-type="string">
            <text:p>CONMUT. UNIPOLAR 20.05.15 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65" calcext:value-type="float">
            <text:p>27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6.11 <text:s text:c="11"/></text:p>
          </table:table-cell>
          <table:table-cell table:style-name="ce17" office:value-type="string" calcext:value-type="string">
            <text:p>CONMUT.BIPOLAR <text:s text:c="7"/>20.06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2" calcext:value-type="float">
            <text:p>3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6.11+5C</text:p>
          </table:table-cell>
          <table:table-cell table:style-name="ce17" office:value-type="string" calcext:value-type="string">
            <text:p>CONMUT. BIPOLAR EN CAJA METAL 20.06.11+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.76" calcext:value-type="float">
            <text:p>46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6.15</text:p>
          </table:table-cell>
          <table:table-cell table:style-name="ce17" office:value-type="string" calcext:value-type="string">
            <text:p>CONMUT. BIPOLAR 20.06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07" calcext:value-type="float">
            <text:p>34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6.15 +OS</text:p>
          </table:table-cell>
          <table:table-cell table:style-name="ce17" office:value-type="string" calcext:value-type="string">
            <text:p>CONMUT. BIPOLAR 20.06.15 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23" calcext:value-type="float">
            <text:p>37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7.11 <text:s text:c="11"/></text:p>
          </table:table-cell>
          <table:table-cell table:style-name="ce17" office:value-type="string" calcext:value-type="string">
            <text:p>CONMUT.TRIPOLAR <text:s text:c="6"/>20.07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99" calcext:value-type="float">
            <text:p>38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7.11+OS <text:s text:c="8"/></text:p>
          </table:table-cell>
          <table:table-cell table:style-name="ce17" office:value-type="string" calcext:value-type="string">
            <text:p>CONMUT.TRIPOLAR <text:s/>20.07.11+OS <text:s text:c="2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58" calcext:value-type="float">
            <text:p>43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7.15</text:p>
          </table:table-cell>
          <table:table-cell table:style-name="ce17" office:value-type="string" calcext:value-type="string">
            <text:p>CONMUT. TRIPOLAR 20.07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4" calcext:value-type="float">
            <text:p>43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7.15+OS</text:p>
          </table:table-cell>
          <table:table-cell table:style-name="ce17" office:value-type="string" calcext:value-type="string">
            <text:p>CONMUT. TRIPOLAR 20.07.15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54" calcext:value-type="float">
            <text:p>47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8.11 <text:s text:c="11"/></text:p>
          </table:table-cell>
          <table:table-cell table:style-name="ce17" office:value-type="string" calcext:value-type="string">
            <text:p>INV.MARCHA TRIPOLAR <text:s text:c="2"/>20.08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86" calcext:value-type="float">
            <text:p>39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8.11+5C</text:p>
          </table:table-cell>
          <table:table-cell table:style-name="ce17" office:value-type="string" calcext:value-type="string">
            <text:p>INV. MARCHA TRIP. EN CAJA METAL 20.08.11+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6" calcext:value-type="float">
            <text:p>62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8.11+OS <text:s text:c="8"/></text:p>
          </table:table-cell>
          <table:table-cell table:style-name="ce17" office:value-type="string" calcext:value-type="string">
            <text:p>INV.MARCH.TRIPOLAR 20.08.11+OS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58" calcext:value-type="float">
            <text:p>43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8.15</text:p>
          </table:table-cell>
          <table:table-cell table:style-name="ce17" office:value-type="string" calcext:value-type="string">
            <text:p>INV. MARCHA TRIPOLAR 20.08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59" calcext:value-type="float">
            <text:p>38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8.15+OS</text:p>
          </table:table-cell>
          <table:table-cell table:style-name="ce17" office:value-type="string" calcext:value-type="string">
            <text:p>INV. MARCHA TRIPOLAR 20.08.15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79" calcext:value-type="float">
            <text:p>47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9.11 <text:s text:c="11"/></text:p>
          </table:table-cell>
          <table:table-cell table:style-name="ce17" office:value-type="string" calcext:value-type="string">
            <text:p>C.POLOS DAHLANDER <text:s text:c="4"/>20.09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54" calcext:value-type="float">
            <text:p>47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2.11 <text:s text:c="11"/></text:p>
          </table:table-cell>
          <table:table-cell table:style-name="ce17" office:value-type="string" calcext:value-type="string">
            <text:p>INV.MAR.ARR.EST.TRI. <text:s/>20.12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7.54" calcext:value-type="float">
            <text:p>67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5.11 <text:s text:c="11"/></text:p>
          </table:table-cell>
          <table:table-cell table:style-name="ce17" office:value-type="string" calcext:value-type="string">
            <text:p>CON.VOLT.3 TEN. DE FASE 20.15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1" calcext:value-type="float">
            <text:p>28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5.11+OS</text:p>
          </table:table-cell>
          <table:table-cell table:style-name="ce17" office:value-type="string" calcext:value-type="string">
            <text:p>CON. VOLT. 3 TEN. DE FASE 20.15.11+ 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07" calcext:value-type="float">
            <text:p>31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6.11 <text:s text:c="11"/></text:p>
          </table:table-cell>
          <table:table-cell table:style-name="ce17" office:value-type="string" calcext:value-type="string">
            <text:p>C.VOL.3 TEN.COMP. <text:s text:c="4"/>20.16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82" calcext:value-type="float">
            <text:p>30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6.11+OS</text:p>
          </table:table-cell>
          <table:table-cell table:style-name="ce17" office:value-type="string" calcext:value-type="string">
            <text:p>C. VOL. 3 TEN. <text:s/>COMP. 20.16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67" calcext:value-type="float">
            <text:p>33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7.11 <text:s text:c="11"/></text:p>
          </table:table-cell>
          <table:table-cell table:style-name="ce17" office:value-type="string" calcext:value-type="string">
            <text:p>C.V.3 TEN.COM.2 LIN <text:s text:c="2"/>20.17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66" calcext:value-type="float">
            <text:p>48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8.11 <text:s text:c="11"/></text:p>
          </table:table-cell>
          <table:table-cell table:style-name="ce17" office:value-type="string" calcext:value-type="string">
            <text:p>C.VOL.3 T.FA.Y 3 COMP 20.18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73" calcext:value-type="float">
            <text:p>40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9.11 <text:s text:c="11"/></text:p>
          </table:table-cell>
          <table:table-cell table:style-name="ce17" office:value-type="string" calcext:value-type="string">
            <text:p>VOL.3 TEN COM 1 FASE <text:s/>20.19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86" calcext:value-type="float">
            <text:p>39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20.11 <text:s text:c="11"/></text:p>
          </table:table-cell>
          <table:table-cell table:style-name="ce17" office:value-type="string" calcext:value-type="string">
            <text:p>AMP.UNIP. 1 TR. INT <text:s text:c="2"/>20.20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32" calcext:value-type="float">
            <text:p>21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21.11 <text:s text:c="11"/></text:p>
          </table:table-cell>
          <table:table-cell table:style-name="ce17" office:value-type="string" calcext:value-type="string">
            <text:p>AMP.UNIP. 2 TR. INT. <text:s/>20.21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07" calcext:value-type="float">
            <text:p>31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21.11+OS</text:p>
          </table:table-cell>
          <table:table-cell table:style-name="ce17" office:value-type="string" calcext:value-type="string">
            <text:p>AMP. UNIP. 2 TR. INT. 20.21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99" calcext:value-type="float">
            <text:p>33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22.11 <text:s text:c="11"/></text:p>
          </table:table-cell>
          <table:table-cell table:style-name="ce17" office:value-type="string" calcext:value-type="string">
            <text:p>AMP.UNIP. 3 TR INT. <text:s text:c="2"/>20.22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03" calcext:value-type="float">
            <text:p>41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29.11 <text:s text:c="11"/></text:p>
          </table:table-cell>
          <table:table-cell table:style-name="ce17" office:value-type="string" calcext:value-type="string">
            <text:p>INT.P/MOTOR C/B.AUX. <text:s/>20.29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65" calcext:value-type="float">
            <text:p>27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0.11 <text:s text:c="11"/></text:p>
          </table:table-cell>
          <table:table-cell table:style-name="ce17" office:value-type="string" calcext:value-type="string">
            <text:p>P/TELERR.C/RET.A M. <text:s text:c="2"/>20.30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2" calcext:value-type="float">
            <text:p>3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1.11 <text:s text:c="11"/></text:p>
          </table:table-cell>
          <table:table-cell table:style-name="ce17" office:value-type="string" calcext:value-type="string">
            <text:p>AMP.BIP. 1TR.INT. <text:s text:c="4"/>20.31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2" calcext:value-type="float">
            <text:p>3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2.11 <text:s text:c="11"/></text:p>
          </table:table-cell>
          <table:table-cell table:style-name="ce17" office:value-type="string" calcext:value-type="string">
            <text:p>INV.M.P/MO.M.C/B.AUX <text:s/>20.32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01" calcext:value-type="float">
            <text:p>40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3.11 <text:s text:c="11"/></text:p>
          </table:table-cell>
          <table:table-cell table:style-name="ce17" office:value-type="string" calcext:value-type="string">
            <text:p>POLO P/MOT.M.C/B.AUX <text:s/>20.33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86" calcext:value-type="float">
            <text:p>39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4.11 <text:s text:c="11"/></text:p>
          </table:table-cell>
          <table:table-cell table:style-name="ce17" office:value-type="string" calcext:value-type="string">
            <text:p>INV.MARCH.MON.C/CENT. 20.34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01" calcext:value-type="float">
            <text:p>40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5.11 <text:s text:c="11"/></text:p>
          </table:table-cell>
          <table:table-cell table:style-name="ce17" office:value-type="string" calcext:value-type="string">
            <text:p>P/M.C/B.AUX.E I.C. <text:s text:c="3"/>20.35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86" calcext:value-type="float">
            <text:p>39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6.11 <text:s text:c="11"/></text:p>
          </table:table-cell>
          <table:table-cell table:style-name="ce17" office:value-type="string" calcext:value-type="string">
            <text:p>P/TELERR.C/RET.M. <text:s text:c="4"/>20.36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32" calcext:value-type="float">
            <text:p>21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7.11 <text:s text:c="11"/></text:p>
          </table:table-cell>
          <table:table-cell table:style-name="ce17" office:value-type="string" calcext:value-type="string">
            <text:p>INV.M.MONF.C/CAP.FI. <text:s/>20.37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01" calcext:value-type="float">
            <text:p>40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8.11 <text:s text:c="11"/></text:p>
          </table:table-cell>
          <table:table-cell table:style-name="ce17" office:value-type="string" calcext:value-type="string">
            <text:p>DESV.UNIP.3 VIAS <text:s text:c="5"/>20.38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2" calcext:value-type="float">
            <text:p>3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1.11 <text:s text:c="11"/></text:p>
          </table:table-cell>
          <table:table-cell table:style-name="ce17" office:value-type="string" calcext:value-type="string">
            <text:p>DESV.UNIP. 2 VIAS <text:s text:c="4"/>20.41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7" calcext:value-type="float">
            <text:p>2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2.11 <text:s text:c="11"/></text:p>
          </table:table-cell>
          <table:table-cell table:style-name="ce17" office:value-type="string" calcext:value-type="string">
            <text:p>DESV.BIP.2 VIAS <text:s text:c="6"/>20.42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2" calcext:value-type="float">
            <text:p>3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3.11 <text:s text:c="11"/></text:p>
          </table:table-cell>
          <table:table-cell table:style-name="ce17" office:value-type="string" calcext:value-type="string">
            <text:p>DESV.TRIP.2 VIAS <text:s text:c="5"/>20.43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01" calcext:value-type="float">
            <text:p>40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4.11 <text:s text:c="11"/></text:p>
          </table:table-cell>
          <table:table-cell table:style-name="ce17" office:value-type="string" calcext:value-type="string">
            <text:p>DES.TETR.2 VIAS <text:s text:c="6"/>20.44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66" calcext:value-type="float">
            <text:p>48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5.11 <text:s text:c="11"/></text:p>
          </table:table-cell>
          <table:table-cell table:style-name="ce17" office:value-type="string" calcext:value-type="string">
            <text:p>CONM.TETRAPOLAR <text:s text:c="6"/>20.45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94" calcext:value-type="float">
            <text:p>47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5.15 + OP</text:p>
          </table:table-cell>
          <table:table-cell table:style-name="ce17" office:value-type="string" calcext:value-type="string">
            <text:p>CONM. TETRAPOLAR 20.45.15 + O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03" calcext:value-type="float">
            <text:p>6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6.11 <text:s text:c="11"/></text:p>
          </table:table-cell>
          <table:table-cell table:style-name="ce17" office:value-type="string" calcext:value-type="string">
            <text:p>DESV.UNIPOLAR 4 VIAS <text:s/>20.46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5" calcext:value-type="float">
            <text:p>30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6.15</text:p>
          </table:table-cell>
          <table:table-cell table:style-name="ce17" office:value-type="string" calcext:value-type="string">
            <text:p>DESV. UNIPOLAR 4 VIAS 20.46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67" calcext:value-type="float">
            <text:p>33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7.11 <text:s text:c="11"/></text:p>
          </table:table-cell>
          <table:table-cell table:style-name="ce17" office:value-type="string" calcext:value-type="string">
            <text:p>DESV.BIP. 4 VIAS <text:s text:c="5"/>20.47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49" calcext:value-type="float">
            <text:p>48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9.11 <text:s text:c="11"/></text:p>
          </table:table-cell>
          <table:table-cell table:style-name="ce17" office:value-type="string" calcext:value-type="string">
            <text:p>DESV.UNIP. 6 VIAS <text:s text:c="4"/>20.49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86" calcext:value-type="float">
            <text:p>39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57.11 <text:s text:c="11"/></text:p>
          </table:table-cell>
          <table:table-cell table:style-name="ce17" office:value-type="string" calcext:value-type="string">
            <text:p>GRAD.UNIP.3 VIAS Y 0 <text:s/>20.57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65" calcext:value-type="float">
            <text:p>27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58.11 <text:s text:c="11"/></text:p>
          </table:table-cell>
          <table:table-cell table:style-name="ce17" office:value-type="string" calcext:value-type="string">
            <text:p>GRAD.UNI.4 VIAS Y 0 <text:s text:c="2"/>20.58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5" calcext:value-type="float">
            <text:p>30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59.11 <text:s text:c="11"/></text:p>
          </table:table-cell>
          <table:table-cell table:style-name="ce17" office:value-type="string" calcext:value-type="string">
            <text:p>GRAD.UNI.5 VIAS Y 0 <text:s text:c="2"/>20.59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26" calcext:value-type="float">
            <text:p>35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60.11 <text:s text:c="11"/></text:p>
          </table:table-cell>
          <table:table-cell table:style-name="ce17" office:value-type="string" calcext:value-type="string">
            <text:p>GRAD.BIP.3 VIAS Y 0 <text:s text:c="2"/>20.60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26" calcext:value-type="float">
            <text:p>35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65.11 <text:s text:c="11"/></text:p>
          </table:table-cell>
          <table:table-cell table:style-name="ce17" office:value-type="string" calcext:value-type="string">
            <text:p>GRAD.BIP.6 VIAS Y 0 <text:s text:c="2"/>20.65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3.3" calcext:value-type="float">
            <text:p>63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96.11</text:p>
          </table:table-cell>
          <table:table-cell table:style-name="ce17" office:value-type="string" calcext:value-type="string">
            <text:p>SELECTORA DE FASE 3 x 380V <text:s/>20.96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1" calcext:value-type="float">
            <text:p>28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96.15</text:p>
          </table:table-cell>
          <table:table-cell table:style-name="ce17" office:value-type="string" calcext:value-type="string">
            <text:p>SELECTORA DE FASE 3x380V 20.96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67" calcext:value-type="float">
            <text:p>33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97.11</text:p>
          </table:table-cell>
          <table:table-cell table:style-name="ce17" office:value-type="string" calcext:value-type="string">
            <text:p>SELECTORA DE FASE 3 x 380V + NEUTRO <text:s/>20.97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1" calcext:value-type="float">
            <text:p>28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20 ESQ. ESP. 1P</text:p>
          </table:table-cell>
          <table:table-cell table:style-name="ce17" office:value-type="string" calcext:value-type="string">
            <text:p>L.20 ESQUEMA ESPECIAL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26" calcext:value-type="float">
            <text:p>38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20 ESQ. ESP. 2P</text:p>
          </table:table-cell>
          <table:table-cell table:style-name="ce17" office:value-type="string" calcext:value-type="string">
            <text:p>L.20 ESQUEMA ESPECIAL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8" calcext:value-type="float">
            <text:p>53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20 ESQ. ESP. 3P</text:p>
          </table:table-cell>
          <table:table-cell table:style-name="ce17" office:value-type="string" calcext:value-type="string">
            <text:p>L.20 ESQUEMA ESPECIAL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.96" calcext:value-type="float">
            <text:p>71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20 ESQ. ESP. 4P</text:p>
          </table:table-cell>
          <table:table-cell table:style-name="ce17" office:value-type="string" calcext:value-type="string">
            <text:p>L.20 ESQUEMA ESPECIAL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64" calcext:value-type="float">
            <text:p>8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20 ESQ. ESP. 5P</text:p>
          </table:table-cell>
          <table:table-cell table:style-name="ce17" office:value-type="string" calcext:value-type="string">
            <text:p>L.20 ESQUEMA ESPECIAL 5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9.56" calcext:value-type="float">
            <text:p>109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2.11</text:p>
          </table:table-cell>
          <table:table-cell table:style-name="ce17" office:value-type="string" calcext:value-type="string">
            <text:p>INTERRUPTOR BIPOLAR 30.02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9" calcext:value-type="float">
            <text:p>28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3.11</text:p>
          </table:table-cell>
          <table:table-cell table:style-name="ce17" office:value-type="string" calcext:value-type="string">
            <text:p>INTERRUPTOR TRIPOLAR 30.03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05" calcext:value-type="float">
            <text:p>37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3.11+OS</text:p>
          </table:table-cell>
          <table:table-cell table:style-name="ce17" office:value-type="string" calcext:value-type="string">
            <text:p>INTERRUPTOR TRIPOLAR 30.03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66" calcext:value-type="float">
            <text:p>40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4.11</text:p>
          </table:table-cell>
          <table:table-cell table:style-name="ce17" office:value-type="string" calcext:value-type="string">
            <text:p>INTERRUPTOR TETRAPOLAR 30.04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.61" calcext:value-type="float">
            <text:p>42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4.11 + OM</text:p>
          </table:table-cell>
          <table:table-cell table:style-name="ce17" office:value-type="string" calcext:value-type="string">
            <text:p>INT. TETRAPOLAR 30.04.11 + O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23" calcext:value-type="float">
            <text:p>47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4.11+OS</text:p>
          </table:table-cell>
          <table:table-cell table:style-name="ce17" office:value-type="string" calcext:value-type="string">
            <text:p>INTERRUPTOR TETRAPOLAR 30.04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01" calcext:value-type="float">
            <text:p>47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5.11</text:p>
          </table:table-cell>
          <table:table-cell table:style-name="ce17" office:value-type="string" calcext:value-type="string">
            <text:p>CONMUT. UNIPOLAR 30.05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05" calcext:value-type="float">
            <text:p>29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6.11</text:p>
          </table:table-cell>
          <table:table-cell table:style-name="ce17" office:value-type="string" calcext:value-type="string">
            <text:p>CONMUTADOR BIPOLAR 30.06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08" calcext:value-type="float">
            <text:p>44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6.11+OS</text:p>
          </table:table-cell>
          <table:table-cell table:style-name="ce17" office:value-type="string" calcext:value-type="string">
            <text:p>CONMUTADOR BIPOLAR 30.06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48" calcext:value-type="float">
            <text:p>48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7.11</text:p>
          </table:table-cell>
          <table:table-cell table:style-name="ce17" office:value-type="string" calcext:value-type="string">
            <text:p>CONMUT. TRIPOLAR 30.07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92" calcext:value-type="float">
            <text:p>58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7.11+OS</text:p>
          </table:table-cell>
          <table:table-cell table:style-name="ce17" office:value-type="string" calcext:value-type="string">
            <text:p>CONMUTADOR TRIPOLAR 30.07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81" calcext:value-type="float">
            <text:p>64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8.11</text:p>
          </table:table-cell>
          <table:table-cell table:style-name="ce17" office:value-type="string" calcext:value-type="string">
            <text:p>INV. MARCHA TRIPOLAR 30.08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4" calcext:value-type="float">
            <text:p>52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8.11+OS</text:p>
          </table:table-cell>
          <table:table-cell table:style-name="ce17" office:value-type="string" calcext:value-type="string">
            <text:p>INV. MARCHA TRIPLAR 30.08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96" calcext:value-type="float">
            <text:p>57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9.11</text:p>
          </table:table-cell>
          <table:table-cell table:style-name="ce17" office:value-type="string" calcext:value-type="string">
            <text:p>CONMUTADOR DE POLOS 30.09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6" calcext:value-type="float">
            <text:p>7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9.11+OS</text:p>
          </table:table-cell>
          <table:table-cell table:style-name="ce17" office:value-type="string" calcext:value-type="string">
            <text:p>CONMUT.DE POLOS DAHLANDER 30.09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96" calcext:value-type="float">
            <text:p>81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15.11</text:p>
          </table:table-cell>
          <table:table-cell table:style-name="ce17" office:value-type="string" calcext:value-type="string">
            <text:p>CONMUTADOR VOLTIMETRICO 30.15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9" calcext:value-type="float">
            <text:p>44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15.11+OS</text:p>
          </table:table-cell>
          <table:table-cell table:style-name="ce17" office:value-type="string" calcext:value-type="string">
            <text:p>CONMUTADOR VOLTIMETRICO 30.15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97" calcext:value-type="float">
            <text:p>48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22.11</text:p>
          </table:table-cell>
          <table:table-cell table:style-name="ce17" office:value-type="string" calcext:value-type="string">
            <text:p>AMP.UNIP. 3 TR. INT 30.22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48" calcext:value-type="float">
            <text:p>56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38.11</text:p>
          </table:table-cell>
          <table:table-cell table:style-name="ce17" office:value-type="string" calcext:value-type="string">
            <text:p>DESV. UNIP. 3 VIAS 30.38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08" calcext:value-type="float">
            <text:p>44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43.11</text:p>
          </table:table-cell>
          <table:table-cell table:style-name="ce17" office:value-type="string" calcext:value-type="string">
            <text:p>DESV.TRIP.2 VIAS 30.43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29" calcext:value-type="float">
            <text:p>57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44.11</text:p>
          </table:table-cell>
          <table:table-cell table:style-name="ce17" office:value-type="string" calcext:value-type="string">
            <text:p>DESV.TETRAP.2 VIAS 30.44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.82" calcext:value-type="float">
            <text:p>71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45.11</text:p>
          </table:table-cell>
          <table:table-cell table:style-name="ce17" office:value-type="string" calcext:value-type="string">
            <text:p>CONMUTADOR TETRAPOLAR 30.45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.45" calcext:value-type="float">
            <text:p>73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46.11</text:p>
          </table:table-cell>
          <table:table-cell table:style-name="ce17" office:value-type="string" calcext:value-type="string">
            <text:p>DESV. UNIPOLAR 4 VIAS 30.46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27" calcext:value-type="float">
            <text:p>43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47.11</text:p>
          </table:table-cell>
          <table:table-cell table:style-name="ce17" office:value-type="string" calcext:value-type="string">
            <text:p>DESV. BIPOLAR 4 VIAS 30.47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6" calcext:value-type="float">
            <text:p>7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54.11</text:p>
          </table:table-cell>
          <table:table-cell table:style-name="ce17" office:value-type="string" calcext:value-type="string">
            <text:p>ARRANQ. EST. TRIANGULO C/RET. 30.54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70.11</text:p>
          </table:table-cell>
          <table:table-cell table:style-name="ce17" office:value-type="string" calcext:value-type="string">
            <text:p>ARRANQUE ESTRELLA TRIANGULO 30.70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96.11</text:p>
          </table:table-cell>
          <table:table-cell table:style-name="ce17" office:value-type="string" calcext:value-type="string">
            <text:p>SELECTORA DE FASE 3 x 380V 30.96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9" calcext:value-type="float">
            <text:p>44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97.11</text:p>
          </table:table-cell>
          <table:table-cell table:style-name="ce17" office:value-type="string" calcext:value-type="string">
            <text:p>SELECTORA DE FASE 3 x 380V + NEUTRO 30.97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9" calcext:value-type="float">
            <text:p>44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30 ESQ. ESP. 1P</text:p>
          </table:table-cell>
          <table:table-cell table:style-name="ce17" office:value-type="string" calcext:value-type="string">
            <text:p>L.30 ESQUEMA ESPECIAL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48" calcext:value-type="float">
            <text:p>56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30 ESQ. ESP. 2P</text:p>
          </table:table-cell>
          <table:table-cell table:style-name="ce17" office:value-type="string" calcext:value-type="string">
            <text:p>L.30 ESQUEMA ESPECIAL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04" calcext:value-type="float">
            <text:p>8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30 ESQ. ESP. 3P</text:p>
          </table:table-cell>
          <table:table-cell table:style-name="ce17" office:value-type="string" calcext:value-type="string">
            <text:p>L.30 ESQUEMA ESPECIAL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28" calcext:value-type="float">
            <text:p>113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30 ESQ. ESP. 4P</text:p>
          </table:table-cell>
          <table:table-cell table:style-name="ce17" office:value-type="string" calcext:value-type="string">
            <text:p>L.30 ESQUEMA ESPECIAL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.86" calcext:value-type="float">
            <text:p>141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650 <text:s text:c="14"/></text:p>
          </table:table-cell>
          <table:table-cell table:style-name="ce17" office:value-type="string" calcext:value-type="string">
            <text:p>PLACA SUJECCION 10650 <text:s text:c="7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2" calcext:value-type="float">
            <text:p>2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29L <text:s text:c="14"/></text:p>
          </table:table-cell>
          <table:table-cell table:style-name="ce17" office:value-type="string" calcext:value-type="string">
            <text:p>PALANCA CHICA 1529L <text:s text:c="9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72" calcext:value-type="float">
            <text:p>5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40L <text:s text:c="14"/></text:p>
          </table:table-cell>
          <table:table-cell table:style-name="ce17" office:value-type="string" calcext:value-type="string">
            <text:p>PALANCA MEDIANA 1540L <text:s text:c="7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61" calcext:value-type="float">
            <text:p>18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AJA +5C L20</text:p>
          </table:table-cell>
          <table:table-cell table:style-name="ce17" office:value-type="string" calcext:value-type="string">
            <text:p>CAJA METAL. +5C <text:s/>P.L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42" calcext:value-type="float">
            <text:p>27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AJA +5C L80</text:p>
          </table:table-cell>
          <table:table-cell table:style-name="ce17" office:value-type="string" calcext:value-type="string">
            <text:p>CAJA METAL. +5C <text:s/>P.L8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42" calcext:value-type="float">
            <text:p>27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RENTE L.20</text:p>
          </table:table-cell>
          <table:table-cell table:style-name="ce17" office:value-type="string" calcext:value-type="string">
            <text:p>TARJETA LINEA 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2" calcext:value-type="float">
            <text:p>0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RENTE L.30</text:p>
          </table:table-cell>
          <table:table-cell table:style-name="ce17" office:value-type="string" calcext:value-type="string">
            <text:p>TARJETA LINEA 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" calcext:value-type="float">
            <text:p>1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RENTE L.80</text:p>
          </table:table-cell>
          <table:table-cell table:style-name="ce17" office:value-type="string" calcext:value-type="string">
            <text:p>KIT <text:s/>L.80 <text:s/>CON TARJETA 0 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1" calcext:value-type="float">
            <text:p>6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NIJA L.20</text:p>
          </table:table-cell>
          <table:table-cell table:style-name="ce17" office:value-type="string" calcext:value-type="string">
            <text:p>KIT MANIJA LINEA 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7" calcext:value-type="float">
            <text:p>1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NIJA L.30</text:p>
          </table:table-cell>
          <table:table-cell table:style-name="ce17" office:value-type="string" calcext:value-type="string">
            <text:p>KIT MANIJA LINEA 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96" calcext:value-type="float">
            <text:p>1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L P/+5C AM</text:p>
          </table:table-cell>
          <table:table-cell table:style-name="ce17" office:value-type="string" calcext:value-type="string">
            <text:p>PALANCA P/+5C AMARILL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L P/+5C AZ</text:p>
          </table:table-cell>
          <table:table-cell table:style-name="ce17" office:value-type="string" calcext:value-type="string">
            <text:p>PALANCA P/+5C AZU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L P/+5C NA</text:p>
          </table:table-cell>
          <table:table-cell table:style-name="ce17" office:value-type="string" calcext:value-type="string">
            <text:p>PALANCA P/+5C NARANJ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L P/+5C NE</text:p>
          </table:table-cell>
          <table:table-cell table:style-name="ce17" office:value-type="string" calcext:value-type="string">
            <text:p>PALANCA P/+5C NEGR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ERM. +OM P/L.20/L.3</text:p>
          </table:table-cell>
          <table:table-cell table:style-name="ce17" office:value-type="string" calcext:value-type="string">
            <text:p>TERM. +OM P/L.20/L.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7" calcext:value-type="float">
            <text:p>8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ERM. +OP P/L.20</text:p>
          </table:table-cell>
          <table:table-cell table:style-name="ce17" office:value-type="string" calcext:value-type="string">
            <text:p>TERM. + OP P/L.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8" calcext:value-type="float">
            <text:p>16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ERM.+OM <text:s text:c="11"/></text:p>
          </table:table-cell>
          <table:table-cell table:style-name="ce17" office:value-type="string" calcext:value-type="string">
            <text:p>TERM.+OM PARA LINEA 8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7" calcext:value-type="float">
            <text:p>8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ERM.+OP <text:s text:c="11"/></text:p>
          </table:table-cell>
          <table:table-cell table:style-name="ce17" office:value-type="string" calcext:value-type="string">
            <text:p>TERM.+OP PARA LINEA 8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52" calcext:value-type="float">
            <text:p>15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EAN-010-B</text:p>
          </table:table-cell>
          <table:table-cell table:style-name="ce17" office:value-type="string" calcext:value-type="string">
            <text:p>LL.DIGITAL DEAN-010-B DEC. <text:s text:c="2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15" calcext:value-type="float">
            <text:p>13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EAN-031-D-B</text:p>
          </table:table-cell>
          <table:table-cell table:style-name="ce17" office:value-type="string" calcext:value-type="string">
            <text:p>LL. DIGITAL DEAN-031 D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1" calcext:value-type="float">
            <text:p>13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ENW-1-B</text:p>
          </table:table-cell>
          <table:table-cell table:style-name="ce17" office:value-type="string" calcext:value-type="string">
            <text:p>TAPAS P/LLAVE DIG.DENW 1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4" calcext:value-type="float">
            <text:p>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GAN-010-B</text:p>
          </table:table-cell>
          <table:table-cell table:style-name="ce17" office:value-type="string" calcext:value-type="string">
            <text:p>LL.DIG. ESTANCA DGAN-010B <text:s text:c="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95" calcext:value-type="float">
            <text:p>22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GAN-031-D-B **</text:p>
          </table:table-cell>
          <table:table-cell table:style-name="ce17" office:value-type="string" calcext:value-type="string">
            <text:p>LL.DIG. ESTANCA DGAN-031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7" calcext:value-type="float">
            <text:p>18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GNW-1</text:p>
          </table:table-cell>
          <table:table-cell table:style-name="ce17" office:value-type="string" calcext:value-type="string">
            <text:p>TAPAS P/LL.DIG.EST.DGNW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7" calcext:value-type="float">
            <text:p>7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ENY-1-B</text:p>
          </table:table-cell>
          <table:table-cell table:style-name="ce17" office:value-type="string" calcext:value-type="string">
            <text:p>DIGITO CIEGO DENY 1-B <text:s text:c="7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4" calcext:value-type="float">
            <text:p>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EY-B</text:p>
          </table:table-cell>
          <table:table-cell table:style-name="ce17" office:value-type="string" calcext:value-type="string">
            <text:p>DIGITO CIEGO DEY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16" calcext:value-type="float">
            <text:p>3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GNY-1-B</text:p>
          </table:table-cell>
          <table:table-cell table:style-name="ce17" office:value-type="string" calcext:value-type="string">
            <text:p>DIGITO CIEGO DGNY-1-B <text:s text:c="7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24" calcext:value-type="float">
            <text:p>8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GY-B</text:p>
          </table:table-cell>
          <table:table-cell table:style-name="ce17" office:value-type="string" calcext:value-type="string">
            <text:p>DIGITO CIEGO DGY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24" calcext:value-type="float">
            <text:p>8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MC-1 <text:s text:c="14"/></text:p>
          </table:table-cell>
          <table:table-cell table:style-name="ce17" office:value-type="string" calcext:value-type="string">
            <text:p>CONECTOR DMC-1 P/SOLD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4" calcext:value-type="float">
            <text:p>10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MC-2</text:p>
          </table:table-cell>
          <table:table-cell table:style-name="ce17" office:value-type="string" calcext:value-type="string">
            <text:p>CONECTOR DMC-2 P/IMPRE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4" calcext:value-type="float">
            <text:p>10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M-0101-20</text:p>
          </table:table-cell>
          <table:table-cell table:style-name="ce17" office:value-type="string" calcext:value-type="string">
            <text:p>MANIP. A LEVA HW1M-0101-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.76" calcext:value-type="float">
            <text:p>99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M-0202-20</text:p>
          </table:table-cell>
          <table:table-cell table:style-name="ce17" office:value-type="string" calcext:value-type="string">
            <text:p>MANIP. A LEVA HW1M-0202-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.76" calcext:value-type="float">
            <text:p>99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M-1111-22N9</text:p>
          </table:table-cell>
          <table:table-cell table:style-name="ce17" office:value-type="string" calcext:value-type="string">
            <text:p>MANIP. A LEVA HW1M-1111-22N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.08" calcext:value-type="float">
            <text:p>117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M-2222-22N9</text:p>
          </table:table-cell>
          <table:table-cell table:style-name="ce17" office:value-type="string" calcext:value-type="string">
            <text:p>MANIP. A LEVA HW1M-2222-22N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.08" calcext:value-type="float">
            <text:p>117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-G01***</text:p>
          </table:table-cell>
          <table:table-cell table:style-name="ce17" office:value-type="string" calcext:value-type="string">
            <text:p>MICRO 1NC HW-G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-G10***</text:p>
          </table:table-cell>
          <table:table-cell table:style-name="ce17" office:value-type="string" calcext:value-type="string">
            <text:p>MICRO 1NA HW-G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-U01</text:p>
          </table:table-cell>
          <table:table-cell table:style-name="ce17" office:value-type="string" calcext:value-type="string">
            <text:p>MICRO 1NC HW-U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-U10</text:p>
          </table:table-cell>
          <table:table-cell table:style-name="ce17" office:value-type="string" calcext:value-type="string">
            <text:p>MICRO 1NA HW-U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N0-1010-B</text:p>
          </table:table-cell>
          <table:table-cell table:style-name="ce17" office:value-type="string" calcext:value-type="string">
            <text:p>PALANCA MANIPULADOR ARN0-1010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4.69" calcext:value-type="float">
            <text:p>104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N0-2020-B</text:p>
          </table:table-cell>
          <table:table-cell table:style-name="ce17" office:value-type="string" calcext:value-type="string">
            <text:p>PALANCA MANIPULADOR ARN0-2020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05" calcext:value-type="float">
            <text:p>82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N0-2210-B</text:p>
          </table:table-cell>
          <table:table-cell table:style-name="ce17" office:value-type="string" calcext:value-type="string">
            <text:p>PALANCA MANIPULADOR ARN0-2210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21" calcext:value-type="float">
            <text:p>9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N-BL</text:p>
          </table:table-cell>
          <table:table-cell table:style-name="ce17" office:value-type="string" calcext:value-type="string">
            <text:p>CAPUCHON ARN-B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8" calcext:value-type="float">
            <text:p>6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R-1E</text:p>
          </table:table-cell>
          <table:table-cell table:style-name="ce17" office:value-type="string" calcext:value-type="string">
            <text:p>CONTACTO BR-1E 2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63" calcext:value-type="float">
            <text:p>36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000 DA</text:p>
          </table:table-cell>
          <table:table-cell table:style-name="ce17" office:value-type="string" calcext:value-type="string">
            <text:p>MICRO 15000 DOBLE ACCION <text:s text:c="4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13" calcext:value-type="float">
            <text:p>11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000 P/C T/L <text:s text:c="6"/></text:p>
          </table:table-cell>
          <table:table-cell table:style-name="ce17" office:value-type="string" calcext:value-type="string">
            <text:p>MICRO 15000 P/C T/L <text:s text:c="30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" calcext:value-type="float">
            <text:p>6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000 P/L T/L</text:p>
          </table:table-cell>
          <table:table-cell table:style-name="ce17" office:value-type="string" calcext:value-type="string">
            <text:p>MICRO 15000 P/L T/LARGO <text:s text:c="5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" calcext:value-type="float">
            <text:p>6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000 P/C 1NA <text:s text:c="6"/></text:p>
          </table:table-cell>
          <table:table-cell table:style-name="ce17" office:value-type="string" calcext:value-type="string">
            <text:p>MICRO 15000 P/C 1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00 <text:s text:c="14"/></text:p>
          </table:table-cell>
          <table:table-cell table:style-name="ce17" office:value-type="string" calcext:value-type="string">
            <text:p>MICRO 15100 <text:s text:c="3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66" calcext:value-type="float">
            <text:p>6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05 <text:s text:c="14"/></text:p>
          </table:table-cell>
          <table:table-cell table:style-name="ce17" office:value-type="string" calcext:value-type="string">
            <text:p>MICRO 15105 <text:s text:c="17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6" calcext:value-type="float">
            <text:p>7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05 A-3</text:p>
          </table:table-cell>
          <table:table-cell table:style-name="ce17" office:value-type="string" calcext:value-type="string">
            <text:p>MICRO 15105 A-3 TL ESP. <text:s text:c="5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45" calcext:value-type="float">
            <text:p>21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10 <text:s text:c="14"/></text:p>
          </table:table-cell>
          <table:table-cell table:style-name="ce17" office:value-type="string" calcext:value-type="string">
            <text:p>MICRO 15110 <text:s text:c="3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6" calcext:value-type="float">
            <text:p>7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15 <text:s text:c="14"/></text:p>
          </table:table-cell>
          <table:table-cell table:style-name="ce17" office:value-type="string" calcext:value-type="string">
            <text:p>MICRO 15115 <text:s text:c="17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66" calcext:value-type="float">
            <text:p>6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25 <text:s text:c="14"/></text:p>
          </table:table-cell>
          <table:table-cell table:style-name="ce17" office:value-type="string" calcext:value-type="string">
            <text:p>MICRO 15125 <text:s text:c="17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6" calcext:value-type="float">
            <text:p>7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30 <text:s text:c="14"/></text:p>
          </table:table-cell>
          <table:table-cell table:style-name="ce17" office:value-type="string" calcext:value-type="string">
            <text:p>MICRO 15130 <text:s text:c="17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35 <text:s text:c="14"/></text:p>
          </table:table-cell>
          <table:table-cell table:style-name="ce17" office:value-type="string" calcext:value-type="string">
            <text:p>MICRO 15135 <text:s text:c="3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66" calcext:value-type="float">
            <text:p>6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45</text:p>
          </table:table-cell>
          <table:table-cell table:style-name="ce17" office:value-type="string" calcext:value-type="string">
            <text:p>MICRO 1514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50 <text:s text:c="14"/></text:p>
          </table:table-cell>
          <table:table-cell table:style-name="ce17" office:value-type="string" calcext:value-type="string">
            <text:p>MICRO 15150 <text:s text:c="17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6" calcext:value-type="float">
            <text:p>7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55 <text:s text:c="14"/></text:p>
          </table:table-cell>
          <table:table-cell table:style-name="ce17" office:value-type="string" calcext:value-type="string">
            <text:p>MICRO 15155 <text:s text:c="17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6" calcext:value-type="float">
            <text:p>7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60 <text:s text:c="14"/></text:p>
          </table:table-cell>
          <table:table-cell table:style-name="ce17" office:value-type="string" calcext:value-type="string">
            <text:p>MICRO 15160 <text:s text:c="17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80 <text:s text:c="14"/></text:p>
          </table:table-cell>
          <table:table-cell table:style-name="ce17" office:value-type="string" calcext:value-type="string">
            <text:p>MICRO 15180 <text:s text:c="17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83" calcext:value-type="float">
            <text:p>10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S010E</text:p>
          </table:table-cell>
          <table:table-cell table:style-name="ce17" office:value-type="string" calcext:value-type="string">
            <text:p>MICRO BS010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29" calcext:value-type="float">
            <text:p>12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ST-001</text:p>
          </table:table-cell>
          <table:table-cell table:style-name="ce17" office:value-type="string" calcext:value-type="string">
            <text:p>MICRO BST-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33" calcext:value-type="float">
            <text:p>9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ST-010</text:p>
          </table:table-cell>
          <table:table-cell table:style-name="ce17" office:value-type="string" calcext:value-type="string">
            <text:p>MICRO BST-0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33" calcext:value-type="float">
            <text:p>9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ST-D</text:p>
          </table:table-cell>
          <table:table-cell table:style-name="ce17" office:value-type="string" calcext:value-type="string">
            <text:p>MICRO BST-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43" calcext:value-type="float">
            <text:p>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-100 <text:s text:c="14"/></text:p>
          </table:table-cell>
          <table:table-cell table:style-name="ce17" office:value-type="string" calcext:value-type="string">
            <text:p>MICRO M-100 <text:s text:c="3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93" calcext:value-type="float">
            <text:p>5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MICRO NM-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MICRO NM-3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MICRO NM-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MICRO NM-5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YW-EO1</text:p>
          </table:table-cell>
          <table:table-cell table:style-name="ce17" office:value-type="string" calcext:value-type="string">
            <text:p>MICRO YW-EO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.64" calcext:value-type="float">
            <text:p>46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H8-6</text:p>
          </table:table-cell>
          <table:table-cell table:style-name="ce17" office:value-type="string" calcext:value-type="string">
            <text:p>CUENTA HORAS ACH8-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64" calcext:value-type="float">
            <text:p>3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P8-L</text:p>
          </table:table-cell>
          <table:table-cell table:style-name="ce17" office:value-type="string" calcext:value-type="string">
            <text:p>CONT. ELECT. 8 DIG. ACP8-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64" calcext:value-type="float">
            <text:p>3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C9J-JM</text:p>
          </table:table-cell>
          <table:table-cell table:style-name="ce17" office:value-type="string" calcext:value-type="string">
            <text:p>CONTADOR DIGITAL U/D DHC9J-J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07" calcext:value-type="float">
            <text:p>81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C9J-JM-S</text:p>
          </table:table-cell>
          <table:table-cell table:style-name="ce17" office:value-type="string" calcext:value-type="string">
            <text:p>CONTADOR DIGITAL <text:s/>U/D <text:s/>DHC9J-JM-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05" calcext:value-type="float">
            <text:p>96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S314.550A A9B</text:p>
          </table:table-cell>
          <table:table-cell table:style-name="ce17" office:value-type="string" calcext:value-type="string">
            <text:p>CONTADOR PRESETEABLE FS314.550A A9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9.82" calcext:value-type="float">
            <text:p>56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E210.022AXAI</text:p>
          </table:table-cell>
          <table:table-cell table:style-name="ce17" office:value-type="string" calcext:value-type="string">
            <text:p>CONTADOR PRESETEABLE NE210.022AXAI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3.28" calcext:value-type="float">
            <text:p>823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06 V <text:s text:c="12"/></text:p>
          </table:table-cell>
          <table:table-cell table:style-name="ce17" office:value-type="string" calcext:value-type="string">
            <text:p>LENTICULA PLANA 10006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" calcext:value-type="float">
            <text:p>0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8M222G</text:p>
          </table:table-cell>
          <table:table-cell table:style-name="ce17" office:value-type="string" calcext:value-type="string">
            <text:p>OJO DE BUEY AP8M222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32" calcext:value-type="float">
            <text:p>1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8M222PW</text:p>
          </table:table-cell>
          <table:table-cell table:style-name="ce17" office:value-type="string" calcext:value-type="string">
            <text:p>OJO DE BUEY AP8M222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32" calcext:value-type="float">
            <text:p>1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SL-1-G-L230</text:p>
          </table:table-cell>
          <table:table-cell table:style-name="ce17" office:value-type="string" calcext:value-type="string">
            <text:p>OJO DE BUEY DIN C/LED EPSL-1-V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01" calcext:value-type="float">
            <text:p>6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SL-1-R-L230</text:p>
          </table:table-cell>
          <table:table-cell table:style-name="ce17" office:value-type="string" calcext:value-type="string">
            <text:p>OJO DE BUEY DIN C/LED EPSL-1-R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01" calcext:value-type="float">
            <text:p>6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SL-1-Y-L230</text:p>
          </table:table-cell>
          <table:table-cell table:style-name="ce17" office:value-type="string" calcext:value-type="string">
            <text:p>OJO DE BUEY DIN C/LED EPSL-1-AM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01" calcext:value-type="float">
            <text:p>6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2M2PW</text:p>
          </table:table-cell>
          <table:table-cell table:style-name="ce17" office:value-type="string" calcext:value-type="string">
            <text:p>OJO DE BUEY HW1P-2M2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85" calcext:value-type="float">
            <text:p>3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2Q4-G</text:p>
          </table:table-cell>
          <table:table-cell table:style-name="ce17" office:value-type="string" calcext:value-type="string">
            <text:p>OJO DE BUEY HW1P-2Q4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8" calcext:value-type="float">
            <text:p>1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2Q4-PW</text:p>
          </table:table-cell>
          <table:table-cell table:style-name="ce17" office:value-type="string" calcext:value-type="string">
            <text:p>OJO DE BUEY HW1P-2Q4-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86" calcext:value-type="float">
            <text:p>2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2Q4R</text:p>
          </table:table-cell>
          <table:table-cell table:style-name="ce17" office:value-type="string" calcext:value-type="string">
            <text:p>OJO DE BUEY HW1P-2Q4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8" calcext:value-type="float">
            <text:p>1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5Q4-G</text:p>
          </table:table-cell>
          <table:table-cell table:style-name="ce17" office:value-type="string" calcext:value-type="string">
            <text:p>OJO DE BUEY JUMBO HW1P-5Q4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05" calcext:value-type="float">
            <text:p>66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5Q4-PW</text:p>
          </table:table-cell>
          <table:table-cell table:style-name="ce17" office:value-type="string" calcext:value-type="string">
            <text:p>OJO DE BUEY HW1P-5Q4-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61" calcext:value-type="float">
            <text:p>85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5Q7-S</text:p>
          </table:table-cell>
          <table:table-cell table:style-name="ce17" office:value-type="string" calcext:value-type="string">
            <text:p>OJO DE BUEY JUMBO HW1P-5Q7-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4" calcext:value-type="float">
            <text:p>70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LP-R 12AC/DC</text:p>
          </table:table-cell>
          <table:table-cell table:style-name="ce17" office:value-type="string" calcext:value-type="string">
            <text:p>OJO DE BUEY KPL-R 12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G 110VAC</text:p>
          </table:table-cell>
          <table:table-cell table:style-name="ce17" office:value-type="string" calcext:value-type="string">
            <text:p>OJO DE BUEY KPL-V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G 110VDC</text:p>
          </table:table-cell>
          <table:table-cell table:style-name="ce17" office:value-type="string" calcext:value-type="string">
            <text:p>OJO DE BUEY KPL-V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G 12VAC/DC</text:p>
          </table:table-cell>
          <table:table-cell table:style-name="ce17" office:value-type="string" calcext:value-type="string">
            <text:p>OJO DE BUEY KPL-V 12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G 220VAC</text:p>
          </table:table-cell>
          <table:table-cell table:style-name="ce17" office:value-type="string" calcext:value-type="string">
            <text:p>OJO DE BUEY KPL-V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G 24VAC/DC</text:p>
          </table:table-cell>
          <table:table-cell table:style-name="ce17" office:value-type="string" calcext:value-type="string">
            <text:p>OJO DE BUEY KPL-V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R 110VAC</text:p>
          </table:table-cell>
          <table:table-cell table:style-name="ce17" office:value-type="string" calcext:value-type="string">
            <text:p>OJO DE BUEY KPL-R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R 110VDC</text:p>
          </table:table-cell>
          <table:table-cell table:style-name="ce17" office:value-type="string" calcext:value-type="string">
            <text:p>OJO DE BUEY KPL-R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R 220VAC</text:p>
          </table:table-cell>
          <table:table-cell table:style-name="ce17" office:value-type="string" calcext:value-type="string">
            <text:p>OJO DE BUEY KPL-R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R 24VAC/DC</text:p>
          </table:table-cell>
          <table:table-cell table:style-name="ce17" office:value-type="string" calcext:value-type="string">
            <text:p>OJO DE BUEY KPL-R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W 110VAC</text:p>
          </table:table-cell>
          <table:table-cell table:style-name="ce17" office:value-type="string" calcext:value-type="string">
            <text:p>OJO DE BUEY KPL-B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W 110VDC</text:p>
          </table:table-cell>
          <table:table-cell table:style-name="ce17" office:value-type="string" calcext:value-type="string">
            <text:p>OJO DE BUEY KPL-B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W 12VAC/DC</text:p>
          </table:table-cell>
          <table:table-cell table:style-name="ce17" office:value-type="string" calcext:value-type="string">
            <text:p>OJO DE BUEY KPL-BL 12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W 220VAC</text:p>
          </table:table-cell>
          <table:table-cell table:style-name="ce17" office:value-type="string" calcext:value-type="string">
            <text:p>OJO DE BUEY KPL-B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W 24VAC/DC</text:p>
          </table:table-cell>
          <table:table-cell table:style-name="ce17" office:value-type="string" calcext:value-type="string">
            <text:p>OJO DE BUEY KPL-BL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Y 110/120V AC/DC</text:p>
          </table:table-cell>
          <table:table-cell table:style-name="ce17" office:value-type="string" calcext:value-type="string">
            <text:p>OJO DE BUEY KPL-AM 110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PL-Y 110VAC</text:p>
          </table:table-cell>
          <table:table-cell table:style-name="ce17" office:value-type="string" calcext:value-type="string">
            <text:p>OJO DE BUEY KPL-AM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Y 110VDC</text:p>
          </table:table-cell>
          <table:table-cell table:style-name="ce17" office:value-type="string" calcext:value-type="string">
            <text:p>OJO DE BUEY KPL-AM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Y 12VAC/DC</text:p>
          </table:table-cell>
          <table:table-cell table:style-name="ce17" office:value-type="string" calcext:value-type="string">
            <text:p>OJO DE BUEY KPL-AM 12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Y 220VAC</text:p>
          </table:table-cell>
          <table:table-cell table:style-name="ce17" office:value-type="string" calcext:value-type="string">
            <text:p>OJO DE BUEY KPL-AM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Y 24VAC/DC</text:p>
          </table:table-cell>
          <table:table-cell table:style-name="ce17" office:value-type="string" calcext:value-type="string">
            <text:p>OJO DE BUEY KPL-AM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21AM <text:s text:c="11"/></text:p>
          </table:table-cell>
          <table:table-cell table:style-name="ce17" office:value-type="string" calcext:value-type="string">
            <text:p>LENTE P22821AM P/SR 6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6" calcext:value-type="float">
            <text:p>0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21AZ <text:s text:c="11"/></text:p>
          </table:table-cell>
          <table:table-cell table:style-name="ce17" office:value-type="string" calcext:value-type="string">
            <text:p>LENTE P22821AZ P/SR 601 <text:s text:c="26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6" calcext:value-type="float">
            <text:p>0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21BL <text:s text:c="11"/></text:p>
          </table:table-cell>
          <table:table-cell table:style-name="ce17" office:value-type="string" calcext:value-type="string">
            <text:p>LENTE P22821BL P/SR 601 <text:s text:c="26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6" calcext:value-type="float">
            <text:p>0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21R <text:s text:c="12"/></text:p>
          </table:table-cell>
          <table:table-cell table:style-name="ce17" office:value-type="string" calcext:value-type="string">
            <text:p>LENTE P22821R P/SR 6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6" calcext:value-type="float">
            <text:p>0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21V <text:s text:c="12"/></text:p>
          </table:table-cell>
          <table:table-cell table:style-name="ce17" office:value-type="string" calcext:value-type="string">
            <text:p>LENTE P22821V P/SR 6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6" calcext:value-type="float">
            <text:p>0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01</text:p>
          </table:table-cell>
          <table:table-cell table:style-name="ce17" office:value-type="string" calcext:value-type="string">
            <text:p>CUERPO METAL. P/OJO DE BUEY RM6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83" calcext:value-type="float">
            <text:p>25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601L AZ 220VCA <text:s text:c="3"/></text:p>
          </table:table-cell>
          <table:table-cell table:style-name="ce17" office:value-type="string" calcext:value-type="string">
            <text:p>SR601 C/LED AZ 100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79" calcext:value-type="float">
            <text:p>9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021 24VDC</text:p>
          </table:table-cell>
          <table:table-cell table:style-name="ce17" office:value-type="string" calcext:value-type="string">
            <text:p>Baliza rojo, verde STL2021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1.58" calcext:value-type="float">
            <text:p>181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023 220VC (R/G)</text:p>
          </table:table-cell>
          <table:table-cell table:style-name="ce17" office:value-type="string" calcext:value-type="string">
            <text:p>Baliza rojo, verde STL2023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1.58" calcext:value-type="float">
            <text:p>181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023 24VDC (R/G)</text:p>
          </table:table-cell>
          <table:table-cell table:style-name="ce17" office:value-type="string" calcext:value-type="string">
            <text:p>Baliza rojo, verde STL2023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1.58" calcext:value-type="float">
            <text:p>181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031 24VDC (RGY)</text:p>
          </table:table-cell>
          <table:table-cell table:style-name="ce17" office:value-type="string" calcext:value-type="string">
            <text:p>Baliza RVA STL2031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2.76" calcext:value-type="float">
            <text:p>22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2033-220VCA(R/G/Y</text:p>
          </table:table-cell>
          <table:table-cell table:style-name="ce17" office:value-type="string" calcext:value-type="string">
            <text:p>Baliza RVA STL2033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2.76" calcext:value-type="float">
            <text:p>22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2033-24VCC (R/G/Y</text:p>
          </table:table-cell>
          <table:table-cell table:style-name="ce17" office:value-type="string" calcext:value-type="string">
            <text:p>Baliza RVA STL2033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2.76" calcext:value-type="float">
            <text:p>22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2121-24VCC</text:p>
          </table:table-cell>
          <table:table-cell table:style-name="ce17" office:value-type="string" calcext:value-type="string">
            <text:p>Baliza rojo, verde c/sonido STL2121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2.61" calcext:value-type="float">
            <text:p>232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123 220VAC (R/G</text:p>
          </table:table-cell>
          <table:table-cell table:style-name="ce17" office:value-type="string" calcext:value-type="string">
            <text:p>Baliza rojo, verde c/sonido STL2123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2.61" calcext:value-type="float">
            <text:p>232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123 24VDC (R/G)</text:p>
          </table:table-cell>
          <table:table-cell table:style-name="ce17" office:value-type="string" calcext:value-type="string">
            <text:p>Baliza rojo, verde c/sonido STL2123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2.61" calcext:value-type="float">
            <text:p>232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D-A30FN</text:p>
          </table:table-cell>
          <table:table-cell table:style-name="ce17" office:value-type="string" calcext:value-type="string">
            <text:p>B.LUM C/RET MC3D-A30F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77" calcext:value-type="float">
            <text:p>94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3D-M30FN **</text:p>
          </table:table-cell>
          <table:table-cell table:style-name="ce17" office:value-type="string" calcext:value-type="string">
            <text:p>B,LUM S/RET MC3D-M30F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49" calcext:value-type="float">
            <text:p>70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3D-P00FN **</text:p>
          </table:table-cell>
          <table:table-cell table:style-name="ce17" office:value-type="string" calcext:value-type="string">
            <text:p>OJO DE BUEY MC3D-P00F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23" calcext:value-type="float">
            <text:p>40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D-S30FN</text:p>
          </table:table-cell>
          <table:table-cell table:style-name="ce17" office:value-type="string" calcext:value-type="string">
            <text:p>B.LUM S/RET MC3D-S30F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5" calcext:value-type="float">
            <text:p>74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9Z-3DB **</text:p>
          </table:table-cell>
          <table:table-cell table:style-name="ce17" office:value-type="string" calcext:value-type="string">
            <text:p>LENTE MC9Z-3D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98" calcext:value-type="float">
            <text:p>7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9Z-3DD</text:p>
          </table:table-cell>
          <table:table-cell table:style-name="ce17" office:value-type="string" calcext:value-type="string">
            <text:p>LENTE MC9Z-3D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98" calcext:value-type="float">
            <text:p>7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9Z-3DF</text:p>
          </table:table-cell>
          <table:table-cell table:style-name="ce17" office:value-type="string" calcext:value-type="string">
            <text:p>LENTE MC9Z-3D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98" calcext:value-type="float">
            <text:p>7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Z-J1</text:p>
          </table:table-cell>
          <table:table-cell table:style-name="ce17" office:value-type="string" calcext:value-type="string">
            <text:p>CUTTER MC9Z-J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23" calcext:value-type="float">
            <text:p>37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Z-KF3 **</text:p>
          </table:table-cell>
          <table:table-cell table:style-name="ce17" office:value-type="string" calcext:value-type="string">
            <text:p>PROT.P/LENT.MC9Z-KF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14" calcext:value-type="float">
            <text:p>10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9Z-PA3CP <text:s text:c="9"/></text:p>
          </table:table-cell>
          <table:table-cell table:style-name="ce17" office:value-type="string" calcext:value-type="string">
            <text:p>LENTE P/MC3D MC9Z-PA3C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6" calcext:value-type="float">
            <text:p>8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9Z-VL23</text:p>
          </table:table-cell>
          <table:table-cell table:style-name="ce17" office:value-type="string" calcext:value-type="string">
            <text:p>PROT.P/TERM.MC3D MC9Z-VL2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15" calcext:value-type="float">
            <text:p>9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M23-DC-DA</text:p>
          </table:table-cell>
          <table:table-cell table:style-name="ce17" office:value-type="string" calcext:value-type="string">
            <text:p>LENTE A PARA MCM23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23-DC-DB</text:p>
          </table:table-cell>
          <table:table-cell table:style-name="ce17" office:value-type="string" calcext:value-type="string">
            <text:p>LENTE B PARA MCM23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23-DC-DC</text:p>
          </table:table-cell>
          <table:table-cell table:style-name="ce17" office:value-type="string" calcext:value-type="string">
            <text:p>LENTE C PARA MCM23D <text:s text:c="9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23-DC-DD</text:p>
          </table:table-cell>
          <table:table-cell table:style-name="ce17" office:value-type="string" calcext:value-type="string">
            <text:p>LENTE D PARA MCM23D <text:s text:c="9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23-DC-DE</text:p>
          </table:table-cell>
          <table:table-cell table:style-name="ce17" office:value-type="string" calcext:value-type="string">
            <text:p>LENTE E PARA MCM23D <text:s text:c="9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23-DC-DF</text:p>
          </table:table-cell>
          <table:table-cell table:style-name="ce17" office:value-type="string" calcext:value-type="string">
            <text:p>LENTE F PARA MCM23D <text:s text:c="9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-BF3N **</text:p>
          </table:table-cell>
          <table:table-cell table:style-name="ce17" office:value-type="string" calcext:value-type="string">
            <text:p>CUBRE BORDES FINAL P/MC3D MCM-BF3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87" calcext:value-type="float">
            <text:p>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-T001</text:p>
          </table:table-cell>
          <table:table-cell table:style-name="ce17" office:value-type="string" calcext:value-type="string">
            <text:p>EXTRACTOR MCM-T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64" calcext:value-type="float">
            <text:p>1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.40 500/5 10VA CL05</text:p>
          </table:table-cell>
          <table:table-cell table:style-name="ce17" office:value-type="string" calcext:value-type="string">
            <text:p>TRANSFORMADOR DE CORRIENTE ENT.40 500/5 10VA CL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16" calcext:value-type="float">
            <text:p>34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.40 600/5 10VA CL05</text:p>
          </table:table-cell>
          <table:table-cell table:style-name="ce17" office:value-type="string" calcext:value-type="string">
            <text:p>TRANSFORMADOR DE CORRIENTE ENT.40 600/5 10VA CL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16" calcext:value-type="float">
            <text:p>34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.60 800/5 15VA CL05</text:p>
          </table:table-cell>
          <table:table-cell table:style-name="ce17" office:value-type="string" calcext:value-type="string">
            <text:p>TRANSF. DE CORRIENTE ENT.A60 800/5 15VA CL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.98" calcext:value-type="float">
            <text:p>46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MM-04</text:p>
          </table:table-cell>
          <table:table-cell table:style-name="ce17" office:value-type="string" calcext:value-type="string">
            <text:p>MULTIMEDIDOR EMM-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.39" calcext:value-type="float">
            <text:p>171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MM-04CS</text:p>
          </table:table-cell>
          <table:table-cell table:style-name="ce17" office:value-type="string" calcext:value-type="string">
            <text:p>MULTIMEDIDOR EMM-04C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3.26" calcext:value-type="float">
            <text:p>233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 .60 1200/5 15VA</text:p>
          </table:table-cell>
          <table:table-cell table:style-name="ce17" office:value-type="string" calcext:value-type="string">
            <text:p>TRANSF. DE CORRIENTE ENT .A60 1200/5 15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22" calcext:value-type="float">
            <text:p>55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100 2500/5 30VA</text:p>
          </table:table-cell>
          <table:table-cell table:style-name="ce17" office:value-type="string" calcext:value-type="string">
            <text:p>TRANSFORMADOR DE CTE ENT.100 2500/5 30VA CL:0.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39" calcext:value-type="float">
            <text:p>82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100/5 5VA CL:</text:p>
          </table:table-cell>
          <table:table-cell table:style-name="ce17" office:value-type="string" calcext:value-type="string">
            <text:p>TRANSF. DE CORRIENTE ENT.A30 100/5 5VA CL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8" calcext:value-type="float">
            <text:p>3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150/5 5VA CL:</text:p>
          </table:table-cell>
          <table:table-cell table:style-name="ce17" office:value-type="string" calcext:value-type="string">
            <text:p>TRANSFORMADOR DE CORRIENTE ENT.A30 150/5 5VA CL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8" calcext:value-type="float">
            <text:p>3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200/5 10VA CL</text:p>
          </table:table-cell>
          <table:table-cell table:style-name="ce17" office:value-type="string" calcext:value-type="string">
            <text:p>TRANSF. DE CTE ENT.A30 200/5 10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02" calcext:value-type="float">
            <text:p>34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250/5 10VA CL</text:p>
          </table:table-cell>
          <table:table-cell table:style-name="ce17" office:value-type="string" calcext:value-type="string">
            <text:p>TRANSF. DE CTE ENT.30 250/5 10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17" calcext:value-type="float">
            <text:p>33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300/5 10VA CL</text:p>
          </table:table-cell>
          <table:table-cell table:style-name="ce17" office:value-type="string" calcext:value-type="string">
            <text:p>TRANSF.DE CTE ENT.A30 300/5 10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17" calcext:value-type="float">
            <text:p>33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60/5 5VA CL:1</text:p>
          </table:table-cell>
          <table:table-cell table:style-name="ce17" office:value-type="string" calcext:value-type="string">
            <text:p>TRANSFORMADOR DE CORRIENTE ENT.30 60/5 5VA CL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8" calcext:value-type="float">
            <text:p>3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80/5 5VA CL:1</text:p>
          </table:table-cell>
          <table:table-cell table:style-name="ce17" office:value-type="string" calcext:value-type="string">
            <text:p>TRANSFORMADOR DE CORRIENTE ENT.30 80/5 5VA CL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8" calcext:value-type="float">
            <text:p>3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40 300/5 10VA CL</text:p>
          </table:table-cell>
          <table:table-cell table:style-name="ce17" office:value-type="string" calcext:value-type="string">
            <text:p>TRANSFORMADOR DE CTE ENT.40 300/5 10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17" calcext:value-type="float">
            <text:p>33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30 50/5 2,5VACL:1</text:p>
          </table:table-cell>
          <table:table-cell table:style-name="ce17" office:value-type="string" calcext:value-type="string">
            <text:p>TRANSF.DE CORRIENTE ENT. A30 50/5 2.5VA CL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8" calcext:value-type="float">
            <text:p>3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40 400/5 10VA CL0</text:p>
          </table:table-cell>
          <table:table-cell table:style-name="ce17" office:value-type="string" calcext:value-type="string">
            <text:p>TRANSFORMADOR DE CORRIENTE ENT.40 400/5 10VA CL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16" calcext:value-type="float">
            <text:p>34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80 1600/5 15VA CL</text:p>
          </table:table-cell>
          <table:table-cell table:style-name="ce17" office:value-type="string" calcext:value-type="string">
            <text:p>TRANSF. DE CTE ENT A80 1600/5 10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43" calcext:value-type="float">
            <text:p>53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-002</text:p>
          </table:table-cell>
          <table:table-cell table:style-name="ce17" office:value-type="string" calcext:value-type="string">
            <text:p>MODULO DE SALIDA A RELE P/MPR-4 MM-0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4.31" calcext:value-type="float">
            <text:p>164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PR-14</text:p>
          </table:table-cell>
          <table:table-cell table:style-name="ce17" office:value-type="string" calcext:value-type="string">
            <text:p>ANALIZADOR DE RED MPR-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3.72" calcext:value-type="float">
            <text:p>373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PR-45S-96</text:p>
          </table:table-cell>
          <table:table-cell table:style-name="ce17" office:value-type="string" calcext:value-type="string">
            <text:p>ANALIZADOR DE RED MPR-45S-9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2.22" calcext:value-type="float">
            <text:p>532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PR-47S-96</text:p>
          </table:table-cell>
          <table:table-cell table:style-name="ce17" office:value-type="string" calcext:value-type="string">
            <text:p>ANALIZADOR DE RED MPR-47S-9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5.81" calcext:value-type="float">
            <text:p>755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PR-47SE-96</text:p>
          </table:table-cell>
          <table:table-cell table:style-name="ce17" office:value-type="string" calcext:value-type="string">
            <text:p>ANALIZADOR DE RED MPR-47SE-9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1.77" calcext:value-type="float">
            <text:p>881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-12T</text:p>
          </table:table-cell>
          <table:table-cell table:style-name="ce17" office:value-type="string" calcext:value-type="string">
            <text:p>CORRECTOR DE F.P. 12 PASOS RG-12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3.25" calcext:value-type="float">
            <text:p>483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-6T 230 VCA</text:p>
          </table:table-cell>
          <table:table-cell table:style-name="ce17" office:value-type="string" calcext:value-type="string">
            <text:p>CORRECTOR DE F.P. 6 PASOS RG-6T23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8.16" calcext:value-type="float">
            <text:p>308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-6T 380 VCA</text:p>
          </table:table-cell>
          <table:table-cell table:style-name="ce17" office:value-type="string" calcext:value-type="string">
            <text:p>CORRECTOR DE F.P. 6 PASOS RG-6T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8.16" calcext:value-type="float">
            <text:p>308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-8BS-96</text:p>
          </table:table-cell>
          <table:table-cell table:style-name="ce17" office:value-type="string" calcext:value-type="string">
            <text:p>CORRECTOR DE F.P. 8 PASOS RG-8BS-9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7.29" calcext:value-type="float">
            <text:p>567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I-12SW</text:p>
          </table:table-cell>
          <table:table-cell table:style-name="ce17" office:value-type="string" calcext:value-type="string">
            <text:p>CORRECTOR DE F.P. 12 PASOS RGI-12S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2.07" calcext:value-type="float">
            <text:p>65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I-6SW</text:p>
          </table:table-cell>
          <table:table-cell table:style-name="ce17" office:value-type="string" calcext:value-type="string">
            <text:p>CORRECTOR DE F.P. 6 PASOS RGI-6S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9.45" calcext:value-type="float">
            <text:p>439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RBSS</text:p>
          </table:table-cell>
          <table:table-cell table:style-name="ce17" office:value-type="string" calcext:value-type="string">
            <text:p>TRANSISTOR DE SALIDA RBSS <text:s text:c="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83" calcext:value-type="float">
            <text:p>29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670006</text:p>
          </table:table-cell>
          <table:table-cell table:style-name="ce17" office:value-type="string" calcext:value-type="string">
            <text:p>DISPLAY V1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8.64" calcext:value-type="float">
            <text:p>178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1670109</text:p>
          </table:table-cell>
          <table:table-cell table:style-name="ce17" office:value-type="string" calcext:value-type="string">
            <text:p>DISPLAY <text:s/>JAZ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.8" calcext:value-type="float">
            <text:p>73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1670408</text:p>
          </table:table-cell>
          <table:table-cell table:style-name="ce17" office:value-type="string" calcext:value-type="string">
            <text:p>DISPLAY <text:s/>V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5.22" calcext:value-type="float">
            <text:p>175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1670501</text:p>
          </table:table-cell>
          <table:table-cell table:style-name="ce17" office:value-type="string" calcext:value-type="string">
            <text:p>FRENTE TECLADO + DISPLAY V2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5.08" calcext:value-type="float">
            <text:p>395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504008</text:p>
          </table:table-cell>
          <table:table-cell table:style-name="ce17" office:value-type="string" calcext:value-type="string">
            <text:p>CONECTOR E/S 10 PIN PARA V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3" calcext:value-type="float">
            <text:p>8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504400</text:p>
          </table:table-cell>
          <table:table-cell table:style-name="ce17" office:value-type="string" calcext:value-type="string">
            <text:p>CONECTOR ALIMENTACION 3 PIN PARA V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53" calcext:value-type="float">
            <text:p>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505009</text:p>
          </table:table-cell>
          <table:table-cell table:style-name="ce17" office:value-type="string" calcext:value-type="string">
            <text:p>CONECTOR E/S 15 PIN PARA M90/M91/V1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73" calcext:value-type="float">
            <text:p>12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505205</text:p>
          </table:table-cell>
          <table:table-cell table:style-name="ce17" office:value-type="string" calcext:value-type="string">
            <text:p>CONECTOR CAN BUS 5 PI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6" calcext:value-type="float">
            <text:p>4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530153</text:p>
          </table:table-cell>
          <table:table-cell table:style-name="ce17" office:value-type="string" calcext:value-type="string">
            <text:p>CONECTOR E/S 6 PIN PARA MODELOS T3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44" calcext:value-type="float">
            <text:p>6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SP13000-A9</text:p>
          </table:table-cell>
          <table:table-cell table:style-name="ce17" office:value-type="string" calcext:value-type="string">
            <text:p>DISPLAY P/ SAMB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.65" calcext:value-type="float">
            <text:p>130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 DIGITAL DIX16, 24V</text:p>
          </table:table-cell>
          <table:table-cell table:style-name="ce17" office:value-type="string" calcext:value-type="string">
            <text:p>E digital DIx16, 24V UID-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9.85" calcext:value-type="float">
            <text:p>389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90-DI8-R08</text:p>
          </table:table-cell>
          <table:table-cell table:style-name="ce17" office:value-type="string" calcext:value-type="string">
            <text:p>EXP.(8ed/8sr) <text:s text:c="4"/>EX90-DI8-RO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5.53" calcext:value-type="float">
            <text:p>53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-A2X</text:p>
          </table:table-cell>
          <table:table-cell table:style-name="ce17" office:value-type="string" calcext:value-type="string">
            <text:p>ADAPTADOR EXPANSION EX-A2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.85" calcext:value-type="float">
            <text:p>235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-D16A3-T016</text:p>
          </table:table-cell>
          <table:table-cell table:style-name="ce17" office:value-type="string" calcext:value-type="string">
            <text:p>EXP.(16ed/16st) EX-D16A3-TO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9.22" calcext:value-type="float">
            <text:p>989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F-RC15</text:p>
          </table:table-cell>
          <table:table-cell table:style-name="ce17" office:value-type="string" calcext:value-type="string">
            <text:p>EXP. (9ed/4st/2sr) EXF-RC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8.35" calcext:value-type="float">
            <text:p>1,008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L-CAB100</text:p>
          </table:table-cell>
          <table:table-cell table:style-name="ce17" office:value-type="string" calcext:value-type="string">
            <text:p>CABLE EXP. (1m) P/ EXA2X <text:s text:c="2"/>EXL-CAB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2" calcext:value-type="float">
            <text:p>70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L-CAB1000</text:p>
          </table:table-cell>
          <table:table-cell table:style-name="ce17" office:value-type="string" calcext:value-type="string">
            <text:p>CABLE EXP. (10m) P/ EXA2X <text:s text:c="2"/>EXL-CAB1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9.55" calcext:value-type="float">
            <text:p>159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L-CAB2000</text:p>
          </table:table-cell>
          <table:table-cell table:style-name="ce17" office:value-type="string" calcext:value-type="string">
            <text:p>CABLE EXP. (20m) P/ EXA2X <text:s text:c="2"/>EXL-CAB2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3.57" calcext:value-type="float">
            <text:p>293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L-CAB400</text:p>
          </table:table-cell>
          <table:table-cell table:style-name="ce17" office:value-type="string" calcext:value-type="string">
            <text:p>CABLE EXP. (4M) P/EXA2X EXL-CAB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.49" calcext:value-type="float">
            <text:p>108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-RC1</text:p>
          </table:table-cell>
          <table:table-cell table:style-name="ce17" office:value-type="string" calcext:value-type="string">
            <text:p>ADAPTADOR EXPANSION EX-RC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9.35" calcext:value-type="float">
            <text:p>599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4A-KC4CA</text:p>
          </table:table-cell>
          <table:table-cell table:style-name="ce17" office:value-type="string" calcext:value-type="string">
            <text:p>Cable de programación <text:s/>FC4A-KC4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.52" calcext:value-type="float">
            <text:p>171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4A-R161</text:p>
          </table:table-cell>
          <table:table-cell table:style-name="ce17" office:value-type="string" calcext:value-type="string">
            <text:p>U. 16 SAL. RELE <text:s text:c="2"/>FC4A-R16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1.15" calcext:value-type="float">
            <text:p>381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4A-USB</text:p>
          </table:table-cell>
          <table:table-cell table:style-name="ce17" office:value-type="string" calcext:value-type="string">
            <text:p>Adaptador <text:s/>FC4A-US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35" calcext:value-type="float">
            <text:p>114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16K1CE</text:p>
          </table:table-cell>
          <table:table-cell table:style-name="ce17" office:value-type="string" calcext:value-type="string">
            <text:p>FC6A-C16K1CE(9ed/1ea/7st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1.71" calcext:value-type="float">
            <text:p>531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16R1AE</text:p>
          </table:table-cell>
          <table:table-cell table:style-name="ce17" office:value-type="string" calcext:value-type="string">
            <text:p>FC6A-C16R1AE(9ed/1ea/7sr/485/ETH) 10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1.71" calcext:value-type="float">
            <text:p>531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16R1CE</text:p>
          </table:table-cell>
          <table:table-cell table:style-name="ce17" office:value-type="string" calcext:value-type="string">
            <text:p>FC6A-C16R1CE (9ed/1ea/7sr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1.71" calcext:value-type="float">
            <text:p>531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24K1CE</text:p>
          </table:table-cell>
          <table:table-cell table:style-name="ce17" office:value-type="string" calcext:value-type="string">
            <text:p>FC6A-C24K1CE (14ed/1ea/10st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4.59" calcext:value-type="float">
            <text:p>594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24R1AE</text:p>
          </table:table-cell>
          <table:table-cell table:style-name="ce17" office:value-type="string" calcext:value-type="string">
            <text:p>FC6A-C24R1AE(14ed/1ea/10sr/485/ETH) 100-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4.59" calcext:value-type="float">
            <text:p>594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24R1CE</text:p>
          </table:table-cell>
          <table:table-cell table:style-name="ce17" office:value-type="string" calcext:value-type="string">
            <text:p>FC6A-C24R1CE (14ed/1ea/10sr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4.59" calcext:value-type="float">
            <text:p>594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40K1CE</text:p>
          </table:table-cell>
          <table:table-cell table:style-name="ce17" office:value-type="string" calcext:value-type="string">
            <text:p>FC6A-C40K1CE (24ed/14ea/16st/485/ETH)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6.07" calcext:value-type="float">
            <text:p>686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40R1AE</text:p>
          </table:table-cell>
          <table:table-cell table:style-name="ce17" office:value-type="string" calcext:value-type="string">
            <text:p>FC6A-C40R1AE (24e/16sr/RS485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02.37" calcext:value-type="float">
            <text:p>1,502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C6A-C40R1CE</text:p>
          </table:table-cell>
          <table:table-cell table:style-name="ce17" office:value-type="string" calcext:value-type="string">
            <text:p>FC6A-C40R1CE (24ed/1ea/16sr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6.07" calcext:value-type="float">
            <text:p>686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D32K3CEE</text:p>
          </table:table-cell>
          <table:table-cell table:style-name="ce17" office:value-type="string" calcext:value-type="string">
            <text:p>FC6A-D32K3CEE (16ed/1ea/16st PNP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7.61" calcext:value-type="float">
            <text:p>897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D32K4CEE</text:p>
          </table:table-cell>
          <table:table-cell table:style-name="ce17" office:value-type="string" calcext:value-type="string">
            <text:p>FC6A-D32K4CEE (16ed/1ea/16st PNP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1.28" calcext:value-type="float">
            <text:p>791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D32P3CEE</text:p>
          </table:table-cell>
          <table:table-cell table:style-name="ce17" office:value-type="string" calcext:value-type="string">
            <text:p>FC6A-D32P3CEE (16ed/1ea/16st NPN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7.61" calcext:value-type="float">
            <text:p>897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D32P4CEE</text:p>
          </table:table-cell>
          <table:table-cell table:style-name="ce17" office:value-type="string" calcext:value-type="string">
            <text:p>FC6A-D32P4CEE(16ed/1ea/16st NPN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1.28" calcext:value-type="float">
            <text:p>791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EXM2</text:p>
          </table:table-cell>
          <table:table-cell table:style-name="ce17" office:value-type="string" calcext:value-type="string">
            <text:p>FC6A-EXM2 Adaptador de Expansió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7.23" calcext:value-type="float">
            <text:p>177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J2C1</text:p>
          </table:table-cell>
          <table:table-cell table:style-name="ce17" office:value-type="string" calcext:value-type="string">
            <text:p>FC6A-J2C1 EXP(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56" calcext:value-type="float">
            <text:p>251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J4A1</text:p>
          </table:table-cell>
          <table:table-cell table:style-name="ce17" office:value-type="string" calcext:value-type="string">
            <text:p>FC6A-J4A1 EXP(4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0.21" calcext:value-type="float">
            <text:p>400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J4CN1</text:p>
          </table:table-cell>
          <table:table-cell table:style-name="ce17" office:value-type="string" calcext:value-type="string">
            <text:p>FC6A-J4CN1 EXP(4ea, Pt, Ni, Termocupl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4.22" calcext:value-type="float">
            <text:p>374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J8A1</text:p>
          </table:table-cell>
          <table:table-cell table:style-name="ce17" office:value-type="string" calcext:value-type="string">
            <text:p>FC6A-J8A1 EXP(8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2.91" calcext:value-type="float">
            <text:p>602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J8CU1</text:p>
          </table:table-cell>
          <table:table-cell table:style-name="ce17" office:value-type="string" calcext:value-type="string">
            <text:p>FC6A-J8CU1 EXP(8e NTC/PTC, Termocupl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1.63" calcext:value-type="float">
            <text:p>371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K4A1</text:p>
          </table:table-cell>
          <table:table-cell table:style-name="ce17" office:value-type="string" calcext:value-type="string">
            <text:p>FC6A-K4A1 EXP(4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1" calcext:value-type="float">
            <text:p>421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LO6A1</text:p>
          </table:table-cell>
          <table:table-cell table:style-name="ce17" office:value-type="string" calcext:value-type="string">
            <text:p>FC6A-LO6A1 EXP(4ea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2.58" calcext:value-type="float">
            <text:p>462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N16B1</text:p>
          </table:table-cell>
          <table:table-cell table:style-name="ce17" office:value-type="string" calcext:value-type="string">
            <text:p>FC6A-N16B1 EXP(16ed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7.21" calcext:value-type="float">
            <text:p>137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PC1</text:p>
          </table:table-cell>
          <table:table-cell table:style-name="ce17" office:value-type="string" calcext:value-type="string">
            <text:p>FC6A-PC1 Puerto RS23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61" calcext:value-type="float">
            <text:p>68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PC3 PUERTO RS48</text:p>
          </table:table-cell>
          <table:table-cell table:style-name="ce17" office:value-type="string" calcext:value-type="string">
            <text:p>FC6A-PC3 Puerto RS4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61" calcext:value-type="float">
            <text:p>68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PH1</text:p>
          </table:table-cell>
          <table:table-cell table:style-name="ce17" office:value-type="string" calcext:value-type="string">
            <text:p>FC6A-PH1 Pantalla HMI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5.93" calcext:value-type="float">
            <text:p>405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PJ2CP</text:p>
          </table:table-cell>
          <table:table-cell table:style-name="ce17" office:value-type="string" calcext:value-type="string">
            <text:p>FC6A-PJ2CP CART. EXP (2e Pt, Ni, Termocupl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07" calcext:value-type="float">
            <text:p>120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R081</text:p>
          </table:table-cell>
          <table:table-cell table:style-name="ce17" office:value-type="string" calcext:value-type="string">
            <text:p>FC6A-R081 EXP( 8s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.37" calcext:value-type="float">
            <text:p>154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R161</text:p>
          </table:table-cell>
          <table:table-cell table:style-name="ce17" office:value-type="string" calcext:value-type="string">
            <text:p>FC6A-R161 EXP (16s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.26" calcext:value-type="float">
            <text:p>217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T08KI</text:p>
          </table:table-cell>
          <table:table-cell table:style-name="ce17" office:value-type="string" calcext:value-type="string">
            <text:p>FC6A-T08KI EXP(8st NPN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5.78" calcext:value-type="float">
            <text:p>125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T16KI</text:p>
          </table:table-cell>
          <table:table-cell table:style-name="ce17" office:value-type="string" calcext:value-type="string">
            <text:p>FC6A-T16KI EXP(16st NPN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95" calcext:value-type="float">
            <text:p>162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-PJ2A</text:p>
          </table:table-cell>
          <table:table-cell table:style-name="ce17" office:value-type="string" calcext:value-type="string">
            <text:p>FC6A-PJ2A CART EXP(2eqa, V/I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48" calcext:value-type="float">
            <text:p>91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-JZ20JUD01</text:p>
          </table:table-cell>
          <table:table-cell table:style-name="ce17" office:value-type="string" calcext:value-type="string">
            <text:p>FRENTE + TECLADO JZ20J-R10,R16,T10,T1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3.85" calcext:value-type="float">
            <text:p>163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1A-B24RA</text:p>
          </table:table-cell>
          <table:table-cell table:style-name="ce17" office:value-type="string" calcext:value-type="string">
            <text:p>FT1A-B24RA (12ed/4ea/8sr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5.9" calcext:value-type="float">
            <text:p>365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1A-H48KA</text:p>
          </table:table-cell>
          <table:table-cell table:style-name="ce17" office:value-type="string" calcext:value-type="string">
            <text:p>FT1A-H48KA(22ed/8ea/18st/ETH/LCD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4.58" calcext:value-type="float">
            <text:p>554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1A-PC3</text:p>
          </table:table-cell>
          <table:table-cell table:style-name="ce17" office:value-type="string" calcext:value-type="string">
            <text:p>FT1A-PC3 CART. EXP. Puerto RS4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7.54" calcext:value-type="float">
            <text:p>137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-V120R1UD</text:p>
          </table:table-cell>
          <table:table-cell table:style-name="ce17" office:value-type="string" calcext:value-type="string">
            <text:p>FRENTE TECLADO + DISPLAY V120-22R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7.47" calcext:value-type="float">
            <text:p>27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-V130JUD</text:p>
          </table:table-cell>
          <table:table-cell table:style-name="ce17" office:value-type="string" calcext:value-type="string">
            <text:p>FRENTE TECLADO+ DISPLAY V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9.47" calcext:value-type="float">
            <text:p>269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GSM-KIT-16J MODE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2.48" calcext:value-type="float">
            <text:p>732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GSM-KIT-22</text:p>
          </table:table-cell>
          <table:table-cell table:style-name="ce17" office:value-type="string" calcext:value-type="string">
            <text:p>GSM-KIT-22 WAVECOM MODE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4.64" calcext:value-type="float">
            <text:p>2,074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E-IO34-100</text:p>
          </table:table-cell>
          <table:table-cell table:style-name="ce17" office:value-type="string" calcext:value-type="string">
            <text:p>KIT CONENCT. P/V570-57-T34 HE-IO34-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5.69" calcext:value-type="float">
            <text:p>225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G9Z-XCM42</text:p>
          </table:table-cell>
          <table:table-cell table:style-name="ce17" office:value-type="string" calcext:value-type="string">
            <text:p>CABLE DE PROG USB HG9Z-XCM4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32" calcext:value-type="float">
            <text:p>7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AI4-AO2</text:p>
          </table:table-cell>
          <table:table-cell table:style-name="ce17" office:value-type="string" calcext:value-type="string">
            <text:p>EXP.(4ea/2sa) <text:s text:c="6"/>IO-AI4-AO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38.19" calcext:value-type="float">
            <text:p>638.1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IO-AI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3.17" calcext:value-type="float">
            <text:p>663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AO6X</text:p>
          </table:table-cell>
          <table:table-cell table:style-name="ce17" office:value-type="string" calcext:value-type="string">
            <text:p>EXP.(6sa) <text:s text:c="9"/>IO-AO6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2.28" calcext:value-type="float">
            <text:p>982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ATC8</text:p>
          </table:table-cell>
          <table:table-cell table:style-name="ce17" office:value-type="string" calcext:value-type="string">
            <text:p>EXP(8 TC/EA) <text:s text:c="7"/>IO-ATC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4.81" calcext:value-type="float">
            <text:p>944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16A3-RO16</text:p>
          </table:table-cell>
          <table:table-cell table:style-name="ce17" office:value-type="string" calcext:value-type="string">
            <text:p>EXP (16ed/16sr) IO-D16A3-RO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2.72" calcext:value-type="float">
            <text:p>822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16A3-T016</text:p>
          </table:table-cell>
          <table:table-cell table:style-name="ce17" office:value-type="string" calcext:value-type="string">
            <text:p>EXP-(16ed/16st) IO-D16A3-TO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2.78" calcext:value-type="float">
            <text:p>772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16</text:p>
          </table:table-cell>
          <table:table-cell table:style-name="ce17" office:value-type="string" calcext:value-type="string">
            <text:p>EXP.(16ed) <text:s text:c="12"/>IO-DI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3.49" calcext:value-type="float">
            <text:p>363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16L</text:p>
          </table:table-cell>
          <table:table-cell table:style-name="ce17" office:value-type="string" calcext:value-type="string">
            <text:p>EXP(16ed) 12VCC IO-DI16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2.35" calcext:value-type="float">
            <text:p>402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8ACH</text:p>
          </table:table-cell>
          <table:table-cell table:style-name="ce17" office:value-type="string" calcext:value-type="string">
            <text:p>EXP.(8ed 110/220VCA) IO-DI8AC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4.13" calcext:value-type="float">
            <text:p>294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8-RO4L</text:p>
          </table:table-cell>
          <table:table-cell table:style-name="ce17" office:value-type="string" calcext:value-type="string">
            <text:p>EXP(8ed/4sr)12VCC <text:s/>IO-DI8-RO4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1" calcext:value-type="float">
            <text:p>351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8-RO8</text:p>
          </table:table-cell>
          <table:table-cell table:style-name="ce17" office:value-type="string" calcext:value-type="string">
            <text:p>EXP. (8ed/8sr) <text:s text:c="3"/>IO-DI8-RO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5.58" calcext:value-type="float">
            <text:p>485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8-TO8</text:p>
          </table:table-cell>
          <table:table-cell table:style-name="ce17" office:value-type="string" calcext:value-type="string">
            <text:p>EXP.(8ed/8st) <text:s text:c="6"/>IO-DI8-TO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7.32" calcext:value-type="float">
            <text:p>427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LC1</text:p>
          </table:table-cell>
          <table:table-cell table:style-name="ce17" office:value-type="string" calcext:value-type="string">
            <text:p>CELDA DE CARGA IO-LC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2.2" calcext:value-type="float">
            <text:p>792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LC3</text:p>
          </table:table-cell>
          <table:table-cell table:style-name="ce17" office:value-type="string" calcext:value-type="string">
            <text:p>CELDA DE CARGA IO-LC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1.24" calcext:value-type="float">
            <text:p>1,161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PT400</text:p>
          </table:table-cell>
          <table:table-cell table:style-name="ce17" office:value-type="string" calcext:value-type="string">
            <text:p>EXP(4e.pt100-50/460cel.) IO-PT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2.02" calcext:value-type="float">
            <text:p>702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PT4K</text:p>
          </table:table-cell>
          <table:table-cell table:style-name="ce17" office:value-type="string" calcext:value-type="string">
            <text:p>EXP(4e PT1000-50/460cel)io-pt4k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2.02" calcext:value-type="float">
            <text:p>702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RO16</text:p>
          </table:table-cell>
          <table:table-cell table:style-name="ce17" office:value-type="string" calcext:value-type="string">
            <text:p>EXP. (16SR) <text:s text:c="11"/>IO-RO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1.9" calcext:value-type="float">
            <text:p>561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RO16L</text:p>
          </table:table-cell>
          <table:table-cell table:style-name="ce17" office:value-type="string" calcext:value-type="string">
            <text:p>EXP (16SR)12VCC <text:s text:c="2"/>IO-RO16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1.9" calcext:value-type="float">
            <text:p>561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RO8</text:p>
          </table:table-cell>
          <table:table-cell table:style-name="ce17" office:value-type="string" calcext:value-type="string">
            <text:p>EXP.(8sr) <text:s text:c="14"/>IO-RO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2.35" calcext:value-type="float">
            <text:p>402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TO16</text:p>
          </table:table-cell>
          <table:table-cell table:style-name="ce17" office:value-type="string" calcext:value-type="string">
            <text:p>EXP.(16st) <text:s text:c="12"/>IO-TO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3.67" calcext:value-type="float">
            <text:p>453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JZ10-11-T10</text:p>
          </table:table-cell>
          <table:table-cell table:style-name="ce17" office:value-type="string" calcext:value-type="string">
            <text:p>JZ10-11-T10 (6ED/4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0.77" calcext:value-type="float">
            <text:p>260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10-11-UN20</text:p>
          </table:table-cell>
          <table:table-cell table:style-name="ce17" office:value-type="string" calcext:value-type="string">
            <text:p>JZ10-11-UN20 (9-11ED/2-3EA/1ETC-PT100/5SR/2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1.55" calcext:value-type="float">
            <text:p>521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J-R16HS</text:p>
          </table:table-cell>
          <table:table-cell table:style-name="ce17" office:value-type="string" calcext:value-type="string">
            <text:p>JZ20-J-R16HS (6-8ed/2-4ea/6s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6.6" calcext:value-type="float">
            <text:p>656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J-T20HS</text:p>
          </table:table-cell>
          <table:table-cell table:style-name="ce17" office:value-type="string" calcext:value-type="string">
            <text:p>JZ20-J-T20HS (6-8ed/2-4ea/10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6.6" calcext:value-type="float">
            <text:p>656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J-T40</text:p>
          </table:table-cell>
          <table:table-cell table:style-name="ce17" office:value-type="string" calcext:value-type="string">
            <text:p>JZ20-J-T40 (16-18ED/2-4EA/20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5.97" calcext:value-type="float">
            <text:p>70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J-UA24</text:p>
          </table:table-cell>
          <table:table-cell table:style-name="ce17" office:value-type="string" calcext:value-type="string">
            <text:p>JZ20-J-UA24 (9ed/4ea/2e TC-PT100/5sr/2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6.94" calcext:value-type="float">
            <text:p>1,036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R10</text:p>
          </table:table-cell>
          <table:table-cell table:style-name="ce17" office:value-type="string" calcext:value-type="string">
            <text:p>JZ20-R10 (6ed/4s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1.72" calcext:value-type="float">
            <text:p>441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R16</text:p>
          </table:table-cell>
          <table:table-cell table:style-name="ce17" office:value-type="string" calcext:value-type="string">
            <text:p>JZ20-R16 (6-8ed/6sr/2-4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3.12" calcext:value-type="float">
            <text:p>503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R31</text:p>
          </table:table-cell>
          <table:table-cell table:style-name="ce17" office:value-type="string" calcext:value-type="string">
            <text:p>JZ20-R31 (16-18ed/11sr/2-4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5.89" calcext:value-type="float">
            <text:p>62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T18</text:p>
          </table:table-cell>
          <table:table-cell table:style-name="ce17" office:value-type="string" calcext:value-type="string">
            <text:p>JZ20-T18 (6-8ed/8st/2-4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3.12" calcext:value-type="float">
            <text:p>503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-PRG</text:p>
          </table:table-cell>
          <table:table-cell table:style-name="ce17" office:value-type="string" calcext:value-type="string">
            <text:p>JZ-PRG KIT DE PROGRAMA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.47" calcext:value-type="float">
            <text:p>141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JZ-RS4</text:p>
          </table:table-cell>
          <table:table-cell table:style-name="ce17" office:value-type="string" calcext:value-type="string">
            <text:p>JZ-RS4 KIT 232/4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17" calcext:value-type="float">
            <text:p>184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1 EXP-4E/4S <text:s text:c="7"/></text:p>
          </table:table-cell>
          <table:table-cell table:style-name="ce17" office:value-type="string" calcext:value-type="string">
            <text:p>EXPANSION P/MICRO 1 <text:s/>4E/4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.38" calcext:value-type="float">
            <text:p>103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91 2 LINE KEYBOARD</text:p>
          </table:table-cell>
          <table:table-cell table:style-name="ce17" office:value-type="string" calcext:value-type="string">
            <text:p>M91 / M90 MEMB. KEYBOARD 2 LINEA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03" calcext:value-type="float">
            <text:p>100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91-2-R1</text:p>
          </table:table-cell>
          <table:table-cell table:style-name="ce17" office:value-type="string" calcext:value-type="string">
            <text:p>M91-2-R1 (10ed/6sr/1ea/op.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43.46" calcext:value-type="float">
            <text:p>1,043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91-2-T1</text:p>
          </table:table-cell>
          <table:table-cell table:style-name="ce17" office:value-type="string" calcext:value-type="string">
            <text:p>M91-2-T1(12ed/12st/op.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89.17" calcext:value-type="float">
            <text:p>1,189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91-2-T38</text:p>
          </table:table-cell>
          <table:table-cell table:style-name="ce17" office:value-type="string" calcext:value-type="string">
            <text:p>M91-2-T38 (22ED/16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87.28" calcext:value-type="float">
            <text:p>1,487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91-2-UN2</text:p>
          </table:table-cell>
          <table:table-cell table:style-name="ce17" office:value-type="string" calcext:value-type="string">
            <text:p>M91-2-UN2 (12ed/12st/2eu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5.62" calcext:value-type="float">
            <text:p>1,735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J10-22-CS25</text:p>
          </table:table-cell>
          <table:table-cell table:style-name="ce17" office:value-type="string" calcext:value-type="string">
            <text:p>CABLE DE PROGRAMACION MJ10-22-CS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33" calcext:value-type="float">
            <text:p>32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J10-22-CS32</text:p>
          </table:table-cell>
          <table:table-cell table:style-name="ce17" office:value-type="string" calcext:value-type="string">
            <text:p>CABLE P/GSM KIT MJ10-22-C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73" calcext:value-type="float">
            <text:p>95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J20-ET1</text:p>
          </table:table-cell>
          <table:table-cell table:style-name="ce17" office:value-type="string" calcext:value-type="string">
            <text:p>MJ20-ET1 PUERTO ETHERNE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17" calcext:value-type="float">
            <text:p>184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J20-JZ-SL1</text:p>
          </table:table-cell>
          <table:table-cell table:style-name="ce17" office:value-type="string" calcext:value-type="string">
            <text:p>MJ20-JZ-SL1 <text:s/>SET DE ETIQUETA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69" calcext:value-type="float">
            <text:p>18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CN1V-5G 24VDC</text:p>
          </table:table-cell>
          <table:table-cell table:style-name="ce17" office:value-type="string" calcext:value-type="string">
            <text:p>RELE PLB48 RCN1V 5G 24 VCC <text:s text:c="2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93" calcext:value-type="float">
            <text:p>3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010</text:p>
          </table:table-cell>
          <table:table-cell table:style-name="ce17" office:value-type="string" calcext:value-type="string">
            <text:p>RTS-010 PANTALLA HMI 10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60.22" calcext:value-type="float">
            <text:p>1,760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4043C</text:p>
          </table:table-cell>
          <table:table-cell table:style-name="ce17" office:value-type="string" calcext:value-type="string">
            <text:p>RTS-4043C PANTALLA HMI 4.3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5.94" calcext:value-type="float">
            <text:p>465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4070CE</text:p>
          </table:table-cell>
          <table:table-cell table:style-name="ce17" office:value-type="string" calcext:value-type="string">
            <text:p>RTS-4070CE PANTALLA HMI 7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38.19" calcext:value-type="float">
            <text:p>838.1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6070WE</text:p>
          </table:table-cell>
          <table:table-cell table:style-name="ce17" office:value-type="string" calcext:value-type="string">
            <text:p>RTS-6070WE PANTALLA HMI 7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0.07" calcext:value-type="float">
            <text:p>660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6100M</text:p>
          </table:table-cell>
          <table:table-cell table:style-name="ce17" office:value-type="string" calcext:value-type="string">
            <text:p>RTS-6100M PANTALLA HMI 10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7.2" calcext:value-type="float">
            <text:p>1,197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6156H</text:p>
          </table:table-cell>
          <table:table-cell table:style-name="ce17" office:value-type="string" calcext:value-type="string">
            <text:p>RTS-6156H PANTALLA HMI 15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06.11" calcext:value-type="float">
            <text:p>2,006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707WE</text:p>
          </table:table-cell>
          <table:table-cell table:style-name="ce17" office:value-type="string" calcext:value-type="string">
            <text:p>RTS-7070WE PANTALLA HMI 7"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0.07" calcext:value-type="float">
            <text:p>660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3T-1G24</text:p>
          </table:table-cell>
          <table:table-cell table:style-name="ce17" office:value-type="string" calcext:value-type="string">
            <text:p>RELE RV3T-1G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8" calcext:value-type="float">
            <text:p>9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A/CON T38</text:p>
          </table:table-cell>
          <table:table-cell table:style-name="ce17" office:value-type="string" calcext:value-type="string">
            <text:p>CONECTOR I/O 19 PIN PARA MODELOS T3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11" calcext:value-type="float">
            <text:p>9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/V350-FRONT+DL</text:p>
          </table:table-cell>
          <table:table-cell table:style-name="ce17" office:value-type="string" calcext:value-type="string">
            <text:p>REPUESTO DE PANTALLA V350 SA/V350-FRON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4.03" calcext:value-type="float">
            <text:p>494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/V570-USB-FRONT</text:p>
          </table:table-cell>
          <table:table-cell table:style-name="ce17" office:value-type="string" calcext:value-type="string">
            <text:p>REPUESTO DE PANTALLA V570-USB SA/V570-FRON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1.62" calcext:value-type="float">
            <text:p>261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\M90-D7070</text:p>
          </table:table-cell>
          <table:table-cell table:style-name="ce17" office:value-type="string" calcext:value-type="string">
            <text:p>DISPLAY M91 SA\M90-D707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.6" calcext:value-type="float">
            <text:p>78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\V280-FRONT</text:p>
          </table:table-cell>
          <table:table-cell table:style-name="ce17" office:value-type="string" calcext:value-type="string">
            <text:p>REPUESTO PANTALLA SA\V280-FRON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0.61" calcext:value-type="float">
            <text:p>850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-SM35-FRONT</text:p>
          </table:table-cell>
          <table:table-cell table:style-name="ce17" office:value-type="string" calcext:value-type="string">
            <text:p>REPUESTO PANTALLA SAMBA SA/SM35-FRON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8.4" calcext:value-type="float">
            <text:p>348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BE8</text:p>
          </table:table-cell>
          <table:table-cell table:style-name="ce17" office:value-type="string" calcext:value-type="string">
            <text:p>CONVERSOR ETH-RS485 SBE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5.62" calcext:value-type="float">
            <text:p>735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M35-J-R20 ***</text:p>
          </table:table-cell>
          <table:table-cell table:style-name="ce17" office:value-type="string" calcext:value-type="string">
            <text:p>SM35-J-R20 (10-12ed/8sr/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58.18" calcext:value-type="float">
            <text:p>1,158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35-J-T20</text:p>
          </table:table-cell>
          <table:table-cell table:style-name="ce17" office:value-type="string" calcext:value-type="string">
            <text:p>SM35-J-T20 (10-12 ed/8st/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58.18" calcext:value-type="float">
            <text:p>1,158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35-J-TA22</text:p>
          </table:table-cell>
          <table:table-cell table:style-name="ce17" office:value-type="string" calcext:value-type="string">
            <text:p>SM35-J-TA22 (8-12ed/2ea/2pt100/TC/8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70.49" calcext:value-type="float">
            <text:p>1,370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43-J-R20 ***</text:p>
          </table:table-cell>
          <table:table-cell table:style-name="ce17" office:value-type="string" calcext:value-type="string">
            <text:p>SM43-J-R20 (10-12ed/8sr/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76.58" calcext:value-type="float">
            <text:p>1,276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43-J-T20</text:p>
          </table:table-cell>
          <table:table-cell table:style-name="ce17" office:value-type="string" calcext:value-type="string">
            <text:p>SM43-J-T20 (10-12ed/8st/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76.58" calcext:value-type="float">
            <text:p>1,276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43-J-TA22</text:p>
          </table:table-cell>
          <table:table-cell table:style-name="ce17" office:value-type="string" calcext:value-type="string">
            <text:p>SM43-J-TA22 (12ed/8st/2ea/2ptc-tc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5.69" calcext:value-type="float">
            <text:p>1,495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70-J-R20</text:p>
          </table:table-cell>
          <table:table-cell table:style-name="ce17" office:value-type="string" calcext:value-type="string">
            <text:p>SM70-J-R20 (10-12ed/8sr/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2.62" calcext:value-type="float">
            <text:p>1,902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70-J-RA22</text:p>
          </table:table-cell>
          <table:table-cell table:style-name="ce17" office:value-type="string" calcext:value-type="string">
            <text:p>SM70-J-RA22 (10-12ed/8sr/2ea/2ptc-tc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28.54" calcext:value-type="float">
            <text:p>2,128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70-J-T20</text:p>
          </table:table-cell>
          <table:table-cell table:style-name="ce17" office:value-type="string" calcext:value-type="string">
            <text:p>SM70-J-T20 (10-12ed/8st/2e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2.62" calcext:value-type="float">
            <text:p>1,902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70-J-TA22</text:p>
          </table:table-cell>
          <table:table-cell table:style-name="ce17" office:value-type="string" calcext:value-type="string">
            <text:p>SM70-J-TA22 (8-12ed/2ea/2pt100/TC/8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28.54" calcext:value-type="float">
            <text:p>2,128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W1A-W1C</text:p>
          </table:table-cell>
          <table:table-cell table:style-name="ce17" office:value-type="string" calcext:value-type="string">
            <text:p>SOFTWARE DE PROG SW1A-W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3.04" calcext:value-type="float">
            <text:p>343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01EC2</text:p>
          </table:table-cell>
          <table:table-cell table:style-name="ce17" office:value-type="string" calcext:value-type="string">
            <text:p>Master EtherCAT UAC-01EC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3.06" calcext:value-type="float">
            <text:p>663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02RSC</text:p>
          </table:table-cell>
          <table:table-cell table:style-name="ce17" office:value-type="string" calcext:value-type="string">
            <text:p>MODULO RS232 UAC-02RS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54" calcext:value-type="float">
            <text:p>376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CB-01RS4</text:p>
          </table:table-cell>
          <table:table-cell table:style-name="ce17" office:value-type="string" calcext:value-type="string">
            <text:p>MODULO RS485 UAC-CB-01RS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41" calcext:value-type="float">
            <text:p>140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CX-01CAN</text:p>
          </table:table-cell>
          <table:table-cell table:style-name="ce17" office:value-type="string" calcext:value-type="string">
            <text:p>MODULO CAN UAC-CX-01CA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6.99" calcext:value-type="float">
            <text:p>216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CX-01RS2</text:p>
          </table:table-cell>
          <table:table-cell table:style-name="ce17" office:value-type="string" calcext:value-type="string">
            <text:p>MODULO RS232 UAC-CX-01RS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88" calcext:value-type="float">
            <text:p>114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CX-01RS4</text:p>
          </table:table-cell>
          <table:table-cell table:style-name="ce17" office:value-type="string" calcext:value-type="string">
            <text:p>MODULO RS485 UAC-CX-01RS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88" calcext:value-type="float">
            <text:p>114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G-CX-XKP125</text:p>
          </table:table-cell>
          <table:table-cell table:style-name="ce17" office:value-type="string" calcext:value-type="string">
            <text:p>KIT expansión 125cm P/US5 UAG-CX-XKP1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5.48" calcext:value-type="float">
            <text:p>325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G-CX-XKP300</text:p>
          </table:table-cell>
          <table:table-cell table:style-name="ce17" office:value-type="string" calcext:value-type="string">
            <text:p>KIT expansión 3m. P/US5 UAG-CX-XKP3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1" calcext:value-type="float">
            <text:p>351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G-XK125</text:p>
          </table:table-cell>
          <table:table-cell table:style-name="ce17" office:value-type="string" calcext:value-type="string">
            <text:p>KIT expansión 125cm UAG-XK1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9.75" calcext:value-type="float">
            <text:p>229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G-XKP125</text:p>
          </table:table-cell>
          <table:table-cell table:style-name="ce17" office:value-type="string" calcext:value-type="string">
            <text:p>KIT exp. c/fuente 125cm UAG-XKP1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5.48" calcext:value-type="float">
            <text:p>325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G-XKP300</text:p>
          </table:table-cell>
          <table:table-cell table:style-name="ce17" office:value-type="string" calcext:value-type="string">
            <text:p>KIT exp. c/fuente 300cm. UAG-XKP3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1" calcext:value-type="float">
            <text:p>351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CR-ST-B8-SA</text:p>
          </table:table-cell>
          <table:table-cell table:style-name="ce17" office:value-type="string" calcext:value-type="string">
            <text:p>Router UCR-ST-B8-S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70.2" calcext:value-type="float">
            <text:p>1,870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A-0006</text:p>
          </table:table-cell>
          <table:table-cell table:style-name="ce17" office:value-type="string" calcext:value-type="string">
            <text:p>S. ANALÓGICA AI/Av x 6, 24V UIA-000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6.9" calcext:value-type="float">
            <text:p>816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A-0402N</text:p>
          </table:table-cell>
          <table:table-cell table:style-name="ce17" office:value-type="string" calcext:value-type="string">
            <text:p>E/S analógica AI/AVx4+AOx2, 24V UIA-0402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9.26" calcext:value-type="float">
            <text:p>689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A-0800N</text:p>
          </table:table-cell>
          <table:table-cell table:style-name="ce17" office:value-type="string" calcext:value-type="string">
            <text:p>E. analógica AI/Av x8, 24V UIA-080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31.82" calcext:value-type="float">
            <text:p>631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0016R</text:p>
          </table:table-cell>
          <table:table-cell table:style-name="ce17" office:value-type="string" calcext:value-type="string">
            <text:p>S digital DOx16, 24V UID-0016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2.47" calcext:value-type="float">
            <text:p>542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0016T</text:p>
          </table:table-cell>
          <table:table-cell table:style-name="ce17" office:value-type="string" calcext:value-type="string">
            <text:p>S digital tr DOx16, 24V UID-0016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5.89" calcext:value-type="float">
            <text:p>46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0808R</text:p>
          </table:table-cell>
          <table:table-cell table:style-name="ce17" office:value-type="string" calcext:value-type="string">
            <text:p>E/S digital DIx8 + ROx8, 24v UID-0808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5.89" calcext:value-type="float">
            <text:p>46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0808T</text:p>
          </table:table-cell>
          <table:table-cell table:style-name="ce17" office:value-type="string" calcext:value-type="string">
            <text:p>E/S digital DIx8 + TOx8, 24v UID-0808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7.59" calcext:value-type="float">
            <text:p>42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0808THS</text:p>
          </table:table-cell>
          <table:table-cell table:style-name="ce17" office:value-type="string" calcext:value-type="string">
            <text:p>E/S digital DIx8+DOx8, 24V UID-0808TH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1.58" calcext:value-type="float">
            <text:p>861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W1616T</text:p>
          </table:table-cell>
          <table:table-cell table:style-name="ce17" office:value-type="string" calcext:value-type="string">
            <text:p>E/S digital DIx16+TOx16, 24V UID-W1616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70.11" calcext:value-type="float">
            <text:p>670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S-04PTN</text:p>
          </table:table-cell>
          <table:table-cell table:style-name="ce17" office:value-type="string" calcext:value-type="string">
            <text:p>Entrada 4 PT100 UIS-04PT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9.74" calcext:value-type="float">
            <text:p>589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S-08TC</text:p>
          </table:table-cell>
          <table:table-cell table:style-name="ce17" office:value-type="string" calcext:value-type="string">
            <text:p>Entrada 8 TC UIS-08T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1.64" calcext:value-type="float">
            <text:p>791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S-WCB1</text:p>
          </table:table-cell>
          <table:table-cell table:style-name="ce17" office:value-type="string" calcext:value-type="string">
            <text:p>E/S (10ed/2ea/2 tc-rtd/2st/8sr/2sa) UIS-WCB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78.55" calcext:value-type="float">
            <text:p>1,078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S-WCB2</text:p>
          </table:table-cell>
          <table:table-cell table:style-name="ce17" office:value-type="string" calcext:value-type="string">
            <text:p>E/S (10ed/2ea/2RTD/10st/2sa) UIS-WCB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78.55" calcext:value-type="float">
            <text:p>1,078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A-0004 W</text:p>
          </table:table-cell>
          <table:table-cell table:style-name="ce17" office:value-type="string" calcext:value-type="string">
            <text:p>Salida analógica remota AOx4 URA-0004 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6.9" calcext:value-type="float">
            <text:p>816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A-0400 O</text:p>
          </table:table-cell>
          <table:table-cell table:style-name="ce17" office:value-type="string" calcext:value-type="string">
            <text:p>Entrada analógica remota AIx4 URA-0400 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7.75" calcext:value-type="float">
            <text:p>797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B-TCP</text:p>
          </table:table-cell>
          <table:table-cell table:style-name="ce17" office:value-type="string" calcext:value-type="string">
            <text:p>Adaptador Ethernet para E/S remotas URB-TC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3.07" calcext:value-type="float">
            <text:p>753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B-TCP2</text:p>
          </table:table-cell>
          <table:table-cell table:style-name="ce17" office:value-type="string" calcext:value-type="string">
            <text:p>Adaptador Ethernet para E/S remotas URB-TCP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0.55" calcext:value-type="float">
            <text:p>510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0004 RH</text:p>
          </table:table-cell>
          <table:table-cell table:style-name="ce17" office:value-type="string" calcext:value-type="string">
            <text:p>Salida digital remota rele DOx8 URD-0004R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8.64" calcext:value-type="float">
            <text:p>478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0008CI</text:p>
          </table:table-cell>
          <table:table-cell table:style-name="ce17" office:value-type="string" calcext:value-type="string">
            <text:p>Salida digital remota transitor DOx8 URD-0008CI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4.63" calcext:value-type="float">
            <text:p>344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0016CG-8</text:p>
          </table:table-cell>
          <table:table-cell table:style-name="ce17" office:value-type="string" calcext:value-type="string">
            <text:p>Salida digital remota transitor DOx16 URD-0016CG-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9.5" calcext:value-type="float">
            <text:p>459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0032CG-4</text:p>
          </table:table-cell>
          <table:table-cell table:style-name="ce17" office:value-type="string" calcext:value-type="string">
            <text:p>Salida digital remota transitor DOx32 URD-0032CG-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2.87" calcext:value-type="float">
            <text:p>682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0800</text:p>
          </table:table-cell>
          <table:table-cell table:style-name="ce17" office:value-type="string" calcext:value-type="string">
            <text:p>Entrada digital remota DIx8 URD-0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7.2" calcext:value-type="float">
            <text:p>287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1600-8</text:p>
          </table:table-cell>
          <table:table-cell table:style-name="ce17" office:value-type="string" calcext:value-type="string">
            <text:p>Entrada digital remota DIx16 URD-1600-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54" calcext:value-type="float">
            <text:p>376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3200-4</text:p>
          </table:table-cell>
          <table:table-cell table:style-name="ce17" office:value-type="string" calcext:value-type="string">
            <text:p>Entrada digital remota DIx32 URD-3200-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1.62" calcext:value-type="float">
            <text:p>561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P-PS24V</text:p>
          </table:table-cell>
          <table:table-cell table:style-name="ce17" office:value-type="string" calcext:value-type="string">
            <text:p>Fuente expansión 24VCC/5VCC URP-PS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7.39" calcext:value-type="float">
            <text:p>357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S5-B10-B1</text:p>
          </table:table-cell>
          <table:table-cell table:style-name="ce17" office:value-type="string" calcext:value-type="string">
            <text:p>US5-B10-B1 (PLC/HMI/sin E/S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73.95" calcext:value-type="float">
            <text:p>3,273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5-B10-RA28</text:p>
          </table:table-cell>
          <table:table-cell table:style-name="ce17" office:value-type="string" calcext:value-type="string">
            <text:p>US5-B10-RA28 (14ed/2ea/2 tc-rtd/8sR/2 s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61.05" calcext:value-type="float">
            <text:p>4,161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5-B10-T24</text:p>
          </table:table-cell>
          <table:table-cell table:style-name="ce17" office:value-type="string" calcext:value-type="string">
            <text:p>US5-B10-T24 (10ed/2ea/1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18.58" calcext:value-type="float">
            <text:p>3,618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5-B5-B1</text:p>
          </table:table-cell>
          <table:table-cell table:style-name="ce17" office:value-type="string" calcext:value-type="string">
            <text:p>US5-B5-B1 (PLC/HMI/sin E/S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2.59" calcext:value-type="float">
            <text:p>2,482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5-B5-RA28</text:p>
          </table:table-cell>
          <table:table-cell table:style-name="ce17" office:value-type="string" calcext:value-type="string">
            <text:p>US5-B5-RA28 (14ed/2ea/2 tc-rtd/8sR/2 s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20.74" calcext:value-type="float">
            <text:p>3,420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5-B5-T24</text:p>
          </table:table-cell>
          <table:table-cell table:style-name="ce17" office:value-type="string" calcext:value-type="string">
            <text:p>US5-B5-T24 (10ed/2ea/1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84.65" calcext:value-type="float">
            <text:p>2,884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10-B1</text:p>
          </table:table-cell>
          <table:table-cell table:style-name="ce17" office:value-type="string" calcext:value-type="string">
            <text:p>USC-B10-B1(PLC sin E/S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33.69" calcext:value-type="float">
            <text:p>2,233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10-T24</text:p>
          </table:table-cell>
          <table:table-cell table:style-name="ce17" office:value-type="string" calcext:value-type="string">
            <text:p>USC-B10-T24 (10ed/2ae/1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15.2" calcext:value-type="float">
            <text:p>2,315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10-T42</text:p>
          </table:table-cell>
          <table:table-cell table:style-name="ce17" office:value-type="string" calcext:value-type="string">
            <text:p>USC-B10-T42(24ed/2ea/16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13.57" calcext:value-type="float">
            <text:p>2,613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10-TR22</text:p>
          </table:table-cell>
          <table:table-cell table:style-name="ce17" office:value-type="string" calcext:value-type="string">
            <text:p>USC-B10-TR22 (10ed/2ea/2st/8sr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46.41" calcext:value-type="float">
            <text:p>2,546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5-T24</text:p>
          </table:table-cell>
          <table:table-cell table:style-name="ce17" office:value-type="string" calcext:value-type="string">
            <text:p>USC-B5-T24 (10ed/2ea/1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37.18" calcext:value-type="float">
            <text:p>1,337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5-T42</text:p>
          </table:table-cell>
          <table:table-cell table:style-name="ce17" office:value-type="string" calcext:value-type="string">
            <text:p>USC-B5-T42(24ed/2ea/16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85.28" calcext:value-type="float">
            <text:p>1,685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5-TR22</text:p>
          </table:table-cell>
          <table:table-cell table:style-name="ce17" office:value-type="string" calcext:value-type="string">
            <text:p>USC-B5-TR22 (10ed/2ea/2st/8sr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7.86" calcext:value-type="float">
            <text:p>1,46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P-B10</text:p>
          </table:table-cell>
          <table:table-cell table:style-name="ce17" office:value-type="string" calcext:value-type="string">
            <text:p>CPU P/Panel HMI <text:s/>USC-P-B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4.93" calcext:value-type="float">
            <text:p>1,084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P-070-B08</text:p>
          </table:table-cell>
          <table:table-cell table:style-name="ce17" office:value-type="string" calcext:value-type="string">
            <text:p>Panel HMI 7" <text:s/>USP-070-B0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12.34" calcext:value-type="float">
            <text:p>2,712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P-104-B10</text:p>
          </table:table-cell>
          <table:table-cell table:style-name="ce17" office:value-type="string" calcext:value-type="string">
            <text:p>PANEL HMI 10.4" USP-104-B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07.84" calcext:value-type="float">
            <text:p>4,307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P-156-B10</text:p>
          </table:table-cell>
          <table:table-cell table:style-name="ce17" office:value-type="string" calcext:value-type="string">
            <text:p>PANEL HMI 15.6" USP-156-B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73.13" calcext:value-type="float">
            <text:p>5,573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00-17-CAN</text:p>
          </table:table-cell>
          <table:table-cell table:style-name="ce17" office:value-type="string" calcext:value-type="string">
            <text:p>PLACA PUERTO CAN V100-17-CA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2.86" calcext:value-type="float">
            <text:p>212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100-17-ET2</text:p>
          </table:table-cell>
          <table:table-cell table:style-name="ce17" office:value-type="string" calcext:value-type="string">
            <text:p>PLACA ETHERNET V100-17-ET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7.51" calcext:value-type="float">
            <text:p>337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100-17-PB1</text:p>
          </table:table-cell>
          <table:table-cell table:style-name="ce17" office:value-type="string" calcext:value-type="string">
            <text:p>PLACA PROFIBUS V100-17-PB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8.06" calcext:value-type="float">
            <text:p>338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100-17-RS4X</text:p>
          </table:table-cell>
          <table:table-cell table:style-name="ce17" office:value-type="string" calcext:value-type="string">
            <text:p>PLACA RS485 V100-17-RS4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77" calcext:value-type="float">
            <text:p>162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1040-T20B</text:p>
          </table:table-cell>
          <table:table-cell table:style-name="ce17" office:value-type="string" calcext:value-type="string">
            <text:p>UNIDAD BASE V1040-T2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33.42" calcext:value-type="float">
            <text:p>4,733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20-22-R1</text:p>
          </table:table-cell>
          <table:table-cell table:style-name="ce17" office:value-type="string" calcext:value-type="string">
            <text:p>V120-22-R1 (10ED/6SR/1E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27.09" calcext:value-type="float">
            <text:p>1,927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20-22-T2C</text:p>
          </table:table-cell>
          <table:table-cell table:style-name="ce17" office:value-type="string" calcext:value-type="string">
            <text:p>V120-22-T2C (10ED/12ST/2E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69.88" calcext:value-type="float">
            <text:p>2,169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20-22-UN2</text:p>
          </table:table-cell>
          <table:table-cell table:style-name="ce17" office:value-type="string" calcext:value-type="string">
            <text:p>V120-22-UN2 (10ed/12st/2eu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41.91" calcext:value-type="float">
            <text:p>2,34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210-T20BJ</text:p>
          </table:table-cell>
          <table:table-cell table:style-name="ce17" office:value-type="string" calcext:value-type="string">
            <text:p>UNIDAD BASE V1210-T20B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20.64" calcext:value-type="float">
            <text:p>5,220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33-B1</text:p>
          </table:table-cell>
          <table:table-cell table:style-name="ce17" office:value-type="string" calcext:value-type="string">
            <text:p>V130-33-B1 (PLC/HMI SIN e/s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9.12" calcext:value-type="float">
            <text:p>1,139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33-TR20-R</text:p>
          </table:table-cell>
          <table:table-cell table:style-name="ce17" office:value-type="string" calcext:value-type="string">
            <text:p>V130-33-TR20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1.41" calcext:value-type="float">
            <text:p>84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J-T2</text:p>
          </table:table-cell>
          <table:table-cell table:style-name="ce17" office:value-type="string" calcext:value-type="string">
            <text:p>V130-J-T2 (10-12ed/12st/2e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64.34" calcext:value-type="float">
            <text:p>1,264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J-T38</text:p>
          </table:table-cell>
          <table:table-cell table:style-name="ce17" office:value-type="string" calcext:value-type="string">
            <text:p>V130-J-T38 (20-22ed/16st/2e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96.41" calcext:value-type="float">
            <text:p>1,596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J-TA24</text:p>
          </table:table-cell>
          <table:table-cell table:style-name="ce17" office:value-type="string" calcext:value-type="string">
            <text:p>V130-J-TA24 (8-12ed/2ea-d/2tc-pt-d/10st/2s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21.61" calcext:value-type="float">
            <text:p>1,721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J-TR20</text:p>
          </table:table-cell>
          <table:table-cell table:style-name="ce17" office:value-type="string" calcext:value-type="string">
            <text:p>V130-J-TR20 (10-12ed/2ea/6sr/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64.34" calcext:value-type="float">
            <text:p>1,264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200-18-E1B</text:p>
          </table:table-cell>
          <table:table-cell table:style-name="ce17" office:value-type="string" calcext:value-type="string">
            <text:p>SNAP-IN V200-18-E1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7.93" calcext:value-type="float">
            <text:p>587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2B</text:p>
          </table:table-cell>
          <table:table-cell table:style-name="ce17" office:value-type="string" calcext:value-type="string">
            <text:p>SNAP IN V200-18-E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2.54" calcext:value-type="float">
            <text:p>782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3XB</text:p>
          </table:table-cell>
          <table:table-cell table:style-name="ce17" office:value-type="string" calcext:value-type="string">
            <text:p>SNAP IN V200-18-E3X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2.44" calcext:value-type="float">
            <text:p>1,302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4XB</text:p>
          </table:table-cell>
          <table:table-cell table:style-name="ce17" office:value-type="string" calcext:value-type="string">
            <text:p>SNAP IN V200-18-E4X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5.69" calcext:value-type="float">
            <text:p>1,495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5B</text:p>
          </table:table-cell>
          <table:table-cell table:style-name="ce17" office:value-type="string" calcext:value-type="string">
            <text:p>SNAP IN V200-18-E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2.54" calcext:value-type="float">
            <text:p>782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62B</text:p>
          </table:table-cell>
          <table:table-cell table:style-name="ce17" office:value-type="string" calcext:value-type="string">
            <text:p>SNAP IN V200-18-E6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4.28" calcext:value-type="float">
            <text:p>1,064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6B</text:p>
          </table:table-cell>
          <table:table-cell table:style-name="ce17" office:value-type="string" calcext:value-type="string">
            <text:p>SNAP IN V200-18-E6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52.02" calcext:value-type="float">
            <text:p>1,052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9-ET2</text:p>
          </table:table-cell>
          <table:table-cell table:style-name="ce17" office:value-type="string" calcext:value-type="string">
            <text:p>PLACA ETHERNET V200-19-ET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7.51" calcext:value-type="float">
            <text:p>337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9-RS4-X</text:p>
          </table:table-cell>
          <table:table-cell table:style-name="ce17" office:value-type="string" calcext:value-type="string">
            <text:p>PLACA RS485 V200-19-RS4-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77" calcext:value-type="float">
            <text:p>162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30-13-B20B</text:p>
          </table:table-cell>
          <table:table-cell table:style-name="ce17" office:value-type="string" calcext:value-type="string">
            <text:p>UNIDAD BASEV230-13-B2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82.68" calcext:value-type="float">
            <text:p>1,88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290-19-B20B</text:p>
          </table:table-cell>
          <table:table-cell table:style-name="ce17" office:value-type="string" calcext:value-type="string">
            <text:p>UNIDAD BASE V290-19-B2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29.49" calcext:value-type="float">
            <text:p>2,629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35-T2-R</text:p>
          </table:table-cell>
          <table:table-cell table:style-name="ce17" office:value-type="string" calcext:value-type="string">
            <text:p>OPLC V350-35-T2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7.24" calcext:value-type="float">
            <text:p>817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B1</text:p>
          </table:table-cell>
          <table:table-cell table:style-name="ce17" office:value-type="string" calcext:value-type="string">
            <text:p>V350-J-B1 (PLC/HMI sin e/s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33.81" calcext:value-type="float">
            <text:p>1,53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RA22</text:p>
          </table:table-cell>
          <table:table-cell table:style-name="ce17" office:value-type="string" calcext:value-type="string">
            <text:p>V350-J-RA22 (8-10-12ed/2ea/2 TC-PT/8sr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65.99" calcext:value-type="float">
            <text:p>2,265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2</text:p>
          </table:table-cell>
          <table:table-cell table:style-name="ce17" office:value-type="string" calcext:value-type="string">
            <text:p>V350-J-T2 (10ed/2ea/12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46.77" calcext:value-type="float">
            <text:p>1,646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38</text:p>
          </table:table-cell>
          <table:table-cell table:style-name="ce17" office:value-type="string" calcext:value-type="string">
            <text:p>V350-J-T38 (20/22ed/2ea/16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97.24" calcext:value-type="float">
            <text:p>2,097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A24</text:p>
          </table:table-cell>
          <table:table-cell table:style-name="ce17" office:value-type="string" calcext:value-type="string">
            <text:p>V350-J-TA24 (8-10-12 ed/2ea/2tc-pt/10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65.99" calcext:value-type="float">
            <text:p>2,265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R20</text:p>
          </table:table-cell>
          <table:table-cell table:style-name="ce17" office:value-type="string" calcext:value-type="string">
            <text:p>V350-J-TR20 (10-12ed/2ea/6sr/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46.77" calcext:value-type="float">
            <text:p>1,646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R34</text:p>
          </table:table-cell>
          <table:table-cell table:style-name="ce17" office:value-type="string" calcext:value-type="string">
            <text:p>V350-J-TR34 (20/22ed/2ea/8sr/4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97.24" calcext:value-type="float">
            <text:p>2,097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R6</text:p>
          </table:table-cell>
          <table:table-cell table:style-name="ce17" office:value-type="string" calcext:value-type="string">
            <text:p>V350-J-TR6 (6-8ed/2-6ea/6sr/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40.73" calcext:value-type="float">
            <text:p>1,940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RA22</text:p>
          </table:table-cell>
          <table:table-cell table:style-name="ce17" office:value-type="string" calcext:value-type="string">
            <text:p>V350-J-TRA22 (8/10/12ed/2ea/2 TC-PT/4sr/4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65.99" calcext:value-type="float">
            <text:p>2,265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430-J-HR2</text:p>
          </table:table-cell>
          <table:table-cell table:style-name="ce17" office:value-type="string" calcext:value-type="string">
            <text:p>V430-J-RH2 (10-12ed/2ea/6s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2.62" calcext:value-type="float">
            <text:p>1,902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430-J-T2</text:p>
          </table:table-cell>
          <table:table-cell table:style-name="ce17" office:value-type="string" calcext:value-type="string">
            <text:p>V430-J-T2 (10/12ea/2ea/1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2.62" calcext:value-type="float">
            <text:p>1,902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430-J-TA24</text:p>
          </table:table-cell>
          <table:table-cell table:style-name="ce17" office:value-type="string" calcext:value-type="string">
            <text:p>V430-J-TA24(10/12ed/2ea/2 tc-pt/10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23.22" calcext:value-type="float">
            <text:p>2,523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430-J-TR34</text:p>
          </table:table-cell>
          <table:table-cell table:style-name="ce17" office:value-type="string" calcext:value-type="string">
            <text:p>V430-J-TR34 (20/22ed/2ea/8sr/4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4.46" calcext:value-type="float">
            <text:p>2,354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430-J-TRA22</text:p>
          </table:table-cell>
          <table:table-cell table:style-name="ce17" office:value-type="string" calcext:value-type="string">
            <text:p>V430-J-TRA22 (8/10/12ed/2ea/2 TC-PT/4sr/4st/2sa/e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23.22" calcext:value-type="float">
            <text:p>2,523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570-57-T20B</text:p>
          </table:table-cell>
          <table:table-cell table:style-name="ce17" office:value-type="string" calcext:value-type="string">
            <text:p>UNIDAD BASE V570-57-T2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54.64" calcext:value-type="float">
            <text:p>2,954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570-57-T20BJ</text:p>
          </table:table-cell>
          <table:table-cell table:style-name="ce17" office:value-type="string" calcext:value-type="string">
            <text:p>UNIDAD BASE V570-57-T20B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86.62" calcext:value-type="float">
            <text:p>2,686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570-57-T34</text:p>
          </table:table-cell>
          <table:table-cell table:style-name="ce17" office:value-type="string" calcext:value-type="string">
            <text:p>UNIDAD BASE V570-57-T3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92.81" calcext:value-type="float">
            <text:p>3,192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570-57-T34-J</text:p>
          </table:table-cell>
          <table:table-cell table:style-name="ce17" office:value-type="string" calcext:value-type="string">
            <text:p>UNIDAD BASE V570-57-T34-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81.77" calcext:value-type="float">
            <text:p>2,281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570-57-T40B</text:p>
          </table:table-cell>
          <table:table-cell table:style-name="ce17" office:value-type="string" calcext:value-type="string">
            <text:p>UNIDAD BASE V570-57-T4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45.64" calcext:value-type="float">
            <text:p>2,845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700-T20BJ</text:p>
          </table:table-cell>
          <table:table-cell table:style-name="ce17" office:value-type="string" calcext:value-type="string">
            <text:p>UNIDAD BASE V700-T20B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24.05" calcext:value-type="float">
            <text:p>3,024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UENTE 220V/12 66A</text:p>
          </table:table-cell>
          <table:table-cell table:style-name="ce17" office:value-type="string" calcext:value-type="string">
            <text:p>FUENTE 220V/12V 66A HSCN 80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0.22" calcext:value-type="float">
            <text:p>260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S-500-24</text:p>
          </table:table-cell>
          <table:table-cell table:style-name="ce17" office:value-type="string" calcext:value-type="string">
            <text:p>FUENTE 220V/24V <text:s/>20.8A HS-500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35" calcext:value-type="float">
            <text:p>114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SCN 600-12</text:p>
          </table:table-cell>
          <table:table-cell table:style-name="ce17" office:value-type="string" calcext:value-type="string">
            <text:p>FUENTE 220V/12V 50 A HSCN 60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4.22" calcext:value-type="float">
            <text:p>234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SCN-1200-12</text:p>
          </table:table-cell>
          <table:table-cell table:style-name="ce17" office:value-type="string" calcext:value-type="string">
            <text:p>FUENTE 220V/12V <text:s/>100A HSCN-120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5.58" calcext:value-type="float">
            <text:p>485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SCN-1K2-60</text:p>
          </table:table-cell>
          <table:table-cell table:style-name="ce17" office:value-type="string" calcext:value-type="string">
            <text:p>FUENTE 220V/60V <text:s/>20A HSCN-1200-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0.11" calcext:value-type="float">
            <text:p>490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.V.SKS-201T-250-350</text:p>
          </table:table-cell>
          <table:table-cell table:style-name="ce17" office:value-type="string" calcext:value-type="string">
            <text:p>SOPORTE VERTICAL P/SKS-201T-250-3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 35-12</text:p>
          </table:table-cell>
          <table:table-cell table:style-name="ce17" office:value-type="string" calcext:value-type="string">
            <text:p>FUENTE 220V/12V 2.4A SKS-35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66" calcext:value-type="float">
            <text:p>17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 35-24</text:p>
          </table:table-cell>
          <table:table-cell table:style-name="ce17" office:value-type="string" calcext:value-type="string">
            <text:p>FUENTE 220V/24V 1.5A SKS-35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66" calcext:value-type="float">
            <text:p>17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 50-12</text:p>
          </table:table-cell>
          <table:table-cell table:style-name="ce17" office:value-type="string" calcext:value-type="string">
            <text:p>FUENTE 220V/12V 4.2A SKS-5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4" calcext:value-type="float">
            <text:p>19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 50-24</text:p>
          </table:table-cell>
          <table:table-cell table:style-name="ce17" office:value-type="string" calcext:value-type="string">
            <text:p>FUENTE 220V/24V 2.1A SKS-50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4" calcext:value-type="float">
            <text:p>19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100-12</text:p>
          </table:table-cell>
          <table:table-cell table:style-name="ce17" office:value-type="string" calcext:value-type="string">
            <text:p>FUENTE 220V/12V 8.5A SKS-10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49" calcext:value-type="float">
            <text:p>26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100-24</text:p>
          </table:table-cell>
          <table:table-cell table:style-name="ce17" office:value-type="string" calcext:value-type="string">
            <text:p>FUENTE 220V/24V 4.5A SKS-100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49" calcext:value-type="float">
            <text:p>26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145-24</text:p>
          </table:table-cell>
          <table:table-cell table:style-name="ce17" office:value-type="string" calcext:value-type="string">
            <text:p>FUENTE 220V/24V 6A SKS-145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03" calcext:value-type="float">
            <text:p>33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201T-12</text:p>
          </table:table-cell>
          <table:table-cell table:style-name="ce17" office:value-type="string" calcext:value-type="string">
            <text:p>FUENTE 220V/12V 16,5A SKS-201T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9" calcext:value-type="float">
            <text:p>43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201T-24</text:p>
          </table:table-cell>
          <table:table-cell table:style-name="ce17" office:value-type="string" calcext:value-type="string">
            <text:p>FUENTE 220V/24V 8,5A SKS-201T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9" calcext:value-type="float">
            <text:p>43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250T-12</text:p>
          </table:table-cell>
          <table:table-cell table:style-name="ce17" office:value-type="string" calcext:value-type="string">
            <text:p>FUENTE 220V/12V <text:s/>20.8A SKS-250T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51" calcext:value-type="float">
            <text:p>47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250T-24</text:p>
          </table:table-cell>
          <table:table-cell table:style-name="ce17" office:value-type="string" calcext:value-type="string">
            <text:p>FUENTE 220V/24V 10.4A SKS-250T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51" calcext:value-type="float">
            <text:p>47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350-12</text:p>
          </table:table-cell>
          <table:table-cell table:style-name="ce17" office:value-type="string" calcext:value-type="string">
            <text:p>FUENTE 220V/12V <text:s/>29.1A SKS-35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5" calcext:value-type="float">
            <text:p>52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350-24</text:p>
          </table:table-cell>
          <table:table-cell table:style-name="ce17" office:value-type="string" calcext:value-type="string">
            <text:p>FUENTE 220V/24V 14.6A SKS-350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47" calcext:value-type="float">
            <text:p>52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50-5</text:p>
          </table:table-cell>
          <table:table-cell table:style-name="ce17" office:value-type="string" calcext:value-type="string">
            <text:p>FUENTE 220V/5V 10A SKS-50-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4" calcext:value-type="float">
            <text:p>19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OP.VERP/SKS-100-145</text:p>
          </table:table-cell>
          <table:table-cell table:style-name="ce17" office:value-type="string" calcext:value-type="string">
            <text:p>SOPORTE VERTICAL P/SKS-100-14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OPORTE NH P/SKS-35-</text:p>
          </table:table-cell>
          <table:table-cell table:style-name="ce17" office:value-type="string" calcext:value-type="string">
            <text:p>SOPORTE NH P/SKS-35-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SOPORTE NV P/SKS-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SOPORTE NV P/SKS-14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OPORTE P/RIEL CHICO</text:p>
          </table:table-cell>
          <table:table-cell table:style-name="ce17" office:value-type="string" calcext:value-type="string">
            <text:p>SOPORTE P/RIEL DIN SKS-3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OPORTE VER.P/SKS-50</text:p>
          </table:table-cell>
          <table:table-cell table:style-name="ce17" office:value-type="string" calcext:value-type="string">
            <text:p>SOPORTE VERTICAL P/SKS-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49-010-073</text:p>
          </table:table-cell>
          <table:table-cell table:style-name="ce17" office:value-type="string" calcext:value-type="string">
            <text:p>CONECTOR 49-010-07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12" calcext:value-type="float">
            <text:p>17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-00212</text:p>
          </table:table-cell>
          <table:table-cell table:style-name="ce17" office:value-type="string" calcext:value-type="string">
            <text:p>ENCODER CE-100M <text:s text:c="3"/>100-00212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72.24" calcext:value-type="float">
            <text:p>6,572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-01852</text:p>
          </table:table-cell>
          <table:table-cell table:style-name="ce17" office:value-type="string" calcext:value-type="string">
            <text:p>ENCODER CE65-M 110-0185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87.98" calcext:value-type="float">
            <text:p>4,687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30371</text:p>
          </table:table-cell>
          <table:table-cell table:style-name="ce17" office:value-type="string" calcext:value-type="string">
            <text:p>Conector M16 H Recto, 19P c/ Cable 5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8.92" calcext:value-type="float">
            <text:p>478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137233</text:p>
          </table:table-cell>
          <table:table-cell table:style-name="ce17" office:value-type="string" calcext:value-type="string">
            <text:p>ENCODER BFF 1G-24K1024-L2-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50.42" calcext:value-type="float">
            <text:p>3,650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64705</text:p>
          </table:table-cell>
          <table:table-cell table:style-name="ce17" office:value-type="string" calcext:value-type="string">
            <text:p>Conector M23 H <text:s/>S2BG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54" calcext:value-type="float">
            <text:p>85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0068</text:p>
          </table:table-cell>
          <table:table-cell table:style-name="ce17" office:value-type="string" calcext:value-type="string">
            <text:p>ENCODER CE65-M 110-0006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04.14" calcext:value-type="float">
            <text:p>5,504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0228</text:p>
          </table:table-cell>
          <table:table-cell table:style-name="ce17" office:value-type="string" calcext:value-type="string">
            <text:p>ENCODER CE65-M 110-0022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36.04" calcext:value-type="float">
            <text:p>8,836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0580</text:p>
          </table:table-cell>
          <table:table-cell table:style-name="ce17" office:value-type="string" calcext:value-type="string">
            <text:p>ENCODER CEV65M 110-0058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06.42" calcext:value-type="float">
            <text:p>4,806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0714</text:p>
          </table:table-cell>
          <table:table-cell table:style-name="ce17" office:value-type="string" calcext:value-type="string">
            <text:p>ENCODER CE65M 4096 <text:s/>110-00714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24.94" calcext:value-type="float">
            <text:p>4,424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1217</text:p>
          </table:table-cell>
          <table:table-cell table:style-name="ce17" office:value-type="string" calcext:value-type="string">
            <text:p>ENCODER CE65-M 110-0121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04.76" calcext:value-type="float">
            <text:p>5,004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1369</text:p>
          </table:table-cell>
          <table:table-cell table:style-name="ce17" office:value-type="string" calcext:value-type="string">
            <text:p>ENCODER CE65-M 110-0136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63.42" calcext:value-type="float">
            <text:p>3,963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1508</text:p>
          </table:table-cell>
          <table:table-cell table:style-name="ce17" office:value-type="string" calcext:value-type="string">
            <text:p>ENCODER CEV65M 110-0150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02.81" calcext:value-type="float">
            <text:p>4,302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1595</text:p>
          </table:table-cell>
          <table:table-cell table:style-name="ce17" office:value-type="string" calcext:value-type="string">
            <text:p>ENCODER CE65-M 110-0159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47.47" calcext:value-type="float">
            <text:p>4,74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1758</text:p>
          </table:table-cell>
          <table:table-cell table:style-name="ce17" office:value-type="string" calcext:value-type="string">
            <text:p>ENCODER CE65-M 110-0175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02.63" calcext:value-type="float">
            <text:p>5,602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3210</text:p>
          </table:table-cell>
          <table:table-cell table:style-name="ce17" office:value-type="string" calcext:value-type="string">
            <text:p>ENCODER CE65-M 110-032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29.49" calcext:value-type="float">
            <text:p>5,229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3495</text:p>
          </table:table-cell>
          <table:table-cell table:style-name="ce17" office:value-type="string" calcext:value-type="string">
            <text:p>ENCODER CE65-M 110-0349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26.34" calcext:value-type="float">
            <text:p>4,926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32548</text:p>
          </table:table-cell>
          <table:table-cell table:style-name="ce17" office:value-type="string" calcext:value-type="string">
            <text:p>ENCODER. GXMMW.A203P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61.12" calcext:value-type="float">
            <text:p>2,661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32552</text:p>
          </table:table-cell>
          <table:table-cell table:style-name="ce17" office:value-type="string" calcext:value-type="string">
            <text:p>ENCODER GXMMW. A203PA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19.2" calcext:value-type="float">
            <text:p>2,41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87133</text:p>
          </table:table-cell>
          <table:table-cell table:style-name="ce17" office:value-type="string" calcext:value-type="string">
            <text:p>Conversor digital HEAG154 HTL-HT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2.43" calcext:value-type="float">
            <text:p>1,562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-00412</text:p>
          </table:table-cell>
          <table:table-cell table:style-name="ce17" office:value-type="string" calcext:value-type="string">
            <text:p>ENCODER CE65-S 111-004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47.48" calcext:value-type="float">
            <text:p>3,847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5-00071</text:p>
          </table:table-cell>
          <table:table-cell table:style-name="ce17" office:value-type="string" calcext:value-type="string">
            <text:p>ENCODER HE65M <text:s text:c="6"/>205-00071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96.6" calcext:value-type="float">
            <text:p>5,196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5-00078</text:p>
          </table:table-cell>
          <table:table-cell table:style-name="ce17" office:value-type="string" calcext:value-type="string">
            <text:p>ENCODER HE65M 205-0007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85.35" calcext:value-type="float">
            <text:p>3,685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017</text:p>
          </table:table-cell>
          <table:table-cell table:style-name="ce17" office:value-type="string" calcext:value-type="string">
            <text:p>ENCODER HE65S <text:s text:c="7"/>206-0001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06.39" calcext:value-type="float">
            <text:p>2,006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017/BS</text:p>
          </table:table-cell>
          <table:table-cell table:style-name="ce17" office:value-type="string" calcext:value-type="string">
            <text:p>ENCODER HE65S <text:s/>206-00017/B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90.98" calcext:value-type="float">
            <text:p>1,990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106</text:p>
          </table:table-cell>
          <table:table-cell table:style-name="ce17" office:value-type="string" calcext:value-type="string">
            <text:p>ENCODER HE65S <text:s text:c="3"/>206-0010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74.86" calcext:value-type="float">
            <text:p>2,874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130</text:p>
          </table:table-cell>
          <table:table-cell table:style-name="ce17" office:value-type="string" calcext:value-type="string">
            <text:p>ENCODER HE65S <text:s text:c="6"/>206-00130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61.92" calcext:value-type="float">
            <text:p>1,761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242</text:p>
          </table:table-cell>
          <table:table-cell table:style-name="ce17" office:value-type="string" calcext:value-type="string">
            <text:p>ENCODER HE65S <text:s text:c="6"/>206-00242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0.65" calcext:value-type="float">
            <text:p>1,450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407</text:p>
          </table:table-cell>
          <table:table-cell table:style-name="ce17" office:value-type="string" calcext:value-type="string">
            <text:p>ENCODER HE65S <text:s/>206-0040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96.7" calcext:value-type="float">
            <text:p>3,09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8-00011</text:p>
          </table:table-cell>
          <table:table-cell table:style-name="ce17" office:value-type="string" calcext:value-type="string">
            <text:p>ENCODER IE40A <text:s text:c="6"/>218-00011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9.37" calcext:value-type="float">
            <text:p>769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9-00107</text:p>
          </table:table-cell>
          <table:table-cell table:style-name="ce17" office:value-type="string" calcext:value-type="string">
            <text:p>ENCODER IE58-A 219-0010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89.73" calcext:value-type="float">
            <text:p>1,58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9-00738</text:p>
          </table:table-cell>
          <table:table-cell table:style-name="ce17" office:value-type="string" calcext:value-type="string">
            <text:p>ENCODER IEV58*1024 <text:s/>219-0073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87.72" calcext:value-type="float">
            <text:p>2,687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9-00991</text:p>
          </table:table-cell>
          <table:table-cell table:style-name="ce17" office:value-type="string" calcext:value-type="string">
            <text:p>ENCODER IE58-AN <text:s text:c="3"/>219-0099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23.36" calcext:value-type="float">
            <text:p>3,023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200-00102</text:p>
          </table:table-cell>
          <table:table-cell table:style-name="ce17" office:value-type="string" calcext:value-type="string">
            <text:p>MEDIDOR DE DISTANCIA LE-200 2200-001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34.62" calcext:value-type="float">
            <text:p>9,434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6-00075</text:p>
          </table:table-cell>
          <table:table-cell table:style-name="ce17" office:value-type="string" calcext:value-type="string">
            <text:p>TRANSD.LA-41 <text:s text:c="3"/>306-0007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16.3" calcext:value-type="float">
            <text:p>2,716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6-00176</text:p>
          </table:table-cell>
          <table:table-cell table:style-name="ce17" office:value-type="string" calcext:value-type="string">
            <text:p>TRANSD. LA-41 <text:s/>306-0017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7.86" calcext:value-type="float">
            <text:p>1,71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7-00184</text:p>
          </table:table-cell>
          <table:table-cell table:style-name="ce17" office:value-type="string" calcext:value-type="string">
            <text:p>TRANSD.LP38*300 SSI 307-00184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1.67" calcext:value-type="float">
            <text:p>1,541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7-00185</text:p>
          </table:table-cell>
          <table:table-cell table:style-name="ce17" office:value-type="string" calcext:value-type="string">
            <text:p>TRANSD.LP38*225 SSI 307-00185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1.67" calcext:value-type="float">
            <text:p>1,541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7-00353</text:p>
          </table:table-cell>
          <table:table-cell table:style-name="ce17" office:value-type="string" calcext:value-type="string">
            <text:p>TRANSD.LP38*200 <text:s text:c="4"/>307-00353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75.81" calcext:value-type="float">
            <text:p>2,275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7-00422</text:p>
          </table:table-cell>
          <table:table-cell table:style-name="ce17" office:value-type="string" calcext:value-type="string">
            <text:p>TRANSD.LP38*450 <text:s text:c="4"/>307-00422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75.81" calcext:value-type="float">
            <text:p>2,275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7-01259</text:p>
          </table:table-cell>
          <table:table-cell table:style-name="ce17" office:value-type="string" calcext:value-type="string">
            <text:p>TRANSD.LP38*1900 <text:s text:c="4"/>307-0125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45.28" calcext:value-type="float">
            <text:p>4,245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-000-021</text:p>
          </table:table-cell>
          <table:table-cell table:style-name="ce17" office:value-type="string" calcext:value-type="string">
            <text:p>CUPLA CPS 15/1 10/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7.08" calcext:value-type="float">
            <text:p>387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4-000-025</text:p>
          </table:table-cell>
          <table:table-cell table:style-name="ce17" office:value-type="string" calcext:value-type="string">
            <text:p>CUPLA CPS 9/1 10/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3.75" calcext:value-type="float">
            <text:p>373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4-000-026</text:p>
          </table:table-cell>
          <table:table-cell table:style-name="ce17" office:value-type="string" calcext:value-type="string">
            <text:p>CUPLA CPS 10/2 10/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3.75" calcext:value-type="float">
            <text:p>373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4-000-044</text:p>
          </table:table-cell>
          <table:table-cell table:style-name="ce17" office:value-type="string" calcext:value-type="string">
            <text:p>CUPLA CPS 10/2 <text:s/>10/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0.14" calcext:value-type="float">
            <text:p>260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80-00050</text:p>
          </table:table-cell>
          <table:table-cell table:style-name="ce17" office:value-type="string" calcext:value-type="string">
            <text:p>CARGADOR PT-100-N <text:s text:c="2"/>480-00050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11.36" calcext:value-type="float">
            <text:p>2,111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85-00001 <text:s text:c="10"/></text:p>
          </table:table-cell>
          <table:table-cell table:style-name="ce17" office:value-type="string" calcext:value-type="string">
            <text:p>DISP. 6 DIG. TR-V-TI-GB-03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95.4" calcext:value-type="float">
            <text:p>1,895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90-00007</text:p>
          </table:table-cell>
          <table:table-cell table:style-name="ce17" office:value-type="string" calcext:value-type="string">
            <text:p>DIVISOR DE PULSOS IT-10 490-0000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8.14" calcext:value-type="float">
            <text:p>1,348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90-00101</text:p>
          </table:table-cell>
          <table:table-cell table:style-name="ce17" office:value-type="string" calcext:value-type="string">
            <text:p>CONECTOR TR-PT6 <text:s text:c="4"/>490-00101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78" calcext:value-type="float">
            <text:p>102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90-00301</text:p>
          </table:table-cell>
          <table:table-cell table:style-name="ce17" office:value-type="string" calcext:value-type="string">
            <text:p>ADAP.A PC 490-00301 C/SOFTWAR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4.13" calcext:value-type="float">
            <text:p>734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90-00310</text:p>
          </table:table-cell>
          <table:table-cell table:style-name="ce17" office:value-type="string" calcext:value-type="string">
            <text:p>INTERFACE P/ ENC TR CE-100 KIT 490-003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3.16" calcext:value-type="float">
            <text:p>883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90-00313</text:p>
          </table:table-cell>
          <table:table-cell table:style-name="ce17" office:value-type="string" calcext:value-type="string">
            <text:p>ADAPTADOR USB a PC HID V5 490-0031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5.85" calcext:value-type="float">
            <text:p>865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490-00314</text:p>
          </table:table-cell>
          <table:table-cell table:style-name="ce17" office:value-type="string" calcext:value-type="string">
            <text:p>INTERFACE PARA ENCODER TR <text:s/>USB KIT 490-003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5.45" calcext:value-type="float">
            <text:p>965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810-00113</text:p>
          </table:table-cell>
          <table:table-cell table:style-name="ce17" office:value-type="string" calcext:value-type="string">
            <text:p>ENCODER IE58 <text:s/>5810-0011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8.33" calcext:value-type="float">
            <text:p>1,498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58M-00167</text:p>
          </table:table-cell>
          <table:table-cell table:style-name="ce17" office:value-type="string" calcext:value-type="string">
            <text:p>ENCODER CEV58M-0016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7.33" calcext:value-type="float">
            <text:p>2,177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62-000-074</text:p>
          </table:table-cell>
          <table:table-cell table:style-name="ce17" office:value-type="string" calcext:value-type="string">
            <text:p>CONECTOR 62-000-07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52" calcext:value-type="float">
            <text:p>173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2-000-075</text:p>
          </table:table-cell>
          <table:table-cell table:style-name="ce17" office:value-type="string" calcext:value-type="string">
            <text:p>CONECTOR 62-000-07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4.17" calcext:value-type="float">
            <text:p>164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2-010-073</text:p>
          </table:table-cell>
          <table:table-cell table:style-name="ce17" office:value-type="string" calcext:value-type="string">
            <text:p>CONECTOR 62-010-07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52" calcext:value-type="float">
            <text:p>173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80-0003</text:p>
          </table:table-cell>
          <table:table-cell table:style-name="ce17" office:value-type="string" calcext:value-type="string">
            <text:p>CABLE <text:s/>680-000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2.43" calcext:value-type="float">
            <text:p>262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706-40004</text:p>
          </table:table-cell>
          <table:table-cell table:style-name="ce17" office:value-type="string" calcext:value-type="string">
            <text:p>CONECTOR 706-400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69" calcext:value-type="float">
            <text:p>14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6-40011</text:p>
          </table:table-cell>
          <table:table-cell table:style-name="ce17" office:value-type="string" calcext:value-type="string">
            <text:p>CABLE FIB OPT Z1102 706-40011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99" calcext:value-type="float">
            <text:p>20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8-40001</text:p>
          </table:table-cell>
          <table:table-cell table:style-name="ce17" office:value-type="string" calcext:value-type="string">
            <text:p>PLACA POS.CM-10-FO lighbus/S5 708-40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717.12" calcext:value-type="float">
            <text:p>15,717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90063010.0</text:p>
          </table:table-cell>
          <table:table-cell table:style-name="ce17" office:value-type="string" calcext:value-type="string">
            <text:p>cable 64.339.010 <text:s/>90063010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7.64" calcext:value-type="float">
            <text:p>88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0185002.0</text:p>
          </table:table-cell>
          <table:table-cell table:style-name="ce17" office:value-type="string" calcext:value-type="string">
            <text:p>CABLE 2m 90185002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9.77" calcext:value-type="float">
            <text:p>409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EV70M-10026</text:p>
          </table:table-cell>
          <table:table-cell table:style-name="ce17" office:value-type="string" calcext:value-type="string">
            <text:p>ENCODER AEV70M-1002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91.6" calcext:value-type="float">
            <text:p>8,491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FG 1N.24B8192-E2.F</text:p>
          </table:table-cell>
          <table:table-cell table:style-name="ce17" office:value-type="string" calcext:value-type="string">
            <text:p>ENCODER BFG 1N.24B8192-E2.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89.38" calcext:value-type="float">
            <text:p>4,089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-65-M 110-01751</text:p>
          </table:table-cell>
          <table:table-cell table:style-name="ce17" office:value-type="string" calcext:value-type="string">
            <text:p>ENCODER CE65-M 110-017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01.25" calcext:value-type="float">
            <text:p>5,601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H58M-DN 12H7</text:p>
          </table:table-cell>
          <table:table-cell table:style-name="ce17" office:value-type="string" calcext:value-type="string">
            <text:p>ENCODER CEH58M-D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25.53" calcext:value-type="float">
            <text:p>3,42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S582M-10149</text:p>
          </table:table-cell>
          <table:table-cell table:style-name="ce17" office:value-type="string" calcext:value-type="string">
            <text:p>ENCODER CES582M-1014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0.12" calcext:value-type="float">
            <text:p>2,06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S58M-00157</text:p>
          </table:table-cell>
          <table:table-cell table:style-name="ce17" office:value-type="string" calcext:value-type="string">
            <text:p>ENCODER CES58M-0015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83.71" calcext:value-type="float">
            <text:p>2,383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ES58M-00170</text:p>
          </table:table-cell>
          <table:table-cell table:style-name="ce17" office:value-type="string" calcext:value-type="string">
            <text:p>ENCODER CES58M-0017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2.45" calcext:value-type="float">
            <text:p>2,082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EV100M-01426</text:p>
          </table:table-cell>
          <table:table-cell table:style-name="ce17" office:value-type="string" calcext:value-type="string">
            <text:p>ENCODER CEV100M-0142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03.12" calcext:value-type="float">
            <text:p>7,403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2-10546</text:p>
          </table:table-cell>
          <table:table-cell table:style-name="ce17" office:value-type="string" calcext:value-type="string">
            <text:p>ENCODER CEV582-1054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43.97" calcext:value-type="float">
            <text:p>2,143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2M-00036</text:p>
          </table:table-cell>
          <table:table-cell table:style-name="ce17" office:value-type="string" calcext:value-type="string">
            <text:p>ENCODER CEV582M-0003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7.28" calcext:value-type="float">
            <text:p>1,737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2M-00058</text:p>
          </table:table-cell>
          <table:table-cell table:style-name="ce17" office:value-type="string" calcext:value-type="string">
            <text:p>ENCODER CEV582M-0006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7.33" calcext:value-type="float">
            <text:p>2,177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2M-10167</text:p>
          </table:table-cell>
          <table:table-cell table:style-name="ce17" office:value-type="string" calcext:value-type="string">
            <text:p>ENCODER CEV582M-1016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7.33" calcext:value-type="float">
            <text:p>2,177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M-00098</text:p>
          </table:table-cell>
          <table:table-cell table:style-name="ce17" office:value-type="string" calcext:value-type="string">
            <text:p>ENCODER CEV58M-0009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31.86" calcext:value-type="float">
            <text:p>2,331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M-00442</text:p>
          </table:table-cell>
          <table:table-cell table:style-name="ce17" office:value-type="string" calcext:value-type="string">
            <text:p>ENCODER CEV582M-1044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89.6" calcext:value-type="float">
            <text:p>1,989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S-00099</text:p>
          </table:table-cell>
          <table:table-cell table:style-name="ce17" office:value-type="string" calcext:value-type="string">
            <text:p>ENCODER CEV58S-0009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51.43" calcext:value-type="float">
            <text:p>5,45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65M-00444</text:p>
          </table:table-cell>
          <table:table-cell table:style-name="ce17" office:value-type="string" calcext:value-type="string">
            <text:p>ENCODER CEV65M-0044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37.21" calcext:value-type="float">
            <text:p>4,137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65M-01460</text:p>
          </table:table-cell>
          <table:table-cell table:style-name="ce17" office:value-type="string" calcext:value-type="string">
            <text:p>ENCODER CEV65M-014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61.39" calcext:value-type="float">
            <text:p>4,161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65M-01751</text:p>
          </table:table-cell>
          <table:table-cell table:style-name="ce17" office:value-type="string" calcext:value-type="string">
            <text:p>ENCODER CEV65M-017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79.21" calcext:value-type="float">
            <text:p>3,979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65M-01801</text:p>
          </table:table-cell>
          <table:table-cell table:style-name="ce17" office:value-type="string" calcext:value-type="string">
            <text:p>ENCODER CEV65M-018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94.38" calcext:value-type="float">
            <text:p>6,894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65M-10261</text:p>
          </table:table-cell>
          <table:table-cell table:style-name="ce17" office:value-type="string" calcext:value-type="string">
            <text:p>ENCODER CEV65M ETHERNET IP -cev65m-1026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14.36" calcext:value-type="float">
            <text:p>4,014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-65S 50022</text:p>
          </table:table-cell>
          <table:table-cell table:style-name="ce17" office:value-type="string" calcext:value-type="string">
            <text:p>ENCODER CEV-65S 500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68.64" calcext:value-type="float">
            <text:p>3,468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W582M-10188</text:p>
          </table:table-cell>
          <table:table-cell table:style-name="ce17" office:value-type="string" calcext:value-type="string">
            <text:p>ENCODER CEW582M-1018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11.16" calcext:value-type="float">
            <text:p>3,511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W65M-10072</text:p>
          </table:table-cell>
          <table:table-cell table:style-name="ce17" office:value-type="string" calcext:value-type="string">
            <text:p>ENCODER CEW65M-1007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98.34" calcext:value-type="float">
            <text:p>8,098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MV582M-00002</text:p>
          </table:table-cell>
          <table:table-cell table:style-name="ce17" office:value-type="string" calcext:value-type="string">
            <text:p>ENCODER CMV582M-000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43.16" calcext:value-type="float">
            <text:p>1,443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MV58M-00034</text:p>
          </table:table-cell>
          <table:table-cell table:style-name="ce17" office:value-type="string" calcext:value-type="string">
            <text:p>ENCODER CMV58M-0003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78.62" calcext:value-type="float">
            <text:p>1,778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MW582M-20001</text:p>
          </table:table-cell>
          <table:table-cell table:style-name="ce17" office:value-type="string" calcext:value-type="string">
            <text:p>ENCODER CMW582M-20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22.93" calcext:value-type="float">
            <text:p>2,722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MW58M-00050</text:p>
          </table:table-cell>
          <table:table-cell table:style-name="ce17" office:value-type="string" calcext:value-type="string">
            <text:p>ENCODER CMW58M-000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38.19" calcext:value-type="float">
            <text:p>2,538.1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XV70S-00001</text:p>
          </table:table-cell>
          <table:table-cell table:style-name="ce17" office:value-type="string" calcext:value-type="string">
            <text:p>ENCODER CXV70S-00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80.43" calcext:value-type="float">
            <text:p>7,18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AL580-SC05WEC13160A</text:p>
          </table:table-cell>
          <table:table-cell table:style-name="ce17" office:value-type="string" calcext:value-type="string">
            <text:p>ENCODER EAL580-SC0.5WEC.13160.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54.74" calcext:value-type="float">
            <text:p>1,754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EAG150-H-1H-2H-3H</text:p>
          </table:table-cell>
          <table:table-cell table:style-name="ce17" office:value-type="string" calcext:value-type="string">
            <text:p>MULTIPLEXOR DE SEÑAL HEAG150-H-1H-2H-3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73.86" calcext:value-type="float">
            <text:p>3,673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EV62-00001</text:p>
          </table:table-cell>
          <table:table-cell table:style-name="ce17" office:value-type="string" calcext:value-type="string">
            <text:p>ENCODER IEV62-00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90.75" calcext:value-type="float">
            <text:p>3,090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PV582-00302</text:p>
          </table:table-cell>
          <table:table-cell table:style-name="ce17" office:value-type="string" calcext:value-type="string">
            <text:p>ENCODER IPV582-003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1.12" calcext:value-type="float">
            <text:p>1,541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R542.07D</text:p>
          </table:table-cell>
          <table:table-cell table:style-name="ce17" office:value-type="string" calcext:value-type="string">
            <text:p>RUEDA DE MEDICION MR542.07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2.82" calcext:value-type="float">
            <text:p>202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QEH81M-0006</text:p>
          </table:table-cell>
          <table:table-cell table:style-name="ce17" office:value-type="string" calcext:value-type="string">
            <text:p>ENCODER QEH81M-000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39.17" calcext:value-type="float">
            <text:p>5,139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X2202</text:p>
          </table:table-cell>
          <table:table-cell table:style-name="ce17" office:value-type="string" calcext:value-type="string">
            <text:p>Antena LTE, iman, 12cm c/cable IX22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46" calcext:value-type="float">
            <text:p>72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203</text:p>
          </table:table-cell>
          <table:table-cell table:style-name="ce17" office:value-type="string" calcext:value-type="string">
            <text:p>Antena LTE, perfil bajo 2cm, IP67, c/cable IX22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8.41" calcext:value-type="float">
            <text:p>178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211</text:p>
          </table:table-cell>
          <table:table-cell table:style-name="ce17" office:value-type="string" calcext:value-type="string">
            <text:p>Antena Wi-Fi, IP67, c/cable IX22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7.74" calcext:value-type="float">
            <text:p>147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233</text:p>
          </table:table-cell>
          <table:table-cell table:style-name="ce17" office:value-type="string" calcext:value-type="string">
            <text:p>Starter Kit IX223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36.83" calcext:value-type="float">
            <text:p>1,236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400</text:p>
          </table:table-cell>
          <table:table-cell table:style-name="ce17" office:value-type="string" calcext:value-type="string">
            <text:p>IXrouter3 Ethernet IX2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87.83" calcext:value-type="float">
            <text:p>1,287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405</text:p>
          </table:table-cell>
          <table:table-cell table:style-name="ce17" office:value-type="string" calcext:value-type="string">
            <text:p>IXrouter3 4G-Global IX24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75.49" calcext:value-type="float">
            <text:p>1,675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410</text:p>
          </table:table-cell>
          <table:table-cell table:style-name="ce17" office:value-type="string" calcext:value-type="string">
            <text:p>IXrouter Wi-Fi IX24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88.17" calcext:value-type="float">
            <text:p>1,488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415</text:p>
          </table:table-cell>
          <table:table-cell table:style-name="ce17" office:value-type="string" calcext:value-type="string">
            <text:p>IXrouter3 4G-Global / Wi-Fi IX24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75.81" calcext:value-type="float">
            <text:p>1,875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P503</text:p>
          </table:table-cell>
          <table:table-cell table:style-name="ce17" office:value-type="string" calcext:value-type="string">
            <text:p>Licencia Cloud Notify IXP5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9.93" calcext:value-type="float">
            <text:p>869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X5E-HU055B</text:p>
          </table:table-cell>
          <table:table-cell table:style-name="ce17" office:value-type="string" calcext:value-type="string">
            <text:p>SWITCH ETERHRNET SX5E-HU05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0.34" calcext:value-type="float">
            <text:p>230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3C-T08CKDN</text:p>
          </table:table-cell>
          <table:table-cell table:style-name="ce17" office:value-type="string" calcext:value-type="string">
            <text:p>BARRERA ENT. DIGITALES EB3C-T08CKD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5.79" calcext:value-type="float">
            <text:p>575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3L-S08CSDN</text:p>
          </table:table-cell>
          <table:table-cell table:style-name="ce17" office:value-type="string" calcext:value-type="string">
            <text:p>BARRERA SAL. DIGITALES EB3L-S08CSD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9.54" calcext:value-type="float">
            <text:p>659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3P-LAW1R</text:p>
          </table:table-cell>
          <table:table-cell table:style-name="ce17" office:value-type="string" calcext:value-type="string">
            <text:p>OJO DE BUEY ROJO EB3P-LAW1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44" calcext:value-type="float">
            <text:p>65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3P-LAW1Y</text:p>
          </table:table-cell>
          <table:table-cell table:style-name="ce17" office:value-type="string" calcext:value-type="string">
            <text:p>OJO DE BUEY AMARILLO EB3P-LAW1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44" calcext:value-type="float">
            <text:p>65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E2B-M200PB</text:p>
          </table:table-cell>
          <table:table-cell table:style-name="ce17" office:value-type="string" calcext:value-type="string">
            <text:p>INT. HABILITACION 3 POS. HE2B-M200P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47" calcext:value-type="float">
            <text:p>44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1S-AC5121</text:p>
          </table:table-cell>
          <table:table-cell table:style-name="ce17" office:value-type="string" calcext:value-type="string">
            <text:p>RELE DE SEGURIDAD <text:s/>HR1S-AC512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7.9" calcext:value-type="float">
            <text:p>297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1S-AF5130B</text:p>
          </table:table-cell>
          <table:table-cell table:style-name="ce17" office:value-type="string" calcext:value-type="string">
            <text:p>RELE DE SEGURIDAD HR1S-AF513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7.58" calcext:value-type="float">
            <text:p>457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2S-332N-T075</text:p>
          </table:table-cell>
          <table:table-cell table:style-name="ce17" office:value-type="string" calcext:value-type="string">
            <text:p>RELE DE SEGURIDAD <text:s/>HR2S-332N-T07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2.88" calcext:value-type="float">
            <text:p>952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S1C-R44R-R</text:p>
          </table:table-cell>
          <table:table-cell table:style-name="ce17" office:value-type="string" calcext:value-type="string">
            <text:p>INTERRUPTOR DE PUERTA C/SOLENOIDE HS1C-R44R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9.79" calcext:value-type="float">
            <text:p>629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1L-DQ44MSR-G</text:p>
          </table:table-cell>
          <table:table-cell table:style-name="ce17" office:value-type="string" calcext:value-type="string">
            <text:p>INTERRUPTOR DE PUERTA C/SOLENOIDE HS1L-DQ44MSR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2.22" calcext:value-type="float">
            <text:p>292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5D-11RN</text:p>
          </table:table-cell>
          <table:table-cell table:style-name="ce17" office:value-type="string" calcext:value-type="string">
            <text:p>INTERRUPTOR DE PUERTA HS5D-11R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17" calcext:value-type="float">
            <text:p>5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5D-12RN</text:p>
          </table:table-cell>
          <table:table-cell table:style-name="ce17" office:value-type="string" calcext:value-type="string">
            <text:p>INTERRUPTOR DE PUERTA HS5D-12R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17" calcext:value-type="float">
            <text:p>5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5D-12ZRN</text:p>
          </table:table-cell>
          <table:table-cell table:style-name="ce17" office:value-type="string" calcext:value-type="string">
            <text:p>INTERRUPTOR DE PUERTA HS5D-12ZR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2" calcext:value-type="float">
            <text:p>64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5L-VF44M-G</text:p>
          </table:table-cell>
          <table:table-cell table:style-name="ce17" office:value-type="string" calcext:value-type="string">
            <text:p>INTERRUPTOR DE PUERTA C/SOLENOIDE HS5L-VF44M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1.4" calcext:value-type="float">
            <text:p>241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6B-11B01</text:p>
          </table:table-cell>
          <table:table-cell table:style-name="ce17" office:value-type="string" calcext:value-type="string">
            <text:p>INTERRUPTOR DE PUERTA HS6B-11B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5" calcext:value-type="float">
            <text:p>52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9Z-A1</text:p>
          </table:table-cell>
          <table:table-cell table:style-name="ce17" office:value-type="string" calcext:value-type="string">
            <text:p>ACTUADOR RECTO P/INT. DE PUERTA HS9Z-A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7" calcext:value-type="float">
            <text:p>13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9Z-A51</text:p>
          </table:table-cell>
          <table:table-cell table:style-name="ce17" office:value-type="string" calcext:value-type="string">
            <text:p>ACTUADOR RECTO P/INT. DE PUERTA HS9Z-A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7" calcext:value-type="float">
            <text:p>9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9Z-A52</text:p>
          </table:table-cell>
          <table:table-cell table:style-name="ce17" office:value-type="string" calcext:value-type="string">
            <text:p>ACTUADOR A 90º P/INT.DE PUERTA HS9Z-A5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9" calcext:value-type="float">
            <text:p>8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F1V-4A2B-D24</text:p>
          </table:table-cell>
          <table:table-cell table:style-name="ce17" office:value-type="string" calcext:value-type="string">
            <text:p>RELE 6 INV. RF1V-4A2B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6" calcext:value-type="float">
            <text:p>27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XN4E-BL402MFRH</text:p>
          </table:table-cell>
          <table:table-cell table:style-name="ce17" office:value-type="string" calcext:value-type="string">
            <text:p>GOLPE DE PUÑO DE SEGURIDAD XN4E-BL402MFR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66" calcext:value-type="float">
            <text:p>140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N4E-LL411Q4MFR</text:p>
          </table:table-cell>
          <table:table-cell table:style-name="ce17" office:value-type="string" calcext:value-type="string">
            <text:p>GOLPE DE PUÑO DE SEGURIDAD XN4E-LL411Q4MF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.22" calcext:value-type="float">
            <text:p>160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N4E-TL403Q4MR</text:p>
          </table:table-cell>
          <table:table-cell table:style-name="ce17" office:value-type="string" calcext:value-type="string">
            <text:p>GOLPE DE PUÑO DE SEGURIDAD XN4E-TL403Q4M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23" calcext:value-type="float">
            <text:p>182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W1E- BV4TG02MF R***</text:p>
          </table:table-cell>
          <table:table-cell table:style-name="ce17" office:value-type="string" calcext:value-type="string">
            <text:p>GOLPE DE PUÑO DE SEGURIDAD <text:s/>XW1E- BV4TG02MF 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.9" calcext:value-type="float">
            <text:p>76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W1E- BV4TG03MF R</text:p>
          </table:table-cell>
          <table:table-cell table:style-name="ce17" office:value-type="string" calcext:value-type="string">
            <text:p>GOLPE DE PUÑO DE SEGURIDAD <text:s/>XW1E- BV4TG03MF 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8" calcext:value-type="float">
            <text:p>85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NRF110- 0.3A</text:p>
          </table:table-cell>
          <table:table-cell table:style-name="ce17" office:value-type="string" calcext:value-type="string">
            <text:p>FUSE NRF110-0.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45" calcext:value-type="float">
            <text:p>18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0.5A</text:p>
          </table:table-cell>
          <table:table-cell table:style-name="ce17" office:value-type="string" calcext:value-type="string">
            <text:p>FUSE NRF110-0.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7" calcext:value-type="float">
            <text:p>17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1A</text:p>
          </table:table-cell>
          <table:table-cell table:style-name="ce17" office:value-type="string" calcext:value-type="string">
            <text:p>FUSE NRF110-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2A</text:p>
          </table:table-cell>
          <table:table-cell table:style-name="ce17" office:value-type="string" calcext:value-type="string">
            <text:p>FUSE NRF110-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3A</text:p>
          </table:table-cell>
          <table:table-cell table:style-name="ce17" office:value-type="string" calcext:value-type="string">
            <text:p>FUSE NRF110-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5A</text:p>
          </table:table-cell>
          <table:table-cell table:style-name="ce17" office:value-type="string" calcext:value-type="string">
            <text:p>FUSE NRF110-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5" calcext:value-type="float">
            <text:p>18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8A</text:p>
          </table:table-cell>
          <table:table-cell table:style-name="ce17" office:value-type="string" calcext:value-type="string">
            <text:p>FUSE NRF110-8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10A</text:p>
          </table:table-cell>
          <table:table-cell table:style-name="ce17" office:value-type="string" calcext:value-type="string">
            <text:p>FUSE NRF110-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15A</text:p>
          </table:table-cell>
          <table:table-cell table:style-name="ce17" office:value-type="string" calcext:value-type="string">
            <text:p>FUSE NRF110-1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0.3A</text:p>
          </table:table-cell>
          <table:table-cell table:style-name="ce17" office:value-type="string" calcext:value-type="string">
            <text:p>FUSE NRF111-0.3A <text:s text:c="11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0.5A</text:p>
          </table:table-cell>
          <table:table-cell table:style-name="ce17" office:value-type="string" calcext:value-type="string">
            <text:p>FUSE NRF111-0.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84" calcext:value-type="float">
            <text:p>23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1A</text:p>
          </table:table-cell>
          <table:table-cell table:style-name="ce17" office:value-type="string" calcext:value-type="string">
            <text:p>FUSE NRF111-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2A</text:p>
          </table:table-cell>
          <table:table-cell table:style-name="ce17" office:value-type="string" calcext:value-type="string">
            <text:p>FUSE NRF111-2A <text:s text:c="1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3A</text:p>
          </table:table-cell>
          <table:table-cell table:style-name="ce17" office:value-type="string" calcext:value-type="string">
            <text:p>FUSE NRF111-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5A</text:p>
          </table:table-cell>
          <table:table-cell table:style-name="ce17" office:value-type="string" calcext:value-type="string">
            <text:p>FUSE NRF111-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8A</text:p>
          </table:table-cell>
          <table:table-cell table:style-name="ce17" office:value-type="string" calcext:value-type="string">
            <text:p>FUSE NRF111-8A <text:s text:c="14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10A</text:p>
          </table:table-cell>
          <table:table-cell table:style-name="ce17" office:value-type="string" calcext:value-type="string">
            <text:p>FUSE NRF111-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15A</text:p>
          </table:table-cell>
          <table:table-cell table:style-name="ce17" office:value-type="string" calcext:value-type="string">
            <text:p>FUSE NRF111-15A <text:s text:c="1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 1A</text:p>
          </table:table-cell>
          <table:table-cell table:style-name="ce17" office:value-type="string" calcext:value-type="string">
            <text:p>FUSE NRF210-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 2A</text:p>
          </table:table-cell>
          <table:table-cell table:style-name="ce17" office:value-type="string" calcext:value-type="string">
            <text:p>FUSE NRF210-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 3A</text:p>
          </table:table-cell>
          <table:table-cell table:style-name="ce17" office:value-type="string" calcext:value-type="string">
            <text:p>FUSE NRF210-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 5A</text:p>
          </table:table-cell>
          <table:table-cell table:style-name="ce17" office:value-type="string" calcext:value-type="string">
            <text:p>FUSE NRF210-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 8A</text:p>
          </table:table-cell>
          <table:table-cell table:style-name="ce17" office:value-type="string" calcext:value-type="string">
            <text:p>FUSE NRF210-8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0.5A</text:p>
          </table:table-cell>
          <table:table-cell table:style-name="ce17" office:value-type="string" calcext:value-type="string">
            <text:p>FUSE NRF210-0.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10A</text:p>
          </table:table-cell>
          <table:table-cell table:style-name="ce17" office:value-type="string" calcext:value-type="string">
            <text:p>FUSE NRF210-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15A</text:p>
          </table:table-cell>
          <table:table-cell table:style-name="ce17" office:value-type="string" calcext:value-type="string">
            <text:p>FUSE NRF210-1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1- 1A</text:p>
          </table:table-cell>
          <table:table-cell table:style-name="ce17" office:value-type="string" calcext:value-type="string">
            <text:p>FUSE NRF211-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6" calcext:value-type="float">
            <text:p>2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1- 3A</text:p>
          </table:table-cell>
          <table:table-cell table:style-name="ce17" office:value-type="string" calcext:value-type="string">
            <text:p>FUSE NRF211-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6" calcext:value-type="float">
            <text:p>2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1- 5A</text:p>
          </table:table-cell>
          <table:table-cell table:style-name="ce17" office:value-type="string" calcext:value-type="string">
            <text:p>FUSE NRF211-5A <text:s text:c="14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6" calcext:value-type="float">
            <text:p>2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1-10A</text:p>
          </table:table-cell>
          <table:table-cell table:style-name="ce17" office:value-type="string" calcext:value-type="string">
            <text:p>FUSE NRF211-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6" calcext:value-type="float">
            <text:p>2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1-15A</text:p>
          </table:table-cell>
          <table:table-cell table:style-name="ce17" office:value-type="string" calcext:value-type="string">
            <text:p>FUSE NRF211-15A <text:s text:c="1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6" calcext:value-type="float">
            <text:p>2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-D</text:p>
          </table:table-cell>
          <table:table-cell table:style-name="ce17" office:value-type="string" calcext:value-type="string">
            <text:p>PORTA FUSE P/R. DIN NRF-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3" calcext:value-type="float">
            <text:p>2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KA97X033W01</text:p>
          </table:table-cell>
          <table:table-cell table:style-name="ce17" office:value-type="string" calcext:value-type="string">
            <text:p>OP10-PL01 CABLE PC-OP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72" calcext:value-type="float">
            <text:p>32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M-8AC-R-HMI</text:p>
          </table:table-cell>
          <table:table-cell table:style-name="ce17" office:value-type="string" calcext:value-type="string">
            <text:p>EXM-8AC-R-HMI(6ed/2sr/LCD/EXP) 11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9.8" calcext:value-type="float">
            <text:p>949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2AC-R</text:p>
          </table:table-cell>
          <table:table-cell table:style-name="ce17" office:value-type="string" calcext:value-type="string">
            <text:p>PR-12AC-R (8ed/4sr/LCD) 11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0.51" calcext:value-type="float">
            <text:p>310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2AC-R-N</text:p>
          </table:table-cell>
          <table:table-cell table:style-name="ce17" office:value-type="string" calcext:value-type="string">
            <text:p>PR-12AC-R-N (8ed/4sr/LCD/EXP/ETH) 11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0" calcext:value-type="float">
            <text:p>540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2DC-DA-R-E</text:p>
          </table:table-cell>
          <table:table-cell table:style-name="ce17" office:value-type="string" calcext:value-type="string">
            <text:p>PR-12DC-DA-R-E (4-8ed/4ea/4sr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3.02" calcext:value-type="float">
            <text:p>243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2DC-DA-R-N</text:p>
          </table:table-cell>
          <table:table-cell table:style-name="ce17" office:value-type="string" calcext:value-type="string">
            <text:p>PR-12DC-DA-R-N(4-8ed/4ea/4sr/LCD/EXP/ETH) <text:s/>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0" calcext:value-type="float">
            <text:p>540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2DC-DA-TN</text:p>
          </table:table-cell>
          <table:table-cell table:style-name="ce17" office:value-type="string" calcext:value-type="string">
            <text:p>PR-12DC-DA-TN (4-8ed/4ea/4st/LCD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6.61" calcext:value-type="float">
            <text:p>35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4DC-DA-R</text:p>
          </table:table-cell>
          <table:table-cell table:style-name="ce17" office:value-type="string" calcext:value-type="string">
            <text:p>PR-14DC-DA-R (6-10ed/4ea/4sr/LCD/EXP/485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8.95" calcext:value-type="float">
            <text:p>498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8AC-R</text:p>
          </table:table-cell>
          <table:table-cell table:style-name="ce17" office:value-type="string" calcext:value-type="string">
            <text:p>PR-18AC-R (12ed/6sr/LCD/EXP) ALIM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8.95" calcext:value-type="float">
            <text:p>498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8AC-R-N</text:p>
          </table:table-cell>
          <table:table-cell table:style-name="ce17" office:value-type="string" calcext:value-type="string">
            <text:p>PR-18AC-R-N (12ed/6sr/LCD/EXP/ETH) 11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6.11" calcext:value-type="float">
            <text:p>766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8DC-DAI-TN-N</text:p>
          </table:table-cell>
          <table:table-cell table:style-name="ce17" office:value-type="string" calcext:value-type="string">
            <text:p>PR-18DC-DAI-TN-N(4-12ed/6-8EA/6sT/LCD/EXP/ETH)24V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6.11" calcext:value-type="float">
            <text:p>766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8DC-DA-R</text:p>
          </table:table-cell>
          <table:table-cell table:style-name="ce17" office:value-type="string" calcext:value-type="string">
            <text:p>PR-18DC-DA-R (6-12ed/6ea/6sr/LCD/EXP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8.95" calcext:value-type="float">
            <text:p>498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8DC-DA-RT</text:p>
          </table:table-cell>
          <table:table-cell table:style-name="ce17" office:value-type="string" calcext:value-type="string">
            <text:p>PR-18DC-DA-RT(6-12ed/6ea/4sr/2st/LCD/EXP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8.95" calcext:value-type="float">
            <text:p>498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24AC-R</text:p>
          </table:table-cell>
          <table:table-cell table:style-name="ce17" office:value-type="string" calcext:value-type="string">
            <text:p>PR-24AC-R (14ed/10sr/LCD/EXP/485) 11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6.42" calcext:value-type="float">
            <text:p>726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24DC-DAI-RTA</text:p>
          </table:table-cell>
          <table:table-cell table:style-name="ce17" office:value-type="string" calcext:value-type="string">
            <text:p>PR-24DC-DAI-RTA(4-12ed/6ea/6sr/2st/1sa/LCD/EXP/4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0.53" calcext:value-type="float">
            <text:p>990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24DC-DA-R</text:p>
          </table:table-cell>
          <table:table-cell table:style-name="ce17" office:value-type="string" calcext:value-type="string">
            <text:p>PR-24DC-DA-R(8-14ed/6ea/10sr/LCD/EXP/485)12-24V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6.42" calcext:value-type="float">
            <text:p>726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COPIER</text:p>
          </table:table-cell>
          <table:table-cell table:style-name="ce17" office:value-type="string" calcext:value-type="string">
            <text:p>PR-COPIER (Clonador) 12-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1.2" calcext:value-type="float">
            <text:p>271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E-16AC-R</text:p>
          </table:table-cell>
          <table:table-cell table:style-name="ce17" office:value-type="string" calcext:value-type="string">
            <text:p>PR-E-16AC-R(EXPANSION 8ed/8sr) 110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5.6" calcext:value-type="float">
            <text:p>415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16DC-DA-R</text:p>
          </table:table-cell>
          <table:table-cell table:style-name="ce17" office:value-type="string" calcext:value-type="string">
            <text:p>PR-E-16DC-DA-R(EXPANSION 4-8ed/4ea/8sr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5.6" calcext:value-type="float">
            <text:p>415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16DC-DA-TN</text:p>
          </table:table-cell>
          <table:table-cell table:style-name="ce17" office:value-type="string" calcext:value-type="string">
            <text:p>PR-E-16DC-DA-TN(EXP. 4-8ed/4ea/8st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8.54" calcext:value-type="float">
            <text:p>408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AC-16DO</text:p>
          </table:table-cell>
          <table:table-cell table:style-name="ce17" office:value-type="string" calcext:value-type="string">
            <text:p>PR-E-AC-16DO (EXPANSION 16sr) 110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0.12" calcext:value-type="float">
            <text:p>50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AC-16IN</text:p>
          </table:table-cell>
          <table:table-cell table:style-name="ce17" office:value-type="string" calcext:value-type="string">
            <text:p>PR-E-AC-16IN (EXPANSION 16ed) 110-2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8.1" calcext:value-type="float">
            <text:p>338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AI-I</text:p>
          </table:table-cell>
          <table:table-cell table:style-name="ce17" office:value-type="string" calcext:value-type="string">
            <text:p>PR-E-AI-I (EXPANSION 4ea 0/4-20mA) 12-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2.15" calcext:value-type="float">
            <text:p>412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AQ-VI</text:p>
          </table:table-cell>
          <table:table-cell table:style-name="ce17" office:value-type="string" calcext:value-type="string">
            <text:p>PR-E-AQ-VI (EXPANSION 2sa 0-10V/0-20mA ) 12-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7.88" calcext:value-type="float">
            <text:p>457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DC-16DO</text:p>
          </table:table-cell>
          <table:table-cell table:style-name="ce17" office:value-type="string" calcext:value-type="string">
            <text:p>PR-E-DC-16DO (EXPANSION 16sr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0.12" calcext:value-type="float">
            <text:p>50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DC-16IN</text:p>
          </table:table-cell>
          <table:table-cell table:style-name="ce17" office:value-type="string" calcext:value-type="string">
            <text:p>PR-E-DC-16IN (EXPANSION 16ed/4ea) ALI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8.1" calcext:value-type="float">
            <text:p>338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PT100</text:p>
          </table:table-cell>
          <table:table-cell table:style-name="ce17" office:value-type="string" calcext:value-type="string">
            <text:p>PR-E-PT100 (EXPANSION 3pt100) 12-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7.46" calcext:value-type="float">
            <text:p>387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O-RS485</text:p>
          </table:table-cell>
          <table:table-cell table:style-name="ce17" office:value-type="string" calcext:value-type="string">
            <text:p>PUERTO <text:s/>PRO-RS4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6.14" calcext:value-type="float">
            <text:p>17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S232 CABLE</text:p>
          </table:table-cell>
          <table:table-cell table:style-name="ce17" office:value-type="string" calcext:value-type="string">
            <text:p>RS232 Cable de Prog. 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6.8" calcext:value-type="float">
            <text:p>126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P-1043</text:p>
          </table:table-cell>
          <table:table-cell table:style-name="ce17" office:value-type="string" calcext:value-type="string">
            <text:p>RTP-1043 PANTALLA HMI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5.34" calcext:value-type="float">
            <text:p>375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G2-20KR-A</text:p>
          </table:table-cell>
          <table:table-cell table:style-name="ce17" office:value-type="string" calcext:value-type="string">
            <text:p>SG2-20KR-A (12ED/8SR/EXP) ALIM.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1.72" calcext:value-type="float">
            <text:p>261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G2-4AI</text:p>
          </table:table-cell>
          <table:table-cell table:style-name="ce17" office:value-type="string" calcext:value-type="string">
            <text:p>SG2-4AI(EXPANSION 4EA)ALIM.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8.1" calcext:value-type="float">
            <text:p>348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G2-4PT</text:p>
          </table:table-cell>
          <table:table-cell table:style-name="ce17" office:value-type="string" calcext:value-type="string">
            <text:p>SG2-4PT (EXPANSION 4E PT100) ALIM.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7.53" calcext:value-type="float">
            <text:p>307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G2-8ER-A</text:p>
          </table:table-cell>
          <table:table-cell table:style-name="ce17" office:value-type="string" calcext:value-type="string">
            <text:p>SG2-8ER-A (EXPANSION 4ED/4SR) ALIM.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.97" calcext:value-type="float">
            <text:p>160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G2-8ER-D</text:p>
          </table:table-cell>
          <table:table-cell table:style-name="ce17" office:value-type="string" calcext:value-type="string">
            <text:p>SG2-8ER-D (EXPANSION 4ED/4SR) ALIM.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.86" calcext:value-type="float">
            <text:p>130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G2-8ET-D</text:p>
          </table:table-cell>
          <table:table-cell table:style-name="ce17" office:value-type="string" calcext:value-type="string">
            <text:p>SG2-8ET-D (EXPANSION 4ED/4ST) ALIM.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.33" calcext:value-type="float">
            <text:p>141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G2-MBUS</text:p>
          </table:table-cell>
          <table:table-cell table:style-name="ce17" office:value-type="string" calcext:value-type="string">
            <text:p>SG2-MODULO MODBUS SG2-MBU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0.88" calcext:value-type="float">
            <text:p>270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G2-PM05</text:p>
          </table:table-cell>
          <table:table-cell table:style-name="ce17" office:value-type="string" calcext:value-type="string">
            <text:p>SG2-PACK DE MEMORIA PM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94" calcext:value-type="float">
            <text:p>20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G2-U LINK</text:p>
          </table:table-cell>
          <table:table-cell table:style-name="ce17" office:value-type="string" calcext:value-type="string">
            <text:p>SG2-U CABLE DE PROGRAMACION US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.89" calcext:value-type="float">
            <text:p>7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SB CABLE</text:p>
          </table:table-cell>
          <table:table-cell table:style-name="ce17" office:value-type="string" calcext:value-type="string">
            <text:p>USB Cable de Prog. 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1.78" calcext:value-type="float">
            <text:p>161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RSE1V</text:p>
          </table:table-cell>
          <table:table-cell table:style-name="ce17" office:value-type="string" calcext:value-type="string">
            <text:p>RELE 1 INV.MINIAT.POT. RSE1V 5 VCC <text:s text:c="3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49" calcext:value-type="float">
            <text:p>2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D2N1-UDC <text:s/>5</text:p>
          </table:table-cell>
          <table:table-cell table:style-name="ce17" office:value-type="string" calcext:value-type="string">
            <text:p>RELE 2 INV.MINIAT. RD2N1U 5VCC <text:s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" calcext:value-type="float">
            <text:p>2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D2N1-UDC 12 **</text:p>
          </table:table-cell>
          <table:table-cell table:style-name="ce17" office:value-type="string" calcext:value-type="string">
            <text:p>RELE 2 INV.MINIAT. RD2N1U-12VCC <text:s text:c="3"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" calcext:value-type="float">
            <text:p>2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D2N1-UDC 24</text:p>
          </table:table-cell>
          <table:table-cell table:style-name="ce17" office:value-type="string" calcext:value-type="string">
            <text:p>RELE 2 INV.MINIAT. RD2N-1U 24DC <text:s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3" calcext:value-type="float">
            <text:p>2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D2SLV-2 DC 5</text:p>
          </table:table-cell>
          <table:table-cell table:style-name="ce17" office:value-type="string" calcext:value-type="string">
            <text:p>RELE 2 INV.C/RET. RD2SLV-2 5VCC <text:s text:c="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D2SLV-2 DC12</text:p>
          </table:table-cell>
          <table:table-cell table:style-name="ce17" office:value-type="string" calcext:value-type="string">
            <text:p>RELE 2 INV.C/RET. RD2SLV-2 12VCC <text:s text:c="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F1V-2A2BL-D24</text:p>
          </table:table-cell>
          <table:table-cell table:style-name="ce17" office:value-type="string" calcext:value-type="string">
            <text:p>RELE 2 INV. RF1V-2A2BL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26" calcext:value-type="float">
            <text:p>39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F1V-2A2BL-D24</text:p>
          </table:table-cell>
          <table:table-cell table:style-name="ce17" office:value-type="string" calcext:value-type="string">
            <text:p>RELE 2 INV. RF1V-2A2BL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26" calcext:value-type="float">
            <text:p>39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F1V-5A1BL-D24</text:p>
          </table:table-cell>
          <table:table-cell table:style-name="ce17" office:value-type="string" calcext:value-type="string">
            <text:p>RELE 6 INV. RF1V-5A1BL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7" calcext:value-type="float">
            <text:p>37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1B-UAC 24</text:p>
          </table:table-cell>
          <table:table-cell table:style-name="ce17" office:value-type="string" calcext:value-type="string">
            <text:p>RELE 1 INV. RH1B-24VCA <text:s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36" calcext:value-type="float">
            <text:p>19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1B-UAC110 **</text:p>
          </table:table-cell>
          <table:table-cell table:style-name="ce17" office:value-type="string" calcext:value-type="string">
            <text:p>RELE 1 INV. RH1B-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36" calcext:value-type="float">
            <text:p>19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1B-UAC220</text:p>
          </table:table-cell>
          <table:table-cell table:style-name="ce17" office:value-type="string" calcext:value-type="string">
            <text:p>RELE 1 INV. RH1B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61" calcext:value-type="float">
            <text:p>38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1B-UDC 24</text:p>
          </table:table-cell>
          <table:table-cell table:style-name="ce17" office:value-type="string" calcext:value-type="string">
            <text:p>RELE 1 INV.RH1B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36" calcext:value-type="float">
            <text:p>19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1B-ULDC 24 **</text:p>
          </table:table-cell>
          <table:table-cell table:style-name="ce17" office:value-type="string" calcext:value-type="string">
            <text:p>RELE 1 INV. RH1B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42" calcext:value-type="float">
            <text:p>20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AC 24</text:p>
          </table:table-cell>
          <table:table-cell table:style-name="ce17" office:value-type="string" calcext:value-type="string">
            <text:p>RELE 2 INV. RH2B-24VCA <text:s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7" calcext:value-type="float">
            <text:p>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AC110</text:p>
          </table:table-cell>
          <table:table-cell table:style-name="ce17" office:value-type="string" calcext:value-type="string">
            <text:p>RELE 2 INV. RH2B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7" calcext:value-type="float">
            <text:p>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AC220-240</text:p>
          </table:table-cell>
          <table:table-cell table:style-name="ce17" office:value-type="string" calcext:value-type="string">
            <text:p>RELE 2 INV. RH2B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1" calcext:value-type="float">
            <text:p>2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DC 12</text:p>
          </table:table-cell>
          <table:table-cell table:style-name="ce17" office:value-type="string" calcext:value-type="string">
            <text:p>RELE 2 INV. RH2B-U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7" calcext:value-type="float">
            <text:p>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L AC110</text:p>
          </table:table-cell>
          <table:table-cell table:style-name="ce17" office:value-type="string" calcext:value-type="string">
            <text:p>RELE 2 INV. RH2B-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09" calcext:value-type="float">
            <text:p>24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LAC220 **</text:p>
          </table:table-cell>
          <table:table-cell table:style-name="ce17" office:value-type="string" calcext:value-type="string">
            <text:p>RELE 2 INV. RH2B-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69" calcext:value-type="float">
            <text:p>26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LAC24</text:p>
          </table:table-cell>
          <table:table-cell table:style-name="ce17" office:value-type="string" calcext:value-type="string">
            <text:p>RELE 2 INV. RH2B-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12" calcext:value-type="float">
            <text:p>23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LDC 24 **</text:p>
          </table:table-cell>
          <table:table-cell table:style-name="ce17" office:value-type="string" calcext:value-type="string">
            <text:p>RELE 2 INV.RH2B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7" calcext:value-type="float">
            <text:p>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3B-UAC110</text:p>
          </table:table-cell>
          <table:table-cell table:style-name="ce17" office:value-type="string" calcext:value-type="string">
            <text:p>RELE 3 INV. RH3B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09" calcext:value-type="float">
            <text:p>24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3B-UAC220 **</text:p>
          </table:table-cell>
          <table:table-cell table:style-name="ce17" office:value-type="string" calcext:value-type="string">
            <text:p>RELE 3 INV. RH3B-U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57" calcext:value-type="float">
            <text:p>2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3B-UDC 24</text:p>
          </table:table-cell>
          <table:table-cell table:style-name="ce17" office:value-type="string" calcext:value-type="string">
            <text:p>RELE 3 INV. RH3B-U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09" calcext:value-type="float">
            <text:p>24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3B-ULDC24</text:p>
          </table:table-cell>
          <table:table-cell table:style-name="ce17" office:value-type="string" calcext:value-type="string">
            <text:p>RELE RH3B-U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76" calcext:value-type="float">
            <text:p>33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 <text:s/>6</text:p>
          </table:table-cell>
          <table:table-cell table:style-name="ce17" office:value-type="string" calcext:value-type="string">
            <text:p>RELE 4 INV. RH4B-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 12</text:p>
          </table:table-cell>
          <table:table-cell table:style-name="ce17" office:value-type="string" calcext:value-type="string">
            <text:p>RELE 4 INV. RH4B-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 24</text:p>
          </table:table-cell>
          <table:table-cell table:style-name="ce17" office:value-type="string" calcext:value-type="string">
            <text:p>RELE 4 INV. RH4B-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59" calcext:value-type="float">
            <text:p>25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 50</text:p>
          </table:table-cell>
          <table:table-cell table:style-name="ce17" office:value-type="string" calcext:value-type="string">
            <text:p>RELE 4 INV. RH4B-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84" calcext:value-type="float">
            <text:p>25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110</text:p>
          </table:table-cell>
          <table:table-cell table:style-name="ce17" office:value-type="string" calcext:value-type="string">
            <text:p>RELE 4 INV. RH4B-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84" calcext:value-type="float">
            <text:p>25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220</text:p>
          </table:table-cell>
          <table:table-cell table:style-name="ce17" office:value-type="string" calcext:value-type="string">
            <text:p>RELE 4 INV. RH4B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58" calcext:value-type="float">
            <text:p>26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DC <text:s/>6</text:p>
          </table:table-cell>
          <table:table-cell table:style-name="ce17" office:value-type="string" calcext:value-type="string">
            <text:p>RELE 4 INV. RH4B-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DC 12</text:p>
          </table:table-cell>
          <table:table-cell table:style-name="ce17" office:value-type="string" calcext:value-type="string">
            <text:p>RELE 4 INV. RH4B-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DC 24</text:p>
          </table:table-cell>
          <table:table-cell table:style-name="ce17" office:value-type="string" calcext:value-type="string">
            <text:p>RELE 4 INV. RH4B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DC 48</text:p>
          </table:table-cell>
          <table:table-cell table:style-name="ce17" office:value-type="string" calcext:value-type="string">
            <text:p>RELE 4 INV. RH4B-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DC110</text:p>
          </table:table-cell>
          <table:table-cell table:style-name="ce17" office:value-type="string" calcext:value-type="string">
            <text:p>RELE 4 INV. RH4B-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08" calcext:value-type="float">
            <text:p>26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 <text:s/>6</text:p>
          </table:table-cell>
          <table:table-cell table:style-name="ce17" office:value-type="string" calcext:value-type="string">
            <text:p>RELE 4 INV. RH4B-L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8" calcext:value-type="float">
            <text:p>2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 12</text:p>
          </table:table-cell>
          <table:table-cell table:style-name="ce17" office:value-type="string" calcext:value-type="string">
            <text:p>RELE 4 INV. RH4B-L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22" calcext:value-type="float">
            <text:p>35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 24</text:p>
          </table:table-cell>
          <table:table-cell table:style-name="ce17" office:value-type="string" calcext:value-type="string">
            <text:p>RELE 4 INV. RH4B-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58" calcext:value-type="float">
            <text:p>30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 50</text:p>
          </table:table-cell>
          <table:table-cell table:style-name="ce17" office:value-type="string" calcext:value-type="string">
            <text:p>RELE 4 INV. RH4B-L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8" calcext:value-type="float">
            <text:p>2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110</text:p>
          </table:table-cell>
          <table:table-cell table:style-name="ce17" office:value-type="string" calcext:value-type="string">
            <text:p>RELE 4 INV. RH4B-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12" calcext:value-type="float">
            <text:p>29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220</text:p>
          </table:table-cell>
          <table:table-cell table:style-name="ce17" office:value-type="string" calcext:value-type="string">
            <text:p>RELE 4 INV. RH4B-L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87" calcext:value-type="float">
            <text:p>29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DC <text:s/>6</text:p>
          </table:table-cell>
          <table:table-cell table:style-name="ce17" office:value-type="string" calcext:value-type="string">
            <text:p>RELE 4 INV. RH4B-L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8" calcext:value-type="float">
            <text:p>2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DC 12</text:p>
          </table:table-cell>
          <table:table-cell table:style-name="ce17" office:value-type="string" calcext:value-type="string">
            <text:p>RELE 4 INV. RH4B-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02" calcext:value-type="float">
            <text:p>30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DC 24</text:p>
          </table:table-cell>
          <table:table-cell table:style-name="ce17" office:value-type="string" calcext:value-type="string">
            <text:p>RELE 4 INV. RH4B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93" calcext:value-type="float">
            <text:p>29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DC 48</text:p>
          </table:table-cell>
          <table:table-cell table:style-name="ce17" office:value-type="string" calcext:value-type="string">
            <text:p>RELE 4 INV. RH4B-L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23" calcext:value-type="float">
            <text:p>30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DC110</text:p>
          </table:table-cell>
          <table:table-cell table:style-name="ce17" office:value-type="string" calcext:value-type="string">
            <text:p>RELE 4 INV. RH4B-L 11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8" calcext:value-type="float">
            <text:p>2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A 24</text:p>
          </table:table-cell>
          <table:table-cell table:style-name="ce17" office:value-type="string" calcext:value-type="string">
            <text:p>RELE 1 INV. RJ1S-C-A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A110</text:p>
          </table:table-cell>
          <table:table-cell table:style-name="ce17" office:value-type="string" calcext:value-type="string">
            <text:p>RELE 1 INV. RJ1S-C-A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A220</text:p>
          </table:table-cell>
          <table:table-cell table:style-name="ce17" office:value-type="string" calcext:value-type="string">
            <text:p>RELE 1 INV. RJ1S-C-A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D 12</text:p>
          </table:table-cell>
          <table:table-cell table:style-name="ce17" office:value-type="string" calcext:value-type="string">
            <text:p>RELE 1 INV. RJ1S-C-D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D 24</text:p>
          </table:table-cell>
          <table:table-cell table:style-name="ce17" office:value-type="string" calcext:value-type="string">
            <text:p>RELE 1 INV. RJ1S-C-D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D100</text:p>
          </table:table-cell>
          <table:table-cell table:style-name="ce17" office:value-type="string" calcext:value-type="string">
            <text:p>RELE 1 INV. RJ1S-C-D10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A 24</text:p>
          </table:table-cell>
          <table:table-cell table:style-name="ce17" office:value-type="string" calcext:value-type="string">
            <text:p>RELE 1 INV. RJ1S-CL-A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13" calcext:value-type="float">
            <text:p>11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A110</text:p>
          </table:table-cell>
          <table:table-cell table:style-name="ce17" office:value-type="string" calcext:value-type="string">
            <text:p>RELE 1 INV. RJ1S-CL-A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13" calcext:value-type="float">
            <text:p>11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A220</text:p>
          </table:table-cell>
          <table:table-cell table:style-name="ce17" office:value-type="string" calcext:value-type="string">
            <text:p>RELE 1 INV. RJ1S-CL-A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9" calcext:value-type="float">
            <text:p>12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D 12</text:p>
          </table:table-cell>
          <table:table-cell table:style-name="ce17" office:value-type="string" calcext:value-type="string">
            <text:p>RELE 1 INV. RJ1S-CL-D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D 24</text:p>
          </table:table-cell>
          <table:table-cell table:style-name="ce17" office:value-type="string" calcext:value-type="string">
            <text:p>RELE 1 INV. RJ1S-CL-D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D100</text:p>
          </table:table-cell>
          <table:table-cell table:style-name="ce17" office:value-type="string" calcext:value-type="string">
            <text:p>RELE 1 INV. RJ1S-CL-D10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13" calcext:value-type="float">
            <text:p>11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D48</text:p>
          </table:table-cell>
          <table:table-cell table:style-name="ce17" office:value-type="string" calcext:value-type="string">
            <text:p>RELE 1 INV.RJ1S-CL-D48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29" calcext:value-type="float">
            <text:p>7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V-A-D24</text:p>
          </table:table-cell>
          <table:table-cell table:style-name="ce17" office:value-type="string" calcext:value-type="string">
            <text:p>RELE 1 INV. RJ1V-A-D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02" calcext:value-type="float">
            <text:p>8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A 12</text:p>
          </table:table-cell>
          <table:table-cell table:style-name="ce17" office:value-type="string" calcext:value-type="string">
            <text:p>RELE 2 INV. RJ2S-C-A12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A 24</text:p>
          </table:table-cell>
          <table:table-cell table:style-name="ce17" office:value-type="string" calcext:value-type="string">
            <text:p>RELE 2 INV. RJ2S-C-A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A110</text:p>
          </table:table-cell>
          <table:table-cell table:style-name="ce17" office:value-type="string" calcext:value-type="string">
            <text:p>RELE 2 INV. RJ2S-C-A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A220</text:p>
          </table:table-cell>
          <table:table-cell table:style-name="ce17" office:value-type="string" calcext:value-type="string">
            <text:p>RELE 2 INV. RJ2S-C-A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52" calcext:value-type="float">
            <text:p>11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D 12</text:p>
          </table:table-cell>
          <table:table-cell table:style-name="ce17" office:value-type="string" calcext:value-type="string">
            <text:p>RELE 2 INV. RJ2S-C-D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D 24</text:p>
          </table:table-cell>
          <table:table-cell table:style-name="ce17" office:value-type="string" calcext:value-type="string">
            <text:p>RELE 2 INV. RJ2S-C-D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D 48</text:p>
          </table:table-cell>
          <table:table-cell table:style-name="ce17" office:value-type="string" calcext:value-type="string">
            <text:p>RELE 2 INV. RJ2S-C-D48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D100</text:p>
          </table:table-cell>
          <table:table-cell table:style-name="ce17" office:value-type="string" calcext:value-type="string">
            <text:p>RELE 2 INV. RJ2S-C-D10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8" calcext:value-type="float">
            <text:p>9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A 12</text:p>
          </table:table-cell>
          <table:table-cell table:style-name="ce17" office:value-type="string" calcext:value-type="string">
            <text:p>RELE 2 INV. RJ2S-CL-A12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A 24</text:p>
          </table:table-cell>
          <table:table-cell table:style-name="ce17" office:value-type="string" calcext:value-type="string">
            <text:p>RELE 2 INV. RJ2S-CL-A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A110</text:p>
          </table:table-cell>
          <table:table-cell table:style-name="ce17" office:value-type="string" calcext:value-type="string">
            <text:p>RELE 2 INV. RJ2S-CL-A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A220</text:p>
          </table:table-cell>
          <table:table-cell table:style-name="ce17" office:value-type="string" calcext:value-type="string">
            <text:p>RELE 2 INV- RJ2S-CL-A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87" calcext:value-type="float">
            <text:p>13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D <text:s/>6</text:p>
          </table:table-cell>
          <table:table-cell table:style-name="ce17" office:value-type="string" calcext:value-type="string">
            <text:p>RELE 2 INV. RJ2S-CL-D6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8" calcext:value-type="float">
            <text:p>9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D 12</text:p>
          </table:table-cell>
          <table:table-cell table:style-name="ce17" office:value-type="string" calcext:value-type="string">
            <text:p>RELE 2 INV. RJ2S-CL-D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D 24</text:p>
          </table:table-cell>
          <table:table-cell table:style-name="ce17" office:value-type="string" calcext:value-type="string">
            <text:p>RELE 2 INV. RJ2S-CL-D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D100</text:p>
          </table:table-cell>
          <table:table-cell table:style-name="ce17" office:value-type="string" calcext:value-type="string">
            <text:p>RELE 2 INV. RJ2S-CL-D10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47" calcext:value-type="float">
            <text:p>10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L2N-D-D12 ***</text:p>
          </table:table-cell>
          <table:table-cell table:style-name="ce17" office:value-type="string" calcext:value-type="string">
            <text:p>RELE 2 INV. RL2N-D-D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73" calcext:value-type="float">
            <text:p>2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Q2V-CN-D24</text:p>
          </table:table-cell>
          <table:table-cell table:style-name="ce17" office:value-type="string" calcext:value-type="string">
            <text:p>RELE 2 INV. MINIAT. RQ2V-CN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7" calcext:value-type="float">
            <text:p>8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1BA-UDC 24</text:p>
          </table:table-cell>
          <table:table-cell table:style-name="ce17" office:value-type="string" calcext:value-type="string">
            <text:p>RELE 1 INV. RR1BA-U <text:s/>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19" calcext:value-type="float">
            <text:p>32.1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BA-ULAC110</text:p>
          </table:table-cell>
          <table:table-cell table:style-name="ce17" office:value-type="string" calcext:value-type="string">
            <text:p>RELE 2 INV.RR2BA-U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61" calcext:value-type="float">
            <text:p>38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 DC6V</text:p>
          </table:table-cell>
          <table:table-cell table:style-name="ce17" office:value-type="string" calcext:value-type="string">
            <text:p>RELE 2 INV. C/MEMORIA RR2KP-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61" calcext:value-type="float">
            <text:p>79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AC 24</text:p>
          </table:table-cell>
          <table:table-cell table:style-name="ce17" office:value-type="string" calcext:value-type="string">
            <text:p>RELE 2 INV.C/MEMORIA RR2KP-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8" calcext:value-type="float">
            <text:p>66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AC110</text:p>
          </table:table-cell>
          <table:table-cell table:style-name="ce17" office:value-type="string" calcext:value-type="string">
            <text:p>RELE 2 INV.C/MEMORIA RR2KP-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91" calcext:value-type="float">
            <text:p>69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AC220</text:p>
          </table:table-cell>
          <table:table-cell table:style-name="ce17" office:value-type="string" calcext:value-type="string">
            <text:p>RELE 2 INV.C/MEMORIA RR2KP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98" calcext:value-type="float">
            <text:p>74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DC 24</text:p>
          </table:table-cell>
          <table:table-cell table:style-name="ce17" office:value-type="string" calcext:value-type="string">
            <text:p>RELE 2 INV.C/MEMORIA RR2KP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" calcext:value-type="float">
            <text:p>64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DC110</text:p>
          </table:table-cell>
          <table:table-cell table:style-name="ce17" office:value-type="string" calcext:value-type="string">
            <text:p>RELE 2 INV.C/MEMORIA RR2KP-110VCC <text:s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.69" calcext:value-type="float">
            <text:p>71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 AC50V</text:p>
          </table:table-cell>
          <table:table-cell table:style-name="ce17" office:value-type="string" calcext:value-type="string">
            <text:p>RELE 2 INV. RR2P-U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AC <text:s/>6</text:p>
          </table:table-cell>
          <table:table-cell table:style-name="ce17" office:value-type="string" calcext:value-type="string">
            <text:p>RELE 2 INV. RR2P-U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AC 12</text:p>
          </table:table-cell>
          <table:table-cell table:style-name="ce17" office:value-type="string" calcext:value-type="string">
            <text:p>RELE 2 INV. RR2P-U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AC 24</text:p>
          </table:table-cell>
          <table:table-cell table:style-name="ce17" office:value-type="string" calcext:value-type="string">
            <text:p>RELE 2 INV. RR2P-U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AC110</text:p>
          </table:table-cell>
          <table:table-cell table:style-name="ce17" office:value-type="string" calcext:value-type="string">
            <text:p>RELE 2 INV. RR2P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AC220</text:p>
          </table:table-cell>
          <table:table-cell table:style-name="ce17" office:value-type="string" calcext:value-type="string">
            <text:p>RELE 2 INV. RR2P-U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DC <text:s/>6</text:p>
          </table:table-cell>
          <table:table-cell table:style-name="ce17" office:value-type="string" calcext:value-type="string">
            <text:p>RELE 2 INV. RR2P-U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DC 12</text:p>
          </table:table-cell>
          <table:table-cell table:style-name="ce17" office:value-type="string" calcext:value-type="string">
            <text:p>RELE 2 INV. RR2P-U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DC 24</text:p>
          </table:table-cell>
          <table:table-cell table:style-name="ce17" office:value-type="string" calcext:value-type="string">
            <text:p>RELE 2 INV. RR2P-U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DC 48</text:p>
          </table:table-cell>
          <table:table-cell table:style-name="ce17" office:value-type="string" calcext:value-type="string">
            <text:p>RELE 2 INV. RR2P-U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DC110</text:p>
          </table:table-cell>
          <table:table-cell table:style-name="ce17" office:value-type="string" calcext:value-type="string">
            <text:p>RELE 2 INV. RR2P-U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 <text:s/>6</text:p>
          </table:table-cell>
          <table:table-cell table:style-name="ce17" office:value-type="string" calcext:value-type="string">
            <text:p>RELE 2 INV. RR2P-L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 12</text:p>
          </table:table-cell>
          <table:table-cell table:style-name="ce17" office:value-type="string" calcext:value-type="string">
            <text:p>RELE 2 INV. RR2P-L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 24</text:p>
          </table:table-cell>
          <table:table-cell table:style-name="ce17" office:value-type="string" calcext:value-type="string">
            <text:p>RELE 2 INV. RR2P-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 50 V</text:p>
          </table:table-cell>
          <table:table-cell table:style-name="ce17" office:value-type="string" calcext:value-type="string">
            <text:p>RELE 2 INV. RR2P-L 5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110</text:p>
          </table:table-cell>
          <table:table-cell table:style-name="ce17" office:value-type="string" calcext:value-type="string">
            <text:p>RELE 2 INV. RR2P-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220</text:p>
          </table:table-cell>
          <table:table-cell table:style-name="ce17" office:value-type="string" calcext:value-type="string">
            <text:p>RELE 2 INV. RR2P-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DC <text:s/>6</text:p>
          </table:table-cell>
          <table:table-cell table:style-name="ce17" office:value-type="string" calcext:value-type="string">
            <text:p>RELE 2 INV. RR2P-L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DC 12</text:p>
          </table:table-cell>
          <table:table-cell table:style-name="ce17" office:value-type="string" calcext:value-type="string">
            <text:p>RELE 2 INV. RR2P-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DC 24</text:p>
          </table:table-cell>
          <table:table-cell table:style-name="ce17" office:value-type="string" calcext:value-type="string">
            <text:p>RELE 2 INV. RR2P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DC 48</text:p>
          </table:table-cell>
          <table:table-cell table:style-name="ce17" office:value-type="string" calcext:value-type="string">
            <text:p>RELE 2 INV. RR2P-L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DC110</text:p>
          </table:table-cell>
          <table:table-cell table:style-name="ce17" office:value-type="string" calcext:value-type="string">
            <text:p>RELE 2 INV. RR2P-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B-UDC 24</text:p>
          </table:table-cell>
          <table:table-cell table:style-name="ce17" office:value-type="string" calcext:value-type="string">
            <text:p>RELE 3 INV. RR3B-U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43" calcext:value-type="float">
            <text:p>23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B-ULAC240V</text:p>
          </table:table-cell>
          <table:table-cell table:style-name="ce17" office:value-type="string" calcext:value-type="string">
            <text:p>RELE 3 INV. RR3B-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5" calcext:value-type="float">
            <text:p>15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 <text:s/>6</text:p>
          </table:table-cell>
          <table:table-cell table:style-name="ce17" office:value-type="string" calcext:value-type="string">
            <text:p>RELE 3 INV. RR3PA-U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 12</text:p>
          </table:table-cell>
          <table:table-cell table:style-name="ce17" office:value-type="string" calcext:value-type="string">
            <text:p>RELE 3 INV. RR3PA-U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 24</text:p>
          </table:table-cell>
          <table:table-cell table:style-name="ce17" office:value-type="string" calcext:value-type="string">
            <text:p>RELE 3 INV. RR3PA-U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 48</text:p>
          </table:table-cell>
          <table:table-cell table:style-name="ce17" office:value-type="string" calcext:value-type="string">
            <text:p>RELE 3 INV. RR3PA-U 48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110</text:p>
          </table:table-cell>
          <table:table-cell table:style-name="ce17" office:value-type="string" calcext:value-type="string">
            <text:p>RELE 3 INV. RR3PA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220</text:p>
          </table:table-cell>
          <table:table-cell table:style-name="ce17" office:value-type="string" calcext:value-type="string">
            <text:p>RELE 3 INV. RR3PA-U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DC <text:s/>6</text:p>
          </table:table-cell>
          <table:table-cell table:style-name="ce17" office:value-type="string" calcext:value-type="string">
            <text:p>RELE 3 INV. RR3PA-U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DC 12</text:p>
          </table:table-cell>
          <table:table-cell table:style-name="ce17" office:value-type="string" calcext:value-type="string">
            <text:p>RELE 3 INV. RR3PA-U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DC 24</text:p>
          </table:table-cell>
          <table:table-cell table:style-name="ce17" office:value-type="string" calcext:value-type="string">
            <text:p>RELE 3 INV. RR3PA-U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DC 48</text:p>
          </table:table-cell>
          <table:table-cell table:style-name="ce17" office:value-type="string" calcext:value-type="string">
            <text:p>RELE 3 INV. RR3PA-U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DC110</text:p>
          </table:table-cell>
          <table:table-cell table:style-name="ce17" office:value-type="string" calcext:value-type="string">
            <text:p>RELE 3 INV. RR3PA-U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 <text:s/>6</text:p>
          </table:table-cell>
          <table:table-cell table:style-name="ce17" office:value-type="string" calcext:value-type="string">
            <text:p>RELE 3 INV. RR3PA-L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 12</text:p>
          </table:table-cell>
          <table:table-cell table:style-name="ce17" office:value-type="string" calcext:value-type="string">
            <text:p>RELE 3 INV. RR3PA-L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 24</text:p>
          </table:table-cell>
          <table:table-cell table:style-name="ce17" office:value-type="string" calcext:value-type="string">
            <text:p>RELE 3 INV. RR3PA-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 50 V</text:p>
          </table:table-cell>
          <table:table-cell table:style-name="ce17" office:value-type="string" calcext:value-type="string">
            <text:p>RELE 3 INV. RR3PA-L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110</text:p>
          </table:table-cell>
          <table:table-cell table:style-name="ce17" office:value-type="string" calcext:value-type="string">
            <text:p>RELE 3 INV. RR3PA-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220</text:p>
          </table:table-cell>
          <table:table-cell table:style-name="ce17" office:value-type="string" calcext:value-type="string">
            <text:p>RELE 3 INV. RR3PA-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DC <text:s/>6</text:p>
          </table:table-cell>
          <table:table-cell table:style-name="ce17" office:value-type="string" calcext:value-type="string">
            <text:p>RELE 3 INV. RR3PA-L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DC 12</text:p>
          </table:table-cell>
          <table:table-cell table:style-name="ce17" office:value-type="string" calcext:value-type="string">
            <text:p>RELE 3 INV. RR3PA-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DC 24</text:p>
          </table:table-cell>
          <table:table-cell table:style-name="ce17" office:value-type="string" calcext:value-type="string">
            <text:p>RELE 3 INV. RR3PA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DC 48</text:p>
          </table:table-cell>
          <table:table-cell table:style-name="ce17" office:value-type="string" calcext:value-type="string">
            <text:p>RELE 3 INV. RR3PA-L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DC110</text:p>
          </table:table-cell>
          <table:table-cell table:style-name="ce17" office:value-type="string" calcext:value-type="string">
            <text:p>RELE 3 INV. RR3PA-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2S-A220</text:p>
          </table:table-cell>
          <table:table-cell table:style-name="ce17" office:value-type="string" calcext:value-type="string">
            <text:p>RELE 2 INV. RU2S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2S-C-D12</text:p>
          </table:table-cell>
          <table:table-cell table:style-name="ce17" office:value-type="string" calcext:value-type="string">
            <text:p>RELE 2 INV. RU2S-C-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71" calcext:value-type="float">
            <text:p>15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2S-C-D24</text:p>
          </table:table-cell>
          <table:table-cell table:style-name="ce17" office:value-type="string" calcext:value-type="string">
            <text:p>RELE 2 INV. RU2S-C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A 24 **</text:p>
          </table:table-cell>
          <table:table-cell table:style-name="ce17" office:value-type="string" calcext:value-type="string">
            <text:p>RELE 4 INV. C/L.C/RM.RU4S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A110</text:p>
          </table:table-cell>
          <table:table-cell table:style-name="ce17" office:value-type="string" calcext:value-type="string">
            <text:p>RELE 4 INV. C/L.C/RM.RU4S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A220 **</text:p>
          </table:table-cell>
          <table:table-cell table:style-name="ce17" office:value-type="string" calcext:value-type="string">
            <text:p>RELE 4 INV. C/L.C/RM.RU4S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D 12</text:p>
          </table:table-cell>
          <table:table-cell table:style-name="ce17" office:value-type="string" calcext:value-type="string">
            <text:p>RELE 4 INV. C/L.C/RM.RU4S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D 24</text:p>
          </table:table-cell>
          <table:table-cell table:style-name="ce17" office:value-type="string" calcext:value-type="string">
            <text:p>RELE 4 INV. C/L.C/RM.RU4S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D110</text:p>
          </table:table-cell>
          <table:table-cell table:style-name="ce17" office:value-type="string" calcext:value-type="string">
            <text:p>RELE 4 INV. C/L.C/RM.RU4S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 <text:s/>6</text:p>
          </table:table-cell>
          <table:table-cell table:style-name="ce17" office:value-type="string" calcext:value-type="string">
            <text:p>RELE 2 INV. RY2S-U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 12</text:p>
          </table:table-cell>
          <table:table-cell table:style-name="ce17" office:value-type="string" calcext:value-type="string">
            <text:p>RELE 2 INV. RY2S-U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 24</text:p>
          </table:table-cell>
          <table:table-cell table:style-name="ce17" office:value-type="string" calcext:value-type="string">
            <text:p>RELE 2 INV. RY2S-U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 50</text:p>
          </table:table-cell>
          <table:table-cell table:style-name="ce17" office:value-type="string" calcext:value-type="string">
            <text:p>RELE 2 INV. RY2S-U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110</text:p>
          </table:table-cell>
          <table:table-cell table:style-name="ce17" office:value-type="string" calcext:value-type="string">
            <text:p>RELE 2 INV. RY2S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36" calcext:value-type="float">
            <text:p>13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220</text:p>
          </table:table-cell>
          <table:table-cell table:style-name="ce17" office:value-type="string" calcext:value-type="string">
            <text:p>RELE 2 INV. RY2S-U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55" calcext:value-type="float">
            <text:p>20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DC <text:s/>6</text:p>
          </table:table-cell>
          <table:table-cell table:style-name="ce17" office:value-type="string" calcext:value-type="string">
            <text:p>RELE 2 INV. RY2S-U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DC 12</text:p>
          </table:table-cell>
          <table:table-cell table:style-name="ce17" office:value-type="string" calcext:value-type="string">
            <text:p>RELE 2 INV. RY2S-U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DC 24</text:p>
          </table:table-cell>
          <table:table-cell table:style-name="ce17" office:value-type="string" calcext:value-type="string">
            <text:p>RELE 2 INV. RY2S-U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DC 48</text:p>
          </table:table-cell>
          <table:table-cell table:style-name="ce17" office:value-type="string" calcext:value-type="string">
            <text:p>RELE 2 INV. RY2S-U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 <text:s/>6</text:p>
          </table:table-cell>
          <table:table-cell table:style-name="ce17" office:value-type="string" calcext:value-type="string">
            <text:p>RELE 2 INV. RY2S-L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06" calcext:value-type="float">
            <text:p>15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 12</text:p>
          </table:table-cell>
          <table:table-cell table:style-name="ce17" office:value-type="string" calcext:value-type="string">
            <text:p>RELE 2 INV. RY2S-L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 24</text:p>
          </table:table-cell>
          <table:table-cell table:style-name="ce17" office:value-type="string" calcext:value-type="string">
            <text:p>RELE 2 INV. RY2S-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 50</text:p>
          </table:table-cell>
          <table:table-cell table:style-name="ce17" office:value-type="string" calcext:value-type="string">
            <text:p>RELE 2 INV. RY2S-L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110</text:p>
          </table:table-cell>
          <table:table-cell table:style-name="ce17" office:value-type="string" calcext:value-type="string">
            <text:p>RELE 2 INV. RY2S-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54" calcext:value-type="float">
            <text:p>17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220</text:p>
          </table:table-cell>
          <table:table-cell table:style-name="ce17" office:value-type="string" calcext:value-type="string">
            <text:p>RELE 2 INV. RY2S-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65" calcext:value-type="float">
            <text:p>25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DC <text:s/>6</text:p>
          </table:table-cell>
          <table:table-cell table:style-name="ce17" office:value-type="string" calcext:value-type="string">
            <text:p>RELE 2 INV. RY2S-L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DC 12</text:p>
          </table:table-cell>
          <table:table-cell table:style-name="ce17" office:value-type="string" calcext:value-type="string">
            <text:p>RELE 2 INV. RY2S-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DC 24</text:p>
          </table:table-cell>
          <table:table-cell table:style-name="ce17" office:value-type="string" calcext:value-type="string">
            <text:p>RELE 2 INV. RY2S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DC 48</text:p>
          </table:table-cell>
          <table:table-cell table:style-name="ce17" office:value-type="string" calcext:value-type="string">
            <text:p>RELE 2 INV. RY2S-L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AC <text:s/>6</text:p>
          </table:table-cell>
          <table:table-cell table:style-name="ce17" office:value-type="string" calcext:value-type="string">
            <text:p>RELE 4 INV. RY4S-U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AC 50 <text:s text:c="7"/></text:p>
          </table:table-cell>
          <table:table-cell table:style-name="ce17" office:value-type="string" calcext:value-type="string">
            <text:p>RELE 4 INV. RY4S-U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AC110-120</text:p>
          </table:table-cell>
          <table:table-cell table:style-name="ce17" office:value-type="string" calcext:value-type="string">
            <text:p>RELE 4 INV. RY4S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DC <text:s/>6</text:p>
          </table:table-cell>
          <table:table-cell table:style-name="ce17" office:value-type="string" calcext:value-type="string">
            <text:p>RELE 4 INV. RY4S-U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DC110</text:p>
          </table:table-cell>
          <table:table-cell table:style-name="ce17" office:value-type="string" calcext:value-type="string">
            <text:p>RELE 4 INV. RY4S-U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AC <text:s/>6</text:p>
          </table:table-cell>
          <table:table-cell table:style-name="ce17" office:value-type="string" calcext:value-type="string">
            <text:p>RELE 4 INV. RY4S-L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AC 12</text:p>
          </table:table-cell>
          <table:table-cell table:style-name="ce17" office:value-type="string" calcext:value-type="string">
            <text:p>RELE 4 INV. RY4S-L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AC 50</text:p>
          </table:table-cell>
          <table:table-cell table:style-name="ce17" office:value-type="string" calcext:value-type="string">
            <text:p>RELE 4 INV. RY4S-L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DC <text:s/>6</text:p>
          </table:table-cell>
          <table:table-cell table:style-name="ce17" office:value-type="string" calcext:value-type="string">
            <text:p>RELE 4 INV. RY4S-L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DC 12 **</text:p>
          </table:table-cell>
          <table:table-cell table:style-name="ce17" office:value-type="string" calcext:value-type="string">
            <text:p>RELE 4 INV. RY4S-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DC 48</text:p>
          </table:table-cell>
          <table:table-cell table:style-name="ce17" office:value-type="string" calcext:value-type="string">
            <text:p>RELE 4 INV. RY4S-L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DC110</text:p>
          </table:table-cell>
          <table:table-cell table:style-name="ce17" office:value-type="string" calcext:value-type="string">
            <text:p>RELE 4 INV. RY4S-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L-AD110</text:p>
          </table:table-cell>
          <table:table-cell table:style-name="ce17" office:value-type="string" calcext:value-type="string">
            <text:p>RELE INTERFASE RV8H-L-AD1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1" calcext:value-type="float">
            <text:p>2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L-AD12</text:p>
          </table:table-cell>
          <table:table-cell table:style-name="ce17" office:value-type="string" calcext:value-type="string">
            <text:p>RELE INTERFASE RV8H-L-AD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16" calcext:value-type="float">
            <text:p>16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L-AD220</text:p>
          </table:table-cell>
          <table:table-cell table:style-name="ce17" office:value-type="string" calcext:value-type="string">
            <text:p>RELE INTERFASE RV8H-L AD2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1" calcext:value-type="float">
            <text:p>2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L-AD24</text:p>
          </table:table-cell>
          <table:table-cell table:style-name="ce17" office:value-type="string" calcext:value-type="string">
            <text:p>RELE INTERFASE RV8H-L.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4" calcext:value-type="float">
            <text:p>17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L-AD48</text:p>
          </table:table-cell>
          <table:table-cell table:style-name="ce17" office:value-type="string" calcext:value-type="string">
            <text:p>RELE INTERFASE RV8H-L-AD4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24" calcext:value-type="float">
            <text:p>19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S-AD110</text:p>
          </table:table-cell>
          <table:table-cell table:style-name="ce17" office:value-type="string" calcext:value-type="string">
            <text:p>RELE INTERFASE RV8H-S-AD1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1" calcext:value-type="float">
            <text:p>2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S-AD12</text:p>
          </table:table-cell>
          <table:table-cell table:style-name="ce17" office:value-type="string" calcext:value-type="string">
            <text:p>RELE INTERFASE RV8H-S-AD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4" calcext:value-type="float">
            <text:p>18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S-AD220</text:p>
          </table:table-cell>
          <table:table-cell table:style-name="ce17" office:value-type="string" calcext:value-type="string">
            <text:p>RELE INTERFASE RV8H-S-AD2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1" calcext:value-type="float">
            <text:p>2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S-AD24</text:p>
          </table:table-cell>
          <table:table-cell table:style-name="ce17" office:value-type="string" calcext:value-type="string">
            <text:p>RELE INTERFASE RV8H-S-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75" calcext:value-type="float">
            <text:p>12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S-AD48</text:p>
          </table:table-cell>
          <table:table-cell table:style-name="ce17" office:value-type="string" calcext:value-type="string">
            <text:p>RELE INTERFASE RV8H-S-AD4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24" calcext:value-type="float">
            <text:p>19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S-L-D24-D24</text:p>
          </table:table-cell>
          <table:table-cell table:style-name="ce17" office:value-type="string" calcext:value-type="string">
            <text:p>RELE INTERFASE RV8S-L-D24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.27" calcext:value-type="float">
            <text:p>73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S-S-D24-D24</text:p>
          </table:table-cell>
          <table:table-cell table:style-name="ce17" office:value-type="string" calcext:value-type="string">
            <text:p>RELE INTERFASE RV8S-S-D24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.27" calcext:value-type="float">
            <text:p>73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1H-G-D24</text:p>
          </table:table-cell>
          <table:table-cell table:style-name="ce17" office:value-type="string" calcext:value-type="string">
            <text:p>RELE 1 INV. RV1H-G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43" calcext:value-type="float">
            <text:p>5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1H-G-D60</text:p>
          </table:table-cell>
          <table:table-cell table:style-name="ce17" office:value-type="string" calcext:value-type="string">
            <text:p>RELE 1 INV. RV1H-G-D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9" calcext:value-type="float">
            <text:p>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J20B</text:p>
          </table:table-cell>
          <table:table-cell table:style-name="ce17" office:value-type="string" calcext:value-type="string">
            <text:p>PUENTE 20P NEGRO SV9Z-J2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1" calcext:value-type="float">
            <text:p>3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J20S</text:p>
          </table:table-cell>
          <table:table-cell table:style-name="ce17" office:value-type="string" calcext:value-type="string">
            <text:p>PUENTE 20P AZUL SV9Z-J20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1" calcext:value-type="float">
            <text:p>3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J20W</text:p>
          </table:table-cell>
          <table:table-cell table:style-name="ce17" office:value-type="string" calcext:value-type="string">
            <text:p>PUENTE 20P GRIS SV9Z-J20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1" calcext:value-type="float">
            <text:p>3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</text:p>
          </table:table-cell>
          <table:table-cell table:style-name="ce17" office:value-type="string" calcext:value-type="string">
            <text:p>IDE.VERT.BLANCO SV9Z-PW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7" calcext:value-type="float">
            <text:p>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1-10</text:p>
          </table:table-cell>
          <table:table-cell table:style-name="ce17" office:value-type="string" calcext:value-type="string">
            <text:p>IDE.VERT, 1-10 SV9Z-PW-V1-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11-20</text:p>
          </table:table-cell>
          <table:table-cell table:style-name="ce17" office:value-type="string" calcext:value-type="string">
            <text:p>IDE.VERT.11-20 SV9Z-PW10-V11-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21-30</text:p>
          </table:table-cell>
          <table:table-cell table:style-name="ce17" office:value-type="string" calcext:value-type="string">
            <text:p>IDE.VERT. 21-30 SV9Z-PW10-V21-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31-40</text:p>
          </table:table-cell>
          <table:table-cell table:style-name="ce17" office:value-type="string" calcext:value-type="string">
            <text:p>IDE.VERT. 31-40 SV9Z-PW10-V31-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41-50</text:p>
          </table:table-cell>
          <table:table-cell table:style-name="ce17" office:value-type="string" calcext:value-type="string">
            <text:p>IDE.VERT. 41-50 SV9Z-PW10-V41-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51-60</text:p>
          </table:table-cell>
          <table:table-cell table:style-name="ce17" office:value-type="string" calcext:value-type="string">
            <text:p>IDE. VERT. 51-60 SV9Z-PW10-V51-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SA2W</text:p>
          </table:table-cell>
          <table:table-cell table:style-name="ce17" office:value-type="string" calcext:value-type="string">
            <text:p>SEPARADOR P/RELE SV9Z-SA2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NPR-N 230 1,00 94,2</text:p>
          </table:table-cell>
          <table:table-cell table:style-name="ce17" office:value-type="string" calcext:value-type="string">
            <text:p>SENSOR DE NIVEL POR PALA ROTATIVA <text:s/>CNPR-N 2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4.36" calcext:value-type="float">
            <text:p>624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KRC-02F</text:p>
          </table:table-cell>
          <table:table-cell table:style-name="ce17" office:value-type="string" calcext:value-type="string">
            <text:p>RELE TENSION GKRC-02F 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.7" calcext:value-type="float">
            <text:p>89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KRC-03F</text:p>
          </table:table-cell>
          <table:table-cell table:style-name="ce17" office:value-type="string" calcext:value-type="string">
            <text:p>RELE TENSION GKRC-03F 40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8.63" calcext:value-type="float">
            <text:p>128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KRC-M2</text:p>
          </table:table-cell>
          <table:table-cell table:style-name="ce17" office:value-type="string" calcext:value-type="string">
            <text:p>RELE TENSION GKRC-M2 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0.38" calcext:value-type="float">
            <text:p>9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CVS TB PVC P08 3E-</text:p>
          </table:table-cell>
          <table:table-cell table:style-name="ce17" office:value-type="string" calcext:value-type="string">
            <text:p>SONDA NCVS TB PVC P08 3E LONG. 350 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5.1" calcext:value-type="float">
            <text:p>405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 1 1/2 3E L350 RE</text:p>
          </table:table-cell>
          <table:table-cell table:style-name="ce17" office:value-type="string" calcext:value-type="string">
            <text:p>SONDA <text:s/>NR <text:s/>1"1/2-3 <text:s text:c="2"/>PVC LONG. 35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8.18" calcext:value-type="float">
            <text:p>238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A 1"1/2-3</text:p>
          </table:table-cell>
          <table:table-cell table:style-name="ce17" office:value-type="string" calcext:value-type="string">
            <text:p>SONDA NRA 1"1/2-3 <text:s text:c="2"/>TEFLON LONG. 35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5.65" calcext:value-type="float">
            <text:p>355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-TUE 1"1/2</text:p>
          </table:table-cell>
          <table:table-cell table:style-name="ce17" office:value-type="string" calcext:value-type="string">
            <text:p>TUERCA NR-TUE <text:s/>1"1/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88" calcext:value-type="float">
            <text:p>34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T-500</text:p>
          </table:table-cell>
          <table:table-cell table:style-name="ce17" office:value-type="string" calcext:value-type="string">
            <text:p>SONDA NT INOX. LONG. 50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.24" calcext:value-type="float">
            <text:p>160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AA-230 0.1/1A</text:p>
          </table:table-cell>
          <table:table-cell table:style-name="ce17" office:value-type="string" calcext:value-type="string">
            <text:p>RELE INT. PAAA-230 0,1/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9.16" calcext:value-type="float">
            <text:p>199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AA-230 0.5/5A</text:p>
          </table:table-cell>
          <table:table-cell table:style-name="ce17" office:value-type="string" calcext:value-type="string">
            <text:p>RELE INT.PAAA-230 <text:s text:c="2"/>0.5/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9.16" calcext:value-type="float">
            <text:p>199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AA-901 0.5/5A</text:p>
          </table:table-cell>
          <table:table-cell table:style-name="ce17" office:value-type="string" calcext:value-type="string">
            <text:p>RELE INT.PAAA-901 <text:s text:c="4"/>0.5/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7.17" calcext:value-type="float">
            <text:p>33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EA-15/70 0.5/5A</text:p>
          </table:table-cell>
          <table:table-cell table:style-name="ce17" office:value-type="string" calcext:value-type="string">
            <text:p>RELE INT.2CO.PAEA-15/70 0.5/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6.41" calcext:value-type="float">
            <text:p>366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EA-230 0.5/5A</text:p>
          </table:table-cell>
          <table:table-cell table:style-name="ce17" office:value-type="string" calcext:value-type="string">
            <text:p>RELE INT.2CON.PAEA-230 0.5/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8.32" calcext:value-type="float">
            <text:p>228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AS-400V</text:p>
          </table:table-cell>
          <table:table-cell table:style-name="ce17" office:value-type="string" calcext:value-type="string">
            <text:p>RELE FASE PFAS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57" calcext:value-type="float">
            <text:p>207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BS-400V</text:p>
          </table:table-cell>
          <table:table-cell table:style-name="ce17" office:value-type="string" calcext:value-type="string">
            <text:p>RELE FASE PFBS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8.98" calcext:value-type="float">
            <text:p>238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CS-400V</text:p>
          </table:table-cell>
          <table:table-cell table:style-name="ce17" office:value-type="string" calcext:value-type="string">
            <text:p>RELE FASE PFCS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4.31" calcext:value-type="float">
            <text:p>174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DS-400V</text:p>
          </table:table-cell>
          <table:table-cell table:style-name="ce17" office:value-type="string" calcext:value-type="string">
            <text:p>RELE FASE PFDS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7.52" calcext:value-type="float">
            <text:p>187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EA-400V</text:p>
          </table:table-cell>
          <table:table-cell table:style-name="ce17" office:value-type="string" calcext:value-type="string">
            <text:p>RELE FASE PFEA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.5" calcext:value-type="float">
            <text:p>235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EA-440V</text:p>
          </table:table-cell>
          <table:table-cell table:style-name="ce17" office:value-type="string" calcext:value-type="string">
            <text:p>RELE DE FASE PFEA-44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.5" calcext:value-type="float">
            <text:p>235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FA-400V</text:p>
          </table:table-cell>
          <table:table-cell table:style-name="ce17" office:value-type="string" calcext:value-type="string">
            <text:p>RELE FASE PFFA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09" calcext:value-type="float">
            <text:p>251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HAA-230-15K</text:p>
          </table:table-cell>
          <table:table-cell table:style-name="ce17" office:value-type="string" calcext:value-type="string">
            <text:p>RELE TAQUIMETRICO PHAA-230 15K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5.78" calcext:value-type="float">
            <text:p>215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LAS- 24VCC</text:p>
          </table:table-cell>
          <table:table-cell table:style-name="ce17" office:value-type="string" calcext:value-type="string">
            <text:p>RELE LOGICO PLAS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5.83" calcext:value-type="float">
            <text:p>165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LAS-230VCA</text:p>
          </table:table-cell>
          <table:table-cell table:style-name="ce17" office:value-type="string" calcext:value-type="string">
            <text:p>RELE LOGICO PLAS-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5.83" calcext:value-type="float">
            <text:p>165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LBS- 24VCC</text:p>
          </table:table-cell>
          <table:table-cell table:style-name="ce17" office:value-type="string" calcext:value-type="string">
            <text:p>RELE LOGICO PLBS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4.34" calcext:value-type="float">
            <text:p>214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LBS-230VCA</text:p>
          </table:table-cell>
          <table:table-cell table:style-name="ce17" office:value-type="string" calcext:value-type="string">
            <text:p>RELE LOGICO PLBS-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4.34" calcext:value-type="float">
            <text:p>214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AS- 724VCC</text:p>
          </table:table-cell>
          <table:table-cell table:style-name="ce17" office:value-type="string" calcext:value-type="string">
            <text:p>RELE DE NIVEL PNAS-7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.49" calcext:value-type="float">
            <text:p>130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AS-230VCA</text:p>
          </table:table-cell>
          <table:table-cell table:style-name="ce17" office:value-type="string" calcext:value-type="string">
            <text:p>RELE DE NIVEL PNAS-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.49" calcext:value-type="float">
            <text:p>130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DA-230VCA</text:p>
          </table:table-cell>
          <table:table-cell table:style-name="ce17" office:value-type="string" calcext:value-type="string">
            <text:p>RELE DE NIVEL PNDA-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.5" calcext:value-type="float">
            <text:p>208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FA-3X400VCA</text:p>
          </table:table-cell>
          <table:table-cell table:style-name="ce17" office:value-type="string" calcext:value-type="string">
            <text:p>RELE DE NIVEL PNFA-3X40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2.66" calcext:value-type="float">
            <text:p>202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GA-024</text:p>
          </table:table-cell>
          <table:table-cell table:style-name="ce17" office:value-type="string" calcext:value-type="string">
            <text:p>RELE DE NIVEL <text:s/>x 2 PNGA-0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.5" calcext:value-type="float">
            <text:p>208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SA-230VCA</text:p>
          </table:table-cell>
          <table:table-cell table:style-name="ce17" office:value-type="string" calcext:value-type="string">
            <text:p>RELE DE NIVEL PNSA-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.58" calcext:value-type="float">
            <text:p>130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T-01</text:p>
          </table:table-cell>
          <table:table-cell table:style-name="ce17" office:value-type="string" calcext:value-type="string">
            <text:p>RELE PROTECCION MOTOR PT-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83" calcext:value-type="float">
            <text:p>69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TBA-230</text:p>
          </table:table-cell>
          <table:table-cell table:style-name="ce17" office:value-type="string" calcext:value-type="string">
            <text:p>MANDO ALTERNATIVO 2 BOMBAS PTBA-2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36" calcext:value-type="float">
            <text:p>182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TBC-230</text:p>
          </table:table-cell>
          <table:table-cell table:style-name="ce17" office:value-type="string" calcext:value-type="string">
            <text:p>MANDO ALTERNATIVO 3 BOMBAS PTBC-2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.95" calcext:value-type="float">
            <text:p>217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AA-230V</text:p>
          </table:table-cell>
          <table:table-cell table:style-name="ce17" office:value-type="string" calcext:value-type="string">
            <text:p>RELE TENSION PVAA-230V <text:s/>2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5.53" calcext:value-type="float">
            <text:p>22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AA-400V</text:p>
          </table:table-cell>
          <table:table-cell table:style-name="ce17" office:value-type="string" calcext:value-type="string">
            <text:p>RELE TENSION PVAA-400V <text:s/>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5.53" calcext:value-type="float">
            <text:p>22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DA 901 24</text:p>
          </table:table-cell>
          <table:table-cell table:style-name="ce17" office:value-type="string" calcext:value-type="string">
            <text:p>RELE DE TENSION PVDA-901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8.28" calcext:value-type="float">
            <text:p>33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EA-220V</text:p>
          </table:table-cell>
          <table:table-cell table:style-name="ce17" office:value-type="string" calcext:value-type="string">
            <text:p>RELE TENSION PVEA-2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6.4" calcext:value-type="float">
            <text:p>236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EA-400V</text:p>
          </table:table-cell>
          <table:table-cell table:style-name="ce17" office:value-type="string" calcext:value-type="string">
            <text:p>RELE TENSION PVEA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6.4" calcext:value-type="float">
            <text:p>236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EA-415</text:p>
          </table:table-cell>
          <table:table-cell table:style-name="ce17" office:value-type="string" calcext:value-type="string">
            <text:p>RELE DE TENSION PVEA-415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6.4" calcext:value-type="float">
            <text:p>236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EA-440V <text:s text:c="10"/></text:p>
          </table:table-cell>
          <table:table-cell table:style-name="ce17" office:value-type="string" calcext:value-type="string">
            <text:p>RELE TENSION PVEA-44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6.4" calcext:value-type="float">
            <text:p>236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FA-400V</text:p>
          </table:table-cell>
          <table:table-cell table:style-name="ce17" office:value-type="string" calcext:value-type="string">
            <text:p>RELE TENSION PVFA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6.4" calcext:value-type="float">
            <text:p>236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FB-400V</text:p>
          </table:table-cell>
          <table:table-cell table:style-name="ce17" office:value-type="string" calcext:value-type="string">
            <text:p>RELE DE TENSION PVFB-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6.2" calcext:value-type="float">
            <text:p>256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HA-230 50/500V</text:p>
          </table:table-cell>
          <table:table-cell table:style-name="ce17" office:value-type="string" calcext:value-type="string">
            <text:p>RELE TENSION PVHA-230 50/5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2.71" calcext:value-type="float">
            <text:p>192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HA-400 50/500V</text:p>
          </table:table-cell>
          <table:table-cell table:style-name="ce17" office:value-type="string" calcext:value-type="string">
            <text:p>RELE TENSION PVHA-400 50/5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2.71" calcext:value-type="float">
            <text:p>192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HA-901 50/500V</text:p>
          </table:table-cell>
          <table:table-cell table:style-name="ce17" office:value-type="string" calcext:value-type="string">
            <text:p>RELE TEN. PVHA-901 <text:s text:c="3"/>50/5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0.7" calcext:value-type="float">
            <text:p>330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IA-230 5/50VCC</text:p>
          </table:table-cell>
          <table:table-cell table:style-name="ce17" office:value-type="string" calcext:value-type="string">
            <text:p>RELE DE TENSION PVIA-230 5/5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0.16" calcext:value-type="float">
            <text:p>200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CR-35</text:p>
          </table:table-cell>
          <table:table-cell table:style-name="ce17" office:value-type="string" calcext:value-type="string">
            <text:p>SENSOR CAPACITIVO SCR-3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4.91" calcext:value-type="float">
            <text:p>104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EPARADOR VARILLA</text:p>
          </table:table-cell>
          <table:table-cell table:style-name="ce17" office:value-type="string" calcext:value-type="string">
            <text:p>SEPARADORES P/VAR.DE A.INOX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87" calcext:value-type="float">
            <text:p>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NZA 901 100</text:p>
          </table:table-cell>
          <table:table-cell table:style-name="ce17" office:value-type="string" calcext:value-type="string">
            <text:p>RELE DE NIVEL X 3 SNZA-901 24 V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3.11" calcext:value-type="float">
            <text:p>463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ARILLA 1MT</text:p>
          </table:table-cell>
          <table:table-cell table:style-name="ce17" office:value-type="string" calcext:value-type="string">
            <text:p>VARILLAS DE ACERO INOX.X1m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2" calcext:value-type="float">
            <text:p>16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RAFL-202Z</text:p>
          </table:table-cell>
          <table:table-cell table:style-name="ce17" office:value-type="string" calcext:value-type="string">
            <text:p>RELE EST.SOLIDO RAFL-202Z <text:s text:c="3"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88" calcext:value-type="float">
            <text:p>41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SR-DS0104</text:p>
          </table:table-cell>
          <table:table-cell table:style-name="ce17" office:value-type="string" calcext:value-type="string">
            <text:p>RELE ESTADO SOLIDO 10 A KMSR-DS01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07" calcext:value-type="float">
            <text:p>24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SR-DS0254</text:p>
          </table:table-cell>
          <table:table-cell table:style-name="ce17" office:value-type="string" calcext:value-type="string">
            <text:p>RELE ESTADO SOLIDO 25 A KMSR-DS025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1" calcext:value-type="float">
            <text:p>33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SR-DS0404</text:p>
          </table:table-cell>
          <table:table-cell table:style-name="ce17" office:value-type="string" calcext:value-type="string">
            <text:p>RELE ESTADO SOLIDO 40 A KMSR-DS04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96" calcext:value-type="float">
            <text:p>38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SR-DS0504</text:p>
          </table:table-cell>
          <table:table-cell table:style-name="ce17" office:value-type="string" calcext:value-type="string">
            <text:p>RELE ESTADO SOLIDO 50 A KMSR-DS05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.27" calcext:value-type="float">
            <text:p>59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SR-DS0604</text:p>
          </table:table-cell>
          <table:table-cell table:style-name="ce17" office:value-type="string" calcext:value-type="string">
            <text:p>RELE ESTADO SOLIDO 60 A KMSR-DS06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87" calcext:value-type="float">
            <text:p>64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SSDN-75A</text:p>
          </table:table-cell>
          <table:table-cell table:style-name="ce17" office:value-type="string" calcext:value-type="string">
            <text:p>RELE DE ESTADO SOLIDO RSSDN-7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3.4" calcext:value-type="float">
            <text:p>133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F3SA200</text:p>
          </table:table-cell>
          <table:table-cell table:style-name="ce17" office:value-type="string" calcext:value-type="string">
            <text:p>RELE HIB GT5P-F3SA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F3SAD24</text:p>
          </table:table-cell>
          <table:table-cell table:style-name="ce17" office:value-type="string" calcext:value-type="string">
            <text:p>RELE HIB.GT5P-F3S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N10SA100</text:p>
          </table:table-cell>
          <table:table-cell table:style-name="ce17" office:value-type="string" calcext:value-type="string">
            <text:p>RELE HIBRIDO GT5P-N10SA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N30SA100</text:p>
          </table:table-cell>
          <table:table-cell table:style-name="ce17" office:value-type="string" calcext:value-type="string">
            <text:p>RELE HIBRIDO GT5P-N30SA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N30SA200</text:p>
          </table:table-cell>
          <table:table-cell table:style-name="ce17" office:value-type="string" calcext:value-type="string">
            <text:p>RELE HIBRIDO GT5P-N30SA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N6SA100</text:p>
          </table:table-cell>
          <table:table-cell table:style-name="ce17" office:value-type="string" calcext:value-type="string">
            <text:p>RELE HIBRIDO GT5P-N6SA100 <text:s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N6SA200</text:p>
          </table:table-cell>
          <table:table-cell table:style-name="ce17" office:value-type="string" calcext:value-type="string">
            <text:p>RELE HIBRIDO GT5P-N6SA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P3SA200</text:p>
          </table:table-cell>
          <table:table-cell table:style-name="ce17" office:value-type="string" calcext:value-type="string">
            <text:p>RELE HIB.GT5P-P3SA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Y-4SN6A200</text:p>
          </table:table-cell>
          <table:table-cell table:style-name="ce17" office:value-type="string" calcext:value-type="string">
            <text:p>RELE HIB. GT5Y-4SN6A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1" calcext:value-type="float">
            <text:p>64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Y-4SN6D24</text:p>
          </table:table-cell>
          <table:table-cell table:style-name="ce17" office:value-type="string" calcext:value-type="string">
            <text:p>RELE HIB. GT5Y-4SN6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1" calcext:value-type="float">
            <text:p>64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Y-D4N6MD24</text:p>
          </table:table-cell>
          <table:table-cell table:style-name="ce17" office:value-type="string" calcext:value-type="string">
            <text:p>RELE.HIB.RTY-D4N-6M-D24 <text:s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1" calcext:value-type="float">
            <text:p>64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F-32-1 32A</text:p>
          </table:table-cell>
          <table:table-cell table:style-name="ce17" office:value-type="string" calcext:value-type="string">
            <text:p>BASEF10X38 EPF-32-1 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2" calcext:value-type="float">
            <text:p>3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F-32X-1 32A</text:p>
          </table:table-cell>
          <table:table-cell table:style-name="ce17" office:value-type="string" calcext:value-type="string">
            <text:p>BASE F10X38 EPF-32X-1 32A C/L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1" calcext:value-type="float">
            <text:p>3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10A</text:p>
          </table:table-cell>
          <table:table-cell table:style-name="ce17" office:value-type="string" calcext:value-type="string">
            <text:p>FUSIBLE 10X38 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16A</text:p>
          </table:table-cell>
          <table:table-cell table:style-name="ce17" office:value-type="string" calcext:value-type="string">
            <text:p>FUSIBLE 10X38 1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20A</text:p>
          </table:table-cell>
          <table:table-cell table:style-name="ce17" office:value-type="string" calcext:value-type="string">
            <text:p>FUSIBLE 10X38 2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25A</text:p>
          </table:table-cell>
          <table:table-cell table:style-name="ce17" office:value-type="string" calcext:value-type="string">
            <text:p>FUSIBLE 10X38 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2A</text:p>
          </table:table-cell>
          <table:table-cell table:style-name="ce17" office:value-type="string" calcext:value-type="string">
            <text:p>FUSIBLE 10X38 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32A</text:p>
          </table:table-cell>
          <table:table-cell table:style-name="ce17" office:value-type="string" calcext:value-type="string">
            <text:p>FUSIBLE 10X38 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4A</text:p>
          </table:table-cell>
          <table:table-cell table:style-name="ce17" office:value-type="string" calcext:value-type="string">
            <text:p>FUSIBLE 10X38 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6A</text:p>
          </table:table-cell>
          <table:table-cell table:style-name="ce17" office:value-type="string" calcext:value-type="string">
            <text:p>FUSIBLE 10X38 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000 N <text:s text:c="13"/></text:p>
          </table:table-cell>
          <table:table-cell table:style-name="ce17" office:value-type="string" calcext:value-type="string">
            <text:p>SELECT.A CERRADURA 50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000 N ESPECIAL</text:p>
          </table:table-cell>
          <table:table-cell table:style-name="ce17" office:value-type="string" calcext:value-type="string">
            <text:p>SELECT.A <text:s/>CERRADURA 5000 N ESPE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000 R <text:s text:c="13"/></text:p>
          </table:table-cell>
          <table:table-cell table:style-name="ce17" office:value-type="string" calcext:value-type="string">
            <text:p>SELECT.A CERRADURA 50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000 V <text:s text:c="13"/></text:p>
          </table:table-cell>
          <table:table-cell table:style-name="ce17" office:value-type="string" calcext:value-type="string">
            <text:p>SELECT.A CERRADURA 50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100 N <text:s text:c="13"/></text:p>
          </table:table-cell>
          <table:table-cell table:style-name="ce17" office:value-type="string" calcext:value-type="string">
            <text:p>SELECT.A CERRADURA 51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100 N <text:s/>ESPECIAL</text:p>
          </table:table-cell>
          <table:table-cell table:style-name="ce17" office:value-type="string" calcext:value-type="string">
            <text:p>SELECT.A CERRADURA 5100 N <text:s/>ESPE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100 R <text:s text:c="13"/></text:p>
          </table:table-cell>
          <table:table-cell table:style-name="ce17" office:value-type="string" calcext:value-type="string">
            <text:p>SELECT.A CERRADURA 51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100 V <text:s text:c="13"/></text:p>
          </table:table-cell>
          <table:table-cell table:style-name="ce17" office:value-type="string" calcext:value-type="string">
            <text:p>SELECT.A CERRADURA 51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200 N <text:s text:c="13"/></text:p>
          </table:table-cell>
          <table:table-cell table:style-name="ce17" office:value-type="string" calcext:value-type="string">
            <text:p>SELECT.A CERRADURA 52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200 R <text:s text:c="13"/></text:p>
          </table:table-cell>
          <table:table-cell table:style-name="ce17" office:value-type="string" calcext:value-type="string">
            <text:p>SELECT.A CERRADURA 52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200 V <text:s text:c="13"/></text:p>
          </table:table-cell>
          <table:table-cell table:style-name="ce17" office:value-type="string" calcext:value-type="string">
            <text:p>SELECT.A CERRADURA 52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300 N <text:s text:c="13"/></text:p>
          </table:table-cell>
          <table:table-cell table:style-name="ce17" office:value-type="string" calcext:value-type="string">
            <text:p>SELECT.A CERRADURA 53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300 R <text:s text:c="13"/></text:p>
          </table:table-cell>
          <table:table-cell table:style-name="ce17" office:value-type="string" calcext:value-type="string">
            <text:p>SELECT.A CERRADURA 53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300 V <text:s text:c="13"/></text:p>
          </table:table-cell>
          <table:table-cell table:style-name="ce17" office:value-type="string" calcext:value-type="string">
            <text:p>SELECT.A CERRADURA 53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400 N <text:s text:c="13"/></text:p>
          </table:table-cell>
          <table:table-cell table:style-name="ce17" office:value-type="string" calcext:value-type="string">
            <text:p>SELECT.A CERRADURA 54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400 R <text:s text:c="13"/></text:p>
          </table:table-cell>
          <table:table-cell table:style-name="ce17" office:value-type="string" calcext:value-type="string">
            <text:p>SELECT.A CERRADURA 54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400 V <text:s text:c="13"/></text:p>
          </table:table-cell>
          <table:table-cell table:style-name="ce17" office:value-type="string" calcext:value-type="string">
            <text:p>SELECT.A CERRADURA 54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500 N <text:s text:c="13"/></text:p>
          </table:table-cell>
          <table:table-cell table:style-name="ce17" office:value-type="string" calcext:value-type="string">
            <text:p>SELECT.A CERRADURA 55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500 R <text:s text:c="13"/></text:p>
          </table:table-cell>
          <table:table-cell table:style-name="ce17" office:value-type="string" calcext:value-type="string">
            <text:p>SELECT.A CERRADURA 55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500 V <text:s text:c="13"/></text:p>
          </table:table-cell>
          <table:table-cell table:style-name="ce17" office:value-type="string" calcext:value-type="string">
            <text:p>SELECT.A CERRADURA 55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600 N <text:s text:c="13"/></text:p>
          </table:table-cell>
          <table:table-cell table:style-name="ce17" office:value-type="string" calcext:value-type="string">
            <text:p>SELECT.A CERRADURA 56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600 R <text:s text:c="13"/></text:p>
          </table:table-cell>
          <table:table-cell table:style-name="ce17" office:value-type="string" calcext:value-type="string">
            <text:p>SELECT.A CERRADURA 56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600 V <text:s text:c="13"/></text:p>
          </table:table-cell>
          <table:table-cell table:style-name="ce17" office:value-type="string" calcext:value-type="string">
            <text:p>SELECT.A CERRADURA 56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700 N <text:s text:c="13"/></text:p>
          </table:table-cell>
          <table:table-cell table:style-name="ce17" office:value-type="string" calcext:value-type="string">
            <text:p>SELECT.A CERRADURA 57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700 R <text:s text:c="13"/></text:p>
          </table:table-cell>
          <table:table-cell table:style-name="ce17" office:value-type="string" calcext:value-type="string">
            <text:p>SELECT.A CERRADURA 57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700 V <text:s text:c="13"/></text:p>
          </table:table-cell>
          <table:table-cell table:style-name="ce17" office:value-type="string" calcext:value-type="string">
            <text:p>SELECT.A CERRADURA 57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800 N <text:s text:c="13"/></text:p>
          </table:table-cell>
          <table:table-cell table:style-name="ce17" office:value-type="string" calcext:value-type="string">
            <text:p>SELECT.A CERRADURA 58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800 R <text:s text:c="13"/></text:p>
          </table:table-cell>
          <table:table-cell table:style-name="ce17" office:value-type="string" calcext:value-type="string">
            <text:p>SELECT.A CERRADURA 58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800 V <text:s text:c="13"/></text:p>
          </table:table-cell>
          <table:table-cell table:style-name="ce17" office:value-type="string" calcext:value-type="string">
            <text:p>SELECT.A CERRADURA 58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900 N <text:s text:c="13"/></text:p>
          </table:table-cell>
          <table:table-cell table:style-name="ce17" office:value-type="string" calcext:value-type="string">
            <text:p>SELECT.A CERRADURA 59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900 R <text:s text:c="13"/></text:p>
          </table:table-cell>
          <table:table-cell table:style-name="ce17" office:value-type="string" calcext:value-type="string">
            <text:p>SELECT.A CERRADURA 59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900 V <text:s text:c="13"/></text:p>
          </table:table-cell>
          <table:table-cell table:style-name="ce17" office:value-type="string" calcext:value-type="string">
            <text:p>SELECT.A CERRADURA 59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000 N <text:s text:c="13"/></text:p>
          </table:table-cell>
          <table:table-cell table:style-name="ce17" office:value-type="string" calcext:value-type="string">
            <text:p>SELECT.A CERRADURA 60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000 R <text:s text:c="13"/></text:p>
          </table:table-cell>
          <table:table-cell table:style-name="ce17" office:value-type="string" calcext:value-type="string">
            <text:p>SELECT.A CERRADURA 60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000 V <text:s text:c="13"/></text:p>
          </table:table-cell>
          <table:table-cell table:style-name="ce17" office:value-type="string" calcext:value-type="string">
            <text:p>SELECT.A CERRADURA 60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100 N <text:s text:c="13"/></text:p>
          </table:table-cell>
          <table:table-cell table:style-name="ce17" office:value-type="string" calcext:value-type="string">
            <text:p>SELECT.A CERRADURA 61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100 R <text:s text:c="13"/></text:p>
          </table:table-cell>
          <table:table-cell table:style-name="ce17" office:value-type="string" calcext:value-type="string">
            <text:p>SELECT.A CERRADURA 61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100 V <text:s text:c="13"/></text:p>
          </table:table-cell>
          <table:table-cell table:style-name="ce17" office:value-type="string" calcext:value-type="string">
            <text:p>SELECT.A CERRADURA 61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200 N <text:s text:c="13"/></text:p>
          </table:table-cell>
          <table:table-cell table:style-name="ce17" office:value-type="string" calcext:value-type="string">
            <text:p>SELECT.A CERRADURA 62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200 R <text:s text:c="13"/></text:p>
          </table:table-cell>
          <table:table-cell table:style-name="ce17" office:value-type="string" calcext:value-type="string">
            <text:p>SELECT.A CERRADURA 62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200 V <text:s text:c="13"/></text:p>
          </table:table-cell>
          <table:table-cell table:style-name="ce17" office:value-type="string" calcext:value-type="string">
            <text:p>SELECT.A CERRADURA 62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300 N <text:s text:c="13"/></text:p>
          </table:table-cell>
          <table:table-cell table:style-name="ce17" office:value-type="string" calcext:value-type="string">
            <text:p>SELECT.A CERRADURA 63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K-2A10</text:p>
          </table:table-cell>
          <table:table-cell table:style-name="ce17" office:value-type="string" calcext:value-type="string">
            <text:p>SELECTORA A CERRADURA HW1K-2A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76" calcext:value-type="float">
            <text:p>29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K-2A11</text:p>
          </table:table-cell>
          <table:table-cell table:style-name="ce17" office:value-type="string" calcext:value-type="string">
            <text:p>SELECTORA A CERRADURA HW1K-2A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34" calcext:value-type="float">
            <text:p>36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K-2B20</text:p>
          </table:table-cell>
          <table:table-cell table:style-name="ce17" office:value-type="string" calcext:value-type="string">
            <text:p>SELECTORA A CERRADURA HW1K-2B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34" calcext:value-type="float">
            <text:p>36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K-2C11</text:p>
          </table:table-cell>
          <table:table-cell table:style-name="ce17" office:value-type="string" calcext:value-type="string">
            <text:p>SELECTORA A CERRADURA HW1K-2C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21" calcext:value-type="float">
            <text:p>36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K-2C11-2H</text:p>
          </table:table-cell>
          <table:table-cell table:style-name="ce17" office:value-type="string" calcext:value-type="string">
            <text:p>SELECTORA A CERRADURA HW1K-2C11-2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94" calcext:value-type="float">
            <text:p>41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4K-2BF11</text:p>
          </table:table-cell>
          <table:table-cell table:style-name="ce17" office:value-type="string" calcext:value-type="string">
            <text:p>SELECTORA A CERRADURA HW4K-2BF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41" calcext:value-type="float">
            <text:p>70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S2K11N</text:p>
          </table:table-cell>
          <table:table-cell table:style-name="ce17" office:value-type="string" calcext:value-type="string">
            <text:p>SELECT.A CERR.D25 <text:s text:c="3"/>ASS2K11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.79" calcext:value-type="float">
            <text:p>84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K-229 H2B-C2002</text:p>
          </table:table-cell>
          <table:table-cell table:style-name="ce17" office:value-type="string" calcext:value-type="string">
            <text:p>SEL. A CERR. ACSNK-229 H2B-C20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.42" calcext:value-type="float">
            <text:p>171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K-324 HB-C3001</text:p>
          </table:table-cell>
          <table:table-cell table:style-name="ce17" office:value-type="string" calcext:value-type="string">
            <text:p>SELECT.A CERR. ACSNK-324 HB-C3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9.06" calcext:value-type="float">
            <text:p>219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K-329 H2B-C3001</text:p>
          </table:table-cell>
          <table:table-cell table:style-name="ce17" office:value-type="string" calcext:value-type="string">
            <text:p>SELECT.A. CERR.ACSNK-329 H2B-C3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9.06" calcext:value-type="float">
            <text:p>219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SNK-354 H2B-C300</text:p>
          </table:table-cell>
          <table:table-cell table:style-name="ce17" office:value-type="string" calcext:value-type="string">
            <text:p>SE. A CERR. ACSNK-354 H2B-C30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76" calcext:value-type="float">
            <text:p>206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K-424-H2B</text:p>
          </table:table-cell>
          <table:table-cell table:style-name="ce17" office:value-type="string" calcext:value-type="string">
            <text:p>SEL. A CRR. ACSNK-4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6.5" calcext:value-type="float">
            <text:p>22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K-434 H2B</text:p>
          </table:table-cell>
          <table:table-cell table:style-name="ce17" office:value-type="string" calcext:value-type="string">
            <text:p>SEL. A CERR. ACSNK-434 H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.55" calcext:value-type="float">
            <text:p>235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D2K20N</text:p>
          </table:table-cell>
          <table:table-cell table:style-name="ce17" office:value-type="string" calcext:value-type="string">
            <text:p>SELECT.A CERR.D30 ASD2K2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.28" calcext:value-type="float">
            <text:p>112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1K11</text:p>
          </table:table-cell>
          <table:table-cell table:style-name="ce17" office:value-type="string" calcext:value-type="string">
            <text:p>SELECT.A CERR.D30 <text:s text:c="6"/>ASN1K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53" calcext:value-type="float">
            <text:p>8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3K11B</text:p>
          </table:table-cell>
          <table:table-cell table:style-name="ce17" office:value-type="string" calcext:value-type="string">
            <text:p>SELECT.A CERR.D30 <text:s text:c="4"/>ASN3K11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53" calcext:value-type="float">
            <text:p>8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3K11C</text:p>
          </table:table-cell>
          <table:table-cell table:style-name="ce17" office:value-type="string" calcext:value-type="string">
            <text:p>SELECT. A CERR. D.30 ASN3K1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53" calcext:value-type="float">
            <text:p>8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280 N <text:s text:c="12"/></text:p>
          </table:table-cell>
          <table:table-cell table:style-name="ce17" office:value-type="string" calcext:value-type="string">
            <text:p>SELECT.A CERR.D30 M6280 N <text:s text:c="3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48" calcext:value-type="float">
            <text:p>26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9000 AM <text:s text:c="12"/></text:p>
          </table:table-cell>
          <table:table-cell table:style-name="ce17" office:value-type="string" calcext:value-type="string">
            <text:p>SELECTOR LUMINOSO 9000 AM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000 AZ <text:s text:c="12"/></text:p>
          </table:table-cell>
          <table:table-cell table:style-name="ce17" office:value-type="string" calcext:value-type="string">
            <text:p>SELECTOR LUMINOSO 90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000 B <text:s text:c="13"/></text:p>
          </table:table-cell>
          <table:table-cell table:style-name="ce17" office:value-type="string" calcext:value-type="string">
            <text:p>SELECTOR LUMINOSO 90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000 R <text:s text:c="13"/></text:p>
          </table:table-cell>
          <table:table-cell table:style-name="ce17" office:value-type="string" calcext:value-type="string">
            <text:p>SELECTOR LUMINOSO 90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000 V <text:s text:c="13"/></text:p>
          </table:table-cell>
          <table:table-cell table:style-name="ce17" office:value-type="string" calcext:value-type="string">
            <text:p>SELECTOR LUMINOSO 9000 V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100 AM <text:s text:c="12"/></text:p>
          </table:table-cell>
          <table:table-cell table:style-name="ce17" office:value-type="string" calcext:value-type="string">
            <text:p>SELECTOR LUMINOSO 9100 AM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100 AZ <text:s text:c="12"/></text:p>
          </table:table-cell>
          <table:table-cell table:style-name="ce17" office:value-type="string" calcext:value-type="string">
            <text:p>SELECTOR LUMINOSO 91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100 B <text:s text:c="13"/></text:p>
          </table:table-cell>
          <table:table-cell table:style-name="ce17" office:value-type="string" calcext:value-type="string">
            <text:p>SELECTOR LUMINOSO 91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100 R <text:s text:c="13"/></text:p>
          </table:table-cell>
          <table:table-cell table:style-name="ce17" office:value-type="string" calcext:value-type="string">
            <text:p>SELECTOR LUMINOSO 91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100 V <text:s text:c="13"/></text:p>
          </table:table-cell>
          <table:table-cell table:style-name="ce17" office:value-type="string" calcext:value-type="string">
            <text:p>SELECTOR LUMINOSO 9100 V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200 AM <text:s text:c="12"/></text:p>
          </table:table-cell>
          <table:table-cell table:style-name="ce17" office:value-type="string" calcext:value-type="string">
            <text:p>SELECTOR LUMINOSO 9200 AM <text:s text:c="3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200 AZ <text:s text:c="12"/></text:p>
          </table:table-cell>
          <table:table-cell table:style-name="ce17" office:value-type="string" calcext:value-type="string">
            <text:p>SELECTOR LUMINOSO 9200 AZ <text:s text:c="3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200 B <text:s text:c="13"/></text:p>
          </table:table-cell>
          <table:table-cell table:style-name="ce17" office:value-type="string" calcext:value-type="string">
            <text:p>SELECTOR LUMINOSO 9200 B <text:s text:c="4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200 R <text:s text:c="13"/></text:p>
          </table:table-cell>
          <table:table-cell table:style-name="ce17" office:value-type="string" calcext:value-type="string">
            <text:p>SELECTOR LUMINOSO 9200 R <text:s text:c="4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200 V <text:s text:c="13"/></text:p>
          </table:table-cell>
          <table:table-cell table:style-name="ce17" office:value-type="string" calcext:value-type="string">
            <text:p>SELECTOR LUMINOSO 9200 V <text:s text:c="4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300 AM <text:s text:c="12"/></text:p>
          </table:table-cell>
          <table:table-cell table:style-name="ce17" office:value-type="string" calcext:value-type="string">
            <text:p>SELECTOR LUMINOSO 9300 AM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300 AZ <text:s text:c="12"/></text:p>
          </table:table-cell>
          <table:table-cell table:style-name="ce17" office:value-type="string" calcext:value-type="string">
            <text:p>SELECTOR LUMINOSO 93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300 B <text:s text:c="13"/></text:p>
          </table:table-cell>
          <table:table-cell table:style-name="ce17" office:value-type="string" calcext:value-type="string">
            <text:p>SELECTOR LUMINOSO 93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300 R <text:s text:c="13"/></text:p>
          </table:table-cell>
          <table:table-cell table:style-name="ce17" office:value-type="string" calcext:value-type="string">
            <text:p>SELECTOR LUMINOSO 93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300 V <text:s text:c="13"/></text:p>
          </table:table-cell>
          <table:table-cell table:style-name="ce17" office:value-type="string" calcext:value-type="string">
            <text:p>SELECTOR LUMINOSO 9300 V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400 AM <text:s text:c="12"/></text:p>
          </table:table-cell>
          <table:table-cell table:style-name="ce17" office:value-type="string" calcext:value-type="string">
            <text:p>SELECTOR LUMINOSO 9400 AM <text:s text:c="3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400 AZ <text:s text:c="12"/></text:p>
          </table:table-cell>
          <table:table-cell table:style-name="ce17" office:value-type="string" calcext:value-type="string">
            <text:p>SELECTOR LUMINOSO 9400 AZ <text:s text:c="3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400 B <text:s text:c="13"/></text:p>
          </table:table-cell>
          <table:table-cell table:style-name="ce17" office:value-type="string" calcext:value-type="string">
            <text:p>SELECTOR LUMINOSO 9400 B. <text:s text:c="3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400 R <text:s text:c="13"/></text:p>
          </table:table-cell>
          <table:table-cell table:style-name="ce17" office:value-type="string" calcext:value-type="string">
            <text:p>SELECTOR LUMINOSO 9400 R. <text:s text:c="3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400 V <text:s text:c="13"/></text:p>
          </table:table-cell>
          <table:table-cell table:style-name="ce17" office:value-type="string" calcext:value-type="string">
            <text:p>SELECTOR LUMINOSO 9400 V. <text:s text:c="3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S-22222 DN-Y</text:p>
          </table:table-cell>
          <table:table-cell table:style-name="ce17" office:value-type="string" calcext:value-type="string">
            <text:p>SELECTORA LUMINOSA ASLS-22222 DN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02" calcext:value-type="float">
            <text:p>140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W29911DN-A-24V</text:p>
          </table:table-cell>
          <table:table-cell table:style-name="ce17" office:value-type="string" calcext:value-type="string">
            <text:p>SELECTOR LUMINOSO ASLW29911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.66" calcext:value-type="float">
            <text:p>84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W339920DN-A-24V</text:p>
          </table:table-cell>
          <table:table-cell table:style-name="ce17" office:value-type="string" calcext:value-type="string">
            <text:p>SELECTOR LUMINOSO ASLW339920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27" calcext:value-type="float">
            <text:p>95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W39920DN-A-24V</text:p>
          </table:table-cell>
          <table:table-cell table:style-name="ce17" office:value-type="string" calcext:value-type="string">
            <text:p>SELECTOR LUMINOSO ASLW39920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.66" calcext:value-type="float">
            <text:p>84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4F-2F20QD-Y-24V</text:p>
          </table:table-cell>
          <table:table-cell table:style-name="ce17" office:value-type="string" calcext:value-type="string">
            <text:p>SELECTORA LUMINOSA HW4F-2F20QD-Y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84" calcext:value-type="float">
            <text:p>57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NHU-A</text:p>
          </table:table-cell>
          <table:table-cell table:style-name="ce17" office:value-type="string" calcext:value-type="string">
            <text:p>PALANCA P/ASLD ASLNHU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86" calcext:value-type="float">
            <text:p>10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3 AM <text:s text:c="11"/></text:p>
          </table:table-cell>
          <table:table-cell table:style-name="ce17" office:value-type="string" calcext:value-type="string">
            <text:p>S.LUM.D.30 C/MDT.M6653 AM <text:s text:c="2"/>* <text:s text:c="20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3 AZ <text:s text:c="11"/></text:p>
          </table:table-cell>
          <table:table-cell table:style-name="ce17" office:value-type="string" calcext:value-type="string">
            <text:p>S.LUM.D.30 C/MDT.M6653 AZ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3 B <text:s text:c="12"/></text:p>
          </table:table-cell>
          <table:table-cell table:style-name="ce17" office:value-type="string" calcext:value-type="string">
            <text:p>S.LUM.D.30 C/MDT.M6653 B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3 V <text:s text:c="12"/></text:p>
          </table:table-cell>
          <table:table-cell table:style-name="ce17" office:value-type="string" calcext:value-type="string">
            <text:p>S.LUM.D.30 C/MDT.M6653 V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5 AM <text:s text:c="11"/></text:p>
          </table:table-cell>
          <table:table-cell table:style-name="ce17" office:value-type="string" calcext:value-type="string">
            <text:p>S.LUM.D.30 C/MDT.M6655 AM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5 B <text:s text:c="12"/></text:p>
          </table:table-cell>
          <table:table-cell table:style-name="ce17" office:value-type="string" calcext:value-type="string">
            <text:p>S.LUM.D.30 C/MDT.M6655 B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5 R <text:s text:c="12"/></text:p>
          </table:table-cell>
          <table:table-cell table:style-name="ce17" office:value-type="string" calcext:value-type="string">
            <text:p>S.LUM.D.30 C/MDT.M6655 R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5 V <text:s text:c="12"/></text:p>
          </table:table-cell>
          <table:table-cell table:style-name="ce17" office:value-type="string" calcext:value-type="string">
            <text:p>S.LUM.D.30 C/MDT.M6655 V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SD212611DN-A</text:p>
          </table:table-cell>
          <table:table-cell table:style-name="ce17" office:value-type="string" calcext:value-type="string">
            <text:p>S.LUM.D.30 ASLD212611DN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1.49" calcext:value-type="float">
            <text:p>111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D29911DN-A-24V</text:p>
          </table:table-cell>
          <table:table-cell table:style-name="ce17" office:value-type="string" calcext:value-type="string">
            <text:p>S.LUM.D.30 ASLD29911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0.69" calcext:value-type="float">
            <text:p>90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D312622DN-A</text:p>
          </table:table-cell>
          <table:table-cell table:style-name="ce17" office:value-type="string" calcext:value-type="string">
            <text:p>S.LUM.D.30 ASLD312622DN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1.25" calcext:value-type="float">
            <text:p>131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D3312622DN-A</text:p>
          </table:table-cell>
          <table:table-cell table:style-name="ce17" office:value-type="string" calcext:value-type="string">
            <text:p>S.LUM.D.30 ASLD3312622DN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9.5" calcext:value-type="float">
            <text:p>139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D339922DN-A-24V</text:p>
          </table:table-cell>
          <table:table-cell table:style-name="ce17" office:value-type="string" calcext:value-type="string">
            <text:p>S.LUM.D.30 ASLD339922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39" calcext:value-type="float">
            <text:p>120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D39922DN-A-24V</text:p>
          </table:table-cell>
          <table:table-cell table:style-name="ce17" office:value-type="string" calcext:value-type="string">
            <text:p>S.LUM.D.30 ASLD39922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1.49" calcext:value-type="float">
            <text:p>111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62 AM <text:s text:c="11"/></text:p>
          </table:table-cell>
          <table:table-cell table:style-name="ce17" office:value-type="string" calcext:value-type="string">
            <text:p>S.LUM.D.30 C/MDT.M6662 AM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2" calcext:value-type="float">
            <text:p>6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62 AZ <text:s text:c="11"/></text:p>
          </table:table-cell>
          <table:table-cell table:style-name="ce17" office:value-type="string" calcext:value-type="string">
            <text:p>S.LUM.D.30 C/MDT.M6662 AZ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2" calcext:value-type="float">
            <text:p>6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62 R <text:s text:c="12"/></text:p>
          </table:table-cell>
          <table:table-cell table:style-name="ce17" office:value-type="string" calcext:value-type="string">
            <text:p>S.LUM.D.30 C/MDT.M6662 R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2" calcext:value-type="float">
            <text:p>6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62 V <text:s text:c="12"/></text:p>
          </table:table-cell>
          <table:table-cell table:style-name="ce17" office:value-type="string" calcext:value-type="string">
            <text:p>S.LUM.D.30 C/MDT.M6662 V <text:s text:c="4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15" calcext:value-type="float">
            <text:p>26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00 N <text:s text:c="13"/></text:p>
          </table:table-cell>
          <table:table-cell table:style-name="ce17" office:value-type="string" calcext:value-type="string">
            <text:p>SELECTOR A PALANCA 7000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00 R <text:s text:c="13"/></text:p>
          </table:table-cell>
          <table:table-cell table:style-name="ce17" office:value-type="string" calcext:value-type="string">
            <text:p>SELECTOR A PALANCA 70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00 V <text:s text:c="13"/></text:p>
          </table:table-cell>
          <table:table-cell table:style-name="ce17" office:value-type="string" calcext:value-type="string">
            <text:p>SELECTOR A PALANCA 70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100 N <text:s text:c="13"/></text:p>
          </table:table-cell>
          <table:table-cell table:style-name="ce17" office:value-type="string" calcext:value-type="string">
            <text:p>SELECTOR A PALANCA 71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100 R <text:s text:c="13"/></text:p>
          </table:table-cell>
          <table:table-cell table:style-name="ce17" office:value-type="string" calcext:value-type="string">
            <text:p>SELECTOR A PALANCA 71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100 V <text:s text:c="13"/></text:p>
          </table:table-cell>
          <table:table-cell table:style-name="ce17" office:value-type="string" calcext:value-type="string">
            <text:p>SELECTOR A PALANCA 71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200 N <text:s text:c="13"/></text:p>
          </table:table-cell>
          <table:table-cell table:style-name="ce17" office:value-type="string" calcext:value-type="string">
            <text:p>SELECTOR A PALANCA 7200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200 R <text:s text:c="13"/></text:p>
          </table:table-cell>
          <table:table-cell table:style-name="ce17" office:value-type="string" calcext:value-type="string">
            <text:p>SELECTOR A PALANCA 72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200 V <text:s text:c="13"/></text:p>
          </table:table-cell>
          <table:table-cell table:style-name="ce17" office:value-type="string" calcext:value-type="string">
            <text:p>SELECTOR A PALANCA 72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300 N <text:s text:c="13"/></text:p>
          </table:table-cell>
          <table:table-cell table:style-name="ce17" office:value-type="string" calcext:value-type="string">
            <text:p>SELECTOR A PALANCA 73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300 R <text:s text:c="13"/></text:p>
          </table:table-cell>
          <table:table-cell table:style-name="ce17" office:value-type="string" calcext:value-type="string">
            <text:p>SELECTOR A PALANCA 73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300 V <text:s text:c="13"/></text:p>
          </table:table-cell>
          <table:table-cell table:style-name="ce17" office:value-type="string" calcext:value-type="string">
            <text:p>SELECTOR A PALANCA 73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400 N <text:s text:c="13"/></text:p>
          </table:table-cell>
          <table:table-cell table:style-name="ce17" office:value-type="string" calcext:value-type="string">
            <text:p>SELECTOR A PALANCA 74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400 R <text:s text:c="13"/></text:p>
          </table:table-cell>
          <table:table-cell table:style-name="ce17" office:value-type="string" calcext:value-type="string">
            <text:p>SELECTOR A PALANCA 74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400 V <text:s text:c="13"/></text:p>
          </table:table-cell>
          <table:table-cell table:style-name="ce17" office:value-type="string" calcext:value-type="string">
            <text:p>SELECTOR A PALANCA 74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500 N <text:s text:c="13"/></text:p>
          </table:table-cell>
          <table:table-cell table:style-name="ce17" office:value-type="string" calcext:value-type="string">
            <text:p>SELECTOR A PALANCA 75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500 R <text:s text:c="13"/></text:p>
          </table:table-cell>
          <table:table-cell table:style-name="ce17" office:value-type="string" calcext:value-type="string">
            <text:p>SELECTOR A PALANCA 75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500 V <text:s text:c="13"/></text:p>
          </table:table-cell>
          <table:table-cell table:style-name="ce17" office:value-type="string" calcext:value-type="string">
            <text:p>SELECTOR A PALANCA 75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600 N <text:s text:c="13"/></text:p>
          </table:table-cell>
          <table:table-cell table:style-name="ce17" office:value-type="string" calcext:value-type="string">
            <text:p>SELECTOR A PALANCA 76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600 R <text:s text:c="13"/></text:p>
          </table:table-cell>
          <table:table-cell table:style-name="ce17" office:value-type="string" calcext:value-type="string">
            <text:p>SELECTOR A PALANCA 76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600 V <text:s text:c="13"/></text:p>
          </table:table-cell>
          <table:table-cell table:style-name="ce17" office:value-type="string" calcext:value-type="string">
            <text:p>SELECTOR A PALANCA 76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00 N <text:s text:c="13"/></text:p>
          </table:table-cell>
          <table:table-cell table:style-name="ce17" office:value-type="string" calcext:value-type="string">
            <text:p>SELECTOR A PALANCA 77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00 R <text:s text:c="13"/></text:p>
          </table:table-cell>
          <table:table-cell table:style-name="ce17" office:value-type="string" calcext:value-type="string">
            <text:p>SELECTOR A PALANCA 77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00 V <text:s text:c="13"/></text:p>
          </table:table-cell>
          <table:table-cell table:style-name="ce17" office:value-type="string" calcext:value-type="string">
            <text:p>SELECTOR A PALANCA 77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S-2T10</text:p>
          </table:table-cell>
          <table:table-cell table:style-name="ce17" office:value-type="string" calcext:value-type="string">
            <text:p>SELECTOR A PALANCA HW1S-2T1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43" calcext:value-type="float">
            <text:p>13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S-2T11</text:p>
          </table:table-cell>
          <table:table-cell table:style-name="ce17" office:value-type="string" calcext:value-type="string">
            <text:p>SELECTOR A PALANCA HW1S-2T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4" calcext:value-type="float">
            <text:p>19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S-33T20</text:p>
          </table:table-cell>
          <table:table-cell table:style-name="ce17" office:value-type="string" calcext:value-type="string">
            <text:p>SELECTOR A PALANCA HW1S-33T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4" calcext:value-type="float">
            <text:p>19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000 N <text:s text:c="13"/></text:p>
          </table:table-cell>
          <table:table-cell table:style-name="ce17" office:value-type="string" calcext:value-type="string">
            <text:p>SELECTOR A PALANCA 80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000 R <text:s text:c="13"/></text:p>
          </table:table-cell>
          <table:table-cell table:style-name="ce17" office:value-type="string" calcext:value-type="string">
            <text:p>SELECTOR A PALANCA 80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000 V <text:s text:c="13"/></text:p>
          </table:table-cell>
          <table:table-cell table:style-name="ce17" office:value-type="string" calcext:value-type="string">
            <text:p>SELECTOR A PALANCA 80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100 N <text:s text:c="13"/></text:p>
          </table:table-cell>
          <table:table-cell table:style-name="ce17" office:value-type="string" calcext:value-type="string">
            <text:p>SELECTOR A PALANCA 81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100 R <text:s text:c="13"/></text:p>
          </table:table-cell>
          <table:table-cell table:style-name="ce17" office:value-type="string" calcext:value-type="string">
            <text:p>SELECTOR A PALANCA 81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100 V <text:s text:c="13"/></text:p>
          </table:table-cell>
          <table:table-cell table:style-name="ce17" office:value-type="string" calcext:value-type="string">
            <text:p>SELECTOR A PALANCA 81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200 N <text:s text:c="13"/></text:p>
          </table:table-cell>
          <table:table-cell table:style-name="ce17" office:value-type="string" calcext:value-type="string">
            <text:p>SELECTOR A PALANCA 82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200 R <text:s text:c="13"/></text:p>
          </table:table-cell>
          <table:table-cell table:style-name="ce17" office:value-type="string" calcext:value-type="string">
            <text:p>SELECTOR A PALANCA 82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200 V <text:s text:c="13"/></text:p>
          </table:table-cell>
          <table:table-cell table:style-name="ce17" office:value-type="string" calcext:value-type="string">
            <text:p>SELECTOR A PALANCA 82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0 N <text:s text:c="13"/></text:p>
          </table:table-cell>
          <table:table-cell table:style-name="ce17" office:value-type="string" calcext:value-type="string">
            <text:p>SELECTOR A PALANCA 83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0 R <text:s text:c="13"/></text:p>
          </table:table-cell>
          <table:table-cell table:style-name="ce17" office:value-type="string" calcext:value-type="string">
            <text:p>SELECTOR A PALANCA 83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0 V <text:s text:c="13"/></text:p>
          </table:table-cell>
          <table:table-cell table:style-name="ce17" office:value-type="string" calcext:value-type="string">
            <text:p>SELECTOR A PALANCA 83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400 N <text:s text:c="13"/></text:p>
          </table:table-cell>
          <table:table-cell table:style-name="ce17" office:value-type="string" calcext:value-type="string">
            <text:p>SELECTOR A PALANCA 84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400 R <text:s text:c="13"/></text:p>
          </table:table-cell>
          <table:table-cell table:style-name="ce17" office:value-type="string" calcext:value-type="string">
            <text:p>SELECTOR A PALANCA 84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400 V <text:s text:c="13"/></text:p>
          </table:table-cell>
          <table:table-cell table:style-name="ce17" office:value-type="string" calcext:value-type="string">
            <text:p>SELECTOR A PALANCA 84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500 N <text:s text:c="13"/></text:p>
          </table:table-cell>
          <table:table-cell table:style-name="ce17" office:value-type="string" calcext:value-type="string">
            <text:p>SELECTOR A PALANCA 85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500 R <text:s text:c="13"/></text:p>
          </table:table-cell>
          <table:table-cell table:style-name="ce17" office:value-type="string" calcext:value-type="string">
            <text:p>SELECTOR A PALANCA 85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500 V <text:s text:c="13"/></text:p>
          </table:table-cell>
          <table:table-cell table:style-name="ce17" office:value-type="string" calcext:value-type="string">
            <text:p>SELECTOR A PALANCA 85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600 N <text:s text:c="13"/></text:p>
          </table:table-cell>
          <table:table-cell table:style-name="ce17" office:value-type="string" calcext:value-type="string">
            <text:p>SELECTOR A PALANCA 86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600 R <text:s text:c="13"/></text:p>
          </table:table-cell>
          <table:table-cell table:style-name="ce17" office:value-type="string" calcext:value-type="string">
            <text:p>SELECTOR A PALANCA 86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600 V <text:s text:c="13"/></text:p>
          </table:table-cell>
          <table:table-cell table:style-name="ce17" office:value-type="string" calcext:value-type="string">
            <text:p>SELECTOR A PALANCA 86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700 N <text:s text:c="13"/></text:p>
          </table:table-cell>
          <table:table-cell table:style-name="ce17" office:value-type="string" calcext:value-type="string">
            <text:p>SELECTOR A PALANCA 87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700 R <text:s text:c="13"/></text:p>
          </table:table-cell>
          <table:table-cell table:style-name="ce17" office:value-type="string" calcext:value-type="string">
            <text:p>SELECTOR A PALANCA 87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700 V <text:s text:c="13"/></text:p>
          </table:table-cell>
          <table:table-cell table:style-name="ce17" office:value-type="string" calcext:value-type="string">
            <text:p>SELECTOR A PALANCA 87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SNO-324 SB-C3001</text:p>
          </table:table-cell>
          <table:table-cell table:style-name="ce17" office:value-type="string" calcext:value-type="string">
            <text:p>SEL.A PALANCA ACSNO-324 SB-C3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.05" calcext:value-type="float">
            <text:p>160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O-424-Y2B</text:p>
          </table:table-cell>
          <table:table-cell table:style-name="ce17" office:value-type="string" calcext:value-type="string">
            <text:p>SE. A PALANCA ACSNO-424-Y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2.16" calcext:value-type="float">
            <text:p>202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O-634 SB</text:p>
          </table:table-cell>
          <table:table-cell table:style-name="ce17" office:value-type="string" calcext:value-type="string">
            <text:p>SEL.A PALANCA ACSNO-634 S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9.55" calcext:value-type="float">
            <text:p>249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O-634-Y2B</text:p>
          </table:table-cell>
          <table:table-cell table:style-name="ce17" office:value-type="string" calcext:value-type="string">
            <text:p>SEL. A PALANCA ACSNO-634-Y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3.84" calcext:value-type="float">
            <text:p>263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D2L20N-U</text:p>
          </table:table-cell>
          <table:table-cell table:style-name="ce17" office:value-type="string" calcext:value-type="string">
            <text:p>SEL.A PALANCA D30 ASD2L20N-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08" calcext:value-type="float">
            <text:p>49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D3322N-310</text:p>
          </table:table-cell>
          <table:table-cell table:style-name="ce17" office:value-type="string" calcext:value-type="string">
            <text:p>SEL. A PALANCA D.30 ASD3322N-3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.54" calcext:value-type="float">
            <text:p>84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111 <text:s text:c="13"/></text:p>
          </table:table-cell>
          <table:table-cell table:style-name="ce17" office:value-type="string" calcext:value-type="string">
            <text:p>SEL.A PALANCA D.30 <text:s text:c="2"/>ASN1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15" calcext:value-type="float">
            <text:p>45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211N</text:p>
          </table:table-cell>
          <table:table-cell table:style-name="ce17" office:value-type="string" calcext:value-type="string">
            <text:p>SEL. A PALANCA D.30 ASN211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15" calcext:value-type="float">
            <text:p>26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311</text:p>
          </table:table-cell>
          <table:table-cell table:style-name="ce17" office:value-type="string" calcext:value-type="string">
            <text:p>SEL.A PALANCA D.30 <text:s text:c="3"/>ASN3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15" calcext:value-type="float">
            <text:p>45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3322N</text:p>
          </table:table-cell>
          <table:table-cell table:style-name="ce17" office:value-type="string" calcext:value-type="string">
            <text:p>SEL. A PALANCA D.30 ASN3322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43" calcext:value-type="float">
            <text:p>4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33L22N</text:p>
          </table:table-cell>
          <table:table-cell table:style-name="ce17" office:value-type="string" calcext:value-type="string">
            <text:p>SEL. A PALANCA D.30 ASN33L22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1" calcext:value-type="float">
            <text:p>43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410 V <text:s text:c="12"/></text:p>
          </table:table-cell>
          <table:table-cell table:style-name="ce17" office:value-type="string" calcext:value-type="string">
            <text:p>SELEC.A PAL.D.30 M6410 V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96" calcext:value-type="float">
            <text:p>8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470 N <text:s text:c="12"/></text:p>
          </table:table-cell>
          <table:table-cell table:style-name="ce17" office:value-type="string" calcext:value-type="string">
            <text:p>SELEC.A PAL.D.30 M6470 N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96" calcext:value-type="float">
            <text:p>8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00N <text:s text:c="12"/></text:p>
          </table:table-cell>
          <table:table-cell table:style-name="ce17" office:value-type="string" calcext:value-type="string">
            <text:p>S. CER. RM 200 N 2P 0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01N <text:s text:c="12"/></text:p>
          </table:table-cell>
          <table:table-cell table:style-name="ce17" office:value-type="string" calcext:value-type="string">
            <text:p>S. CER. RM 201 N 2P 0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04N <text:s text:c="12"/></text:p>
          </table:table-cell>
          <table:table-cell table:style-name="ce17" office:value-type="string" calcext:value-type="string">
            <text:p>S. CER. RM 204 N 2P 0--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05N <text:s text:c="12"/></text:p>
          </table:table-cell>
          <table:table-cell table:style-name="ce17" office:value-type="string" calcext:value-type="string">
            <text:p>S. CER. RM 205 N 2P 0--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10N <text:s text:c="12"/></text:p>
          </table:table-cell>
          <table:table-cell table:style-name="ce17" office:value-type="string" calcext:value-type="string">
            <text:p>S. CER. RM 210 N 3P 2-0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30N <text:s text:c="12"/></text:p>
          </table:table-cell>
          <table:table-cell table:style-name="ce17" office:value-type="string" calcext:value-type="string">
            <text:p>S. CER. RM 230 N 3P 2-0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50N <text:s text:c="12"/></text:p>
          </table:table-cell>
          <table:table-cell table:style-name="ce17" office:value-type="string" calcext:value-type="string">
            <text:p>S. CER. RM 250 N 2P 0-1 C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70N <text:s text:c="12"/></text:p>
          </table:table-cell>
          <table:table-cell table:style-name="ce17" office:value-type="string" calcext:value-type="string">
            <text:p>S. CER. RM 270 N 3P 2-0-1 C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80N <text:s text:c="12"/></text:p>
          </table:table-cell>
          <table:table-cell table:style-name="ce17" office:value-type="string" calcext:value-type="string">
            <text:p>S. CER. RM 280 N 3P 2-0-1 C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0N <text:s text:c="12"/></text:p>
          </table:table-cell>
          <table:table-cell table:style-name="ce17" office:value-type="string" calcext:value-type="string">
            <text:p>S. PAL. CORTA RM 300 N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0R <text:s text:c="12"/></text:p>
          </table:table-cell>
          <table:table-cell table:style-name="ce17" office:value-type="string" calcext:value-type="string">
            <text:p>S. PAL. CORTA RM 300 R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0V <text:s text:c="12"/></text:p>
          </table:table-cell>
          <table:table-cell table:style-name="ce17" office:value-type="string" calcext:value-type="string">
            <text:p>S. PAL. CORTA RM 300 V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4N <text:s text:c="12"/></text:p>
          </table:table-cell>
          <table:table-cell table:style-name="ce17" office:value-type="string" calcext:value-type="string">
            <text:p>S. PAL. CORTA RM 304 N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4R <text:s text:c="12"/></text:p>
          </table:table-cell>
          <table:table-cell table:style-name="ce17" office:value-type="string" calcext:value-type="string">
            <text:p>S. PAL. CORTA RM 304 R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4V <text:s text:c="12"/></text:p>
          </table:table-cell>
          <table:table-cell table:style-name="ce17" office:value-type="string" calcext:value-type="string">
            <text:p>S. PAL. CORTA RM 304 V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10N <text:s text:c="12"/></text:p>
          </table:table-cell>
          <table:table-cell table:style-name="ce17" office:value-type="string" calcext:value-type="string">
            <text:p>S. PAL. CORTA RM 310 N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10R <text:s text:c="12"/></text:p>
          </table:table-cell>
          <table:table-cell table:style-name="ce17" office:value-type="string" calcext:value-type="string">
            <text:p>S. PAL. CORTA RM 310 R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10V <text:s text:c="12"/></text:p>
          </table:table-cell>
          <table:table-cell table:style-name="ce17" office:value-type="string" calcext:value-type="string">
            <text:p>S. PAL. CORTA RM 310 V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50N <text:s text:c="12"/></text:p>
          </table:table-cell>
          <table:table-cell table:style-name="ce17" office:value-type="string" calcext:value-type="string">
            <text:p>S. PAL. CORTA RM 350 N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50R <text:s text:c="12"/></text:p>
          </table:table-cell>
          <table:table-cell table:style-name="ce17" office:value-type="string" calcext:value-type="string">
            <text:p>S. PAL. CORTA RM 350 R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50V <text:s text:c="12"/></text:p>
          </table:table-cell>
          <table:table-cell table:style-name="ce17" office:value-type="string" calcext:value-type="string">
            <text:p>S. PAL. CORTA RM 350 V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70N</text:p>
          </table:table-cell>
          <table:table-cell table:style-name="ce17" office:value-type="string" calcext:value-type="string">
            <text:p>S. PAL. CORTA RM 370N 3P 2-0-1 60º C/RETOR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80N <text:s text:c="12"/></text:p>
          </table:table-cell>
          <table:table-cell table:style-name="ce17" office:value-type="string" calcext:value-type="string">
            <text:p>S.PAL. CORTA RM 380 N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80R <text:s text:c="12"/></text:p>
          </table:table-cell>
          <table:table-cell table:style-name="ce17" office:value-type="string" calcext:value-type="string">
            <text:p>S.PAL. CORTA RM 380 R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80V <text:s text:c="12"/></text:p>
          </table:table-cell>
          <table:table-cell table:style-name="ce17" office:value-type="string" calcext:value-type="string">
            <text:p>S. PAL. CORTA RM 380 V <text:s/>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0N <text:s text:c="12"/></text:p>
          </table:table-cell>
          <table:table-cell table:style-name="ce17" office:value-type="string" calcext:value-type="string">
            <text:p>S. PAL. LARGA RM 400 N <text:s/>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0R <text:s text:c="12"/></text:p>
          </table:table-cell>
          <table:table-cell table:style-name="ce17" office:value-type="string" calcext:value-type="string">
            <text:p>S. PAL. LARGA RM 400 R <text:s/>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0V <text:s text:c="12"/></text:p>
          </table:table-cell>
          <table:table-cell table:style-name="ce17" office:value-type="string" calcext:value-type="string">
            <text:p>S. PAL. LARGA RM 400 V <text:s/>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4N <text:s text:c="12"/></text:p>
          </table:table-cell>
          <table:table-cell table:style-name="ce17" office:value-type="string" calcext:value-type="string">
            <text:p>S. PAL. LARGA RM 404 N <text:s/>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4R <text:s text:c="12"/></text:p>
          </table:table-cell>
          <table:table-cell table:style-name="ce17" office:value-type="string" calcext:value-type="string">
            <text:p>S. PAL. LARGA RM 404 R <text:s/>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4V <text:s text:c="12"/></text:p>
          </table:table-cell>
          <table:table-cell table:style-name="ce17" office:value-type="string" calcext:value-type="string">
            <text:p>S. PAL. LARGA RM 404 V <text:s/>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10N <text:s text:c="12"/></text:p>
          </table:table-cell>
          <table:table-cell table:style-name="ce17" office:value-type="string" calcext:value-type="string">
            <text:p>S. PAL. LARGA RM 410 N <text:s/>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10R <text:s text:c="12"/></text:p>
          </table:table-cell>
          <table:table-cell table:style-name="ce17" office:value-type="string" calcext:value-type="string">
            <text:p>S. PAL. LARGA RM 410 R <text:s/>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10V <text:s text:c="12"/></text:p>
          </table:table-cell>
          <table:table-cell table:style-name="ce17" office:value-type="string" calcext:value-type="string">
            <text:p>S. PAL. LARGA RM 410 V <text:s/>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50N <text:s text:c="12"/></text:p>
          </table:table-cell>
          <table:table-cell table:style-name="ce17" office:value-type="string" calcext:value-type="string">
            <text:p>S. PAL. LARGA RM 450 N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50R <text:s text:c="12"/></text:p>
          </table:table-cell>
          <table:table-cell table:style-name="ce17" office:value-type="string" calcext:value-type="string">
            <text:p>S. PAL. LARGA RM 450 R <text:s/>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50V <text:s text:c="12"/></text:p>
          </table:table-cell>
          <table:table-cell table:style-name="ce17" office:value-type="string" calcext:value-type="string">
            <text:p>S. PAL. LARGA RM 450 V <text:s/>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70N <text:s text:c="12"/></text:p>
          </table:table-cell>
          <table:table-cell table:style-name="ce17" office:value-type="string" calcext:value-type="string">
            <text:p>S. PAL. LARGA RM 470 N <text:s/>3P 2-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80N <text:s text:c="12"/></text:p>
          </table:table-cell>
          <table:table-cell table:style-name="ce17" office:value-type="string" calcext:value-type="string">
            <text:p>S. PAL. LARGA RM 480 N <text:s/>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80R <text:s text:c="12"/></text:p>
          </table:table-cell>
          <table:table-cell table:style-name="ce17" office:value-type="string" calcext:value-type="string">
            <text:p>S .PAL. LARGA RM 480 R <text:s/>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80V <text:s text:c="12"/></text:p>
          </table:table-cell>
          <table:table-cell table:style-name="ce17" office:value-type="string" calcext:value-type="string">
            <text:p>S .PAL. LARGA RM 480 V <text:s/>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E 201 <text:s/>N S.CER. 2P</text:p>
          </table:table-cell>
          <table:table-cell table:style-name="ce17" office:value-type="string" calcext:value-type="string">
            <text:p>RE 201 <text:s/>N S.CER. 2P 0-1 + 1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5" calcext:value-type="float">
            <text:p>18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300 <text:s/>N S.PAL. COR</text:p>
          </table:table-cell>
          <table:table-cell table:style-name="ce17" office:value-type="string" calcext:value-type="string">
            <text:p>RE 300 <text:s/>N S.PAL. CORTA 2P 0-1 + 1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8" calcext:value-type="float">
            <text:p>10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310 <text:s/>N S.PAL. COR</text:p>
          </table:table-cell>
          <table:table-cell table:style-name="ce17" office:value-type="string" calcext:value-type="string">
            <text:p>RE 310 <text:s/>N S.PAL. CORTA 3P 2-0-1 + 1NA-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6" calcext:value-type="float">
            <text:p>15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00 N</text:p>
          </table:table-cell>
          <table:table-cell table:style-name="ce17" office:value-type="string" calcext:value-type="string">
            <text:p>RP 200 N S. CER. 2P 0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01 N</text:p>
          </table:table-cell>
          <table:table-cell table:style-name="ce17" office:value-type="string" calcext:value-type="string">
            <text:p>RP 201 N S. CER. 2P 0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04 N</text:p>
          </table:table-cell>
          <table:table-cell table:style-name="ce17" office:value-type="string" calcext:value-type="string">
            <text:p>RP 204 N S. CER. 2P 0--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05 N</text:p>
          </table:table-cell>
          <table:table-cell table:style-name="ce17" office:value-type="string" calcext:value-type="string">
            <text:p>RP 205 N S. CER. 2P 0--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10 N</text:p>
          </table:table-cell>
          <table:table-cell table:style-name="ce17" office:value-type="string" calcext:value-type="string">
            <text:p>RP 210 N S. CER. 3P 2-0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30 N</text:p>
          </table:table-cell>
          <table:table-cell table:style-name="ce17" office:value-type="string" calcext:value-type="string">
            <text:p>RP 230 N S. CER. 3P 2-0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50 N</text:p>
          </table:table-cell>
          <table:table-cell table:style-name="ce17" office:value-type="string" calcext:value-type="string">
            <text:p>RP 250 N S. CER. 2P 0-1 C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80 N</text:p>
          </table:table-cell>
          <table:table-cell table:style-name="ce17" office:value-type="string" calcext:value-type="string">
            <text:p>RP 280 N S. CER. 3P 2-0-1 C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9" office:value-type="string" calcext:value-type="string">
            <text:p>RP 300 N</text:p>
          </table:table-cell>
          <table:table-cell table:style-name="ce19" office:value-type="string" calcext:value-type="string">
            <text:p>RP 300 N S. PAL. CORT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00 R</text:p>
          </table:table-cell>
          <table:table-cell table:style-name="ce17" office:value-type="string" calcext:value-type="string">
            <text:p>RP 300 R S. PAL. CORT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00 V</text:p>
          </table:table-cell>
          <table:table-cell table:style-name="ce17" office:value-type="string" calcext:value-type="string">
            <text:p>RP 300 V S. PAL. CORT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04</text:p>
          </table:table-cell>
          <table:table-cell table:style-name="ce17" office:value-type="string" calcext:value-type="string">
            <text:p>RP 304 N S. PAL. CORTA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04 R</text:p>
          </table:table-cell>
          <table:table-cell table:style-name="ce17" office:value-type="string" calcext:value-type="string">
            <text:p>RP 304 R S. PAL. CORTA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04 V</text:p>
          </table:table-cell>
          <table:table-cell table:style-name="ce17" office:value-type="string" calcext:value-type="string">
            <text:p>RP 304 V S. PAL. CORTA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10 N</text:p>
          </table:table-cell>
          <table:table-cell table:style-name="ce17" office:value-type="string" calcext:value-type="string">
            <text:p>RP 310 N S. PAL. CORTA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10 R</text:p>
          </table:table-cell>
          <table:table-cell table:style-name="ce17" office:value-type="string" calcext:value-type="string">
            <text:p>RP 310 R S. PAL. CORTA 3P 2-0-1 60º S/RETOR. 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10 V</text:p>
          </table:table-cell>
          <table:table-cell table:style-name="ce17" office:value-type="string" calcext:value-type="string">
            <text:p>RP 310 V S. PAL. CORTA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50 N</text:p>
          </table:table-cell>
          <table:table-cell table:style-name="ce17" office:value-type="string" calcext:value-type="string">
            <text:p>RP 350 N S. PAL. CORT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50 R</text:p>
          </table:table-cell>
          <table:table-cell table:style-name="ce17" office:value-type="string" calcext:value-type="string">
            <text:p>RP 350 R S. PAL. CORT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50 V</text:p>
          </table:table-cell>
          <table:table-cell table:style-name="ce17" office:value-type="string" calcext:value-type="string">
            <text:p>RP 350 V S. PAL. CORT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70N</text:p>
          </table:table-cell>
          <table:table-cell table:style-name="ce17" office:value-type="string" calcext:value-type="string">
            <text:p>RP 370 N S. PAL. CORTA 3P 2-0-1 60º C/RETOR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70R</text:p>
          </table:table-cell>
          <table:table-cell table:style-name="ce17" office:value-type="string" calcext:value-type="string">
            <text:p>RP 370 R S.PAL. CORTA 3P 2-0-1- 60º C/RETOR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80 N</text:p>
          </table:table-cell>
          <table:table-cell table:style-name="ce17" office:value-type="string" calcext:value-type="string">
            <text:p>RP 380 N S.PAL. CORTA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80 R</text:p>
          </table:table-cell>
          <table:table-cell table:style-name="ce17" office:value-type="string" calcext:value-type="string">
            <text:p>RP 380 R S.PAL. CORTA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80 V</text:p>
          </table:table-cell>
          <table:table-cell table:style-name="ce17" office:value-type="string" calcext:value-type="string">
            <text:p>RP 380 V S. PAL. CORTA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0 N</text:p>
          </table:table-cell>
          <table:table-cell table:style-name="ce17" office:value-type="string" calcext:value-type="string">
            <text:p>RP 400 N S. PAL. LARG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0 R</text:p>
          </table:table-cell>
          <table:table-cell table:style-name="ce17" office:value-type="string" calcext:value-type="string">
            <text:p>RP 400 R S. PAL. LARG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0 V</text:p>
          </table:table-cell>
          <table:table-cell table:style-name="ce17" office:value-type="string" calcext:value-type="string">
            <text:p>RP 400 V <text:s/>S. PAL. LARG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4 N</text:p>
          </table:table-cell>
          <table:table-cell table:style-name="ce17" office:value-type="string" calcext:value-type="string">
            <text:p>RP 404 N <text:s/>S. PAL. LARGA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4 R</text:p>
          </table:table-cell>
          <table:table-cell table:style-name="ce17" office:value-type="string" calcext:value-type="string">
            <text:p>RP 404 R <text:s/>S. PAL. LARGA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4 V</text:p>
          </table:table-cell>
          <table:table-cell table:style-name="ce17" office:value-type="string" calcext:value-type="string">
            <text:p>RP 404 V <text:s/>S. PAL. LARGA 2P 0---1 120ª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10 N</text:p>
          </table:table-cell>
          <table:table-cell table:style-name="ce17" office:value-type="string" calcext:value-type="string">
            <text:p>RP 410 N <text:s/>S. PAL. LARGA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10 R</text:p>
          </table:table-cell>
          <table:table-cell table:style-name="ce17" office:value-type="string" calcext:value-type="string">
            <text:p>RP 410 R <text:s/>S. PAL. LARGA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10 V</text:p>
          </table:table-cell>
          <table:table-cell table:style-name="ce17" office:value-type="string" calcext:value-type="string">
            <text:p>RP 410 V <text:s/>S. PAL. LARGA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50 N</text:p>
          </table:table-cell>
          <table:table-cell table:style-name="ce17" office:value-type="string" calcext:value-type="string">
            <text:p>RP 450 N S. PAL. LARG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50 R</text:p>
          </table:table-cell>
          <table:table-cell table:style-name="ce17" office:value-type="string" calcext:value-type="string">
            <text:p>RP 450 R <text:s/>S. PAL. LARG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50 V</text:p>
          </table:table-cell>
          <table:table-cell table:style-name="ce17" office:value-type="string" calcext:value-type="string">
            <text:p>RP 450 V <text:s/>S. PAL. LARG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80 N</text:p>
          </table:table-cell>
          <table:table-cell table:style-name="ce17" office:value-type="string" calcext:value-type="string">
            <text:p>RP 480 N <text:s/>S. PAL. LARGA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80 R</text:p>
          </table:table-cell>
          <table:table-cell table:style-name="ce17" office:value-type="string" calcext:value-type="string">
            <text:p>RP 480 R <text:s/>S .PAL. LARGA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650AM <text:s text:c="11"/></text:p>
          </table:table-cell>
          <table:table-cell table:style-name="ce17" office:value-type="string" calcext:value-type="string">
            <text:p>SELECTORA LUMINOSA RM 650AM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0AZ <text:s text:c="11"/></text:p>
          </table:table-cell>
          <table:table-cell table:style-name="ce17" office:value-type="string" calcext:value-type="string">
            <text:p>SELECTORA LUMINOSA RM 650AZ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0BL <text:s text:c="11"/></text:p>
          </table:table-cell>
          <table:table-cell table:style-name="ce17" office:value-type="string" calcext:value-type="string">
            <text:p>SELECTORA LUMINOSA RM 650BL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0R <text:s text:c="12"/></text:p>
          </table:table-cell>
          <table:table-cell table:style-name="ce17" office:value-type="string" calcext:value-type="string">
            <text:p>SELECTORA LUMINOSA RM 650R <text:s text:c="2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0V <text:s text:c="12"/></text:p>
          </table:table-cell>
          <table:table-cell table:style-name="ce17" office:value-type="string" calcext:value-type="string">
            <text:p>SELECTORA LUMINOSA RM 65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3" calcext:value-type="float">
            <text:p>1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3AM <text:s text:c="11"/></text:p>
          </table:table-cell>
          <table:table-cell table:style-name="ce17" office:value-type="string" calcext:value-type="string">
            <text:p>SELECTORA LUMINOSA RM 653AM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3AZ <text:s text:c="11"/></text:p>
          </table:table-cell>
          <table:table-cell table:style-name="ce17" office:value-type="string" calcext:value-type="string">
            <text:p>SELECTORA LUMINOSA RM 653AZ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3BL <text:s text:c="11"/></text:p>
          </table:table-cell>
          <table:table-cell table:style-name="ce17" office:value-type="string" calcext:value-type="string">
            <text:p>SELECTORA LUMINOSA RM 653BL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3R <text:s text:c="12"/></text:p>
          </table:table-cell>
          <table:table-cell table:style-name="ce17" office:value-type="string" calcext:value-type="string">
            <text:p>SELECTORA LUMINOSA RM 653R <text:s text:c="2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3V <text:s text:c="12"/></text:p>
          </table:table-cell>
          <table:table-cell table:style-name="ce17" office:value-type="string" calcext:value-type="string">
            <text:p>SELECTORA LUMINOSA RM 653V <text:s text:c="2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C6A AC/DC 100~240V</text:p>
          </table:table-cell>
          <table:table-cell table:style-name="ce17" office:value-type="string" calcext:value-type="string">
            <text:p>TIMER DIGITAL DHC6A VCA/VCC 100-24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32" calcext:value-type="float">
            <text:p>11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C6A AC/DC 12~24V</text:p>
          </table:table-cell>
          <table:table-cell table:style-name="ce17" office:value-type="string" calcext:value-type="string">
            <text:p>TIMER DIGITAL DHC6A VCA/VCC 12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32" calcext:value-type="float">
            <text:p>11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2AD24</text:p>
          </table:table-cell>
          <table:table-cell table:style-name="ce17" office:value-type="string" calcext:value-type="string">
            <text:p>MULTITIMER GT3A-2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1.7" calcext:value-type="float">
            <text:p>10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2EAD24</text:p>
          </table:table-cell>
          <table:table-cell table:style-name="ce17" office:value-type="string" calcext:value-type="string">
            <text:p>MULTITIMER GT3A-2E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2" calcext:value-type="float">
            <text:p>85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2EAF20</text:p>
          </table:table-cell>
          <table:table-cell table:style-name="ce17" office:value-type="string" calcext:value-type="string">
            <text:p>MULTITIMER GT3A-2EAF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2" calcext:value-type="float">
            <text:p>85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3AD24</text:p>
          </table:table-cell>
          <table:table-cell table:style-name="ce17" office:value-type="string" calcext:value-type="string">
            <text:p>MULTITIMER GT3A-3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.82" calcext:value-type="float">
            <text:p>108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3EAD24</text:p>
          </table:table-cell>
          <table:table-cell table:style-name="ce17" office:value-type="string" calcext:value-type="string">
            <text:p>MULTITIMER GT3A-3E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.49" calcext:value-type="float">
            <text:p>106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3EAF20</text:p>
          </table:table-cell>
          <table:table-cell table:style-name="ce17" office:value-type="string" calcext:value-type="string">
            <text:p>MULTITIMER GT3A-3EAF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.75" calcext:value-type="float">
            <text:p>106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6AD24</text:p>
          </table:table-cell>
          <table:table-cell table:style-name="ce17" office:value-type="string" calcext:value-type="string">
            <text:p>MULTITIMER GT3A-6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.75" calcext:value-type="float">
            <text:p>106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6AF20</text:p>
          </table:table-cell>
          <table:table-cell table:style-name="ce17" office:value-type="string" calcext:value-type="string">
            <text:p>MULTITIMER GT3A-6AF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.75" calcext:value-type="float">
            <text:p>106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F-2EAD24</text:p>
          </table:table-cell>
          <table:table-cell table:style-name="ce17" office:value-type="string" calcext:value-type="string">
            <text:p>TIMER A DESC.GT3F-2E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41" calcext:value-type="float">
            <text:p>162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F-2EAF20</text:p>
          </table:table-cell>
          <table:table-cell table:style-name="ce17" office:value-type="string" calcext:value-type="string">
            <text:p>TIMER A DESC.GT3F-2EAF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41" calcext:value-type="float">
            <text:p>162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F-3EA200</text:p>
          </table:table-cell>
          <table:table-cell table:style-name="ce17" office:value-type="string" calcext:value-type="string">
            <text:p>TIMER A DESC. GT3F-3EA200 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41" calcext:value-type="float">
            <text:p>162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S-2AF20</text:p>
          </table:table-cell>
          <table:table-cell table:style-name="ce17" office:value-type="string" calcext:value-type="string">
            <text:p>TIMER EST/TRI.GT3S-2AF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.21" calcext:value-type="float">
            <text:p>117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W-A11AD24N</text:p>
          </table:table-cell>
          <table:table-cell table:style-name="ce17" office:value-type="string" calcext:value-type="string">
            <text:p>TIMER DUAL GT3W-A11AD24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.77" calcext:value-type="float">
            <text:p>149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W-A11AF110N</text:p>
          </table:table-cell>
          <table:table-cell table:style-name="ce17" office:value-type="string" calcext:value-type="string">
            <text:p>TIMER DUAL GT3W-A11AF11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.77" calcext:value-type="float">
            <text:p>149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W-A11AF20N</text:p>
          </table:table-cell>
          <table:table-cell table:style-name="ce17" office:value-type="string" calcext:value-type="string">
            <text:p>TIMER DUAL GT3W-A11AF2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.77" calcext:value-type="float">
            <text:p>149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B-G01</text:p>
          </table:table-cell>
          <table:table-cell table:style-name="ce17" office:value-type="string" calcext:value-type="string">
            <text:p>MARCO SUJECION RTB-G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63" calcext:value-type="float">
            <text:p>5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B-S02</text:p>
          </table:table-cell>
          <table:table-cell table:style-name="ce17" office:value-type="string" calcext:value-type="string">
            <text:p>ADAPTADOR A TORN. RTB-S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1" calcext:value-type="float">
            <text:p>11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6P-M08G</text:p>
          </table:table-cell>
          <table:table-cell table:style-name="ce17" office:value-type="string" calcext:value-type="string">
            <text:p>ZOC.ADAPT. SR6P-M08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15" calcext:value-type="float">
            <text:p>14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6P-M11G</text:p>
          </table:table-cell>
          <table:table-cell table:style-name="ce17" office:value-type="string" calcext:value-type="string">
            <text:p>ZOC.ADAPT. SR6P-M11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52" calcext:value-type="float">
            <text:p>2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6P-S11</text:p>
          </table:table-cell>
          <table:table-cell table:style-name="ce17" office:value-type="string" calcext:value-type="string">
            <text:p>ZOC.ADAPT. SR6P-S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8" calcext:value-type="float">
            <text:p>7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CSC-CC24A</text:p>
          </table:table-cell>
          <table:table-cell table:style-name="ce17" office:value-type="string" calcext:value-type="string">
            <text:p>CABLE DE COMUNICACION CSC-CC2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.89" calcext:value-type="float">
            <text:p>7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DC-02APE / EMJ-02AP</text:p>
          </table:table-cell>
          <table:table-cell table:style-name="ce17" office:value-type="string" calcext:value-type="string">
            <text:p>SERVO DRIVE/ MOTOR EDC-02APE / EMJ-02APA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89.1" calcext:value-type="float">
            <text:p>1,989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OP-01A</text:p>
          </table:table-cell>
          <table:table-cell table:style-name="ce17" office:value-type="string" calcext:value-type="string">
            <text:p>PANTALLA DE MANO OP-0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8.24" calcext:value-type="float">
            <text:p>128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MC-B2-FNR-05</text:p>
          </table:table-cell>
          <table:table-cell table:style-name="ce17" office:value-type="string" calcext:value-type="string">
            <text:p>CABLE ENCODER UMC-B2-FNR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9.25" calcext:value-type="float">
            <text:p>299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MC-B2-PNR-05</text:p>
          </table:table-cell>
          <table:table-cell table:style-name="ce17" office:value-type="string" calcext:value-type="string">
            <text:p>CABLE ALIMENTACION MOTOR UMC-B2-PNR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9.25" calcext:value-type="float">
            <text:p>299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MD-0010E-B3</text:p>
          </table:table-cell>
          <table:table-cell table:style-name="ce17" office:value-type="string" calcext:value-type="string">
            <text:p>SERVO DRIVE UMD-0010E-B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56.73" calcext:value-type="float">
            <text:p>1,556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MM-0010EN-B2</text:p>
          </table:table-cell>
          <table:table-cell table:style-name="ce17" office:value-type="string" calcext:value-type="string">
            <text:p>SERVO MOTOR UMM-0010EN-B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7.5" calcext:value-type="float">
            <text:p>1,627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T20-00R4G2</text:p>
          </table:table-cell>
          <table:table-cell table:style-name="ce17" office:value-type="string" calcext:value-type="string">
            <text:p>VARIAD. AT20-00R4G2 ENT 1X220V/SAL. 3X220V 1/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0.17" calcext:value-type="float">
            <text:p>220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T20-00R7G2</text:p>
          </table:table-cell>
          <table:table-cell table:style-name="ce17" office:value-type="string" calcext:value-type="string">
            <text:p>VARIAD. AT20-00R7G2 ENT 1X220V/SAL. 3X220V 1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4.79" calcext:value-type="float">
            <text:p>234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T20-01R5G2</text:p>
          </table:table-cell>
          <table:table-cell table:style-name="ce17" office:value-type="string" calcext:value-type="string">
            <text:p>VARIAD. AT20-01R5G2 ENT 1X220V/SAL. 3X220V 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4.58" calcext:value-type="float">
            <text:p>244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T20-02R2G2</text:p>
          </table:table-cell>
          <table:table-cell table:style-name="ce17" office:value-type="string" calcext:value-type="string">
            <text:p>VARIAD AT20-02R2G2 ENT 1X220V/ SAL. 3X220V 3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8.23" calcext:value-type="float">
            <text:p>308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V20-07R5G4</text:p>
          </table:table-cell>
          <table:table-cell table:style-name="ce17" office:value-type="string" calcext:value-type="string">
            <text:p>VARIAD. CV20-07R5G4 <text:s/>ENT3X380V/ SAL.3X380V 1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43.86" calcext:value-type="float">
            <text:p>1,043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FG5A-T0303</text:p>
          </table:table-cell>
          <table:table-cell table:style-name="ce17" office:value-type="string" calcext:value-type="string">
            <text:p>FILTRO FFG5A-T030 (3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8.4" calcext:value-type="float">
            <text:p>418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C5 MODBUS CARD <text:s text:c="4"/></text:p>
          </table:table-cell>
          <table:table-cell table:style-name="ce17" office:value-type="string" calcext:value-type="string">
            <text:p>TARJETA MODBUS P/IC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73" calcext:value-type="float">
            <text:p>95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EYPAD CABLE SY5000</text:p>
          </table:table-cell>
          <table:table-cell table:style-name="ce17" office:value-type="string" calcext:value-type="string">
            <text:p>CABLE PARA TECLADO SY5000/ N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47" calcext:value-type="float">
            <text:p>24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EYPAD SY5000</text:p>
          </table:table-cell>
          <table:table-cell table:style-name="ce17" office:value-type="string" calcext:value-type="string">
            <text:p>TECLADO SY5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7" calcext:value-type="float">
            <text:p>58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200-01R5G</text:p>
          </table:table-cell>
          <table:table-cell table:style-name="ce17" office:value-type="string" calcext:value-type="string">
            <text:p>VARIAD NZ2200 1R5G ENT 1X220V/SAL. 3X220V 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7.95" calcext:value-type="float">
            <text:p>317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2OO-02R2G</text:p>
          </table:table-cell>
          <table:table-cell table:style-name="ce17" office:value-type="string" calcext:value-type="string">
            <text:p>VARIAD.NZ2200 2R2G ENT 1X220V/SAL. 3X220V 3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1.31" calcext:value-type="float">
            <text:p>391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 02R2G</text:p>
          </table:table-cell>
          <table:table-cell table:style-name="ce17" office:value-type="string" calcext:value-type="string">
            <text:p>VARIAD. NZ2400 02R2G ENT3X380V/SAL 3X380V 3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7.68" calcext:value-type="float">
            <text:p>397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 07R5G/11P</text:p>
          </table:table-cell>
          <table:table-cell table:style-name="ce17" office:value-type="string" calcext:value-type="string">
            <text:p>VARIAD. NZ2400-07R5G/11P ENT 3X380V 1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1.48" calcext:value-type="float">
            <text:p>711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 3R7G/5R5P</text:p>
          </table:table-cell>
          <table:table-cell table:style-name="ce17" office:value-type="string" calcext:value-type="string">
            <text:p>VARIAD.NZ2400 3R7G/5R5P ENT3X380V/SAL 3X380V 5.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8.9" calcext:value-type="float">
            <text:p>438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01R5G</text:p>
          </table:table-cell>
          <table:table-cell table:style-name="ce17" office:value-type="string" calcext:value-type="string">
            <text:p>VARIAD. NZ2400 1R5G ENT3X380V/SAL 3X380V 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3.92" calcext:value-type="float">
            <text:p>363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05R5G</text:p>
          </table:table-cell>
          <table:table-cell table:style-name="ce17" office:value-type="string" calcext:value-type="string">
            <text:p>VARIAD. NZ2400-5R5G ENT 3X380V/SAL. 3X380V 7.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0.99" calcext:value-type="float">
            <text:p>540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0R75G</text:p>
          </table:table-cell>
          <table:table-cell table:style-name="ce17" office:value-type="string" calcext:value-type="string">
            <text:p>VARIAD. NZ2400-0R75G ENT 3X380V/SAL 3X380V 1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4.85" calcext:value-type="float">
            <text:p>344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11G/15P</text:p>
          </table:table-cell>
          <table:table-cell table:style-name="ce17" office:value-type="string" calcext:value-type="string">
            <text:p>VARIAD. NZ2400-11G ENT 3X380V/SAL 3X380V 1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9.81" calcext:value-type="float">
            <text:p>849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15G/18.5P</text:p>
          </table:table-cell>
          <table:table-cell table:style-name="ce17" office:value-type="string" calcext:value-type="string">
            <text:p>VARIAD. NZ2400-15G/18.5P ENT 3X380V/SAL 3X380V 20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5.03" calcext:value-type="float">
            <text:p>1,125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22G/30P</text:p>
          </table:table-cell>
          <table:table-cell table:style-name="ce17" office:value-type="string" calcext:value-type="string">
            <text:p>VARIAD. NZ2400-22G/30P ENT 3X380V/SAL 3X380V 3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9.82" calcext:value-type="float">
            <text:p>1,46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30G/37P</text:p>
          </table:table-cell>
          <table:table-cell table:style-name="ce17" office:value-type="string" calcext:value-type="string">
            <text:p>VARIAD. NZ2400-30G/37P ENT 3X380V/SAL. 3X380V 4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48.26" calcext:value-type="float">
            <text:p>1,948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37G/45P</text:p>
          </table:table-cell>
          <table:table-cell table:style-name="ce17" office:value-type="string" calcext:value-type="string">
            <text:p>VARIAD.NZ2400-37G/45P ENT 3X380V/SAL 3X380V 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42.8" calcext:value-type="float">
            <text:p>2,242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45G/55P</text:p>
          </table:table-cell>
          <table:table-cell table:style-name="ce17" office:value-type="string" calcext:value-type="string">
            <text:p>VARIAD.NZ2400-45G/55P ENT 3X380V/SAL 3X380V 6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50.36" calcext:value-type="float">
            <text:p>3,250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55G</text:p>
          </table:table-cell>
          <table:table-cell table:style-name="ce17" office:value-type="string" calcext:value-type="string">
            <text:p>VARIAD. NZ2400-55G <text:s/>ENT 3X380V / SAL 3X380V 7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74.86" calcext:value-type="float">
            <text:p>3,474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OWER PCB SY8000-022</text:p>
          </table:table-cell>
          <table:table-cell table:style-name="ce17" office:value-type="string" calcext:value-type="string">
            <text:p>PLACA DE POTENCIA SY8000-022G-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9.01" calcext:value-type="float">
            <text:p>629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W PCB SY8000-2R2G-4</text:p>
          </table:table-cell>
          <table:table-cell table:style-name="ce17" office:value-type="string" calcext:value-type="string">
            <text:p>PLACA DE POTENCIA SY8000-2R2G-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4.58" calcext:value-type="float">
            <text:p>244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004IC5-1F</text:p>
          </table:table-cell>
          <table:table-cell table:style-name="ce17" office:value-type="string" calcext:value-type="string">
            <text:p>VARIAD.SV004 iC5-1F 0.5HP 3x2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25" calcext:value-type="float">
            <text:p>173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V008IS-4</text:p>
          </table:table-cell>
          <table:table-cell table:style-name="ce17" office:value-type="string" calcext:value-type="string">
            <text:p>VARIAD.SV008 iS-4.75KW 3F 380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9.82" calcext:value-type="float">
            <text:p>98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015IC5-1F</text:p>
          </table:table-cell>
          <table:table-cell table:style-name="ce17" office:value-type="string" calcext:value-type="string">
            <text:p>VARIAD.SV015 iC5-1F 2HP 3x2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4.45" calcext:value-type="float">
            <text:p>814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015IG5A-4</text:p>
          </table:table-cell>
          <table:table-cell table:style-name="ce17" office:value-type="string" calcext:value-type="string">
            <text:p>VARIAD.SV015 iG5A-4U 2HP 3x38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1.88" calcext:value-type="float">
            <text:p>1,081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150IS5-4NU</text:p>
          </table:table-cell>
          <table:table-cell table:style-name="ce17" office:value-type="string" calcext:value-type="string">
            <text:p>VARIAD.SV150 iS5-4NU 20 HP 3x380V C/TECLAD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53.97" calcext:value-type="float">
            <text:p>5,153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220IS5-4NO</text:p>
          </table:table-cell>
          <table:table-cell table:style-name="ce17" office:value-type="string" calcext:value-type="string">
            <text:p>VARIAD.SV220 iS5-4NO 30HP 3x380V C/TECLAD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06.81" calcext:value-type="float">
            <text:p>7,106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-IS7 LCD KEYPAD</text:p>
          </table:table-cell>
          <table:table-cell table:style-name="ce17" office:value-type="string" calcext:value-type="string">
            <text:p>TECLADO SV-IS7 LC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8" calcext:value-type="float">
            <text:p>251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WP 075 3HP</text:p>
          </table:table-cell>
          <table:table-cell table:style-name="ce17" office:value-type="string" calcext:value-type="string">
            <text:p>VARIAD.SWP 075 ENT 3X380V/SAL 3X380V 1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9.82" calcext:value-type="float">
            <text:p>60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004G-4T</text:p>
          </table:table-cell>
          <table:table-cell table:style-name="ce17" office:value-type="string" calcext:value-type="string">
            <text:p>VARIAD. SY5000 004G-4T 3X380V/ 3X380V 5.5 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7.38" calcext:value-type="float">
            <text:p>457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011G-4T</text:p>
          </table:table-cell>
          <table:table-cell table:style-name="ce17" office:value-type="string" calcext:value-type="string">
            <text:p>VARIAD. SY5000 011G-4T <text:s/>ENT 3X380V/SAL.3X380V 1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58.2" calcext:value-type="float">
            <text:p>1,658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0R4G-S2</text:p>
          </table:table-cell>
          <table:table-cell table:style-name="ce17" office:value-type="string" calcext:value-type="string">
            <text:p>VARIAD.SY5000 OR4G-S2 1X220V / 3X220V 1/2 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8.69" calcext:value-type="float">
            <text:p>228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0R7G-4T</text:p>
          </table:table-cell>
          <table:table-cell table:style-name="ce17" office:value-type="string" calcext:value-type="string">
            <text:p>VARIAD. SY5000 0R7G-4T ENT 3X380V/SAL. 3X380V 1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3.69" calcext:value-type="float">
            <text:p>383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0R7G-S2</text:p>
          </table:table-cell>
          <table:table-cell table:style-name="ce17" office:value-type="string" calcext:value-type="string">
            <text:p>SY5000 0R7G-S2 <text:s/>ENT 1X220V / SAL. 3X220V 1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8.6" calcext:value-type="float">
            <text:p>288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1R5G-4T</text:p>
          </table:table-cell>
          <table:table-cell table:style-name="ce17" office:value-type="string" calcext:value-type="string">
            <text:p>VARIAD. SY5000 1R5G-4T ENT 3X380V/SAL. 3X380V 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2.3" calcext:value-type="float">
            <text:p>452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2R2G-4T</text:p>
          </table:table-cell>
          <table:table-cell table:style-name="ce17" office:value-type="string" calcext:value-type="string">
            <text:p>VARIAD.SY5000 2R2G-4T ENT 3X380V/SAL.3X380V 3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2.54" calcext:value-type="float">
            <text:p>312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2R2G-S2</text:p>
          </table:table-cell>
          <table:table-cell table:style-name="ce17" office:value-type="string" calcext:value-type="string">
            <text:p>VARIAD. SY5000 2R2G-S2 ENT 1X220V/SAL. 3X220V 3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6.47" calcext:value-type="float">
            <text:p>336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110G-4</text:p>
          </table:table-cell>
          <table:table-cell table:style-name="ce17" office:value-type="string" calcext:value-type="string">
            <text:p>SY8000 110G/132P-4 ENT 3X380V/SAL.3X380V 1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01.7" calcext:value-type="float">
            <text:p>9,40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22G-4</text:p>
          </table:table-cell>
          <table:table-cell table:style-name="ce17" office:value-type="string" calcext:value-type="string">
            <text:p>SY8000 022G/030P-4 ENT 3X380V/SAL..3X380V 3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48.79" calcext:value-type="float">
            <text:p>2,248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37G-4</text:p>
          </table:table-cell>
          <table:table-cell table:style-name="ce17" office:value-type="string" calcext:value-type="string">
            <text:p>SY8000 037G/045P-4 ENT 3X380V/SAL.3X380V 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31.99" calcext:value-type="float">
            <text:p>3,531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75G-4</text:p>
          </table:table-cell>
          <table:table-cell table:style-name="ce17" office:value-type="string" calcext:value-type="string">
            <text:p>SY8000 075G/090P-4 ENT 3X380V/SAL.3X380V 10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60.7" calcext:value-type="float">
            <text:p>6,860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93G-4</text:p>
          </table:table-cell>
          <table:table-cell table:style-name="ce17" office:value-type="string" calcext:value-type="string">
            <text:p>SY8000 093G/110P-4 ENT 3X380V/SAL.3X380V 12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77.1" calcext:value-type="float">
            <text:p>7,877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R4G-4</text:p>
          </table:table-cell>
          <table:table-cell table:style-name="ce17" office:value-type="string" calcext:value-type="string">
            <text:p>SY8000 0R4G-4 ENT 3X380V/SAL.3X380V 1/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3.73" calcext:value-type="float">
            <text:p>463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185G-4</text:p>
          </table:table-cell>
          <table:table-cell table:style-name="ce17" office:value-type="string" calcext:value-type="string">
            <text:p>SY8000 185G/200P-4 ENT 3X380V/SAL.3X380V 2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08.3" calcext:value-type="float">
            <text:p>16,008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1R5G-4 ***</text:p>
          </table:table-cell>
          <table:table-cell table:style-name="ce17" office:value-type="string" calcext:value-type="string">
            <text:p>SY8000 1R5G-4 ENT 3X380V / SAL 3X380V 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99" calcext:value-type="float">
            <text:p>525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KEYPAD FRAME</text:p>
          </table:table-cell>
          <table:table-cell table:style-name="ce17" office:value-type="string" calcext:value-type="string">
            <text:p>MARCO PARA TECLADO REMOTO SY8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79" calcext:value-type="float">
            <text:p>9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KEYPAD+CABLE</text:p>
          </table:table-cell>
          <table:table-cell table:style-name="ce17" office:value-type="string" calcext:value-type="string">
            <text:p>KIT TECLADO REMOTO + CABLE <text:s/>SY8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94" calcext:value-type="float">
            <text:p>88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PCB</text:p>
          </table:table-cell>
          <table:table-cell table:style-name="ce17" office:value-type="string" calcext:value-type="string">
            <text:p>PLACA LOGICA SY8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2.24" calcext:value-type="float">
            <text:p>242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600 185G-4</text:p>
          </table:table-cell>
          <table:table-cell table:style-name="ce17" office:value-type="string" calcext:value-type="string">
            <text:p>SY8600 185G/200P-4 ENT 3X380V/SAL.3X380V 2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08.3" calcext:value-type="float">
            <text:p>16,008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015G-4</text:p>
          </table:table-cell>
          <table:table-cell table:style-name="ce17" office:value-type="string" calcext:value-type="string">
            <text:p>VARIAD. SY9000 015G-4 ENT 3X380V/SAL. 3X380V 2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9.51" calcext:value-type="float">
            <text:p>899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018G-4</text:p>
          </table:table-cell>
          <table:table-cell table:style-name="ce17" office:value-type="string" calcext:value-type="string">
            <text:p>VARIAD. SY9000 018G-4 ENT 3X380V /SAL. 3X380V 2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10.67" calcext:value-type="float">
            <text:p>2,21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022G-4</text:p>
          </table:table-cell>
          <table:table-cell table:style-name="ce17" office:value-type="string" calcext:value-type="string">
            <text:p>VARIAD. SY9000 022G-4 ENT 3X380V/SAL. 3X380V 3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48.79" calcext:value-type="float">
            <text:p>2,248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055G-4</text:p>
          </table:table-cell>
          <table:table-cell table:style-name="ce17" office:value-type="string" calcext:value-type="string">
            <text:p>VARIAD. SY9000 055G-4 ENT 3X380V/ SAL. 3X380V 7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79.85" calcext:value-type="float">
            <text:p>2,779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110G-4</text:p>
          </table:table-cell>
          <table:table-cell table:style-name="ce17" office:value-type="string" calcext:value-type="string">
            <text:p>VARIAD. SY9000 110G-4 ENT 3X380V 1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01.7" calcext:value-type="float">
            <text:p>9,40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132G-4</text:p>
          </table:table-cell>
          <table:table-cell table:style-name="ce17" office:value-type="string" calcext:value-type="string">
            <text:p>VARIAD. SY9000 132G-4 ENT 3X380V/SAL. 3X380V 1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670.58" calcext:value-type="float">
            <text:p>13,670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Y PASS SJR2-3037</text:p>
          </table:table-cell>
          <table:table-cell table:style-name="ce17" office:value-type="string" calcext:value-type="string">
            <text:p>CONTACTOR DE BY-PASS SJR2-303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2.46" calcext:value-type="float">
            <text:p>152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Y-PASS SJR2-3015</text:p>
          </table:table-cell>
          <table:table-cell table:style-name="ce17" office:value-type="string" calcext:value-type="string">
            <text:p>CONTACTOR DE BY-PASS SJR2-30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9.76" calcext:value-type="float">
            <text:p>139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SR4011-A-3P3</text:p>
          </table:table-cell>
          <table:table-cell table:style-name="ce17" office:value-type="string" calcext:value-type="string">
            <text:p>ARRANQUE SUAVE ESR4011-A-3P3 <text:s/>7,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1.16" calcext:value-type="float">
            <text:p>281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SR407T5-A-3P3</text:p>
          </table:table-cell>
          <table:table-cell table:style-name="ce17" office:value-type="string" calcext:value-type="string">
            <text:p>ARRANQUE SUAVE ESR407T5-A-3P3 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4.43" calcext:value-type="float">
            <text:p>274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IN PCB SJR2-3037</text:p>
          </table:table-cell>
          <table:table-cell table:style-name="ce17" office:value-type="string" calcext:value-type="string">
            <text:p>PLACA DE POTENCIA SJR2-303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6.6" calcext:value-type="float">
            <text:p>486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IN PCB SJR2-3055</text:p>
          </table:table-cell>
          <table:table-cell table:style-name="ce17" office:value-type="string" calcext:value-type="string">
            <text:p>PLACA POTENCIA SJR2-305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9.17" calcext:value-type="float">
            <text:p>219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S485 CARD MODBUS</text:p>
          </table:table-cell>
          <table:table-cell table:style-name="ce17" office:value-type="string" calcext:value-type="string">
            <text:p>TARJETA MODBUS RS485 P/ES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14" calcext:value-type="float">
            <text:p>24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2500-3</text:p>
          </table:table-cell>
          <table:table-cell table:style-name="ce17" office:value-type="string" calcext:value-type="string">
            <text:p>ARRANQUE SUAVE SJR2-2500 6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00.89" calcext:value-type="float">
            <text:p>9,800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011</text:p>
          </table:table-cell>
          <table:table-cell table:style-name="ce17" office:value-type="string" calcext:value-type="string">
            <text:p>ARRANQUE <text:s/>SUAVE SJR2-3011 1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3.94" calcext:value-type="float">
            <text:p>863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018</text:p>
          </table:table-cell>
          <table:table-cell table:style-name="ce17" office:value-type="string" calcext:value-type="string">
            <text:p>ARRANQUE <text:s/>SUAVE SJR2-3018 2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2.88" calcext:value-type="float">
            <text:p>952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030</text:p>
          </table:table-cell>
          <table:table-cell table:style-name="ce17" office:value-type="string" calcext:value-type="string">
            <text:p>ARRANQUE SUAVE SJR2-3030 4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3.86" calcext:value-type="float">
            <text:p>703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037</text:p>
          </table:table-cell>
          <table:table-cell table:style-name="ce17" office:value-type="string" calcext:value-type="string">
            <text:p>ARRANQUE SUAVE SJR2-3037 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8.04" calcext:value-type="float">
            <text:p>808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090</text:p>
          </table:table-cell>
          <table:table-cell table:style-name="ce17" office:value-type="string" calcext:value-type="string">
            <text:p>ARRANQUE SUAVE SJR2-3090 12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03.99" calcext:value-type="float">
            <text:p>2,803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160</text:p>
          </table:table-cell>
          <table:table-cell table:style-name="ce17" office:value-type="string" calcext:value-type="string">
            <text:p>ARRANQUE SUAVE SJR2-3160 22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04.94" calcext:value-type="float">
            <text:p>3,404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500</text:p>
          </table:table-cell>
          <table:table-cell table:style-name="ce17" office:value-type="string" calcext:value-type="string">
            <text:p>ARRANQUE SUAVE SJR2-3500 6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50.39" calcext:value-type="float">
            <text:p>11,450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3-3015</text:p>
          </table:table-cell>
          <table:table-cell table:style-name="ce17" office:value-type="string" calcext:value-type="string">
            <text:p>ARRANQUE SUAVE SJR3-3015 2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6.65" calcext:value-type="float">
            <text:p>876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3-3037</text:p>
          </table:table-cell>
          <table:table-cell table:style-name="ce17" office:value-type="string" calcext:value-type="string">
            <text:p>ARRANQUE SUAVE SJR3-3037 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8.04" calcext:value-type="float">
            <text:p>808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3-3055</text:p>
          </table:table-cell>
          <table:table-cell table:style-name="ce17" office:value-type="string" calcext:value-type="string">
            <text:p>ARRANQUE SUAVE SJR3-3055 7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05.54" calcext:value-type="float">
            <text:p>1,505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 200-3</text:p>
          </table:table-cell>
          <table:table-cell table:style-name="ce17" office:value-type="string" calcext:value-type="string">
            <text:p>ARRANQUE SUAVE SSA-200-3 2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69.12" calcext:value-type="float">
            <text:p>3,869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15-3</text:p>
          </table:table-cell>
          <table:table-cell table:style-name="ce17" office:value-type="string" calcext:value-type="string">
            <text:p>ARRANQUE SUAVE SSA-015-3 2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4.65" calcext:value-type="float">
            <text:p>684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22-3</text:p>
          </table:table-cell>
          <table:table-cell table:style-name="ce17" office:value-type="string" calcext:value-type="string">
            <text:p>ARRANQUE SUAVE SSA-022-3 3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8.2" calcext:value-type="float">
            <text:p>818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30-3</text:p>
          </table:table-cell>
          <table:table-cell table:style-name="ce17" office:value-type="string" calcext:value-type="string">
            <text:p>ARRANQUE SUAVE SSA-030-3 4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0.46" calcext:value-type="float">
            <text:p>880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37-3</text:p>
          </table:table-cell>
          <table:table-cell table:style-name="ce17" office:value-type="string" calcext:value-type="string">
            <text:p>ARRANQUE SUAVE SSA-037-3 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10.57" calcext:value-type="float">
            <text:p>1,010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45-3</text:p>
          </table:table-cell>
          <table:table-cell table:style-name="ce17" office:value-type="string" calcext:value-type="string">
            <text:p>ARRANQUE SUAVE SSA-045-3 6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4.54" calcext:value-type="float">
            <text:p>1,124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55-3</text:p>
          </table:table-cell>
          <table:table-cell table:style-name="ce17" office:value-type="string" calcext:value-type="string">
            <text:p>ARRANQUE SUAVE SSA-055-3 7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89.29" calcext:value-type="float">
            <text:p>1,389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75-3</text:p>
          </table:table-cell>
          <table:table-cell table:style-name="ce17" office:value-type="string" calcext:value-type="string">
            <text:p>ARRANQUE SUAVE SSA-075-3 10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85.8" calcext:value-type="float">
            <text:p>1,585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132-3</text:p>
          </table:table-cell>
          <table:table-cell table:style-name="ce17" office:value-type="string" calcext:value-type="string">
            <text:p>ARRANQUE SUAVE SSA-132-3 1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47.32" calcext:value-type="float">
            <text:p>2,847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160-3</text:p>
          </table:table-cell>
          <table:table-cell table:style-name="ce17" office:value-type="string" calcext:value-type="string">
            <text:p>ARRANQUE SUAVE SSA-160-3 <text:s/>22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39.31" calcext:value-type="float">
            <text:p>3,139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250-3</text:p>
          </table:table-cell>
          <table:table-cell table:style-name="ce17" office:value-type="string" calcext:value-type="string">
            <text:p>ARRANQUE SUAVE SSA-250-3 34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07.38" calcext:value-type="float">
            <text:p>4,307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280-3</text:p>
          </table:table-cell>
          <table:table-cell table:style-name="ce17" office:value-type="string" calcext:value-type="string">
            <text:p>ARRANQUE SUAVE SSA-280-3 3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83.45" calcext:value-type="float">
            <text:p>5,183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320-3</text:p>
          </table:table-cell>
          <table:table-cell table:style-name="ce17" office:value-type="string" calcext:value-type="string">
            <text:p>ARRANQUE SUAVE SSA-320-3 43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21.72" calcext:value-type="float">
            <text:p>5,621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HIRISTOR SKKT106/16</text:p>
          </table:table-cell>
          <table:table-cell table:style-name="ce17" office:value-type="string" calcext:value-type="string">
            <text:p>THYRISTOR SKKT106/16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7.41" calcext:value-type="float">
            <text:p>137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OEM KPY4</text:p>
          </table:table-cell>
          <table:table-cell table:style-name="ce17" office:value-type="string" calcext:value-type="string">
            <text:p>ZOCALO KPY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" calcext:value-type="float">
            <text:p>7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F1V-4-07L</text:p>
          </table:table-cell>
          <table:table-cell table:style-name="ce17" office:value-type="string" calcext:value-type="string">
            <text:p>ZOCALO SF1V-4-07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72" calcext:value-type="float">
            <text:p>32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F1V-6-07L</text:p>
          </table:table-cell>
          <table:table-cell table:style-name="ce17" office:value-type="string" calcext:value-type="string">
            <text:p>ZOCALO SF1V-6-07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42" calcext:value-type="float">
            <text:p>31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F1V-6-61</text:p>
          </table:table-cell>
          <table:table-cell table:style-name="ce17" office:value-type="string" calcext:value-type="string">
            <text:p>ZOCALO SF1V-6-6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" calcext:value-type="float">
            <text:p>8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1B-05 **</text:p>
          </table:table-cell>
          <table:table-cell table:style-name="ce17" office:value-type="string" calcext:value-type="string">
            <text:p>ZOCALO SH1B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47" calcext:value-type="float">
            <text:p>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2B-05 **</text:p>
          </table:table-cell>
          <table:table-cell table:style-name="ce17" office:value-type="string" calcext:value-type="string">
            <text:p>ZOCALO SH2B-05 <text:s text:c="14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78" calcext:value-type="float">
            <text:p>11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3B-05</text:p>
          </table:table-cell>
          <table:table-cell table:style-name="ce17" office:value-type="string" calcext:value-type="string">
            <text:p>ZOCALO SH3B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82" calcext:value-type="float">
            <text:p>12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4B-05</text:p>
          </table:table-cell>
          <table:table-cell table:style-name="ce17" office:value-type="string" calcext:value-type="string">
            <text:p>ZOCALO SH4B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6" calcext:value-type="float">
            <text:p>12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4B-05C <text:s text:c="11"/></text:p>
          </table:table-cell>
          <table:table-cell table:style-name="ce17" office:value-type="string" calcext:value-type="string">
            <text:p>ZOCALO C/PROTECCION SH4B-0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6" calcext:value-type="float">
            <text:p>12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4B-51 <text:s text:c="12"/></text:p>
          </table:table-cell>
          <table:table-cell table:style-name="ce17" office:value-type="string" calcext:value-type="string">
            <text:p>ZOCALO SH4B-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7" calcext:value-type="float">
            <text:p>6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4B-62 <text:s text:c="12"/></text:p>
          </table:table-cell>
          <table:table-cell table:style-name="ce17" office:value-type="string" calcext:value-type="string">
            <text:p>ZOCALO SH4B-6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7" calcext:value-type="float">
            <text:p>6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1S-05B</text:p>
          </table:table-cell>
          <table:table-cell table:style-name="ce17" office:value-type="string" calcext:value-type="string">
            <text:p>ZOCALO SJ1S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81" calcext:value-type="float">
            <text:p>6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1S-07L</text:p>
          </table:table-cell>
          <table:table-cell table:style-name="ce17" office:value-type="string" calcext:value-type="string">
            <text:p>ZOCALO C/PROTECCION SJ1S-07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2S-05B</text:p>
          </table:table-cell>
          <table:table-cell table:style-name="ce17" office:value-type="string" calcext:value-type="string">
            <text:p>ZOCALO <text:s/>SJ2S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2S-07L</text:p>
          </table:table-cell>
          <table:table-cell table:style-name="ce17" office:value-type="string" calcext:value-type="string">
            <text:p>ZOCALO C/PROTECCION SJ2S-07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2P-05B</text:p>
          </table:table-cell>
          <table:table-cell table:style-name="ce17" office:value-type="string" calcext:value-type="string">
            <text:p>ZOCALO SR2P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2P-05C <text:s text:c="11"/></text:p>
          </table:table-cell>
          <table:table-cell table:style-name="ce17" office:value-type="string" calcext:value-type="string">
            <text:p>ZOCALO C/PROTECCION SR2P-0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2P-511 <text:s text:c="11"/></text:p>
          </table:table-cell>
          <table:table-cell table:style-name="ce17" office:value-type="string" calcext:value-type="string">
            <text:p>ZOCALO SR2P-5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65" calcext:value-type="float">
            <text:p>2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B-05</text:p>
          </table:table-cell>
          <table:table-cell table:style-name="ce17" office:value-type="string" calcext:value-type="string">
            <text:p>ZOCALO SR3B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P-05</text:p>
          </table:table-cell>
          <table:table-cell table:style-name="ce17" office:value-type="string" calcext:value-type="string">
            <text:p>ZOCALO SR3P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2" calcext:value-type="float">
            <text:p>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P-05B</text:p>
          </table:table-cell>
          <table:table-cell table:style-name="ce17" office:value-type="string" calcext:value-type="string">
            <text:p>ZOCALO SR3P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2" calcext:value-type="float">
            <text:p>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P-05C <text:s text:c="11"/></text:p>
          </table:table-cell>
          <table:table-cell table:style-name="ce17" office:value-type="string" calcext:value-type="string">
            <text:p>ZOCALO C/PROTECCION SR3P-0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9" calcext:value-type="float">
            <text:p>12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P-511 <text:s text:c="11"/></text:p>
          </table:table-cell>
          <table:table-cell table:style-name="ce17" office:value-type="string" calcext:value-type="string">
            <text:p>ZOCALO SR3P-5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03" calcext:value-type="float">
            <text:p>3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05</text:p>
          </table:table-cell>
          <table:table-cell table:style-name="ce17" office:value-type="string" calcext:value-type="string">
            <text:p>ZOCALO SY2S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47" calcext:value-type="float">
            <text:p>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05B</text:p>
          </table:table-cell>
          <table:table-cell table:style-name="ce17" office:value-type="string" calcext:value-type="string">
            <text:p>ZOCALO SY2S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47" calcext:value-type="float">
            <text:p>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05C <text:s text:c="11"/></text:p>
          </table:table-cell>
          <table:table-cell table:style-name="ce17" office:value-type="string" calcext:value-type="string">
            <text:p>ZOCALO C/PROTECCION SY2S-0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16" calcext:value-type="float">
            <text:p>9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51 <text:s text:c="12"/></text:p>
          </table:table-cell>
          <table:table-cell table:style-name="ce17" office:value-type="string" calcext:value-type="string">
            <text:p>ZOCALO SY2S-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8" calcext:value-type="float">
            <text:p>2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61 <text:s text:c="12"/></text:p>
          </table:table-cell>
          <table:table-cell table:style-name="ce17" office:value-type="string" calcext:value-type="string">
            <text:p>ZOCALO SY2S-6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" calcext:value-type="float">
            <text:p>2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05</text:p>
          </table:table-cell>
          <table:table-cell table:style-name="ce17" office:value-type="string" calcext:value-type="string">
            <text:p>ZOCALO SY4S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87" calcext:value-type="float">
            <text:p>10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05B</text:p>
          </table:table-cell>
          <table:table-cell table:style-name="ce17" office:value-type="string" calcext:value-type="string">
            <text:p>ZOCALO SY4S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87" calcext:value-type="float">
            <text:p>10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05C <text:s text:c="11"/></text:p>
          </table:table-cell>
          <table:table-cell table:style-name="ce17" office:value-type="string" calcext:value-type="string">
            <text:p>ZOCALO C/PROTECCION SY4S-0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36" calcext:value-type="float">
            <text:p>13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51 <text:s text:c="12"/></text:p>
          </table:table-cell>
          <table:table-cell table:style-name="ce17" office:value-type="string" calcext:value-type="string">
            <text:p>ZOCALO SY4S-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75" calcext:value-type="float">
            <text:p>2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61 <text:s text:c="12"/></text:p>
          </table:table-cell>
          <table:table-cell table:style-name="ce17" office:value-type="string" calcext:value-type="string">
            <text:p>ZOCALO SY4S-6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75" calcext:value-type="float">
            <text:p>2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AA1000 <text:s text:c="12"/></text:p>
          </table:table-cell>
          <table:table-cell table:style-name="ce17" office:value-type="string" calcext:value-type="string">
            <text:p>RIEL DIN BAA1000 1000 MM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64" calcext:value-type="float">
            <text:p>8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FA-101PN20</text:p>
          </table:table-cell>
          <table:table-cell table:style-name="ce17" office:value-type="string" calcext:value-type="string">
            <text:p>RES. SUJEC. SFA-101PN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7" calcext:value-type="float">
            <text:p>5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4B-04F1 <text:s text:c="10"/></text:p>
          </table:table-cell>
          <table:table-cell table:style-name="ce17" office:value-type="string" calcext:value-type="string">
            <text:p>RES. SUJEC. SH4B-04F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9Z- JF2</text:p>
          </table:table-cell>
          <table:table-cell table:style-name="ce17" office:value-type="string" calcext:value-type="string">
            <text:p>SJ9Z-JF2 PUENTE X2 PARA ZOCALO S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5" calcext:value-type="float">
            <text:p>2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9Z-JF10</text:p>
          </table:table-cell>
          <table:table-cell table:style-name="ce17" office:value-type="string" calcext:value-type="string">
            <text:p>SJ9Z-JF10 PUENTE X10 PARA ZOCALO S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98" calcext:value-type="float">
            <text:p>4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9Z-JF5</text:p>
          </table:table-cell>
          <table:table-cell table:style-name="ce17" office:value-type="string" calcext:value-type="string">
            <text:p>SJ9Z-JF5 PUENTE X5 PARA ZOCALO S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27" calcext:value-type="float">
            <text:p>3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9Z-JF8</text:p>
          </table:table-cell>
          <table:table-cell table:style-name="ce17" office:value-type="string" calcext:value-type="string">
            <text:p>SJ9Z-JF8 PUENTE X8 PARA ZOCALO S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45" calcext:value-type="float">
            <text:p>4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9Z-PW</text:p>
          </table:table-cell>
          <table:table-cell table:style-name="ce17" office:value-type="string" calcext:value-type="string">
            <text:p>SJ9Z-PW <text:s/>IDENTIFICADOR PARA ZOCALO S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65" calcext:value-type="float">
            <text:p>0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2P-04F1 <text:s text:c="10"/></text:p>
          </table:table-cell>
          <table:table-cell table:style-name="ce17" office:value-type="string" calcext:value-type="string">
            <text:p>RES. SUJEC. SR2P-04F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P-04F1 <text:s text:c="10"/></text:p>
          </table:table-cell>
          <table:table-cell table:style-name="ce17" office:value-type="string" calcext:value-type="string">
            <text:p>RES. SUJEC. SR3P-04F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02F1 <text:s text:c="10"/></text:p>
          </table:table-cell>
          <table:table-cell table:style-name="ce17" office:value-type="string" calcext:value-type="string">
            <text:p>RES. SUJEC SY2S-02F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9" calcext:value-type="float">
            <text:p>0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02F1 <text:s text:c="10"/></text:p>
          </table:table-cell>
          <table:table-cell table:style-name="ce17" office:value-type="string" calcext:value-type="string">
            <text:p>RES. SUJEC. SY4S-02F1 <text:s text:c="2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04" calcext:value-type="float">
            <text:p>1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F-75 <text:s/>12VDC</text:p>
          </table:table-cell>
          <table:table-cell table:style-name="ce17" office:value-type="string" calcext:value-type="string">
            <text:p>ZUMB. S/PANEL ABF-75 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65" calcext:value-type="float">
            <text:p>22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F-75 110VAC</text:p>
          </table:table-cell>
          <table:table-cell table:style-name="ce17" office:value-type="string" calcext:value-type="string">
            <text:p>ZUMB. S/PANEL ABF-75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21" calcext:value-type="float">
            <text:p>27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S-80 110VAC</text:p>
          </table:table-cell>
          <table:table-cell table:style-name="ce17" office:value-type="string" calcext:value-type="string">
            <text:p>ZUMB. D.67 EMP. ABS-80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18" calcext:value-type="float">
            <text:p>24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S-80 12VAC</text:p>
          </table:table-cell>
          <table:table-cell table:style-name="ce17" office:value-type="string" calcext:value-type="string">
            <text:p>ZUMB. D.67 EMP. ABS-80 12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18" calcext:value-type="float">
            <text:p>24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S-80 12VDC</text:p>
          </table:table-cell>
          <table:table-cell table:style-name="ce17" office:value-type="string" calcext:value-type="string">
            <text:p>ZUMB. D.67 EMP. ABS-80 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68" calcext:value-type="float">
            <text:p>31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S-80 220VAC</text:p>
          </table:table-cell>
          <table:table-cell table:style-name="ce17" office:value-type="string" calcext:value-type="string">
            <text:p>ZUMB. D.67 EMP. ABS-80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18" calcext:value-type="float">
            <text:p>24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F-30 <text:s/>12VDC</text:p>
          </table:table-cell>
          <table:table-cell table:style-name="ce17" office:value-type="string" calcext:value-type="string">
            <text:p>ZUMB. D.30 BF-30 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58" calcext:value-type="float">
            <text:p>23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F-30 220VAC</text:p>
          </table:table-cell>
          <table:table-cell table:style-name="ce17" office:value-type="string" calcext:value-type="string">
            <text:p>ZUMB. D.30 BF-30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58" calcext:value-type="float">
            <text:p>23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SK 230/240 VAC</text:p>
          </table:table-cell>
          <table:table-cell table:style-name="ce17" office:value-type="string" calcext:value-type="string">
            <text:p>ZUMBADOR D.22 ESK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37" calcext:value-type="float">
            <text:p>66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B-PS50C 110VAC</text:p>
          </table:table-cell>
          <table:table-cell table:style-name="ce17" office:value-type="string" calcext:value-type="string">
            <text:p>ZUMB. D.30 HRB-PS50C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25" calcext:value-type="float">
            <text:p>27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B-PS50C 12VAC/VDC</text:p>
          </table:table-cell>
          <table:table-cell table:style-name="ce17" office:value-type="string" calcext:value-type="string">
            <text:p>ZUMB. D.30 HRB-PS50C 12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25" calcext:value-type="float">
            <text:p>27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B-PS50C 220VAC</text:p>
          </table:table-cell>
          <table:table-cell table:style-name="ce17" office:value-type="string" calcext:value-type="string">
            <text:p>ZUMB. D.30 HRB-PS50C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25" calcext:value-type="float">
            <text:p>27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B-PS50C 24VAC/VDC</text:p>
          </table:table-cell>
          <table:table-cell table:style-name="ce17" office:value-type="string" calcext:value-type="string">
            <text:p>ZUMB. D.30 HRB-PS50C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25" calcext:value-type="float">
            <text:p>27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22 BZ 12-24VDC</text:p>
          </table:table-cell>
          <table:table-cell table:style-name="ce17" office:value-type="string" calcext:value-type="string">
            <text:p>ZUMB. D.22 K22 BZ 12-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21" calcext:value-type="float">
            <text:p>36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B-N80A2 220VAC</text:p>
          </table:table-cell>
          <table:table-cell table:style-name="ce17" office:value-type="string" calcext:value-type="string">
            <text:p>ZUMB. S/PANEL KMB-N80A2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42" calcext:value-type="float">
            <text:p>31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B-N80D2 12VDC</text:p>
          </table:table-cell>
          <table:table-cell table:style-name="ce17" office:value-type="string" calcext:value-type="string">
            <text:p>ZUMB. S/PANEL KMB-N80D2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81" calcext:value-type="float">
            <text:p>29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B-N80D4 24VDC</text:p>
          </table:table-cell>
          <table:table-cell table:style-name="ce17" office:value-type="string" calcext:value-type="string">
            <text:p>ZUMB. S/PANEL KMB-N80 12/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81" calcext:value-type="float">
            <text:p>29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B-P80A2 220VAC</text:p>
          </table:table-cell>
          <table:table-cell table:style-name="ce17" office:value-type="string" calcext:value-type="string">
            <text:p>ZUMB. D.67 EMP. KMB-P80A2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94" calcext:value-type="float">
            <text:p>27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B-P80D4 12/24VCC</text:p>
          </table:table-cell>
          <table:table-cell table:style-name="ce17" office:value-type="string" calcext:value-type="string">
            <text:p>ZUMB. D.67 EMP. KMB-P80 12/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59" calcext:value-type="float">
            <text:p>36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W1Z-1X4D</text:p>
          </table:table-cell>
          <table:table-cell table:style-name="ce17" office:value-type="string" calcext:value-type="string">
            <text:p>ZUMBADOR D.22 LW1Z-1X4D 12-24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71" calcext:value-type="float">
            <text:p>74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number-rows-repeated="75">
          <table:table-cell table:style-name="ce23" table:number-columns-repeated="2"/>
          <table:table-cell/>
          <table:table-cell table:style-name="ce23"/>
          <table:table-cell/>
          <table:table-cell table:style-name="ce23"/>
        </table:table-row>
        <table:table-row table:style-name="ro1" table:number-rows-repeated="104538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0">
      <number:currency-symbol/>
      <number:text> -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1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3">
      <number:currency-symbol/>
      <number:text> -</number:text>
      <number:number number:decimal-places="2" number:min-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4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34P0"/>
    </number:currency-style>
    <number:date-style style:name="N135">
      <number:day number:style="long"/>
      <number:text>-</number:text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49P2" style:volatile="true">
      <number:currency-symbol/>
      <number:text> </number:text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3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4">
      <number:currency-symbol number:language="es" number:country="AR">$</number:currency-symbol>
      <number:text> </number:text>
      <number:number number:decimal-places="2" number:min-decimal-places="2" number:min-integer-digits="1" number:grouping="true"/>
    </number:currency-style>
    <number:currency-style style:name="N165">
      <number:currency-symbol number:language="es" number:country="AR">$</number:currency-symbol>
      <number:text> </number:text>
      <number:number number:decimal-places="0" number:min-decimal-places="0" number:min-integer-digits="1" number:grouping="true"/>
    </number:currency-style>
    <number:currency-style style:name="N166">
      <number:currency-symbol>USD</number:currency-symbol>
      <number:text> </number:text>
      <number:number number:decimal-places="2" number:min-decimal-places="2" number:min-integer-digits="1" number:grouping="true"/>
    </number:currency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date-style style:name="N173">
      <number:month/>
      <number:text>/</number:text>
      <number:day/>
      <number:text>/</number:text>
      <number:year number:style="long"/>
    </number:date-style>
    <number:date-style style:name="N174">
      <number:day/>
      <number:text>-</number:text>
      <number:month number:textual="true"/>
      <number:text>-</number:text>
      <number:year/>
    </number:date-style>
    <number:date-style style:name="N175">
      <number:day/>
      <number:text>-</number:text>
      <number:month number:textual="true"/>
    </number:date-style>
    <number:time-style style:name="N176">
      <number:hours/>
      <number:text>:</number:text>
      <number:minutes number:style="long"/>
      <number:text> </number:text>
      <number:am-pm/>
    </number:time-style>
    <number:time-style style:name="N17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8">
      <number:hours/>
      <number:text>:</number:text>
      <number:minutes number:style="long"/>
    </number:time-style>
    <number:time-style style:name="N179">
      <number:hours/>
      <number:text>:</number:text>
      <number:minutes number:style="long"/>
      <number:text>:</number:text>
      <number:seconds number:style="long"/>
    </number:time-style>
    <number:date-style style:name="N18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82P0" style:volatile="true">
      <number:number number:decimal-places="0" number:min-decimal-places="0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> </number:text>
      <number:fill-character> </number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9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9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90P2" style:volatile="true">
      <number:currency-symbol/>
      <number:fill-character> </number:fill-character>
      <number:text>- </number:text>
    </number:currency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$ </number:text>
      <number:number number:decimal-places="0" number:min-decimal-places="0" number:min-integer-digits="1" number:grouping="true"/>
    </number:number-style>
    <number:number-style style:name="N194">
      <number:text>-$ </number:text>
      <number:number number:decimal-places="0" number:min-decimal-places="0" number:min-integer-digits="1" number:grouping="true"/>
      <style:map style:condition="value()&gt;=0" style:apply-style-name="N194P0"/>
    </number:number-style>
    <number:number-style style:name="N195P0" style:volatile="true">
      <number:text>$ </number:text>
      <number:number number:decimal-places="0" number:min-decimal-places="0" number:min-integer-digits="1" number:grouping="true"/>
    </number:number-style>
    <number:number-style style:name="N195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95P0"/>
    </number:number-style>
    <number:number-style style:name="N197P0" style:volatile="true">
      <number:text>$ </number:text>
      <number:number number:decimal-places="2" number:min-decimal-places="2" number:min-integer-digits="1" number:grouping="true"/>
    </number:number-style>
    <number:number-style style:name="N197">
      <number:text>-$ </number:text>
      <number:number number:decimal-places="2" number:min-decimal-places="2" number:min-integer-digits="1" number:grouping="true"/>
      <style:map style:condition="value()&gt;=0" style:apply-style-name="N197P0"/>
    </number:number-style>
    <number:number-style style:name="N198P0" style:volatile="true">
      <number:text>$ </number:text>
      <number:number number:decimal-places="2" number:min-decimal-places="2" number:min-integer-digits="1" number:grouping="true"/>
    </number:number-style>
    <number:number-style style:name="N198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98P0"/>
    </number:number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2" style:volatile="true">
      <number:text> </number:text>
      <number:fill-character> </number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2" style:volatile="true">
      <number:text> $ </number:text>
      <number:fill-character> </number:fill-character>
      <number:text>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$ </number:text>
      <number:number number:decimal-places="0" number:min-decimal-places="0" number:min-integer-digits="1" number:grouping="true"/>
    </number:number-style>
    <number:number-style style:name="N207">
      <number:text>$ -</number:text>
      <number:number number:decimal-places="0" number:min-decimal-places="0" number:min-integer-digits="1" number:grouping="true"/>
      <style:map style:condition="value()&gt;=0" style:apply-style-name="N207P0"/>
    </number:number-style>
    <number:number-style style:name="N208P0" style:volatile="true">
      <number:text>$ </number:text>
      <number:number number:decimal-places="0" number:min-decimal-places="0" number:min-integer-digits="1" number:grouping="true"/>
    </number:number-style>
    <number:number-style style:name="N208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208P0"/>
    </number:number-style>
    <number:number-style style:name="N209P0" style:volatile="true">
      <number:text>$ </number:text>
      <number:number number:decimal-places="2" number:min-decimal-places="2" number:min-integer-digits="1" number:grouping="true"/>
    </number:number-style>
    <number:number-style style:name="N209">
      <number:text>$ -</number:text>
      <number:number number:decimal-places="2" number:min-decimal-places="2" number:min-integer-digits="1" number:grouping="true"/>
      <style:map style:condition="value()&gt;=0" style:apply-style-name="N209P0"/>
    </number:number-style>
    <number:number-style style:name="N210P0" style:volatile="true">
      <number:text>$ </number:text>
      <number:number number:decimal-places="2" number:min-decimal-places="2" number:min-integer-digits="1" number:grouping="true"/>
    </number:number-style>
    <number:number-style style:name="N210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210P0"/>
    </number:number-style>
    <number:number-style style:name="N212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 $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12P2" style:volatile="true">
      <number:text> $ </number:text>
      <number:fill-character> </number:fill-character>
      <number:text>-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$ </number:text>
      <number:number number:decimal-places="0" number:min-decimal-places="0" number:min-integer-digits="1" number:grouping="true"/>
    </number:number-style>
    <number:number-style style:name="N213">
      <number:text>-$ </number:text>
      <number:number number:decimal-places="0" number:min-decimal-places="0" number:min-integer-digits="1" number:grouping="true"/>
      <style:map style:condition="value()&gt;=0" style:apply-style-name="N213P0"/>
    </number:number-style>
    <number:number-style style:name="N214P0" style:volatile="true">
      <number:text>$ </number:text>
      <number:number number:decimal-places="0" number:min-decimal-places="0" number:min-integer-digits="1" number:grouping="true"/>
    </number:number-style>
    <number:number-style style:name="N214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214P0"/>
    </number:number-style>
    <number:number-style style:name="N215P0" style:volatile="true">
      <number:text>$ </number:text>
      <number:number number:decimal-places="2" number:min-decimal-places="2" number:min-integer-digits="1" number:grouping="true"/>
    </number:number-style>
    <number:number-style style:name="N215">
      <number:text>-$ </number:text>
      <number:number number:decimal-places="2" number:min-decimal-places="2" number:min-integer-digits="1" number:grouping="true"/>
      <style:map style:condition="value()&gt;=0" style:apply-style-name="N215P0"/>
    </number:number-style>
    <number:number-style style:name="N216P0" style:volatile="true">
      <number:text>$ </number:text>
      <number:number number:decimal-places="2" number:min-decimal-places="2" number:min-integer-digits="1" number:grouping="true"/>
    </number:number-style>
    <number:number-style style:name="N216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216P0"/>
    </number:number-style>
    <number:number-style style:name="N2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7P2" style:volatile="true">
      <number:text> </number:text>
      <number:fill-character> </number:fill-character>
      <number:text>-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8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8P2" style:volatile="true">
      <number:text> $ </number:text>
      <number:fill-character> </number:fill-character>
      <number:text>-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0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0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$ </number:text>
      <number:number number:decimal-places="0" number:min-decimal-places="0" number:min-integer-digits="1" number:grouping="true"/>
    </number:number-style>
    <number:number-style style:name="N221">
      <number:text>$ -</number:text>
      <number:number number:decimal-places="0" number:min-decimal-places="0" number:min-integer-digits="1" number:grouping="true"/>
      <style:map style:condition="value()&gt;=0" style:apply-style-name="N221P0"/>
    </number:number-style>
    <number:number-style style:name="N222P0" style:volatile="true">
      <number:text>$ </number:text>
      <number:number number:decimal-places="0" number:min-decimal-places="0" number:min-integer-digits="1" number:grouping="true"/>
    </number:number-style>
    <number:number-style style:name="N222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222P0"/>
    </number:number-style>
    <number:number-style style:name="N223P0" style:volatile="true">
      <number:text>$ </number:text>
      <number:number number:decimal-places="2" number:min-decimal-places="2" number:min-integer-digits="1" number:grouping="true"/>
    </number:number-style>
    <number:number-style style:name="N223">
      <number:text>$ -</number:text>
      <number:number number:decimal-places="2" number:min-decimal-places="2" number:min-integer-digits="1" number:grouping="true"/>
      <style:map style:condition="value()&gt;=0" style:apply-style-name="N223P0"/>
    </number:number-style>
    <number:number-style style:name="N224P0" style:volatile="true">
      <number:text>$ </number:text>
      <number:number number:decimal-places="2" number:min-decimal-places="2" number:min-integer-digits="1" number:grouping="true"/>
    </number:number-style>
    <number:number-style style:name="N224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224P0"/>
    </number:number-style>
    <number:number-style style:name="N225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5P1" style:volatile="true">
      <number:text> $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25P2" style:volatile="true">
      <number:text> $ </number:text>
      <number:fill-character> </number:fill-character>
      <number:text>-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26P2" style:volatile="true">
      <number:text> </number:text>
      <number:fill-character> </number:fill-character>
      <number:text>-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7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27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2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1014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0:32:05.2129729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46:51.599561728</meta:creation-date>
    <dc:date>2024-01-25T11:05:37.799370216</dc:date>
    <meta:editing-duration>PT3H54M38S</meta:editing-duration>
    <meta:editing-cycles>7</meta:editing-cycles>
    <meta:generator>LibreOffice/7.6.4.1$Linux_X86_64 LibreOffice_project/60$Build-1</meta:generator>
    <meta:document-statistic meta:table-count="1" meta:cell-count="18696" meta:object-count="0"/>
  </office:meta>
</office:document-meta>
</file>